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0000000675C013C74.png"/>
  <manifest:file-entry manifest:media-type="image/png" manifest:full-path="Pictures/100002010000001500000015C7791F6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35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0%" draw:textarea-horizontal-align="left" draw:textarea-vertical-align="top" draw:auto-grow-height="false" draw:auto-grow-width="false" fo:padding-top="0.127cm" fo:padding-bottom="0.127cm" fo:padding-left="0.254cm" fo:padding-right="0.254cm" fo:wrap-option="no-wrap" draw:shadow-opacity="0%"/>
    </style:style>
    <style:style style:name="gr6" style:family="graphic" style:parent-style-name="standard">
      <style:graphic-properties draw:stroke="dash" draw:stroke-dash="SysDot" svg:stroke-width="0.053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dash" draw:stroke-dash="SysDash" svg:stroke-width="0.053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dash" draw:stroke-dash="SysDot" svg:stroke-width="0.026cm" svg:stroke-color="#000000" draw:marker-end="a20" svg:stroke-opacity="100%" draw:fill="none" fo:padding-top="-0.02cm" fo:padding-bottom="-0.02cm" fo:padding-left="-0.02cm" fo:padding-right="-0.02cm"/>
    </style:style>
    <style:style style:name="gr10" style:family="graphic" style:parent-style-name="standard">
      <style:graphic-properties draw:stroke="solid" svg:stroke-width="0.026cm" svg:stroke-color="#000000" draw:marker-start="a25" draw:marker-end="a26" svg:stroke-opacity="100%" draw:fill="none" fo:padding-top="-0.02cm" fo:padding-bottom="-0.02cm" fo:padding-left="-0.02cm" fo:padding-right="-0.02cm"/>
    </style:style>
    <style:style style:name="gr11" style:family="graphic" style:parent-style-name="standard">
      <style:graphic-properties draw:stroke="solid" svg:stroke-width="0.053cm" svg:stroke-color="#000000" draw:marker-start="a28" draw:marker-end="a29" svg:stroke-opacity="100%" draw:fill="none" fo:padding-top="-0.008cm" fo:padding-bottom="-0.008cm" fo:padding-left="-0.008cm" fo:padding-right="-0.008cm"/>
    </style:style>
    <style:style style:name="gr12" style:family="graphic" style:parent-style-name="standard">
      <style:graphic-properties draw:stroke="none" draw:fill="none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marker-start="a32" draw:marker-end="a33" svg:stroke-opacity="100%" draw:fill="none" fo:padding-top="-0.02cm" fo:padding-bottom="-0.02cm" fo:padding-left="-0.02cm" fo:padding-right="-0.02cm"/>
    </style:style>
    <style:style style:name="gr14" style:family="graphic" style:parent-style-name="standard">
      <style:graphic-properties draw:stroke="solid" svg:stroke-width="0.026cm" svg:stroke-color="#000000" draw:marker-start="a35" draw:marker-end="a36" svg:stroke-opacity="100%" draw:fill="none" fo:padding-top="-0.02cm" fo:padding-bottom="-0.02cm" fo:padding-left="-0.02cm" fo:padding-right="-0.02cm"/>
    </style:style>
    <style:style style:name="gr15" style:family="graphic" style:parent-style-name="standard">
      <style:graphic-properties draw:stroke="dash" draw:stroke-dash="Dash" svg:stroke-width="0.035cm" svg:stroke-color="#385d8a" svg:stroke-opacity="100%" draw:fill="solid" draw:fill-color="#f2f2f2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35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dash" draw:stroke-dash="Dash" svg:stroke-width="0.026cm" svg:stroke-color="#000000" svg:stroke-opacity="100%" draw:fill="none" fo:padding-top="-0.02cm" fo:padding-bottom="-0.02cm" fo:padding-left="-0.02cm" fo:padding-right="-0.02cm"/>
    </style:style>
    <style:style style:name="gr18" style:family="graphic" style:parent-style-name="standard">
      <style:graphic-properties draw:stroke="solid" svg:stroke-width="0.026cm" svg:stroke-color="#000000" draw:marker-end="a48" svg:stroke-opacity="100%" draw:fill="none" fo:padding-top="-0.02cm" fo:padding-bottom="-0.02cm" fo:padding-left="-0.02cm" fo:padding-right="-0.02cm"/>
    </style:style>
    <style:style style:name="gr19" style:family="graphic" style:parent-style-name="standard">
      <style:graphic-properties draw:stroke="solid" svg:stroke-width="0.026cm" svg:stroke-color="#000000" draw:marker-end="a51" svg:stroke-opacity="100%" draw:fill="none" fo:padding-top="-0.02cm" fo:padding-bottom="-0.02cm" fo:padding-left="-0.02cm" fo:padding-right="-0.02cm"/>
    </style:style>
    <style:style style:name="gr20" style:family="graphic" style:parent-style-name="standard">
      <style:graphic-properties draw:stroke="solid" svg:stroke-width="0.026cm" svg:stroke-color="#000000" draw:marker-end="a54" svg:stroke-opacity="100%" draw:fill="none" fo:padding-top="-0.02cm" fo:padding-bottom="-0.02cm" fo:padding-left="-0.02cm" fo:padding-right="-0.02cm"/>
    </style:style>
    <style:style style:name="gr21" style:family="graphic" style:parent-style-name="standard">
      <style:graphic-properties draw:stroke="none" draw:fill="none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000000" draw:marker-end="a66" svg:stroke-opacity="100%" draw:fill="none" fo:padding-top="-0.02cm" fo:padding-bottom="-0.02cm" fo:padding-left="-0.02cm" fo:padding-right="-0.02cm"/>
    </style:style>
    <style:style style:name="gr24" style:family="graphic" style:parent-style-name="standard">
      <style:graphic-properties draw:stroke="solid" svg:stroke-width="0.026cm" svg:stroke-color="#000000" draw:marker-end="a68" svg:stroke-opacity="100%" draw:fill="none" fo:padding-top="-0.02cm" fo:padding-bottom="-0.02cm" fo:padding-left="-0.02cm" fo:padding-right="-0.02cm"/>
    </style:style>
    <style:style style:name="gr25" style:family="graphic" style:parent-style-name="standard">
      <style:graphic-properties draw:stroke="solid" svg:stroke-width="0.035cm" svg:stroke-color="#000000" svg:stroke-opacity="100%" draw:fill="none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000000" draw:marker-end="a77" svg:stroke-opacity="100%" draw:fill="none" fo:padding-top="-0.02cm" fo:padding-bottom="-0.02cm" fo:padding-left="-0.02cm" fo:padding-right="-0.02cm"/>
    </style:style>
    <style:style style:name="gr27" style:family="graphic" style:parent-style-name="standard">
      <style:graphic-properties draw:stroke="none" draw:fill="none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gr28" style:family="graphic" style:parent-style-name="standard">
      <style:graphic-properties draw:stroke="solid" svg:stroke-width="0.026cm" svg:stroke-color="#000000" draw:marker-end="a80" svg:stroke-opacity="100%" draw:fill="none" fo:padding-top="-0.02cm" fo:padding-bottom="-0.02cm" fo:padding-left="-0.02cm" fo:padding-right="-0.02cm"/>
    </style:style>
    <style:style style:name="gr29" style:family="graphic" style:parent-style-name="standard">
      <style:graphic-properties draw:stroke="solid" svg:stroke-width="0.026cm" svg:stroke-color="#000000" draw:marker-end="a82" svg:stroke-opacity="100%" draw:fill="none" fo:padding-top="-0.02cm" fo:padding-bottom="-0.02cm" fo:padding-left="-0.02cm" fo:padding-right="-0.02cm"/>
    </style:style>
    <style:style style:name="gr30" style:family="graphic" style:parent-style-name="standard">
      <style:graphic-properties draw:stroke="solid" svg:stroke-width="0.026cm" svg:stroke-color="#000000" draw:marker-end="a94" svg:stroke-opacity="100%" draw:fill="none" fo:padding-top="-0.02cm" fo:padding-bottom="-0.02cm" fo:padding-left="-0.02cm" fo:padding-right="-0.02cm"/>
    </style:style>
    <style:style style:name="gr31" style:family="graphic" style:parent-style-name="standard">
      <style:graphic-properties draw:stroke="solid" svg:stroke-width="0.026cm" svg:stroke-color="#000000" draw:marker-end="a97" svg:stroke-opacity="100%" draw:fill="none" fo:padding-top="-0.02cm" fo:padding-bottom="-0.02cm" fo:padding-left="-0.02cm" fo:padding-right="-0.02cm"/>
    </style:style>
    <style:style style:name="gr32" style:family="graphic" style:parent-style-name="standard">
      <style:graphic-properties draw:stroke="solid" svg:stroke-width="0.026cm" svg:stroke-color="#000000" draw:marker-end="a106" svg:stroke-opacity="100%" draw:fill="none" fo:padding-top="-0.02cm" fo:padding-bottom="-0.02cm" fo:padding-left="-0.02cm" fo:padding-right="-0.02cm"/>
    </style:style>
    <style:style style:name="gr33" style:family="graphic" style:parent-style-name="standard">
      <style:graphic-properties draw:stroke="solid" svg:stroke-width="0.026cm" svg:stroke-color="#000000" draw:marker-end="a109" svg:stroke-opacity="100%" draw:fill="none" fo:padding-top="-0.02cm" fo:padding-bottom="-0.02cm" fo:padding-left="-0.02cm" fo:padding-right="-0.02cm"/>
    </style:style>
    <style:style style:name="gr34" style:family="graphic" style:parent-style-name="standard">
      <style:graphic-properties draw:stroke="solid" svg:stroke-width="0.026cm" svg:stroke-color="#000000" draw:marker-end="a111" svg:stroke-opacity="100%" draw:fill="none" fo:padding-top="-0.02cm" fo:padding-bottom="-0.02cm" fo:padding-left="-0.02cm" fo:padding-right="-0.02cm"/>
    </style:style>
    <style:style style:name="gr35" style:family="graphic" style:parent-style-name="standard">
      <style:graphic-properties draw:stroke="solid" svg:stroke-width="0.026cm" svg:stroke-color="#000000" draw:marker-end="a123" svg:stroke-opacity="100%" draw:fill="none" fo:padding-top="-0.02cm" fo:padding-bottom="-0.02cm" fo:padding-left="-0.02cm" fo:padding-right="-0.02cm"/>
    </style:style>
    <style:style style:name="gr36" style:family="graphic" style:parent-style-name="standard">
      <style:graphic-properties draw:stroke="solid" svg:stroke-width="0.026cm" svg:stroke-color="#000000" draw:marker-end="a126" svg:stroke-opacity="100%" draw:fill="none" fo:padding-top="-0.02cm" fo:padding-bottom="-0.02cm" fo:padding-left="-0.02cm" fo:padding-right="-0.02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000000" draw:marker-end="a136" svg:stroke-opacity="100%" draw:fill="none" fo:padding-top="-0.02cm" fo:padding-bottom="-0.02cm" fo:padding-left="-0.02cm" fo:padding-right="-0.02cm"/>
    </style:style>
    <style:style style:name="gr39" style:family="graphic" style:parent-style-name="standard">
      <style:graphic-properties draw:stroke="solid" svg:stroke-width="0.026cm" svg:stroke-color="#000000" draw:marker-end="a139" svg:stroke-opacity="100%" draw:fill="none" fo:padding-top="-0.02cm" fo:padding-bottom="-0.02cm" fo:padding-left="-0.02cm" fo:padding-right="-0.02cm"/>
    </style:style>
    <style:style style:name="gr40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1" style:family="graphic" style:parent-style-name="standard">
      <style:graphic-properties draw:stroke="dash" draw:stroke-dash="Dash" svg:stroke-width="0.053cm" svg:stroke-color="#000000" svg:stroke-opacity="100%" draw:fill="none" fo:padding-top="-0.008cm" fo:padding-bottom="-0.008cm" fo:padding-left="-0.008cm" fo:padding-right="-0.008cm"/>
    </style:style>
    <style:style style:name="gr42" style:family="graphic" style:parent-style-name="standard">
      <style:graphic-properties draw:stroke="solid" svg:stroke-width="0.026cm" svg:stroke-color="#000000" draw:marker-end="a151" svg:stroke-opacity="100%" draw:fill="none" fo:padding-top="-0.02cm" fo:padding-bottom="-0.02cm" fo:padding-left="-0.02cm" fo:padding-right="-0.02cm"/>
    </style:style>
    <style:style style:name="gr43" style:family="graphic" style:parent-style-name="standard">
      <style:graphic-properties draw:stroke="solid" svg:stroke-width="0.026cm" svg:stroke-color="#000000" draw:marker-end="a153" svg:stroke-opacity="100%" draw:fill="none" fo:padding-top="-0.02cm" fo:padding-bottom="-0.02cm" fo:padding-left="-0.02cm" fo:padding-right="-0.02cm"/>
    </style:style>
    <style:style style:name="gr44" style:family="graphic" style:parent-style-name="standard">
      <style:graphic-properties draw:stroke="solid" svg:stroke-width="0.026cm" svg:stroke-color="#000000" draw:marker-end="a159" svg:stroke-opacity="100%" draw:fill="none" fo:padding-top="-0.02cm" fo:padding-bottom="-0.02cm" fo:padding-left="-0.02cm" fo:padding-right="-0.02cm"/>
    </style:style>
    <style:style style:name="gr45" style:family="graphic" style:parent-style-name="standard">
      <style:graphic-properties draw:stroke="solid" svg:stroke-width="0.018cm" svg:stroke-color="#ebf1de" svg:stroke-opacity="100%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solid" svg:stroke-width="0.026cm" svg:stroke-color="#000000" draw:marker-end="a168" svg:stroke-opacity="100%" draw:fill="none" fo:padding-top="-0.02cm" fo:padding-bottom="-0.02cm" fo:padding-left="-0.02cm" fo:padding-right="-0.02cm"/>
    </style:style>
    <style:style style:name="gr47" style:family="graphic" style:parent-style-name="standard">
      <style:graphic-properties draw:stroke="solid" svg:stroke-width="0.026cm" svg:stroke-color="#000000" draw:marker-end="a179" svg:stroke-opacity="100%" draw:fill="none" fo:padding-top="-0.02cm" fo:padding-bottom="-0.02cm" fo:padding-left="-0.02cm" fo:padding-right="-0.02cm"/>
    </style:style>
    <style:style style:name="gr48" style:family="graphic" style:parent-style-name="standard">
      <style:graphic-properties draw:stroke="solid" svg:stroke-width="0.026cm" svg:stroke-color="#000000" draw:marker-end="a181" svg:stroke-opacity="100%" draw:fill="none" fo:padding-top="-0.02cm" fo:padding-bottom="-0.02cm" fo:padding-left="-0.02cm" fo:padding-right="-0.02cm"/>
    </style:style>
    <style:style style:name="gr49" style:family="graphic" style:parent-style-name="standard">
      <style:graphic-properties draw:stroke="solid" svg:stroke-width="0.026cm" svg:stroke-color="#000000" draw:marker-end="a186" svg:stroke-opacity="100%" draw:fill="none" fo:padding-top="-0.02cm" fo:padding-bottom="-0.02cm" fo:padding-left="-0.02cm" fo:padding-right="-0.02cm"/>
    </style:style>
    <style:style style:name="gr50" style:family="graphic" style:parent-style-name="standard">
      <style:graphic-properties draw:stroke="solid" svg:stroke-width="0.026cm" svg:stroke-color="#000000" draw:marker-end="a196" svg:stroke-opacity="100%" draw:fill="none" fo:padding-top="-0.02cm" fo:padding-bottom="-0.02cm" fo:padding-left="-0.02cm" fo:padding-right="-0.02cm"/>
    </style:style>
    <style:style style:name="gr51" style:family="graphic" style:parent-style-name="standard">
      <style:graphic-properties draw:stroke="solid" svg:stroke-width="0.026cm" svg:stroke-color="#000000" draw:marker-end="a206" svg:stroke-opacity="100%" draw:fill="none" fo:padding-top="-0.02cm" fo:padding-bottom="-0.02cm" fo:padding-left="-0.02cm" fo:padding-right="-0.02cm"/>
    </style:style>
    <style:style style:name="gr52" style:family="graphic" style:parent-style-name="standard">
      <style:graphic-properties draw:stroke="solid" svg:stroke-width="0.026cm" svg:stroke-color="#000000" draw:marker-end="a208" svg:stroke-opacity="100%" draw:fill="none" fo:padding-top="-0.02cm" fo:padding-bottom="-0.02cm" fo:padding-left="-0.02cm" fo:padding-right="-0.02cm"/>
    </style:style>
    <style:style style:name="gr53" style:family="graphic" style:parent-style-name="standard">
      <style:graphic-properties draw:stroke="solid" svg:stroke-width="0.026cm" svg:stroke-color="#000000" draw:marker-end="a210" svg:stroke-opacity="100%" draw:fill="none" fo:padding-top="-0.02cm" fo:padding-bottom="-0.02cm" fo:padding-left="-0.02cm" fo:padding-right="-0.02cm"/>
    </style:style>
    <style:style style:name="gr54" style:family="graphic" style:parent-style-name="standard">
      <style:graphic-properties draw:stroke="solid" svg:stroke-width="0.071cm" svg:stroke-color="#000000" svg:stroke-opacity="100%" draw:fill="solid" draw:fill-color="#ffffff" draw:opacity="100%" fo:min-height="0cm" fo:min-width="0cm" fo:padding-top="0.16cm" fo:padding-bottom="0.16cm" fo:padding-left="0.285cm" fo:padding-right="0.285cm"/>
    </style:style>
    <style:style style:name="gr55" style:family="graphic" style:parent-style-name="standard">
      <style:graphic-properties draw:stroke="none" draw:stroke-dash="Dash_20_2" svg:stroke-width="0cm" draw:stroke-linejoin="none" svg:stroke-linecap="butt" draw:fill="solid" draw:fill-color="#f69f32" draw:textarea-horizontal-align="center" draw:textarea-vertical-align="middle"/>
    </style:style>
    <style:style style:name="gr56" style:family="graphic" style:parent-style-name="standard">
      <style:graphic-properties draw:stroke="none" draw:stroke-dash="Dash_20_2" svg:stroke-width="0cm" draw:stroke-linejoin="none" svg:stroke-linecap="butt" draw:fill="solid" draw:fill-color="#f69c31" draw:textarea-horizontal-align="center" draw:textarea-vertical-align="middle"/>
    </style:style>
    <style:style style:name="gr57" style:family="graphic" style:parent-style-name="standard">
      <style:graphic-properties draw:stroke="none" draw:stroke-dash="Dash_20_2" svg:stroke-width="0cm" draw:stroke-linejoin="none" svg:stroke-linecap="butt" draw:fill="solid" draw:fill-color="#f59930" draw:textarea-horizontal-align="center" draw:textarea-vertical-align="middle"/>
    </style:style>
    <style:style style:name="gr58" style:family="graphic" style:parent-style-name="standard">
      <style:graphic-properties draw:stroke="none" draw:stroke-dash="Dash_20_2" svg:stroke-width="0cm" draw:stroke-linejoin="none" svg:stroke-linecap="butt" draw:fill="solid" draw:fill-color="#f5962f" draw:textarea-horizontal-align="center" draw:textarea-vertical-align="middle"/>
    </style:style>
    <style:style style:name="gr59" style:family="graphic" style:parent-style-name="standard">
      <style:graphic-properties draw:stroke="none" draw:stroke-dash="Dash_20_2" svg:stroke-width="0cm" draw:stroke-linejoin="none" svg:stroke-linecap="butt" draw:fill="solid" draw:fill-color="#f5932f" draw:textarea-horizontal-align="center" draw:textarea-vertical-align="middle"/>
    </style:style>
    <style:style style:name="gr60" style:family="graphic" style:parent-style-name="standard">
      <style:graphic-properties draw:stroke="none" draw:stroke-dash="Dash_20_2" svg:stroke-width="0cm" draw:stroke-linejoin="none" svg:stroke-linecap="butt" draw:fill="solid" draw:fill-color="#f48f2e" draw:textarea-horizontal-align="center" draw:textarea-vertical-align="middle"/>
    </style:style>
    <style:style style:name="gr61" style:family="graphic" style:parent-style-name="standard">
      <style:graphic-properties draw:stroke="none" draw:stroke-dash="Dash_20_2" svg:stroke-width="0cm" draw:stroke-linejoin="none" svg:stroke-linecap="butt" draw:fill="solid" draw:fill-color="#f48c2d" draw:textarea-horizontal-align="center" draw:textarea-vertical-align="middle"/>
    </style:style>
    <style:style style:name="gr62" style:family="graphic" style:parent-style-name="standard">
      <style:graphic-properties draw:stroke="none" draw:stroke-dash="Dash_20_2" svg:stroke-width="0cm" draw:stroke-linejoin="none" svg:stroke-linecap="butt" draw:fill="solid" draw:fill-color="#f3892c" draw:textarea-horizontal-align="center" draw:textarea-vertical-align="middle"/>
    </style:style>
    <style:style style:name="gr63" style:family="graphic" style:parent-style-name="standard">
      <style:graphic-properties draw:stroke="none" draw:stroke-dash="Dash_20_2" svg:stroke-width="0cm" draw:stroke-linejoin="none" svg:stroke-linecap="butt" draw:fill="solid" draw:fill-color="#f3862b" draw:textarea-horizontal-align="center" draw:textarea-vertical-align="middle"/>
    </style:style>
    <style:style style:name="gr64" style:family="graphic" style:parent-style-name="standard">
      <style:graphic-properties draw:stroke="none" draw:stroke-dash="Dash_20_2" svg:stroke-width="0cm" draw:stroke-linejoin="none" svg:stroke-linecap="butt" draw:fill="solid" draw:fill-color="#f3832a" draw:textarea-horizontal-align="center" draw:textarea-vertical-align="middle"/>
    </style:style>
    <style:style style:name="gr65" style:family="graphic" style:parent-style-name="standard">
      <style:graphic-properties draw:stroke="none" draw:stroke-dash="Dash_20_2" svg:stroke-width="0cm" draw:stroke-linejoin="none" svg:stroke-linecap="butt" draw:fill="solid" draw:fill-color="#f2802a" draw:textarea-horizontal-align="center" draw:textarea-vertical-align="middle"/>
    </style:style>
    <style:style style:name="gr66" style:family="graphic" style:parent-style-name="standard">
      <style:graphic-properties draw:stroke="none" draw:stroke-dash="Dash_20_2" svg:stroke-width="0cm" draw:stroke-linejoin="none" svg:stroke-linecap="butt" draw:fill="solid" draw:fill-color="#f27d29" draw:textarea-horizontal-align="center" draw:textarea-vertical-align="middle"/>
    </style:style>
    <style:style style:name="gr67" style:family="graphic" style:parent-style-name="standard">
      <style:graphic-properties draw:stroke="none" draw:stroke-dash="Dash_20_2" svg:stroke-width="0cm" draw:stroke-linejoin="none" svg:stroke-linecap="butt" draw:fill="solid" draw:fill-color="#f27a28" draw:textarea-horizontal-align="center" draw:textarea-vertical-align="middle"/>
    </style:style>
    <style:style style:name="gr68" style:family="graphic" style:parent-style-name="standard">
      <style:graphic-properties draw:stroke="none" draw:stroke-dash="Dash_20_2" svg:stroke-width="0cm" draw:stroke-linejoin="none" svg:stroke-linecap="butt" draw:fill="solid" draw:fill-color="#f17727" draw:textarea-horizontal-align="center" draw:textarea-vertical-align="middle"/>
    </style:style>
    <style:style style:name="gr69" style:family="graphic" style:parent-style-name="standard">
      <style:graphic-properties draw:stroke="none" draw:stroke-dash="Dash_20_2" svg:stroke-width="0cm" draw:stroke-linejoin="none" svg:stroke-linecap="butt" draw:fill="solid" draw:fill-color="#f17426" draw:textarea-horizontal-align="center" draw:textarea-vertical-align="middle"/>
    </style:style>
    <style:style style:name="gr70" style:family="graphic" style:parent-style-name="standard">
      <style:graphic-properties draw:stroke="none" draw:stroke-dash="Dash_20_2" svg:stroke-width="0cm" draw:stroke-linejoin="none" svg:stroke-linecap="butt" draw:fill="solid" draw:fill-color="#f07025" draw:textarea-horizontal-align="center" draw:textarea-vertical-align="middle"/>
    </style:style>
    <style:style style:name="gr71" style:family="graphic" style:parent-style-name="standard">
      <style:graphic-properties draw:stroke="none" draw:stroke-dash="Dash_20_2" svg:stroke-width="0cm" draw:stroke-linejoin="none" svg:stroke-linecap="butt" draw:fill="solid" draw:fill-color="#f06d25" draw:textarea-horizontal-align="center" draw:textarea-vertical-align="middle"/>
    </style:style>
    <style:style style:name="gr72" style:family="graphic" style:parent-style-name="standard">
      <style:graphic-properties draw:stroke="none" draw:stroke-dash="Dash_20_2" svg:stroke-width="0cm" draw:stroke-linejoin="none" svg:stroke-linecap="butt" draw:fill="solid" draw:fill-color="#f06a24" draw:textarea-horizontal-align="center" draw:textarea-vertical-align="middle"/>
    </style:style>
    <style:style style:name="gr73" style:family="graphic" style:parent-style-name="standard">
      <style:graphic-properties draw:stroke="none" draw:stroke-dash="Dash_20_2" svg:stroke-width="0cm" draw:stroke-linejoin="none" svg:stroke-linecap="butt" draw:fill="solid" draw:fill-color="#ef6723" draw:textarea-horizontal-align="center" draw:textarea-vertical-align="middle"/>
    </style:style>
    <style:style style:name="gr74" style:family="graphic" style:parent-style-name="standard">
      <style:graphic-properties draw:stroke="none" draw:stroke-dash="Dash_20_2" svg:stroke-width="0cm" draw:stroke-linejoin="none" svg:stroke-linecap="butt" draw:fill="solid" draw:fill-color="#ef6422" draw:textarea-horizontal-align="center" draw:textarea-vertical-align="middle"/>
    </style:style>
    <style:style style:name="gr75" style:family="graphic" style:parent-style-name="standard">
      <style:graphic-properties draw:stroke="none" draw:stroke-dash="Dash_20_2" svg:stroke-width="0cm" draw:stroke-linejoin="none" svg:stroke-linecap="butt" draw:fill="solid" draw:fill-color="#d85f05" draw:textarea-horizontal-align="center" draw:textarea-vertical-align="middle"/>
    </style:style>
    <style:style style:name="gr76" style:family="graphic" style:parent-style-name="standard">
      <style:graphic-properties draw:stroke="none" draw:stroke-dash="Dash_20_2" svg:stroke-width="0cm" draw:stroke-linejoin="none" svg:stroke-linecap="butt" draw:fill="solid" draw:fill-color="#f59a31" draw:textarea-horizontal-align="center" draw:textarea-vertical-align="middle"/>
    </style:style>
    <style:style style:name="gr77" style:family="graphic" style:parent-style-name="standard">
      <style:graphic-properties draw:stroke="none" draw:stroke-dash="Dash_20_2" svg:stroke-width="0cm" draw:stroke-linejoin="none" svg:stroke-linecap="butt" draw:fill="solid" draw:fill-color="#f5942f" draw:textarea-horizontal-align="center" draw:textarea-vertical-align="middle"/>
    </style:style>
    <style:style style:name="gr78" style:family="graphic" style:parent-style-name="standard">
      <style:graphic-properties draw:stroke="none" draw:stroke-dash="Dash_20_2" svg:stroke-width="0cm" draw:stroke-linejoin="none" svg:stroke-linecap="butt" draw:fill="solid" draw:fill-color="#f38a2c" draw:textarea-horizontal-align="center" draw:textarea-vertical-align="middle"/>
    </style:style>
    <style:style style:name="gr79" style:family="graphic" style:parent-style-name="standard">
      <style:graphic-properties draw:stroke="none" draw:stroke-dash="Dash_20_2" svg:stroke-width="0cm" draw:stroke-linejoin="none" svg:stroke-linecap="butt" draw:fill="solid" draw:fill-color="#f3842b" draw:textarea-horizontal-align="center" draw:textarea-vertical-align="middle"/>
    </style:style>
    <style:style style:name="gr80" style:family="graphic" style:parent-style-name="standard">
      <style:graphic-properties draw:stroke="none" draw:stroke-dash="Dash_20_2" svg:stroke-width="0cm" draw:stroke-linejoin="none" svg:stroke-linecap="butt" draw:fill="solid" draw:fill-color="#f27f29" draw:textarea-horizontal-align="center" draw:textarea-vertical-align="middle"/>
    </style:style>
    <style:style style:name="gr81" style:family="graphic" style:parent-style-name="standard">
      <style:graphic-properties draw:stroke="none" draw:stroke-dash="Dash_20_2" svg:stroke-width="0cm" draw:stroke-linejoin="none" svg:stroke-linecap="butt" draw:fill="solid" draw:fill-color="#f27928" draw:textarea-horizontal-align="center" draw:textarea-vertical-align="middle"/>
    </style:style>
    <style:style style:name="gr82" style:family="graphic" style:parent-style-name="standard">
      <style:graphic-properties draw:stroke="none" draw:stroke-dash="Dash_20_2" svg:stroke-width="0cm" draw:stroke-linejoin="none" svg:stroke-linecap="butt" draw:fill="solid" draw:fill-color="#f06f25" draw:textarea-horizontal-align="center" draw:textarea-vertical-align="middle"/>
    </style:style>
    <style:style style:name="gr83" style:family="graphic" style:parent-style-name="standard">
      <style:graphic-properties draw:stroke="none" draw:stroke-dash="Dash_20_2" svg:stroke-width="0cm" draw:stroke-linejoin="none" svg:stroke-linecap="butt" draw:fill="solid" draw:fill-color="#f06923" draw:textarea-horizontal-align="center" draw:textarea-vertical-align="middle"/>
    </style:style>
    <style:style style:name="gr84" style:family="graphic" style:parent-style-name="standard">
      <style:graphic-properties draw:stroke="none" draw:stroke-dash="Dash_20_2" svg:stroke-width="0cm" draw:stroke-linejoin="none" svg:stroke-linecap="butt" draw:fill="solid" draw:fill-color="#f69b31" draw:textarea-horizontal-align="center" draw:textarea-vertical-align="middle"/>
    </style:style>
    <style:style style:name="gr85" style:family="graphic" style:parent-style-name="standard">
      <style:graphic-properties draw:stroke="none" draw:stroke-dash="Dash_20_2" svg:stroke-width="0cm" draw:stroke-linejoin="none" svg:stroke-linecap="butt" draw:fill="solid" draw:fill-color="#f59830" draw:textarea-horizontal-align="center" draw:textarea-vertical-align="middle"/>
    </style:style>
    <style:style style:name="gr86" style:family="graphic" style:parent-style-name="standard">
      <style:graphic-properties draw:stroke="none" draw:stroke-dash="Dash_20_2" svg:stroke-width="0cm" draw:stroke-linejoin="none" svg:stroke-linecap="butt" draw:fill="solid" draw:fill-color="#f4902e" draw:textarea-horizontal-align="center" draw:textarea-vertical-align="middle"/>
    </style:style>
    <style:style style:name="gr87" style:family="graphic" style:parent-style-name="standard">
      <style:graphic-properties draw:stroke="none" draw:stroke-dash="Dash_20_2" svg:stroke-width="0cm" draw:stroke-linejoin="none" svg:stroke-linecap="butt" draw:fill="solid" draw:fill-color="#f48d2d" draw:textarea-horizontal-align="center" draw:textarea-vertical-align="middle"/>
    </style:style>
    <style:style style:name="gr88" style:family="graphic" style:parent-style-name="standard">
      <style:graphic-properties draw:stroke="none" draw:stroke-dash="Dash_20_2" svg:stroke-width="0cm" draw:stroke-linejoin="none" svg:stroke-linecap="butt" draw:fill="solid" draw:fill-color="#f3822a" draw:textarea-horizontal-align="center" draw:textarea-vertical-align="middle"/>
    </style:style>
    <style:style style:name="gr89" style:family="graphic" style:parent-style-name="standard">
      <style:graphic-properties draw:stroke="none" draw:stroke-dash="Dash_20_2" svg:stroke-width="0cm" draw:stroke-linejoin="none" svg:stroke-linecap="butt" draw:fill="solid" draw:fill-color="#f27e29" draw:textarea-horizontal-align="center" draw:textarea-vertical-align="middle"/>
    </style:style>
    <style:style style:name="gr90" style:family="graphic" style:parent-style-name="standard">
      <style:graphic-properties draw:stroke="none" draw:stroke-dash="Dash_20_2" svg:stroke-width="0cm" draw:stroke-linejoin="none" svg:stroke-linecap="butt" draw:fill="solid" draw:fill-color="#f17627" draw:textarea-horizontal-align="center" draw:textarea-vertical-align="middle"/>
    </style:style>
    <style:style style:name="gr91" style:family="graphic" style:parent-style-name="standard">
      <style:graphic-properties draw:stroke="none" draw:stroke-dash="Dash_20_2" svg:stroke-width="0cm" draw:stroke-linejoin="none" svg:stroke-linecap="butt" draw:fill="solid" draw:fill-color="#f17326" draw:textarea-horizontal-align="center" draw:textarea-vertical-align="middle"/>
    </style:style>
    <style:style style:name="gr92" style:family="graphic" style:parent-style-name="standard">
      <style:graphic-properties draw:stroke="none" draw:stroke-dash="Dash_20_2" svg:stroke-width="0cm" draw:stroke-linejoin="none" svg:stroke-linecap="butt" draw:fill="solid" draw:fill-color="#f06b24" draw:textarea-horizontal-align="center" draw:textarea-vertical-align="middle"/>
    </style:style>
    <style:style style:name="gr93" style:family="graphic" style:parent-style-name="standard">
      <style:graphic-properties draw:stroke="none" draw:stroke-dash="Dash_20_2" svg:stroke-width="0cm" draw:stroke-linejoin="none" svg:stroke-linecap="butt" draw:fill="solid" draw:fill-color="#ef6823" draw:textarea-horizontal-align="center" draw:textarea-vertical-align="middle"/>
    </style:style>
    <style:style style:name="gr94" style:family="graphic" style:parent-style-name="standard">
      <style:graphic-properties draw:stroke="solid" draw:stroke-dash="Dash_20_2" svg:stroke-width="0.01cm" svg:stroke-color="#d85f05" draw:stroke-linejoin="miter" svg:stroke-linecap="butt" draw:fill="none" draw:fill-color="#ef6422" draw:textarea-horizontal-align="center" draw:textarea-vertical-align="middle" fo:padding-top="0.005cm" fo:padding-bottom="0.005cm" fo:padding-left="0.005cm" fo:padding-right="0.005cm"/>
    </style:style>
    <style:style style:name="gr9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69f32" draw:textarea-horizontal-align="center" draw:textarea-vertical-align="middle"/>
    </style:style>
    <style:style style:name="gr9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69e32" draw:textarea-horizontal-align="center" draw:textarea-vertical-align="middle"/>
    </style:style>
    <style:style style:name="gr9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69c31" draw:textarea-horizontal-align="center" draw:textarea-vertical-align="middle"/>
    </style:style>
    <style:style style:name="gr9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59b31" draw:textarea-horizontal-align="center" draw:textarea-vertical-align="middle"/>
    </style:style>
    <style:style style:name="gr9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59930" draw:textarea-horizontal-align="center" draw:textarea-vertical-align="middle"/>
    </style:style>
    <style:style style:name="gr10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59830" draw:textarea-horizontal-align="center" draw:textarea-vertical-align="middle"/>
    </style:style>
    <style:style style:name="gr10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59630" draw:textarea-horizontal-align="center" draw:textarea-vertical-align="middle"/>
    </style:style>
    <style:style style:name="gr10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5952f" draw:textarea-horizontal-align="center" draw:textarea-vertical-align="middle"/>
    </style:style>
    <style:style style:name="gr10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5932f" draw:textarea-horizontal-align="center" draw:textarea-vertical-align="middle"/>
    </style:style>
    <style:style style:name="gr10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4922e" draw:textarea-horizontal-align="center" draw:textarea-vertical-align="middle"/>
    </style:style>
    <style:style style:name="gr10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4912e" draw:textarea-horizontal-align="center" draw:textarea-vertical-align="middle"/>
    </style:style>
    <style:style style:name="gr10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48f2e" draw:textarea-horizontal-align="center" draw:textarea-vertical-align="middle"/>
    </style:style>
    <style:style style:name="gr10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48e2d" draw:textarea-horizontal-align="center" draw:textarea-vertical-align="middle"/>
    </style:style>
    <style:style style:name="gr10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48c2d" draw:textarea-horizontal-align="center" draw:textarea-vertical-align="middle"/>
    </style:style>
    <style:style style:name="gr10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48b2d" draw:textarea-horizontal-align="center" draw:textarea-vertical-align="middle"/>
    </style:style>
    <style:style style:name="gr11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3892c" draw:textarea-horizontal-align="center" draw:textarea-vertical-align="middle"/>
    </style:style>
    <style:style style:name="gr11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3882c" draw:textarea-horizontal-align="center" draw:textarea-vertical-align="middle"/>
    </style:style>
    <style:style style:name="gr11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3872b" draw:textarea-horizontal-align="center" draw:textarea-vertical-align="middle"/>
    </style:style>
    <style:style style:name="gr11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3852b" draw:textarea-horizontal-align="center" draw:textarea-vertical-align="middle"/>
    </style:style>
    <style:style style:name="gr11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3842b" draw:textarea-horizontal-align="center" draw:textarea-vertical-align="middle"/>
    </style:style>
    <style:style style:name="gr11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3822a" draw:textarea-horizontal-align="center" draw:textarea-vertical-align="middle"/>
    </style:style>
    <style:style style:name="gr11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2812a" draw:textarea-horizontal-align="center" draw:textarea-vertical-align="middle"/>
    </style:style>
    <style:style style:name="gr11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27f29" draw:textarea-horizontal-align="center" draw:textarea-vertical-align="middle"/>
    </style:style>
    <style:style style:name="gr11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27e29" draw:textarea-horizontal-align="center" draw:textarea-vertical-align="middle"/>
    </style:style>
    <style:style style:name="gr11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27c29" draw:textarea-horizontal-align="center" draw:textarea-vertical-align="middle"/>
    </style:style>
    <style:style style:name="gr12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27b28" draw:textarea-horizontal-align="center" draw:textarea-vertical-align="middle"/>
    </style:style>
    <style:style style:name="gr12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27a28" draw:textarea-horizontal-align="center" draw:textarea-vertical-align="middle"/>
    </style:style>
    <style:style style:name="gr12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17827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17727" draw:textarea-horizontal-align="center" draw:textarea-vertical-align="middle"/>
    </style:style>
    <style:style style:name="gr12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17527" draw:textarea-horizontal-align="center" draw:textarea-vertical-align="middle"/>
    </style:style>
    <style:style style:name="gr12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17426" draw:textarea-horizontal-align="center" draw:textarea-vertical-align="middle"/>
    </style:style>
    <style:style style:name="gr12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17226" draw:textarea-horizontal-align="center" draw:textarea-vertical-align="middle"/>
    </style:style>
    <style:style style:name="gr12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17126" draw:textarea-horizontal-align="center" draw:textarea-vertical-align="middle"/>
    </style:style>
    <style:style style:name="gr12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07025" draw:textarea-horizontal-align="center" draw:textarea-vertical-align="middle"/>
    </style:style>
    <style:style style:name="gr12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06e25" draw:textarea-horizontal-align="center" draw:textarea-vertical-align="middle"/>
    </style:style>
    <style:style style:name="gr13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06d24" draw:textarea-horizontal-align="center" draw:textarea-vertical-align="middle"/>
    </style:style>
    <style:style style:name="gr13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06b24" draw:textarea-horizontal-align="center" draw:textarea-vertical-align="middle"/>
    </style:style>
    <style:style style:name="gr13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06a24" draw:textarea-horizontal-align="center" draw:textarea-vertical-align="middle"/>
    </style:style>
    <style:style style:name="gr13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06823" draw:textarea-horizontal-align="center" draw:textarea-vertical-align="middle"/>
    </style:style>
    <style:style style:name="gr13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f6723" draw:textarea-horizontal-align="center" draw:textarea-vertical-align="middle"/>
    </style:style>
    <style:style style:name="gr13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f6522" draw:textarea-horizontal-align="center" draw:textarea-vertical-align="middle"/>
    </style:style>
    <style:style style:name="gr13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f6422" draw:textarea-horizontal-align="center" draw:textarea-vertical-align="middle"/>
    </style:style>
    <style:style style:name="gr13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43838" draw:textarea-horizontal-align="center" draw:textarea-vertical-align="middle"/>
    </style:style>
    <style:style style:name="gr13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33636" draw:textarea-horizontal-align="center" draw:textarea-vertical-align="middle"/>
    </style:style>
    <style:style style:name="gr13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23535" draw:textarea-horizontal-align="center" draw:textarea-vertical-align="middle"/>
    </style:style>
    <style:style style:name="gr14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13333" draw:textarea-horizontal-align="center" draw:textarea-vertical-align="middle"/>
    </style:style>
    <style:style style:name="gr14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03131" draw:textarea-horizontal-align="center" draw:textarea-vertical-align="middle"/>
    </style:style>
    <style:style style:name="gr14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e3030" draw:textarea-horizontal-align="center" draw:textarea-vertical-align="middle"/>
    </style:style>
    <style:style style:name="gr14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d2e2e" draw:textarea-horizontal-align="center" draw:textarea-vertical-align="middle"/>
    </style:style>
    <style:style style:name="gr14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c2c2c" draw:textarea-horizontal-align="center" draw:textarea-vertical-align="middle"/>
    </style:style>
    <style:style style:name="gr14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b2b2b" draw:textarea-horizontal-align="center" draw:textarea-vertical-align="middle"/>
    </style:style>
    <style:style style:name="gr14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a2929" draw:textarea-horizontal-align="center" draw:textarea-vertical-align="middle"/>
    </style:style>
    <style:style style:name="gr14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82727" draw:textarea-horizontal-align="center" draw:textarea-vertical-align="middle"/>
    </style:style>
    <style:style style:name="gr14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72525" draw:textarea-horizontal-align="center" draw:textarea-vertical-align="middle"/>
    </style:style>
    <style:style style:name="gr14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52222" draw:textarea-horizontal-align="center" draw:textarea-vertical-align="middle"/>
    </style:style>
    <style:style style:name="gr15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42020" draw:textarea-horizontal-align="center" draw:textarea-vertical-align="middle"/>
    </style:style>
    <style:style style:name="gr15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21e1e" draw:textarea-horizontal-align="center" draw:textarea-vertical-align="middle"/>
    </style:style>
    <style:style style:name="gr15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11c1c" draw:textarea-horizontal-align="center" draw:textarea-vertical-align="middle"/>
    </style:style>
    <style:style style:name="gr15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f1919" draw:textarea-horizontal-align="center" draw:textarea-vertical-align="middle"/>
    </style:style>
    <style:style style:name="gr15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e1717" draw:textarea-horizontal-align="center" draw:textarea-vertical-align="middle"/>
    </style:style>
    <style:style style:name="gr15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c1515" draw:textarea-horizontal-align="center" draw:textarea-vertical-align="middle"/>
    </style:style>
    <style:style style:name="gr15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b1313" draw:textarea-horizontal-align="center" draw:textarea-vertical-align="middle"/>
    </style:style>
    <style:style style:name="gr15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91010" draw:textarea-horizontal-align="center" draw:textarea-vertical-align="middle"/>
    </style:style>
    <style:style style:name="gr15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80e0e" draw:textarea-horizontal-align="center" draw:textarea-vertical-align="middle"/>
    </style:style>
    <style:style style:name="gr15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60c0c" draw:textarea-horizontal-align="center" draw:textarea-vertical-align="middle"/>
    </style:style>
    <style:style style:name="gr16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50a0a" draw:textarea-horizontal-align="center" draw:textarea-vertical-align="middle"/>
    </style:style>
    <style:style style:name="gr16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30707" draw:textarea-horizontal-align="center" draw:textarea-vertical-align="middle"/>
    </style:style>
    <style:style style:name="gr16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20505" draw:textarea-horizontal-align="center" draw:textarea-vertical-align="middle"/>
    </style:style>
    <style:style style:name="gr16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7c1212" draw:textarea-horizontal-align="center" draw:textarea-vertical-align="middle"/>
    </style:style>
    <style:style style:name="gr16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13434" draw:textarea-horizontal-align="center" draw:textarea-vertical-align="middle"/>
    </style:style>
    <style:style style:name="gr16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e03232" draw:textarea-horizontal-align="center" draw:textarea-vertical-align="middle"/>
    </style:style>
    <style:style style:name="gr16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e2f2f" draw:textarea-horizontal-align="center" draw:textarea-vertical-align="middle"/>
    </style:style>
    <style:style style:name="gr16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d2d2d" draw:textarea-horizontal-align="center" draw:textarea-vertical-align="middle"/>
    </style:style>
    <style:style style:name="gr16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82626" draw:textarea-horizontal-align="center" draw:textarea-vertical-align="middle"/>
    </style:style>
    <style:style style:name="gr16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62323" draw:textarea-horizontal-align="center" draw:textarea-vertical-align="middle"/>
    </style:style>
    <style:style style:name="gr17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21d1d" draw:textarea-horizontal-align="center" draw:textarea-vertical-align="middle"/>
    </style:style>
    <style:style style:name="gr17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d01a1a" draw:textarea-horizontal-align="center" draw:textarea-vertical-align="middle"/>
    </style:style>
    <style:style style:name="gr17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a1212" draw:textarea-horizontal-align="center" draw:textarea-vertical-align="middle"/>
    </style:style>
    <style:style style:name="gr17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80f0f" draw:textarea-horizontal-align="center" draw:textarea-vertical-align="middle"/>
    </style:style>
    <style:style style:name="gr17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40909" draw:textarea-horizontal-align="center" draw:textarea-vertical-align="middle"/>
    </style:style>
    <style:style style:name="gr17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c20606" draw:textarea-horizontal-align="center" draw:textarea-vertical-align="middle"/>
    </style:style>
    <style:style style:name="gr17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bc21" draw:textarea-horizontal-align="center" draw:textarea-vertical-align="middle"/>
    </style:style>
    <style:style style:name="gr17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bd22" draw:textarea-horizontal-align="center" draw:textarea-vertical-align="middle"/>
    </style:style>
    <style:style style:name="gr17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be22" draw:textarea-horizontal-align="center" draw:textarea-vertical-align="middle"/>
    </style:style>
    <style:style style:name="gr17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be23" draw:textarea-horizontal-align="center" draw:textarea-vertical-align="middle"/>
    </style:style>
    <style:style style:name="gr18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bf23" draw:textarea-horizontal-align="center" draw:textarea-vertical-align="middle"/>
    </style:style>
    <style:style style:name="gr18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c024" draw:textarea-horizontal-align="center" draw:textarea-vertical-align="middle"/>
    </style:style>
    <style:style style:name="gr18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c125" draw:textarea-horizontal-align="center" draw:textarea-vertical-align="middle"/>
    </style:style>
    <style:style style:name="gr18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c226" draw:textarea-horizontal-align="center" draw:textarea-vertical-align="middle"/>
    </style:style>
    <style:style style:name="gr18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327" draw:textarea-horizontal-align="center" draw:textarea-vertical-align="middle"/>
    </style:style>
    <style:style style:name="gr18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428" draw:textarea-horizontal-align="center" draw:textarea-vertical-align="middle"/>
    </style:style>
    <style:style style:name="gr18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529" draw:textarea-horizontal-align="center" draw:textarea-vertical-align="middle"/>
    </style:style>
    <style:style style:name="gr18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52a" draw:textarea-horizontal-align="center" draw:textarea-vertical-align="middle"/>
    </style:style>
    <style:style style:name="gr18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62a" draw:textarea-horizontal-align="center" draw:textarea-vertical-align="middle"/>
    </style:style>
    <style:style style:name="gr18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72b" draw:textarea-horizontal-align="center" draw:textarea-vertical-align="middle"/>
    </style:style>
    <style:style style:name="gr19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82c" draw:textarea-horizontal-align="center" draw:textarea-vertical-align="middle"/>
    </style:style>
    <style:style style:name="gr19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82c" draw:textarea-horizontal-align="center" draw:textarea-vertical-align="middle"/>
    </style:style>
    <style:style style:name="gr19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92d" draw:textarea-horizontal-align="center" draw:textarea-vertical-align="middle"/>
    </style:style>
    <style:style style:name="gr19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a2e" draw:textarea-horizontal-align="center" draw:textarea-vertical-align="middle"/>
    </style:style>
    <style:style style:name="gr19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b2f" draw:textarea-horizontal-align="center" draw:textarea-vertical-align="middle"/>
    </style:style>
    <style:style style:name="gr19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c30" draw:textarea-horizontal-align="center" draw:textarea-vertical-align="middle"/>
    </style:style>
    <style:style style:name="gr19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d31" draw:textarea-horizontal-align="center" draw:textarea-vertical-align="middle"/>
    </style:style>
    <style:style style:name="gr19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e32" draw:textarea-horizontal-align="center" draw:textarea-vertical-align="middle"/>
    </style:style>
    <style:style style:name="gr19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f33" draw:textarea-horizontal-align="center" draw:textarea-vertical-align="middle"/>
    </style:style>
    <style:style style:name="gr19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d034" draw:textarea-horizontal-align="center" draw:textarea-vertical-align="middle"/>
    </style:style>
    <style:style style:name="gr20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134" draw:textarea-horizontal-align="center" draw:textarea-vertical-align="middle"/>
    </style:style>
    <style:style style:name="gr20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235" draw:textarea-horizontal-align="center" draw:textarea-vertical-align="middle"/>
    </style:style>
    <style:style style:name="gr20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336" draw:textarea-horizontal-align="center" draw:textarea-vertical-align="middle"/>
    </style:style>
    <style:style style:name="gr20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437" draw:textarea-horizontal-align="center" draw:textarea-vertical-align="middle"/>
    </style:style>
    <style:style style:name="gr20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438" draw:textarea-horizontal-align="center" draw:textarea-vertical-align="middle"/>
    </style:style>
    <style:style style:name="gr20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539" draw:textarea-horizontal-align="center" draw:textarea-vertical-align="middle"/>
    </style:style>
    <style:style style:name="gr20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63a" draw:textarea-horizontal-align="center" draw:textarea-vertical-align="middle"/>
    </style:style>
    <style:style style:name="gr20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73b" draw:textarea-horizontal-align="center" draw:textarea-vertical-align="middle"/>
    </style:style>
    <style:style style:name="gr20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83c" draw:textarea-horizontal-align="center" draw:textarea-vertical-align="middle"/>
    </style:style>
    <style:style style:name="gr20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d93d" draw:textarea-horizontal-align="center" draw:textarea-vertical-align="middle"/>
    </style:style>
    <style:style style:name="gr21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da3d" draw:textarea-horizontal-align="center" draw:textarea-vertical-align="middle"/>
    </style:style>
    <style:style style:name="gr21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db3e" draw:textarea-horizontal-align="center" draw:textarea-vertical-align="middle"/>
    </style:style>
    <style:style style:name="gr21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dc3f" draw:textarea-horizontal-align="center" draw:textarea-vertical-align="middle"/>
    </style:style>
    <style:style style:name="gr21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dd40" draw:textarea-horizontal-align="center" draw:textarea-vertical-align="middle"/>
    </style:style>
    <style:style style:name="gr21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de41" draw:textarea-horizontal-align="center" draw:textarea-vertical-align="middle"/>
    </style:style>
    <style:style style:name="gr21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df42" draw:textarea-horizontal-align="center" draw:textarea-vertical-align="middle"/>
    </style:style>
    <style:style style:name="gr21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143" draw:textarea-horizontal-align="center" draw:textarea-vertical-align="middle"/>
    </style:style>
    <style:style style:name="gr21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245" draw:textarea-horizontal-align="center" draw:textarea-vertical-align="middle"/>
    </style:style>
    <style:style style:name="gr21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346" draw:textarea-horizontal-align="center" draw:textarea-vertical-align="middle"/>
    </style:style>
    <style:style style:name="gr21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447" draw:textarea-horizontal-align="center" draw:textarea-vertical-align="middle"/>
    </style:style>
    <style:style style:name="gr22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648" draw:textarea-horizontal-align="center" draw:textarea-vertical-align="middle"/>
    </style:style>
    <style:style style:name="gr22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749" draw:textarea-horizontal-align="center" draw:textarea-vertical-align="middle"/>
    </style:style>
    <style:style style:name="gr22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84a" draw:textarea-horizontal-align="center" draw:textarea-vertical-align="middle"/>
    </style:style>
    <style:style style:name="gr22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94c" draw:textarea-horizontal-align="center" draw:textarea-vertical-align="middle"/>
    </style:style>
    <style:style style:name="gr22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b4d" draw:textarea-horizontal-align="center" draw:textarea-vertical-align="middle"/>
    </style:style>
    <style:style style:name="gr22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c4e" draw:textarea-horizontal-align="center" draw:textarea-vertical-align="middle"/>
    </style:style>
    <style:style style:name="gr22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fed4f" draw:textarea-horizontal-align="center" draw:textarea-vertical-align="middle"/>
    </style:style>
    <style:style style:name="gr22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fee50" draw:textarea-horizontal-align="center" draw:textarea-vertical-align="middle"/>
    </style:style>
    <style:style style:name="gr22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ff052" draw:textarea-horizontal-align="center" draw:textarea-vertical-align="middle"/>
    </style:style>
    <style:style style:name="gr22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ff153" draw:textarea-horizontal-align="center" draw:textarea-vertical-align="middle"/>
    </style:style>
    <style:style style:name="gr23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ff254" draw:textarea-horizontal-align="center" draw:textarea-vertical-align="middle"/>
    </style:style>
    <style:style style:name="gr23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f51" draw:textarea-horizontal-align="center" draw:textarea-vertical-align="middle"/>
    </style:style>
    <style:style style:name="gr23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e50" draw:textarea-horizontal-align="center" draw:textarea-vertical-align="middle"/>
    </style:style>
    <style:style style:name="gr23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d4f" draw:textarea-horizontal-align="center" draw:textarea-vertical-align="middle"/>
    </style:style>
    <style:style style:name="gr23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a4c" draw:textarea-horizontal-align="center" draw:textarea-vertical-align="middle"/>
    </style:style>
    <style:style style:name="gr23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94b" draw:textarea-horizontal-align="center" draw:textarea-vertical-align="middle"/>
    </style:style>
    <style:style style:name="gr23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74a" draw:textarea-horizontal-align="center" draw:textarea-vertical-align="middle"/>
    </style:style>
    <style:style style:name="gr23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ee649" draw:textarea-horizontal-align="center" draw:textarea-vertical-align="middle"/>
    </style:style>
    <style:style style:name="gr23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648" draw:textarea-horizontal-align="center" draw:textarea-vertical-align="middle"/>
    </style:style>
    <style:style style:name="gr23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547" draw:textarea-horizontal-align="center" draw:textarea-vertical-align="middle"/>
    </style:style>
    <style:style style:name="gr24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447" draw:textarea-horizontal-align="center" draw:textarea-vertical-align="middle"/>
    </style:style>
    <style:style style:name="gr24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346" draw:textarea-horizontal-align="center" draw:textarea-vertical-align="middle"/>
    </style:style>
    <style:style style:name="gr24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345" draw:textarea-horizontal-align="center" draw:textarea-vertical-align="middle"/>
    </style:style>
    <style:style style:name="gr24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144" draw:textarea-horizontal-align="center" draw:textarea-vertical-align="middle"/>
    </style:style>
    <style:style style:name="gr24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de043" draw:textarea-horizontal-align="center" draw:textarea-vertical-align="middle"/>
    </style:style>
    <style:style style:name="gr24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b3e" draw:textarea-horizontal-align="center" draw:textarea-vertical-align="middle"/>
    </style:style>
    <style:style style:name="gr24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a3d" draw:textarea-horizontal-align="center" draw:textarea-vertical-align="middle"/>
    </style:style>
    <style:style style:name="gr24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93c" draw:textarea-horizontal-align="center" draw:textarea-vertical-align="middle"/>
    </style:style>
    <style:style style:name="gr24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83b" draw:textarea-horizontal-align="center" draw:textarea-vertical-align="middle"/>
    </style:style>
    <style:style style:name="gr24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73a" draw:textarea-horizontal-align="center" draw:textarea-vertical-align="middle"/>
    </style:style>
    <style:style style:name="gr25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639" draw:textarea-horizontal-align="center" draw:textarea-vertical-align="middle"/>
    </style:style>
    <style:style style:name="gr25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cd538" draw:textarea-horizontal-align="center" draw:textarea-vertical-align="middle"/>
    </style:style>
    <style:style style:name="gr25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d236" draw:textarea-horizontal-align="center" draw:textarea-vertical-align="middle"/>
    </style:style>
    <style:style style:name="gr25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d135" draw:textarea-horizontal-align="center" draw:textarea-vertical-align="middle"/>
    </style:style>
    <style:style style:name="gr25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d134" draw:textarea-horizontal-align="center" draw:textarea-vertical-align="middle"/>
    </style:style>
    <style:style style:name="gr255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d033" draw:textarea-horizontal-align="center" draw:textarea-vertical-align="middle"/>
    </style:style>
    <style:style style:name="gr256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bce31" draw:textarea-horizontal-align="center" draw:textarea-vertical-align="middle"/>
    </style:style>
    <style:style style:name="gr257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92d" draw:textarea-horizontal-align="center" draw:textarea-vertical-align="middle"/>
    </style:style>
    <style:style style:name="gr258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62b" draw:textarea-horizontal-align="center" draw:textarea-vertical-align="middle"/>
    </style:style>
    <style:style style:name="gr259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429" draw:textarea-horizontal-align="center" draw:textarea-vertical-align="middle"/>
    </style:style>
    <style:style style:name="gr260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328" draw:textarea-horizontal-align="center" draw:textarea-vertical-align="middle"/>
    </style:style>
    <style:style style:name="gr261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226" draw:textarea-horizontal-align="center" draw:textarea-vertical-align="middle"/>
    </style:style>
    <style:style style:name="gr262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ac126" draw:textarea-horizontal-align="center" draw:textarea-vertical-align="middle"/>
    </style:style>
    <style:style style:name="gr263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c025" draw:textarea-horizontal-align="center" draw:textarea-vertical-align="middle"/>
    </style:style>
    <style:style style:name="gr264" style:family="graphic" style:parent-style-name="standard">
      <style:graphic-properties draw:stroke="none" draw:stroke-dash="Dash_20_2" svg:stroke-width="0cm" svg:stroke-color="#d85f05" draw:stroke-linejoin="none" svg:stroke-linecap="butt" draw:fill="solid" draw:fill-color="#f9bf24" draw:textarea-horizontal-align="center" draw:textarea-vertical-align="middle"/>
    </style:style>
    <style:style style:name="gr265" style:family="graphic" style:parent-style-name="standard">
      <style:graphic-properties draw:stroke="solid" draw:stroke-dash="Dash_20_2" svg:stroke-width="0.019cm" svg:stroke-color="#be0000" draw:stroke-linejoin="miter" svg:stroke-linecap="butt" draw:fill="none" draw:fill-color="#f9bc21" draw:textarea-horizontal-align="center" draw:textarea-vertical-align="middle" fo:padding-top="0.009cm" fo:padding-bottom="0.009cm" fo:padding-left="0.009cm" fo:padding-right="0.009cm"/>
    </style:style>
    <style:style style:name="gr266" style:family="graphic" style:parent-style-name="standard">
      <style:graphic-properties draw:stroke="none" draw:fill="bitmap" draw:fill-image-name="Bitmape_20_2" style:repeat="stretch" draw:textarea-horizontal-align="center" draw:textarea-vertical-align="middle"/>
    </style:style>
    <style:style style:name="gr267" style:family="graphic" style:parent-style-name="standard">
      <style:graphic-properties draw:stroke="none" draw:fill="solid" draw:fill-color="#005ea4" draw:shadow="hidden"/>
    </style:style>
    <style:style style:name="gr268" style:family="graphic" style:parent-style-name="standard">
      <style:graphic-properties draw:stroke="none" svg:stroke-width="0.009cm" svg:stroke-color="#000000" svg:stroke-opacity="100%" draw:stroke-linejoin="round" draw:fill="none" fo:padding-top="0.129cm" fo:padding-bottom="0.129cm" fo:padding-left="0.254cm" fo:padding-right="0.254cm"/>
    </style:style>
    <style:style style:name="gr269" style:family="graphic" style:parent-style-name="standard">
      <style:graphic-properties draw:stroke="none" svg:stroke-color="#000000" draw:fill="none" draw:fill-color="#ffffff" draw:textarea-vertical-align="middle" fo:min-height="1.025cm" fo:padding-top="0.141cm" fo:padding-bottom="0.141cm" fo:padding-left="0.141cm" fo:padding-right="0.141cm"/>
    </style:style>
    <style:style style:name="gr270" style:family="graphic" style:parent-style-name="standard">
      <style:graphic-properties draw:stroke="solid" svg:stroke-width="0.009cm" svg:stroke-color="#005ea4" svg:stroke-opacity="100%" draw:stroke-linejoin="round" draw:fill="none" fo:padding-top="0.129cm" fo:padding-bottom="0.129cm" fo:padding-left="0.254cm" fo:padding-right="0.254cm"/>
    </style:style>
    <style:style style:name="gr271" style:family="graphic" style:parent-style-name="standard">
      <style:graphic-properties draw:stroke="none" svg:stroke-color="#000000" draw:fill="none" draw:fill-color="#ffffff" draw:textarea-vertical-align="middle" fo:min-height="2.718cm" fo:padding-top="0.141cm" fo:padding-bottom="0.141cm" fo:padding-left="0.141cm" fo:padding-right="0.141cm"/>
    </style:style>
    <style:style style:name="gr272" style:family="graphic" style:parent-style-name="standard">
      <style:graphic-properties draw:stroke="none" draw:fill="solid" draw:fill-color="#a6a6a6" draw:shadow="hidden"/>
    </style:style>
    <style:style style:name="gr273" style:family="graphic" style:parent-style-name="standard">
      <style:graphic-properties draw:stroke="none" svg:stroke-color="#000000" draw:fill="none" draw:fill-color="#ffffff" draw:textarea-vertical-align="middle" fo:min-height="1.968cm" fo:padding-top="0.141cm" fo:padding-bottom="0.141cm" fo:padding-left="0.141cm" fo:padding-right="0.141cm"/>
    </style:style>
    <style:style style:name="gr274" style:family="graphic" style:parent-style-name="standard">
      <style:graphic-properties draw:stroke="none" svg:stroke-color="#000000" draw:fill="none" draw:fill-color="#ffffff" draw:textarea-vertical-align="middle" fo:min-height="0.348cm" fo:padding-top="0.141cm" fo:padding-bottom="0.141cm" fo:padding-left="0.141cm" fo:padding-right="0.141cm"/>
    </style:style>
    <style:style style:name="gr275" style:family="graphic" style:parent-style-name="standard">
      <style:graphic-properties draw:stroke="none" draw:textarea-vertical-align="middle" fo:min-height="0.613cm"/>
    </style:style>
    <style:style style:name="gr276" style:family="graphic" style:parent-style-name="standard">
      <style:graphic-properties draw:stroke="solid" svg:stroke-width="0.026cm" svg:stroke-color="#005ea4" svg:stroke-opacity="100%" draw:stroke-linejoin="round" draw:fill="none" fo:padding-top="0.138cm" fo:padding-bottom="0.138cm" fo:padding-left="0.263cm" fo:padding-right="0.263cm"/>
    </style:style>
    <style:style style:name="gr277" style:family="graphic" style:parent-style-name="standard">
      <style:graphic-properties draw:stroke="dash" draw:stroke-dash="Dash_5f_1" svg:stroke-width="0.026cm" svg:stroke-color="#b2b2b2" svg:stroke-opacity="100%" draw:stroke-linejoin="round" draw:fill="none" fo:padding-top="0.138cm" fo:padding-bottom="0.138cm" fo:padding-left="0.263cm" fo:padding-right="0.263cm"/>
    </style:style>
    <style:style style:name="gr278" style:family="graphic" style:parent-style-name="standard">
      <style:graphic-properties draw:stroke="none" svg:stroke-color="#b2b2b2" draw:fill="none" draw:fill-color="#ffffff" draw:textarea-vertical-align="top" fo:min-height="6.018cm" fo:padding-top="0.141cm" fo:padding-bottom="0.141cm" fo:padding-left="0.141cm" fo:padding-right="0.141cm"/>
    </style:style>
    <style:style style:name="gr279" style:family="graphic" style:parent-style-name="standard">
      <style:graphic-properties draw:stroke="solid" svg:stroke-width="0.035cm" svg:stroke-color="#000000" svg:stroke-opacity="100%" draw:stroke-linejoin="round" draw:fill="none" fo:padding-top="0.142cm" fo:padding-bottom="0.142cm" fo:padding-left="0.267cm" fo:padding-right="0.267cm"/>
    </style:style>
    <style:style style:name="gr280" style:family="graphic" style:parent-style-name="standard">
      <style:graphic-properties draw:stroke="none" svg:stroke-color="#000000" draw:fill="none" draw:fill-color="#ffffff" draw:textarea-vertical-align="middle" fo:min-height="1.438cm" fo:padding-top="0.141cm" fo:padding-bottom="0.141cm" fo:padding-left="0.141cm" fo:padding-right="0.141cm"/>
    </style:style>
    <style:style style:name="gr281" style:family="graphic" style:parent-style-name="standard">
      <style:graphic-properties draw:stroke="none" svg:stroke-color="#000000" draw:fill="none" draw:fill-color="#ffffff" draw:textarea-vertical-align="middle" fo:min-height="1.136cm" fo:padding-top="0.141cm" fo:padding-bottom="0.141cm" fo:padding-left="0.141cm" fo:padding-right="0.141cm"/>
    </style:style>
    <style:style style:name="gr282" style:family="graphic" style:parent-style-name="standard">
      <style:graphic-properties draw:stroke="none" svg:stroke-color="#000000" draw:fill="none" draw:fill-color="#ffffff" draw:textarea-vertical-align="middle" fo:min-height="0.931cm" fo:padding-top="0.141cm" fo:padding-bottom="0.141cm" fo:padding-left="0.141cm" fo:padding-right="0.141cm"/>
    </style:style>
    <style:style style:name="gr283" style:family="graphic" style:parent-style-name="standard">
      <style:graphic-properties draw:stroke="none" svg:stroke-color="#000000" draw:fill="none" draw:fill-color="#ffffff" draw:textarea-vertical-align="middle" fo:min-height="2.037cm" fo:padding-top="0.141cm" fo:padding-bottom="0.141cm" fo:padding-left="0.141cm" fo:padding-right="0.141cm"/>
    </style:style>
    <style:style style:name="gr284" style:family="graphic" style:parent-style-name="standard">
      <style:graphic-properties draw:stroke="none" svg:stroke-color="#000000" draw:fill="none" draw:fill-color="#ffffff" draw:textarea-vertical-align="middle" fo:min-height="1.05cm" fo:padding-top="0.141cm" fo:padding-bottom="0.141cm" fo:padding-left="0.141cm" fo:padding-right="0.141cm"/>
    </style:style>
    <style:style style:name="gr285" style:family="graphic" style:parent-style-name="standard">
      <style:graphic-properties draw:stroke="none" svg:stroke-color="#000000" draw:fill="none" draw:fill-color="#ffffff" draw:textarea-vertical-align="middle" fo:min-height="0.557cm" fo:padding-top="0.141cm" fo:padding-bottom="0.141cm" fo:padding-left="0.141cm" fo:padding-right="0.141cm"/>
    </style:style>
    <style:style style:name="gr286" style:family="graphic" style:parent-style-name="standard">
      <style:graphic-properties draw:stroke="none" svg:stroke-color="#000000" draw:fill="none" draw:fill-color="#ffffff" draw:textarea-vertical-align="middle" fo:min-height="1.052cm" fo:padding-top="0.141cm" fo:padding-bottom="0.141cm" fo:padding-left="0.141cm" fo:padding-right="0.141cm"/>
    </style:style>
    <style:style style:name="gr287" style:family="graphic" style:parent-style-name="standard">
      <style:graphic-properties draw:stroke="none" svg:stroke-color="#000000" draw:fill="none" draw:fill-color="#ffffff" draw:textarea-vertical-align="middle" fo:min-height="2.61cm" fo:padding-top="0.141cm" fo:padding-bottom="0.141cm" fo:padding-left="0.141cm" fo:padding-right="0.141cm"/>
    </style:style>
    <style:style style:name="gr288" style:family="graphic" style:parent-style-name="standard">
      <style:graphic-properties draw:stroke="none" svg:stroke-color="#000000" draw:fill="none" draw:fill-color="#ffffff" draw:textarea-vertical-align="middle" fo:min-height="1.607cm" fo:padding-top="0.141cm" fo:padding-bottom="0.141cm" fo:padding-left="0.141cm" fo:padding-right="0.141cm"/>
    </style:style>
    <style:style style:name="gr289" style:family="graphic" style:parent-style-name="standard">
      <style:graphic-properties draw:marker-start-width="0.2cm" draw:marker-end-width="0.2cm"/>
    </style:style>
    <style:style style:name="gr290" style:family="graphic" style:parent-style-name="standard">
      <style:graphic-properties draw:stroke="dash" draw:stroke-dash="Dash_5f_1" svg:stroke-width="0.009cm" svg:stroke-color="#a6a6a6" svg:stroke-opacity="100%" draw:stroke-linejoin="round" draw:fill="none" fo:padding-top="0.129cm" fo:padding-bottom="0.129cm" fo:padding-left="0.254cm" fo:padding-right="0.254cm"/>
    </style:style>
    <style:style style:name="gr291" style:family="graphic" style:parent-style-name="standard">
      <style:graphic-properties draw:stroke="none" svg:stroke-color="#000000" draw:fill="none" draw:fill-color="#ffffff" draw:textarea-vertical-align="top" fo:min-height="5.016cm" fo:padding-top="0.141cm" fo:padding-bottom="0.141cm" fo:padding-left="0.141cm" fo:padding-right="0.141cm"/>
    </style:style>
    <style:style style:name="gr292" style:family="graphic" style:parent-style-name="standard">
      <style:graphic-properties draw:stroke="dash" draw:stroke-dash="Dash_5f_2" svg:stroke-width="0.035cm" svg:stroke-color="#005ea4" svg:stroke-opacity="100%" draw:stroke-linejoin="round" draw:fill="none" fo:padding-top="0.142cm" fo:padding-bottom="0.142cm" fo:padding-left="0.267cm" fo:padding-right="0.267cm"/>
    </style:style>
    <style:style style:name="gr293" style:family="graphic" style:parent-style-name="standard">
      <style:graphic-properties draw:stroke="dash" draw:stroke-dash="Dash_5f_3" svg:stroke-width="0.035cm" svg:stroke-color="#005ea4" svg:stroke-opacity="100%" draw:stroke-linejoin="round" draw:fill="none" fo:padding-top="0.142cm" fo:padding-bottom="0.142cm" fo:padding-left="0.267cm" fo:padding-right="0.267cm"/>
    </style:style>
    <style:style style:name="gr294" style:family="graphic" style:parent-style-name="standard">
      <style:graphic-properties draw:stroke="dash" draw:stroke-dash="Dash_5f_4" svg:stroke-width="0.035cm" svg:stroke-color="#005ea4" svg:stroke-opacity="100%" draw:stroke-linejoin="round" draw:fill="none" fo:padding-top="0.142cm" fo:padding-bottom="0.142cm" fo:padding-left="0.267cm" fo:padding-right="0.267cm"/>
    </style:style>
    <style:style style:name="gr295" style:family="graphic" style:parent-style-name="standard">
      <style:graphic-properties draw:stroke="dash" draw:stroke-dash="Dash_5f_5" svg:stroke-width="0.035cm" svg:stroke-color="#005ea4" svg:stroke-opacity="100%" draw:stroke-linejoin="round" draw:fill="none" fo:padding-top="0.142cm" fo:padding-bottom="0.142cm" fo:padding-left="0.267cm" fo:padding-right="0.267cm"/>
    </style:style>
    <style:style style:name="gr296" style:family="graphic" style:parent-style-name="standard">
      <style:graphic-properties draw:stroke="dash" draw:stroke-dash="Dash_5f_6" svg:stroke-width="0.035cm" svg:stroke-color="#005ea4" svg:stroke-opacity="100%" draw:stroke-linejoin="round" draw:fill="none" fo:padding-top="0.142cm" fo:padding-bottom="0.142cm" fo:padding-left="0.267cm" fo:padding-right="0.267cm"/>
    </style:style>
    <style:style style:name="gr297" style:family="graphic" style:parent-style-name="standard">
      <style:graphic-properties draw:stroke="solid" svg:stroke-width="0.035cm" svg:stroke-color="#5b9bd5" svg:stroke-opacity="100%" draw:stroke-linejoin="round" draw:fill="none" fo:padding-top="0.142cm" fo:padding-bottom="0.142cm" fo:padding-left="0.267cm" fo:padding-right="0.267cm"/>
    </style:style>
    <style:style style:name="gr298" style:family="graphic" style:parent-style-name="standard">
      <style:graphic-properties draw:stroke="none" svg:stroke-color="#000000" draw:fill="none" draw:fill-color="#ffffff" draw:textarea-vertical-align="middle" fo:min-height="1.28cm" fo:padding-top="0.141cm" fo:padding-bottom="0.141cm" fo:padding-left="0.141cm" fo:padding-right="0.141cm"/>
    </style:style>
    <style:style style:name="gr299" style:family="graphic" style:parent-style-name="standard">
      <style:graphic-properties draw:stroke="none" svg:stroke-color="#000000" draw:fill="none" draw:fill-color="#ffffff" draw:textarea-vertical-align="middle" fo:min-height="1.753cm" fo:padding-top="0.141cm" fo:padding-bottom="0.141cm" fo:padding-left="0.141cm" fo:padding-right="0.141cm"/>
    </style:style>
    <style:style style:name="gr300" style:family="graphic" style:parent-style-name="standard">
      <style:graphic-properties draw:stroke="none" svg:stroke-color="#000000" draw:fill="none" draw:fill-color="#ffffff" draw:textarea-vertical-align="middle" fo:min-height="0.578cm" fo:padding-top="0.141cm" fo:padding-bottom="0.141cm" fo:padding-left="0.141cm" fo:padding-right="0.141cm"/>
    </style:style>
    <style:style style:name="gr301" style:family="graphic" style:parent-style-name="standard">
      <style:graphic-properties draw:stroke="solid" draw:stroke-dash="Dash_20_2" svg:stroke-width="0.007cm" svg:stroke-color="#b0b0b0" draw:stroke-linejoin="miter" svg:stroke-linecap="square" draw:textarea-horizontal-align="center" draw:textarea-vertical-align="middle" fo:padding-top="0.003cm" fo:padding-bottom="0.003cm" fo:padding-left="0.003cm" fo:padding-right="0.003cm"/>
    </style:style>
    <style:style style:name="gr302" style:family="graphic" style:parent-style-name="standard">
      <style:graphic-properties draw:stroke="none" draw:fill="none" draw:fill-color="#ffffff" draw:textarea-horizontal-align="left" draw:auto-grow-width="true" fo:min-height="0.412cm" fo:min-width="2.017cm" fo:padding-top="0cm" fo:padding-bottom="0cm" fo:padding-left="0cm" fo:padding-right="0cm"/>
    </style:style>
    <style:style style:name="gr303" style:family="graphic" style:parent-style-name="standard">
      <style:graphic-properties draw:stroke="none" draw:stroke-dash="Dash_20_2" svg:stroke-width="0cm" svg:stroke-color="#b0b0b0" draw:stroke-linejoin="none" svg:stroke-linecap="square" draw:fill="solid" draw:fill-color="#005ea4" draw:textarea-horizontal-align="center" draw:textarea-vertical-align="middle"/>
    </style:style>
    <style:style style:name="gr304" style:family="graphic" style:parent-style-name="standard">
      <style:graphic-properties draw:stroke="solid" draw:stroke-dash="Dash_20_2" svg:stroke-width="0.007cm" svg:stroke-color="#c7c8c8" draw:stroke-linejoin="miter" svg:stroke-linecap="square" draw:fill="none" draw:fill-color="#005ea4" draw:textarea-horizontal-align="center" draw:textarea-vertical-align="middle" fo:padding-top="0.003cm" fo:padding-bottom="0.003cm" fo:padding-left="0.003cm" fo:padding-right="0.003cm"/>
    </style:style>
    <style:style style:name="gr305" style:family="graphic" style:parent-style-name="standard">
      <style:graphic-properties draw:stroke="none" draw:fill="none" draw:fill-color="#ffffff" draw:textarea-horizontal-align="left" draw:auto-grow-width="true" fo:min-height="0.412cm" fo:min-width="1.772cm" fo:padding-top="0cm" fo:padding-bottom="0cm" fo:padding-left="0cm" fo:padding-right="0cm"/>
    </style:style>
    <style:style style:name="gr306" style:family="graphic" style:parent-style-name="standard">
      <style:graphic-properties draw:stroke="none" draw:stroke-dash="Dash_20_2" svg:stroke-width="0cm" svg:stroke-color="#c7c8c8" draw:stroke-linejoin="none" svg:stroke-linecap="square" draw:fill="solid" draw:fill-color="#a6a6a6" draw:textarea-horizontal-align="center" draw:textarea-vertical-align="middle"/>
    </style:style>
    <style:style style:name="gr307" style:family="graphic" style:parent-style-name="standard">
      <style:graphic-properties draw:stroke="solid" draw:stroke-dash="Dash_20_2" svg:stroke-width="0.007cm" svg:stroke-color="#c7c8c8" draw:stroke-linejoin="miter" svg:stroke-linecap="square" draw:fill="none" draw:fill-color="#a6a6a6" draw:textarea-horizontal-align="center" draw:textarea-vertical-align="middle" fo:padding-top="0.003cm" fo:padding-bottom="0.003cm" fo:padding-left="0.003cm" fo:padding-right="0.003cm"/>
    </style:style>
    <style:style style:name="gr308" style:family="graphic" style:parent-style-name="standard">
      <style:graphic-properties draw:stroke="none" draw:fill="none" draw:fill-color="#ffffff" draw:textarea-horizontal-align="left" draw:auto-grow-width="true" fo:min-height="0.412cm" fo:min-width="0.095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fill-color="#ffffff" draw:textarea-horizontal-align="left" draw:auto-grow-width="true" fo:min-height="0.412cm" fo:min-width="3.545cm" fo:padding-top="0cm" fo:padding-bottom="0cm" fo:padding-left="0cm" fo:padding-right="0cm"/>
    </style:style>
    <style:style style:name="gr310" style:family="graphic" style:parent-style-name="standard">
      <style:graphic-properties draw:stroke="none" draw:stroke-dash="Dash_20_2" svg:stroke-width="0cm" svg:stroke-color="#c7c8c8" draw:stroke-linejoin="none" svg:stroke-linecap="square" draw:fill="solid" draw:fill-color="#005ea4" draw:textarea-horizontal-align="center" draw:textarea-vertical-align="middle"/>
    </style:style>
    <style:style style:name="gr311" style:family="graphic" style:parent-style-name="standard">
      <style:graphic-properties draw:stroke="none" draw:fill="none" draw:fill-color="#ffffff" draw:textarea-horizontal-align="left" draw:auto-grow-width="true" fo:min-height="0.412cm" fo:min-width="2.90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fill-color="#ffffff" draw:textarea-horizontal-align="left" draw:auto-grow-width="true" fo:min-height="0.412cm" fo:min-width="0.739cm" fo:padding-top="0cm" fo:padding-bottom="0cm" fo:padding-left="0cm" fo:padding-right="0cm"/>
    </style:style>
    <style:style style:name="gr313" style:family="graphic" style:parent-style-name="standard">
      <style:graphic-properties draw:stroke="none" draw:stroke-dash="Dash_20_2" svg:stroke-width="0cm" svg:stroke-color="#c7c8c8" draw:stroke-linejoin="none" svg:stroke-linecap="square" draw:fill="solid" draw:fill-color="#5b9bd5" draw:textarea-horizontal-align="center" draw:textarea-vertical-align="middle"/>
    </style:style>
    <style:style style:name="gr314" style:family="graphic" style:parent-style-name="standard">
      <style:graphic-properties draw:stroke="solid" draw:stroke-dash="Dash_20_2" svg:stroke-width="0.028cm" svg:stroke-color="#5b9bd5" draw:stroke-linejoin="round" svg:stroke-linecap="round" draw:fill="none" draw:fill-color="#5b9bd5" draw:textarea-horizontal-align="center" draw:textarea-vertical-align="middle" fo:padding-top="0.014cm" fo:padding-bottom="0.014cm" fo:padding-left="0.014cm" fo:padding-right="0.014cm"/>
    </style:style>
    <style:style style:name="gr315" style:family="graphic" style:parent-style-name="standard">
      <style:graphic-properties draw:stroke="none" draw:stroke-dash="Dash_20_2" svg:stroke-width="0cm" svg:stroke-color="#5b9bd5" draw:stroke-linejoin="none" svg:stroke-linecap="round" draw:fill="solid" draw:fill-color="#ffffff" draw:textarea-horizontal-align="center" draw:textarea-vertical-align="middle"/>
    </style:style>
    <style:style style:name="gr316" style:family="graphic" style:parent-style-name="standard">
      <style:graphic-properties draw:stroke="solid" draw:stroke-dash="Dash_20_2" svg:stroke-width="0.028cm" svg:stroke-color="#005ea4" draw:stroke-linejoin="round" svg:stroke-linecap="round" draw:textarea-horizontal-align="center" draw:textarea-vertical-align="middle" fo:padding-top="0.014cm" fo:padding-bottom="0.014cm" fo:padding-left="0.014cm" fo:padding-right="0.014cm"/>
    </style:style>
    <style:style style:name="gr317" style:family="graphic" style:parent-style-name="standard">
      <style:graphic-properties draw:stroke="none" draw:fill="none" draw:fill-color="#ffffff" draw:textarea-horizontal-align="left" draw:auto-grow-width="true" fo:min-height="0.412cm" fo:min-width="2.449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fill-color="#ffffff" draw:textarea-horizontal-align="left" draw:auto-grow-width="true" fo:min-height="0.412cm" fo:min-width="2.114cm" fo:padding-top="0cm" fo:padding-bottom="0cm" fo:padding-left="0cm" fo:padding-right="0cm"/>
    </style:style>
    <style:style style:name="gr319" style:family="graphic" style:parent-style-name="standard">
      <style:graphic-properties draw:stroke="none" draw:stroke-dash="Dash_20_2" svg:stroke-width="0cm" svg:stroke-color="#005ea4" draw:stroke-linejoin="none" svg:stroke-linecap="round" draw:fill="solid" draw:fill-color="#a6a6a6" draw:textarea-horizontal-align="center" draw:textarea-vertical-align="middle"/>
    </style:style>
    <style:style style:name="gr320" style:family="graphic" style:parent-style-name="standard">
      <style:graphic-properties draw:stroke="none" draw:fill="none" draw:fill-color="#ffffff" draw:textarea-horizontal-align="left" draw:auto-grow-width="true" fo:min-height="0.412cm" fo:min-width="1.395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fill-color="#ffffff" draw:textarea-horizontal-align="left" draw:auto-grow-width="true" fo:min-height="0.412cm" fo:min-width="1.471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fill-color="#ffffff" draw:textarea-horizontal-align="left" draw:auto-grow-width="true" fo:min-height="0.412cm" fo:min-width="0.777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fill-color="#ffffff" draw:textarea-horizontal-align="left" draw:auto-grow-width="true" fo:min-height="0.412cm" fo:min-width="1.17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fill-color="#ffffff" draw:textarea-horizontal-align="left" draw:auto-grow-width="true" fo:min-height="0.412cm" fo:min-width="0.603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fill-color="#ffffff" draw:textarea-horizontal-align="left" draw:auto-grow-width="true" fo:min-height="0.412cm" fo:min-width="0.565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fill-color="#ffffff" draw:textarea-horizontal-align="left" draw:auto-grow-width="true" fo:min-height="0.412cm" fo:min-width="2.508cm" fo:padding-top="0cm" fo:padding-bottom="0cm" fo:padding-left="0cm" fo:padding-right="0cm"/>
    </style:style>
    <style:style style:name="gr327" style:family="graphic" style:parent-style-name="standard">
      <style:graphic-properties draw:stroke="none" draw:stroke-dash="Dash_20_2" svg:stroke-width="0cm" svg:stroke-color="#005ea4" draw:stroke-linejoin="none" svg:stroke-linecap="round" draw:fill="solid" draw:fill-color="#5b9bd5" draw:textarea-horizontal-align="center" draw:textarea-vertical-align="middle"/>
    </style:style>
    <style:style style:name="gr328" style:family="graphic" style:parent-style-name="standard">
      <style:graphic-properties draw:stroke="none" draw:fill="none" draw:fill-color="#ffffff" draw:textarea-horizontal-align="left" draw:auto-grow-width="true" fo:min-height="0.412cm" fo:min-width="2.487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fill-color="#ffffff" draw:textarea-horizontal-align="left" draw:auto-grow-width="true" fo:min-height="0.412cm" fo:min-width="2.432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fill-color="#ffffff" draw:textarea-horizontal-align="left" draw:auto-grow-width="true" fo:min-height="0.412cm" fo:min-width="1.547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fill-color="#ffffff" draw:textarea-horizontal-align="left" draw:auto-grow-width="true" fo:min-height="0.412cm" fo:min-width="1.187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fill-color="#ffffff" draw:textarea-horizontal-align="left" draw:auto-grow-width="true" fo:min-height="0.412cm" fo:min-width="3.224cm" fo:padding-top="0cm" fo:padding-bottom="0cm" fo:padding-left="0cm" fo:padding-right="0cm"/>
    </style:style>
    <style:style style:name="gr333" style:family="graphic" style:parent-style-name="standard">
      <style:graphic-properties draw:stroke="solid" draw:stroke-dash="Dash_20_2" svg:stroke-width="0.025cm" svg:stroke-color="#005ea4" draw:stroke-linejoin="round" svg:stroke-linecap="round" draw:textarea-horizontal-align="center" draw:textarea-vertical-align="middle" fo:padding-top="0.012cm" fo:padding-bottom="0.012cm" fo:padding-left="0.012cm" fo:padding-right="0.012cm"/>
    </style:style>
    <style:style style:name="gr334" style:family="graphic" style:parent-style-name="standard">
      <style:graphic-properties draw:stroke="solid" draw:stroke-dash="Dash_20_2" svg:stroke-width="0.007cm" svg:stroke-color="#005ea4" draw:stroke-linejoin="miter" svg:stroke-linecap="square" draw:textarea-horizontal-align="center" draw:textarea-vertical-align="middle" fo:padding-top="0.003cm" fo:padding-bottom="0.003cm" fo:padding-left="0.003cm" fo:padding-right="0.003cm"/>
    </style:style>
    <style:style style:name="gr335" style:family="graphic" style:parent-style-name="standard">
      <style:graphic-properties draw:stroke="none" draw:fill="none" draw:fill-color="#ffffff" draw:textarea-horizontal-align="left" draw:auto-grow-width="true" fo:min-height="0.412cm" fo:min-width="2.754cm" fo:padding-top="0cm" fo:padding-bottom="0cm" fo:padding-left="0cm" fo:padding-right="0cm"/>
    </style:style>
    <style:style style:name="gr336" style:family="graphic" style:parent-style-name="standard">
      <style:graphic-properties draw:stroke="none" draw:stroke-dash="Dash_20_2" svg:stroke-width="0cm" svg:stroke-color="#005ea4" draw:stroke-linejoin="none" svg:stroke-linecap="square" draw:fill="solid" draw:fill-color="#a6a6a6" draw:textarea-horizontal-align="center" draw:textarea-vertical-align="middle"/>
    </style:style>
    <style:style style:name="gr337" style:family="graphic" style:parent-style-name="standard">
      <style:graphic-properties draw:stroke="none" draw:fill="bitmap" draw:fill-image-name="Bitmape_20_3" style:repeat="stretch" draw:textarea-horizontal-align="center" draw:textarea-vertical-align="middle"/>
    </style:style>
    <style:style style:name="P1" style:family="paragraph">
      <style:paragraph-properties fo:margin-top="0cm" fo:margin-bottom="0.212cm" style:writing-mode="lr-tb"/>
      <style:text-properties fo:font-size="11pt"/>
    </style:style>
    <style:style style:name="P2" style:family="paragraph">
      <style:paragraph-properties fo:margin-top="0cm" fo:margin-bottom="0.212cm" style:writing-mode="lr-tb" style:font-independent-line-spacing="true"/>
      <style:text-properties fo:font-size="11pt"/>
    </style:style>
    <style:style style:name="P3" style:family="paragraph">
      <style:paragraph-properties fo:margin-top="0cm" fo:margin-bottom="0.353cm"/>
    </style:style>
    <style:style style:name="P4" style:family="paragraph">
      <style:paragraph-properties fo:margin-top="0cm" fo:margin-bottom="0.353cm" style:writing-mode="lr-tb" style:font-independent-line-spacing="true"/>
      <style:text-properties fo:font-size="11pt"/>
    </style:style>
    <style:style style:name="P5" style:family="paragraph">
      <style:paragraph-properties style:writing-mode="lr-tb" style:font-independent-line-spacing="true"/>
      <style:text-properties fo:font-size="11pt"/>
    </style:style>
    <style:style style:name="P6" style:family="paragraph">
      <style:paragraph-properties fo:text-align="center" style:writing-mode="lr-tb"/>
      <style:text-properties fo:font-size="11pt"/>
    </style:style>
    <style:style style:name="P7" style:family="paragraph">
      <style:paragraph-properties fo:text-align="center" style:writing-mode="lr-tb" style:font-independent-line-spacing="true"/>
      <style:text-properties fo:font-size="11pt"/>
    </style:style>
    <style:style style:name="P8" style:family="paragraph">
      <style:text-properties fo:font-size="11pt"/>
    </style:style>
    <style:style style:name="P9" style:family="paragraph">
      <style:paragraph-properties fo:margin-top="0cm" fo:margin-bottom="0.353cm" fo:text-align="center"/>
    </style:style>
    <style:style style:name="P10" style:family="paragraph">
      <style:paragraph-properties fo:margin-top="0cm" fo:margin-bottom="0.353cm" fo:text-align="center" style:writing-mode="lr-tb" style:font-independent-line-spacing="true"/>
      <style:text-properties fo:font-size="11pt"/>
    </style:style>
    <style:style style:name="P11" style:family="paragraph">
      <style:paragraph-properties fo:margin-top="0cm" fo:margin-bottom="0cm" fo:text-align="center" style:writing-mode="lr-tb"/>
      <style:text-properties fo:font-size="11pt"/>
    </style:style>
    <style:style style:name="P12" style:family="paragraph">
      <style:paragraph-properties fo:margin-top="0cm" fo:margin-bottom="0cm" fo:text-align="center" style:writing-mode="lr-tb" style:font-independent-line-spacing="true"/>
      <style:text-properties fo:font-size="11pt"/>
    </style:style>
    <style:style style:name="P13" style:family="paragraph">
      <style:paragraph-properties fo:margin-top="0cm" fo:margin-bottom="0cm" fo:text-align="center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top="0cm" fo:margin-bottom="0.353cm" fo:text-align="center" style:writing-mode="lr-tb"/>
    </style:style>
    <style:style style:name="P16" style:family="paragraph">
      <style:paragraph-properties fo:margin-top="0cm" fo:margin-bottom="0cm" fo:text-align="center" style:writing-mode="lr-tb" style:font-independent-line-spacing="true"/>
      <style:text-properties fo:font-family="Calibri" style:font-family-generic="swiss" style:font-pitch="variable" fo:font-size="11pt" style:font-size-asian="18pt" style:font-size-complex="18pt"/>
    </style:style>
    <style:style style:name="P17" style:family="paragraph">
      <style:text-properties fo:font-family="Calibri" style:font-family-generic="swiss" style:font-pitch="variable" fo:font-size="11pt" style:font-size-asian="18pt" style:font-size-complex="18pt"/>
    </style:style>
    <style:style style:name="P18" style:family="paragraph">
      <style:paragraph-properties style:writing-mode="lr-tb" style:font-independent-line-spacing="true"/>
      <style:text-properties fo:font-family="Calibri" style:font-family-generic="swiss" style:font-pitch="variable" fo:font-size="11pt" style:font-size-asian="18pt" style:font-size-complex="18pt"/>
    </style:style>
    <style:style style:name="P19" style:family="paragraph">
      <style:paragraph-properties fo:text-align="center" style:writing-mode="lr-tb" style:font-independent-line-spacing="true"/>
      <style:text-properties fo:font-family="Calibri" style:font-family-generic="swiss" style:font-pitch="variable" fo:font-size="11pt" style:font-size-asian="18pt" style:font-size-complex="18pt"/>
    </style:style>
    <style:style style:name="P20" style:family="paragraph">
      <style:paragraph-properties fo:margin-top="0cm" fo:margin-bottom="0.353cm" fo:text-align="center" style:writing-mode="lr-tb" style:font-independent-line-spacing="true"/>
      <style:text-properties fo:font-family="Calibri" style:font-family-generic="swiss" style:font-pitch="variable" fo:font-size="11pt" style:font-size-asian="18pt" style:font-size-complex="18pt"/>
    </style:style>
    <style:style style:name="P21" style:family="paragraph">
      <style:paragraph-properties fo:margin-top="0cm" fo:margin-bottom="0.353cm" style:writing-mode="lr-tb" style:font-independent-line-spacing="true"/>
      <style:text-properties fo:font-family="Calibri" style:font-family-generic="swiss" style:font-pitch="variable" fo:font-size="11pt" style:font-size-asian="18pt" style:font-size-complex="18pt"/>
    </style:style>
    <style:style style:name="P22" style:family="paragraph">
      <style:paragraph-properties fo:margin-top="0cm" fo:margin-bottom="0cm" fo:text-align="center" style:writing-mode="lr-tb" style:font-independent-line-spacing="true"/>
      <style:text-properties fo:font-family="Calibri" style:font-family-generic="swiss" style:font-pitch="variable" fo:font-size="11pt"/>
    </style:style>
    <style:style style:name="P23" style:family="paragraph">
      <style:text-properties fo:font-family="Calibri" style:font-family-generic="swiss" style:font-pitch="variable" fo:font-size="11pt"/>
    </style:style>
    <style:style style:name="P24" style:family="paragraph">
      <style:paragraph-properties style:writing-mode="lr-tb" style:font-independent-line-spacing="true"/>
      <style:text-properties fo:font-family="Calibri" style:font-family-generic="swiss" style:font-pitch="variable" fo:font-size="11pt"/>
    </style:style>
    <style:style style:name="P25" style:family="paragraph">
      <style:paragraph-properties fo:text-align="center" style:writing-mode="lr-tb" style:font-independent-line-spacing="true"/>
      <style:text-properties fo:font-family="Calibri" style:font-family-generic="swiss" style:font-pitch="variable" fo:font-size="11pt"/>
    </style:style>
    <style:style style:name="P26" style:family="paragraph">
      <style:paragraph-properties fo:margin-top="0cm" fo:margin-bottom="0.353cm" fo:text-align="center" style:writing-mode="lr-tb" style:font-independent-line-spacing="true"/>
      <style:text-properties fo:font-family="Calibri" style:font-family-generic="swiss" style:font-pitch="variable" fo:font-size="11pt"/>
    </style:style>
    <style:style style:name="P27" style:family="paragraph">
      <style:paragraph-properties fo:margin-top="0cm" fo:margin-bottom="0.353cm" style:writing-mode="lr-tb" style:font-independent-line-spacing="true"/>
      <style:text-properties fo:font-family="Calibri" style:font-family-generic="swiss" style:font-pitch="variable" fo:font-size="11pt"/>
    </style:style>
    <style:style style:name="P28" style:family="paragraph">
      <style:paragraph-properties fo:text-align="center"/>
    </style:style>
    <style:style style:name="P29" style:family="paragraph">
      <style:text-properties fo:font-family="Calibri" style:font-family-generic="swiss" style:font-pitch="variable"/>
    </style:style>
    <style:style style:name="P30" style:family="paragraph">
      <style:paragraph-properties fo:margin-top="0cm" fo:margin-bottom="0.212cm"/>
    </style:style>
    <style:style style:name="P31" style:family="paragraph">
      <style:paragraph-properties fo:margin-left="0cm" fo:margin-right="0cm" fo:margin-top="0cm" fo:margin-bottom="0cm" fo:line-height="120%" fo:text-align="center" fo:text-indent="0cm"/>
    </style:style>
    <style:style style:name="P32" style:family="paragraph">
      <style:paragraph-properties fo:margin-left="0cm" fo:margin-right="0cm" fo:margin-top="0cm" fo:margin-bottom="0cm" fo:line-height="120%" fo:text-align="center" fo:text-indent="0cm"/>
      <style:text-properties fo:color="#ffffff"/>
    </style:style>
    <style:style style:name="P33" style:family="paragraph">
      <style:paragraph-properties fo:margin-left="0cm" fo:margin-right="0cm" fo:margin-top="0cm" fo:margin-bottom="0cm" fo:line-height="120%" fo:text-align="start" fo:text-indent="0cm"/>
    </style:style>
    <style:style style:name="P34" style:family="paragraph">
      <style:paragraph-properties fo:margin-left="0cm" fo:margin-right="0cm" fo:margin-top="0cm" fo:margin-bottom="0cm" fo:line-height="120%" fo:text-align="center" fo:text-indent="0cm"/>
      <style:text-properties fo:color="#ffffff" fo:font-size="12pt" style:font-size-asian="12pt" style:font-size-complex="12pt"/>
    </style:style>
    <style:style style:name="P35" style:family="paragraph"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36" style:family="paragraph">
      <style:text-properties fo:color="#7f7f7f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P37" style:family="paragraph">
      <style:text-properties fo:color="#feffff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P38" style:family="paragraph">
      <style:text-properties fo:color="#ffffff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P39" style:family="paragraph">
      <style:text-properties fo:color="#005ea4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P40" style:family="paragraph">
      <style:paragraph-properties fo:text-align="end">
        <style:tab-stops/>
      </style:paragraph-properties>
    </style:style>
    <style:style style:name="P41" style:family="paragraph">
      <style:paragraph-properties fo:text-align="end">
        <style:tab-stops/>
      </style:paragraph-properties>
      <style:text-properties fo:color="#005ea4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T1" style:family="text">
      <style:text-properties fo:font-size="11pt" style:font-family-asian="'Times New Roman'" style:font-family-generic-asian="roman" style:font-pitch-asian="variable"/>
    </style:style>
    <style:style style:name="T2" style:family="text">
      <style:text-properties fo:font-size="11pt" style:font-family-asian="Calibri" style:font-family-generic-asian="swiss" style:font-pitch-asian="variable"/>
    </style:style>
    <style:style style:name="T3" style:family="text">
      <style:text-properties fo:font-family="Calibri" style:font-family-generic="swiss" style:font-pitch="variable" fo:font-size="11pt" style:font-family-asian="Calibri" style:font-family-generic-asian="swiss" style:font-pitch-asian="variable" style:font-family-complex="Calibri" style:font-family-generic-complex="swiss" style:font-pitch-complex="variable"/>
    </style:style>
    <style:style style:name="T4" style:family="text">
      <style:text-properties fo:color="#000000" fo:font-size="9pt" style:font-family-asian="'Times New Roman'" style:font-family-generic-asian="roman" style:font-pitch-asian="variable" style:font-size-asian="9pt" style:font-size-complex="9pt"/>
    </style:style>
    <style:style style:name="T5" style:family="text">
      <style:text-properties fo:font-family="Calibri" style:font-family-generic="swiss" style:font-pitch="variable" fo:font-size="9pt" style:font-family-asian="Calibri" style:font-family-generic-asian="swiss" style:font-pitch-asian="variable" style:font-size-asian="9pt" style:font-size-complex="9pt" style:font-weight-complex="bold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color="#000000" fo:font-size="11pt" style:font-family-complex="Calibri" style:font-family-generic-complex="swiss" style:font-pitch-complex="variable"/>
    </style:style>
    <style:style style:name="T8" style:family="text">
      <style:text-properties fo:font-size="11pt"/>
    </style:style>
    <style:style style:name="T9" style:family="text">
      <style:text-properties fo:font-family="Calibri" style:font-family-generic="swiss" style:font-pitch="variable" fo:font-size="11pt" style:font-family-asian="Calibri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color="#000000" fo:font-family="Calibri" style:font-family-generic="swiss" style:font-pitch="variable" fo:font-size="9pt" style:font-family-asian="Calibri" style:font-family-generic-asian="swiss" style:font-pitch-asian="variable" style:font-size-asian="9pt" style:font-family-complex="Arial" style:font-family-generic-complex="swiss" style:font-pitch-complex="variable" style:font-size-complex="9pt"/>
    </style:style>
    <style:style style:name="T11" style:family="text"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12" style:family="text">
      <style:text-properties fo:color="#000000" fo:font-family="Calibri" style:font-family-generic="swiss" style:font-pitch="variable" fo:font-size="11pt" style:font-family-asian="Calibri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family="Calibri" style:font-family-generic="swiss" style:font-pitch="variable" fo:font-size="10pt" style:font-family-asian="Calibri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T15" style:family="text">
      <style:text-properties fo:color="#000000" fo:font-family="Calibri" style:font-family-generic="swiss" style:font-pitch="variable" fo:font-size="11pt" style:font-size-asian="18pt" style:font-family-complex="Calibri" style:font-family-generic-complex="swiss" style:font-pitch-complex="variable" style:font-size-complex="18pt"/>
    </style:style>
    <style:style style:name="T16" style:family="text">
      <style:text-properties fo:color="#000000" fo:font-family="Calibri" style:font-family-generic="swiss" style:font-pitch="variable" fo:font-size="11pt" style:font-family-asian="Calibri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7" style:family="text">
      <style:text-properties fo:font-family="Calibri" style:font-family-generic="swiss" style:font-pitch="variable" fo:font-size="11pt" style:font-size-asian="18pt" style:font-size-complex="18pt"/>
    </style:style>
    <style:style style:name="T18" style:family="text">
      <style:text-properties fo:color="#000000" fo:font-family="Calibri" style:font-family-generic="swiss" style:font-pitch="variable" fo:font-size="9pt" style:font-size-asian="18pt" style:font-size-complex="18pt"/>
    </style:style>
    <style:style style:name="T19" style:family="text">
      <style:text-properties fo:color="#000000" fo:font-family="Calibri" style:font-family-generic="swiss" style:font-pitch="variable" fo:font-size="9pt" style:font-family-asian="Calibri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0" style:family="text">
      <style:text-properties fo:font-family="Calibri" style:font-family-generic="swiss" style:font-pitch="variable" fo:font-size="20pt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style:style style:name="T21" style:family="text">
      <style:text-properties fo:color="#000000" fo:font-family="Calibri" style:font-family-generic="swiss" style:font-pitch="variable" fo:font-size="11pt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style:style style:name="T22" style:family="text">
      <style:text-properties fo:font-family="Calibri" style:font-family-generic="swiss" style:font-pitch="variable" fo:font-size="10pt" style:font-family-asian="Calibri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3" style:family="text">
      <style:text-properties fo:font-family="Calibri" style:font-family-generic="swiss" style:font-pitch="variable" fo:font-size="11pt" style:font-family-asian="Calibri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4" style:family="text">
      <style:text-properties fo:color="#000000" fo:font-family="Calibri" style:font-family-generic="swiss" style:font-pitch="variable" fo:font-size="11pt" style:font-family-complex="Calibri" style:font-family-generic-complex="swiss" style:font-pitch-complex="variable"/>
    </style:style>
    <style:style style:name="T25" style:family="text">
      <style:text-properties fo:font-family="Calibri" style:font-family-generic="swiss" style:font-pitch="variable" fo:font-size="11pt"/>
    </style:style>
    <style:style style:name="T26" style:family="text">
      <style:text-properties fo:color="#000000" fo:font-family="Calibri" style:font-family-generic="swiss" style:font-pitch="variable" fo:font-size="9pt" style:font-size-asian="9pt" style:font-size-complex="9pt"/>
    </style:style>
    <style:style style:name="T27" style:family="text">
      <style:text-properties fo:color="#000000" fo:font-family="Calibri" style:font-family-generic="swiss" style:font-pitch="variable" fo:font-size="11pt" style:font-family-asian="Calibri" style:font-family-generic-asian="swiss" style:font-pitch-asian="variable" style:font-family-complex="Calibri" style:font-family-generic-complex="swiss" style:font-pitch-complex="variable"/>
    </style:style>
    <style:style style:name="T28" style:family="text">
      <style:text-properties fo:font-family="Calibri" style:font-family-generic="swiss" style:font-pitch="variable" fo:font-size="11pt" style:font-size-asian="11pt" style:font-size-complex="11pt"/>
    </style:style>
    <style:style style:name="T29" style:family="text">
      <style:text-properties fo:font-family="Calibri" style:font-family-generic="swiss" style:font-pitch="variable" fo:font-size="10pt" fo:language="de" fo:country="DE" style:font-family-asian="Calibri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T30" style:family="text">
      <style:text-properties fo:color="#000000" style:font-family-complex="Calibri" style:font-family-generic-complex="swiss" style:font-pitch-complex="variable"/>
    </style:style>
    <style:style style:name="T31" style:family="text">
      <style:text-properties fo:color="#000000" style:font-family-asian="Calibri" style:font-family-generic-asian="swiss" style:font-pitch-asian="variable" style:font-family-complex="Arial" style:font-family-generic-complex="swiss" style:font-pitch-complex="variable"/>
    </style:style>
    <style:style style:name="T32" style:family="text">
      <style:text-properties fo:color="#000000" fo:font-family="Calibri" style:font-family-generic="swiss" style:font-pitch="variable" style:font-family-complex="Calibri" style:font-family-generic-complex="swiss" style:font-pitch-complex="variable"/>
    </style:style>
    <style:style style:name="T33" style:family="text">
      <style:text-properties fo:color="#000000" fo:font-family="Calibri" style:font-family-generic="swiss" style:font-pitch="variable" style:font-family-asian="Calibri" style:font-family-generic-asian="swiss" style:font-pitch-asian="variable" style:font-family-complex="Calibri" style:font-family-generic-complex="swiss" style:font-pitch-complex="variable"/>
    </style:style>
    <style:style style:name="T34" style:family="text">
      <style:text-properties fo:color="#000000" fo:font-family="Calibri" style:font-family-generic="swiss" style:font-pitch="variable" fo:font-size="9pt" style:font-family-asian="Calibri" style:font-family-generic-asian="swiss" style:font-pitch-asian="variable" style:font-size-asian="9pt" style:font-family-complex="Calibri" style:font-family-generic-complex="swiss" style:font-pitch-complex="variable" style:font-size-complex="9pt"/>
    </style:style>
    <style:style style:name="T35" style:family="text">
      <style:text-properties style:text-position="super 58%"/>
    </style:style>
    <style:style style:name="T36" style:family="text">
      <style:text-properties fo:color="#000000" style:font-family-asian="Calibri" style:font-family-generic-asian="swiss" style:font-pitch-asian="variable" style:font-family-complex="Calibri" style:font-family-generic-complex="swiss" style:font-pitch-complex="variable"/>
    </style:style>
    <style:style style:name="T37" style:family="text">
      <style:text-properties fo:font-family="Calibri" style:font-family-generic="swiss" style:font-pitch="variable" fo:font-size="11pt" style:font-family-asian="'MS Mincho'" style:font-family-generic-asian="modern" style:font-pitch-asian="fixed"/>
    </style:style>
    <style:style style:name="T38" style:family="text">
      <style:text-properties fo:color="#ffffff" fo:font-family="Calibri" fo:font-size="14pt" style:font-family-asian="Calibri" style:font-size-asian="14pt" style:font-family-complex="Calibri" style:font-size-complex="14pt"/>
    </style:style>
    <style:style style:name="T39" style:family="text">
      <style:text-properties fo:color="#005ea4" fo:font-family="Calibri" fo:font-size="14pt" style:font-family-asian="Calibri" style:font-size-asian="14pt" style:font-family-complex="Calibri" style:font-size-complex="14pt"/>
    </style:style>
    <style:style style:name="T40" style:family="text">
      <style:text-properties fo:color="#005ea4" fo:font-family="Calibri" fo:font-size="8pt" style:font-family-asian="Calibri" style:font-size-asian="8pt" style:font-family-complex="Calibri" style:font-size-complex="8pt"/>
    </style:style>
    <style:style style:name="T41" style:family="text">
      <style:text-properties fo:color="#7f7f7f" fo:font-family="Calibri" fo:font-size="12pt" style:font-family-asian="Calibri" style:font-size-asian="12pt" style:font-family-complex="Calibri" style:font-size-complex="12pt"/>
    </style:style>
    <style:style style:name="T42" style:family="text">
      <style:text-properties fo:color="#000000" fo:font-family="Calibri" fo:font-size="12pt" style:font-family-asian="Calibri" style:font-size-asian="12pt" style:font-family-complex="Calibri" style:font-size-complex="12pt"/>
    </style:style>
    <style:style style:name="T43" style:family="text">
      <style:text-properties fo:color="#ffffff" fo:font-family="Calibri" fo:font-size="12pt" style:font-family-asian="Calibri" style:font-size-asian="12pt" style:font-family-complex="Calibri" style:font-size-complex="12pt"/>
    </style:style>
    <style:style style:name="T44" style:family="text">
      <style:text-properties fo:color="#4f88bb" fo:font-family="Calibri" fo:font-size="12pt" style:font-family-asian="Calibri" style:font-size-asian="12pt" style:font-family-complex="Calibri" style:font-size-complex="12pt"/>
    </style:style>
    <style:style style:name="T45" style:family="text">
      <style:text-properties fo:color="#7f7f7f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T46" style:family="text">
      <style:text-properties fo:color="#feffff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T47" style:family="text">
      <style:text-properties fo:color="#ffffff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style:style style:name="T48" style:family="text">
      <style:text-properties fo:color="#005ea4" style:text-outline="false" style:text-line-through-style="none" fo:font-family="Calibri" style:font-family-generic="swiss" style:font-pitch="variable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Calibri" style:font-family-generic-asian="swiss" style:font-pitch-asian="variable" style:font-size-asian="9.60000038146973pt" style:font-family-complex="Calibri" style:font-family-generic-complex="swiss" style:font-pitch-complex="variable" style:font-size-complex="9.6000003814697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name="Rectangle 334" draw:style-name="gr1" draw:text-style-name="P2" draw:layer="layout" svg:width="4.818cm" svg:height="1.483cm" svg:x="3.521cm" svg:y="17.198cm">
            <text:p text:style-name="P1"><text:span text:style-name="T1"> </text:span></text:p>
            <draw:enhanced-geometry svg:viewBox="0 0 21600 21600" draw:type="non-primitive" draw:enhanced-path="M 0 0 L 21600 0 21600 21600 0 21600 Z N"/>
          </draw:custom-shape>
          <draw:custom-shape draw:name="Rectangle 334" draw:style-name="gr1" draw:text-style-name="P2" draw:layer="layout" svg:width="4.817cm" svg:height="1.484cm" svg:x="3.338cm" svg:y="17.45cm">
            <text:p text:style-name="P1"><text:span text:style-name="T1"> </text:span></text:p>
            <draw:enhanced-geometry svg:viewBox="0 0 21600 21600" draw:type="non-primitive" draw:enhanced-path="M 0 0 L 21600 0 21600 21600 0 21600 Z N"/>
          </draw:custom-shape>
          <draw:frame draw:name="Text Box 192" draw:style-name="gr2" draw:text-style-name="P4" draw:layer="layout" svg:width="3.277cm" svg:height="1.155cm" svg:x="3.831cm" svg:y="17.636cm">
            <draw:text-box>
              <text:p text:style-name="P3"><text:span text:style-name="T2">OSTP Token</text:span></text:p>
            </draw:text-box>
          </draw:frame>
          <draw:custom-shape draw:name="Rectangle 310" draw:style-name="gr3" draw:text-style-name="P5" draw:layer="layout" svg:width="6.115cm" svg:height="7cm" svg:x="11.692cm" svg:y="10.017cm">
            <text:p/>
            <draw:enhanced-geometry svg:viewBox="0 0 21600 21600" draw:type="non-primitive" draw:enhanced-path="M 0 0 L 21600 0 21600 21600 0 21600 Z N"/>
          </draw:custom-shape>
          <draw:custom-shape draw:name="Rectangle 311" draw:style-name="gr3" draw:text-style-name="P5" draw:layer="layout" svg:width="6.115cm" svg:height="6.964cm" svg:x="11.409cm" svg:y="10.264cm">
            <text:p/>
            <draw:enhanced-geometry svg:viewBox="0 0 21600 21600" draw:type="non-primitive" draw:enhanced-path="M 0 0 L 21600 0 21600 21600 0 21600 Z N"/>
          </draw:custom-shape>
          <draw:custom-shape draw:name="Rectangle 312" draw:style-name="gr3" draw:text-style-name="P5" draw:layer="layout" svg:width="5.705cm" svg:height="5.77cm" svg:x="2.27cm" svg:y="10.629cm">
            <text:p/>
            <draw:enhanced-geometry svg:viewBox="0 0 21600 21600" draw:type="non-primitive" draw:enhanced-path="M 0 0 L 21600 0 21600 21600 0 21600 Z N"/>
          </draw:custom-shape>
          <draw:custom-shape draw:name="Rectangle 313" draw:style-name="gr3" draw:text-style-name="P5" draw:layer="layout" svg:width="6.116cm" svg:height="7.21cm" svg:x="11.156cm" svg:y="10.629cm">
            <text:p/>
            <draw:enhanced-geometry svg:viewBox="0 0 21600 21600" draw:type="non-primitive" draw:enhanced-path="M 0 0 L 21600 0 21600 21600 0 21600 Z N"/>
          </draw:custom-shape>
          <draw:custom-shape draw:name="Rectangle 314" draw:style-name="gr3" draw:text-style-name="P5" draw:layer="layout" svg:width="3.938cm" svg:height="3.75cm" svg:x="3.246cm" svg:y="12.07cm">
            <text:p/>
            <draw:enhanced-geometry svg:viewBox="0 0 21600 21600" draw:type="non-primitive" draw:enhanced-path="M 0 0 L 21600 0 21600 21600 0 21600 Z N"/>
          </draw:custom-shape>
          <draw:custom-shape draw:name="Rectangle 315" draw:style-name="gr4" draw:text-style-name="P5" draw:layer="layout" svg:width="3.341cm" svg:height="1.483cm" svg:x="3.593cm" svg:y="13.967cm">
            <text:p/>
            <draw:enhanced-geometry svg:viewBox="0 0 21600 21600" draw:type="non-primitive" draw:enhanced-path="M 0 0 L 21600 0 21600 21600 0 21600 Z N"/>
          </draw:custom-shape>
          <draw:frame draw:name="Text Box 33" draw:style-name="gr2" draw:text-style-name="P4" draw:layer="layout" svg:width="4.862cm" svg:height="1.157cm" svg:x="2.301cm" svg:y="10.836cm">
            <draw:text-box>
              <text:p text:style-name="P3"><text:span text:style-name="T3">FIDO User Device</text:span></text:p>
            </draw:text-box>
          </draw:frame>
          <draw:frame draw:name="Text Box 34" draw:style-name="gr5" draw:text-style-name="P4" draw:layer="layout" svg:width="3.325cm" svg:height="1.155cm" svg:x="3.688cm" svg:y="14.132cm">
            <draw:text-box>
              <text:p text:style-name="P3"><text:span text:style-name="T3">FIDO Client</text:span></text:p>
            </draw:text-box>
          </draw:frame>
          <draw:custom-shape draw:name="Rectangle 319" draw:style-name="gr6" draw:text-style-name="P7" xml:id="id1" draw:id="id1" draw:layer="layout" svg:width="2.459cm" svg:height="2.063cm" svg:x="11.503cm" svg:y="12.07cm">
            <text:p text:style-name="P6"><text:span text:style-name="T4">TLS </text:span><text:span text:style-name="T4"><text:line-break/></text:span><text:span text:style-name="T4">Endpoint</text:span></text:p>
            <draw:enhanced-geometry svg:viewBox="0 0 21600 21600" draw:type="non-primitive" draw:enhanced-path="M 0 0 L 21600 0 21600 21600 0 21600 Z N"/>
          </draw:custom-shape>
          <draw:custom-shape draw:name="Rectangle 321" draw:style-name="gr1" draw:text-style-name="P7" draw:layer="layout" svg:width="2.708cm" svg:height="2.063cm" svg:x="14.34cm" svg:y="12.07cm">
            <text:p text:style-name="P6"><text:span text:style-name="T4">Web </text:span><text:span text:style-name="T4"><text:line-break/></text:span><text:span text:style-name="T4">Application</text:span></text:p>
            <draw:enhanced-geometry svg:viewBox="0 0 21600 21600" draw:type="non-primitive" draw:enhanced-path="M 0 0 L 21600 0 21600 21600 0 21600 Z N"/>
          </draw:custom-shape>
          <draw:custom-shape draw:name="Rectangle 323" draw:style-name="gr7" draw:text-style-name="P7" xml:id="id2" draw:id="id2" draw:layer="layout" svg:width="2.71cm" svg:height="1.901cm" svg:x="14.307cm" svg:y="15.121cm">
            <draw:glue-point draw:id="4" svg:x="-4.01cm" svg:y="-4.68cm"/>
            <text:p text:style-name="P6"><text:span text:style-name="T4">FIDO </text:span><text:span text:style-name="T4"><text:line-break/></text:span><text:span text:style-name="T4">Server</text:span></text:p>
            <draw:enhanced-geometry svg:viewBox="0 0 21600 21600" draw:type="non-primitive" draw:enhanced-path="M 0 0 L 21600 0 21600 21600 0 21600 Z N"/>
          </draw:custom-shape>
          <draw:custom-shape draw:name="Up-Down Arrow 325" draw:style-name="gr8" draw:text-style-name="P5" draw:layer="layout" svg:width="0.529cm" svg:height="0.991cm" svg:x="15.443cm" svg:y="14.133cm">
            <text:p/>
  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0 + ?f8"/>
              <draw:equation draw:name="f10" draw:formula="min(?f7, ?f4)"/>
              <draw:equation draw:name="f11" draw:formula="$0"/>
              <draw:equation draw:name="f12" draw:formula="$1"/>
              <draw:equation draw:name="f13" draw:formula="?f10 * ?f12 / 100000"/>
              <draw:equation draw:name="f14" draw:formula="?f3 - ?f13"/>
              <draw:equation draw:name="f15" draw:formula="?f7 * ?f11 / 200000"/>
              <draw:equation draw:name="f16" draw:formula="?f9 - ?f15"/>
              <draw:equation draw:name="f17" draw:formula="?f9 + ?f15"/>
              <draw:equation draw:name="f18" draw:formula="?f16 * ?f13 / ?f8"/>
              <draw:equation draw:name="f19" draw:formula="?f13 - ?f18"/>
              <draw:equation draw:name="f20" draw:formula="?f14 + ?f18"/>
            </draw:enhanced-geometry>
          </draw:custom-shape>
          <draw:connector draw:name="Elbow Connector 326" draw:style-name="gr9" draw:text-style-name="P8" draw:layer="layout" svg:x1="13.962cm" svg:y1="13.101cm" svg:x2="14.576cm" svg:y2="15.182cm" draw:start-shape="id1" draw:start-glue-point="1" draw:end-shape="id2" draw:end-glue-point="4" svg:d="M13962 13101h614v2081">
            <text:p/>
          </draw:connector>
          <draw:frame draw:name="Text Box 47" draw:style-name="gr2" draw:text-style-name="P4" draw:layer="layout" svg:width="3.357cm" svg:height="1.156cm" svg:x="3.656cm" svg:y="12.412cm">
            <draw:text-box>
              <text:p text:style-name="P3"><text:span text:style-name="T3">User Agent</text:span></text:p>
            </draw:text-box>
          </draw:frame>
          <draw:g draw:name="Group 328">
            <draw:custom-shape draw:name="Rectangle 334" draw:style-name="gr4" draw:text-style-name="P5" draw:layer="layout" svg:width="4.92cm" svg:height="1.485cm" svg:x="3.152cm" svg:y="17.67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  <draw:frame draw:name="Text Box 49" draw:style-name="gr5" draw:text-style-name="P4" draw:layer="layout" svg:width="5.07cm" svg:height="1.157cm" svg:x="3.304cm" svg:y="17.844cm">
              <draw:text-box>
                <text:p text:style-name="P3"><text:span text:style-name="T3">FIDO Authenticator</text:span></text:p>
              </draw:text-box>
            </draw:frame>
          </draw:g>
          <draw:connector draw:name="Straight Arrow Connector 329" draw:style-name="gr10" draw:text-style-name="P8" draw:layer="layout" draw:type="line" svg:x1="4.161cm" svg:y1="15.45cm" svg:x2="4.161cm" svg:y2="17.636cm" svg:d="M4161 15450v2186">
            <text:p/>
          </draw:connector>
          <draw:connector draw:name="Straight Arrow Connector 330" draw:style-name="gr11" draw:text-style-name="P8" draw:layer="layout" draw:type="line" svg:x1="7.187cm" svg:y1="12.939cm" svg:x2="11.439cm" svg:y2="12.939cm" svg:d="M7187 12939h4252">
            <text:p/>
          </draw:connector>
          <draw:frame draw:name="Text Box 59" draw:style-name="gr12" draw:text-style-name="P10" draw:layer="layout" svg:width="3.055cm" svg:height="1.111cm" svg:x="8.005cm" svg:y="11.826cm">
            <draw:text-box>
              <text:p text:style-name="P9"><text:span text:style-name="T5">UAF Protocol</text:span></text:p>
              <text:p text:style-name="P9"><text:span text:style-name="T5"> </text:span></text:p>
            </draw:text-box>
          </draw:frame>
          <draw:connector draw:name="Straight Arrow Connector 332" draw:style-name="gr13" draw:text-style-name="P8" draw:layer="layout" draw:type="line" svg:x1="5.061cm" svg:y1="15.45cm" svg:x2="5.061cm" svg:y2="17.429cm" svg:d="M5061 15450v1979">
            <text:p/>
          </draw:connector>
          <draw:connector draw:name="Straight Arrow Connector 333" draw:style-name="gr14" draw:text-style-name="P8" draw:layer="layout" draw:type="line" svg:x1="5.989cm" svg:y1="15.453cm" svg:x2="5.989cm" svg:y2="17.267cm" svg:d="M5989 15453v1814">
            <text:p/>
          </draw:connector>
          <draw:frame draw:name="Text Box 37" draw:style-name="gr2" draw:text-style-name="P4" draw:layer="layout" svg:width="3.918cm" svg:height="1.157cm" svg:x="12.776cm" svg:y="10.836cm">
            <draw:text-box>
              <text:p text:style-name="P3"><text:span text:style-name="T3">Relying Party</text:span></text:p>
            </draw:text-box>
          </draw:frame>
          <draw:custom-shape draw:name="Rectangle 1" draw:style-name="gr15" draw:text-style-name="P12" draw:layer="layout" svg:width="3.245cm" svg:height="3.014cm" svg:x="16.551cm" svg:y="16.401cm">
            <text:p text:style-name="P11"><text:span text:style-name="T6">FIDO </text:span><text:span text:style-name="T6"><text:line-break/></text:span><text:span text:style-name="T6">Authenticator Metadata</text:span></text:p>
            <draw:enhanced-geometry svg:viewBox="0 0 21600 21600" draw:type="non-primitive" draw:enhanced-path="M 0 0 L 21600 0 21600 21600 0 21600 Z N"/>
          </draw:custom-shape>
        </draw:g>
      </draw:page>
      <draw:page draw:name="page2" draw:style-name="dp1" draw:master-page-name="Default">
        <office:forms form:automatic-focus="false" form:apply-design-mode="false"/>
        <draw:g>
          <draw:custom-shape draw:name="Rectangle 114" draw:style-name="gr16" draw:text-style-name="P12" draw:layer="layout" svg:width="3.229cm" svg:height="1.086cm" svg:x="6.447cm" svg:y="8.675cm">
            <text:p text:style-name="P13"><text:span text:style-name="T7">FIDO Client</text:span></text:p>
            <draw:enhanced-geometry svg:viewBox="0 0 21600 21600" draw:type="non-primitive" draw:enhanced-path="M 0 0 L 21600 0 21600 21600 0 21600 Z N"/>
          </draw:custom-shape>
          <draw:connector draw:name="Straight Connector 116" draw:style-name="gr17" draw:text-style-name="P8" draw:layer="layout" draw:type="line" svg:x1="8.061cm" svg:y1="9.76cm" svg:x2="8.047cm" svg:y2="19.708cm" svg:d="M8061 9760l-14 9948">
            <text:p/>
          </draw:connector>
          <draw:connector draw:name="Straight Connector 117" draw:style-name="gr17" draw:text-style-name="P8" draw:layer="layout" draw:type="line" svg:x1="17.291cm" svg:y1="9.762cm" svg:x2="17.277cm" svg:y2="19.708cm" svg:d="M17291 9762l-14 9946">
            <text:p/>
          </draw:connector>
          <draw:connector draw:name="Straight Arrow Connector 118" draw:style-name="gr18" draw:text-style-name="P8" draw:layer="layout" draw:type="line" svg:x1="8.138cm" svg:y1="10.623cm" svg:x2="17.291cm" svg:y2="10.659cm" svg:d="M8138 10623l9153 36">
            <text:p/>
          </draw:connector>
          <draw:frame draw:name="Text Box 119" draw:style-name="gr2" draw:text-style-name="P5" draw:layer="layout" svg:width="6.266cm" svg:height="0.551cm" svg:x="10.906cm" svg:y="9.382cm">
            <draw:text-box>
              <text:p><text:span text:style-name="T8">Login to Relying Party Application</text:span></text:p>
            </draw:text-box>
          </draw:frame>
          <draw:connector draw:name="Straight Arrow Connector 120" draw:style-name="gr19" draw:text-style-name="P8" draw:layer="layout" draw:type="line" svg:x1="17.291cm" svg:y1="12.247cm" svg:x2="8.061cm" svg:y2="12.247cm" svg:d="M17291 12247h-9230">
            <text:p/>
          </draw:connector>
          <draw:frame draw:name="Text Box 103" draw:style-name="gr2" draw:text-style-name="P4" draw:layer="layout" svg:width="8.855cm" svg:height="0.75cm" svg:x="8.304cm" svg:y="11.102cm">
            <draw:text-box>
              <text:p text:style-name="P3"><text:span text:style-name="T9">If you have these Authenticators – register them</text:span></text:p>
            </draw:text-box>
          </draw:frame>
          <draw:connector draw:name="Straight Arrow Connector 122" draw:style-name="gr20" draw:text-style-name="P8" draw:layer="layout" draw:type="line" svg:x1="8.047cm" svg:y1="19.08cm" svg:x2="17.277cm" svg:y2="19.08cm" svg:d="M8047 19080h9230">
            <text:p/>
          </draw:connector>
          <draw:custom-shape draw:name="Rounded Rectangle 124" draw:style-name="gr16" draw:text-style-name="P7" draw:layer="layout" svg:width="3.094cm" svg:height="1.215cm" svg:x="9.163cm" svg:y="12.612cm">
            <text:p text:style-name="P14"><text:span text:style-name="T6">Fingerprint Authentication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125" draw:style-name="gr16" draw:text-style-name="P10" draw:layer="layout" svg:width="3.048cm" svg:height="1.273cm" svg:x="12.511cm" svg:y="12.557cm">
            <text:p text:style-name="P15"><text:span text:style-name="T10">Face </text:span><text:span text:style-name="T10"><text:line-break/></text:span><text:span text:style-name="T10">Authentication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126" draw:style-name="gr16" draw:text-style-name="P12" draw:layer="layout" svg:width="3.14cm" svg:height="1.273cm" svg:x="9.163cm" svg:y="14.231cm">
            <text:p text:style-name="P13"><text:span text:style-name="T10">TPM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127" draw:style-name="gr16" draw:text-style-name="P10" draw:layer="layout" svg:width="3.136cm" svg:height="1.271cm" svg:x="12.469cm" svg:y="14.228cm">
            <text:p text:style-name="P15"><text:span text:style-name="T10">Voice </text:span><text:span text:style-name="T10"><text:line-break/></text:span><text:span text:style-name="T10">Authentication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 Box 103" draw:style-name="gr2" draw:text-style-name="P4" draw:layer="layout" svg:width="1.013cm" svg:height="1.408cm" svg:x="15.949cm" svg:y="13.325cm">
            <draw:text-box>
              <text:p text:style-name="P3"><text:span text:style-name="T11">…</text:span></text:p>
            </draw:text-box>
          </draw:frame>
          <draw:custom-shape draw:name="Rectangle 130" draw:style-name="gr16" draw:text-style-name="P12" xml:id="id3" draw:id="id3" draw:layer="layout" svg:width="2.595cm" svg:height="1.086cm" svg:x="3.085cm" svg:y="14.335cm">
            <text:p text:style-name="P13"><text:span text:style-name="T12">User</text:span></text:p>
            <draw:enhanced-geometry svg:viewBox="0 0 21600 21600" draw:type="non-primitive" draw:enhanced-path="M 0 0 L 21600 0 21600 21600 0 21600 Z N"/>
          </draw:custom-shape>
          <draw:connector draw:name="Straight Connector 131" draw:style-name="gr17" draw:text-style-name="P8" draw:layer="layout" draw:type="line" svg:x1="4.382cm" svg:y1="15.421cm" svg:x2="4.381cm" svg:y2="18.253cm" draw:start-shape="id3" draw:start-glue-point="2" svg:d="M4382 15421l-1 2832">
            <text:p/>
          </draw:connector>
          <draw:frame draw:name="Text Box 226" draw:style-name="gr21" draw:text-style-name="P5" draw:layer="layout" svg:width="8.653cm" svg:height="2.324cm" svg:x="8.326cm" svg:y="16.755cm">
            <draw:text-box>
              <text:p><text:span text:style-name="T13">Here is a proof of possession of this Authenticator type and a new key generated for this account on FIDO Server</text:span></text:p>
            </draw:text-box>
          </draw:frame>
          <draw:frame draw:name="Text Box 226" draw:style-name="gr22" draw:text-style-name="P10" draw:layer="layout" svg:width="3.098cm" svg:height="1.218cm" svg:x="4.671cm" svg:y="16.403cm">
            <draw:text-box>
              <text:p text:style-name="P9"><text:span text:style-name="T14">Select an </text:span><text:span text:style-name="T14"><text:line-break/></text:span><text:span text:style-name="T14">Authenticator</text:span></text:p>
            </draw:text-box>
          </draw:frame>
          <draw:connector draw:name="Straight Arrow Connector 134" draw:style-name="gr23" draw:text-style-name="P8" draw:layer="layout" draw:type="line" svg:x1="4.381cm" svg:y1="17.565cm" svg:x2="8.061cm" svg:y2="17.565cm" svg:d="M4381 17565h3680">
            <text:p/>
          </draw:connector>
          <draw:connector draw:name="Gerade Verbindung mit Pfeil 2" draw:style-name="gr24" draw:text-style-name="P8" draw:layer="layout" draw:type="line" svg:x1="8.061cm" svg:y1="15.87cm" svg:x2="4.381cm" svg:y2="15.87cm" svg:d="M8061 15870h-3680">
            <text:p/>
          </draw:connector>
          <draw:custom-shape draw:name="Rectangle 115" draw:style-name="gr25" draw:text-style-name="P12" draw:layer="layout" svg:width="3.229cm" svg:height="1.086cm" svg:x="15.575cm" svg:y="8.675cm">
            <text:p text:style-name="P13"><text:span text:style-name="T12">FIDO Server</text:span></text:p>
            <draw:enhanced-geometry svg:viewBox="0 0 21600 21600" draw:type="non-primitive" draw:enhanced-path="M 0 0 L 21600 0 21600 21600 0 21600 Z N"/>
          </draw:custom-shape>
        </draw:g>
      </draw:page>
      <draw:page draw:name="page3" draw:style-name="dp1" draw:master-page-name="Default">
        <office:forms form:automatic-focus="false" form:apply-design-mode="false"/>
        <draw:g>
          <draw:custom-shape draw:name="Rectangle 227" draw:style-name="gr16" draw:text-style-name="P16" draw:layer="layout" svg:width="3.229cm" svg:height="1.086cm" svg:x="6.447cm" svg:y="8.675cm">
            <text:p text:style-name="P13"><text:span text:style-name="T15">FIDO Client</text:span></text:p>
            <draw:enhanced-geometry svg:viewBox="0 0 21600 21600" draw:type="non-primitive" draw:enhanced-path="M 0 0 L 21600 0 21600 21600 0 21600 Z N"/>
          </draw:custom-shape>
          <draw:custom-shape draw:name="Rectangle 228" draw:style-name="gr16" draw:text-style-name="P16" draw:layer="layout" svg:width="3.229cm" svg:height="1.086cm" svg:x="15.575cm" svg:y="8.675cm">
            <text:p text:style-name="P13"><text:span text:style-name="T16">FIDO Server</text:span></text:p>
            <draw:enhanced-geometry svg:viewBox="0 0 21600 21600" draw:type="non-primitive" draw:enhanced-path="M 0 0 L 21600 0 21600 21600 0 21600 Z N"/>
          </draw:custom-shape>
          <draw:connector draw:name="Straight Connector 229" draw:style-name="gr17" draw:text-style-name="P17" draw:layer="layout" draw:type="line" svg:x1="8.061cm" svg:y1="9.76cm" svg:x2="8.047cm" svg:y2="19.708cm" svg:d="M8061 9760l-14 9948">
            <text:p/>
          </draw:connector>
          <draw:connector draw:name="Straight Connector 230" draw:style-name="gr17" draw:text-style-name="P17" draw:layer="layout" draw:type="line" svg:x1="17.291cm" svg:y1="9.762cm" svg:x2="17.277cm" svg:y2="19.708cm" svg:d="M17291 9762l-14 9946">
            <text:p/>
          </draw:connector>
          <draw:connector draw:name="Straight Arrow Connector 231" draw:style-name="gr26" draw:text-style-name="P17" draw:layer="layout" draw:type="line" svg:x1="8.059cm" svg:y1="10.704cm" svg:x2="17.311cm" svg:y2="10.704cm" svg:d="M8059 10704h9252">
            <text:p/>
          </draw:connector>
          <draw:frame draw:name="Text Box 232" draw:style-name="gr27" draw:text-style-name="P18" draw:layer="layout" svg:width="9.157cm" svg:height="0.75cm" svg:x="8.112cm" svg:y="9.878cm">
            <draw:text-box>
              <text:p><text:span text:style-name="T17">Initiate an authentication to Relying Party</text:span></text:p>
            </draw:text-box>
          </draw:frame>
          <draw:connector draw:name="Straight Arrow Connector 233" draw:style-name="gr28" draw:text-style-name="P17" draw:layer="layout" draw:type="line" svg:x1="17.291cm" svg:y1="12.247cm" svg:x2="8.061cm" svg:y2="12.247cm" svg:d="M17291 12247h-9230">
            <text:p/>
          </draw:connector>
          <draw:connector draw:name="Straight Arrow Connector 235" draw:style-name="gr29" draw:text-style-name="P17" draw:layer="layout" draw:type="line" svg:x1="8.047cm" svg:y1="19.08cm" svg:x2="17.277cm" svg:y2="19.08cm" svg:d="M8047 19080h9230">
            <text:p/>
          </draw:connector>
          <draw:custom-shape draw:name="Rounded Rectangle 236" draw:style-name="gr16" draw:text-style-name="P19" draw:layer="layout" svg:width="2.986cm" svg:height="1.273cm" svg:x="9.063cm" svg:y="12.61cm">
            <text:p text:style-name="P14"><text:span text:style-name="T18">Fingerprint Authentication 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237" draw:style-name="gr16" draw:text-style-name="P20" draw:layer="layout" svg:width="3.136cm" svg:height="1.273cm" svg:x="12.469cm" svg:y="12.61cm">
            <text:p text:style-name="P15"><text:span text:style-name="T19">Face </text:span><text:span text:style-name="T19"><text:line-break/></text:span><text:span text:style-name="T19">Authentication <text:s text:c="2"/>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238" draw:style-name="gr16" draw:text-style-name="P16" draw:layer="layout" svg:width="2.982cm" svg:height="1.273cm" svg:x="9.028cm" svg:y="14.231cm">
            <text:p text:style-name="P13"><text:span text:style-name="T19">TPM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239" draw:style-name="gr16" draw:text-style-name="P20" draw:layer="layout" svg:width="3.136cm" svg:height="1.271cm" svg:x="12.469cm" svg:y="14.228cm">
            <text:p text:style-name="P15"><text:span text:style-name="T19">Voice </text:span><text:span text:style-name="T19"><text:line-break/></text:span><text:span text:style-name="T19">Authentication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 Box 103" draw:style-name="gr2" draw:text-style-name="P21" draw:layer="layout" svg:width="1.013cm" svg:height="1.408cm" svg:x="15.747cm" svg:y="13.325cm">
            <draw:text-box>
              <text:p text:style-name="P3"><text:span text:style-name="T20">…</text:span></text:p>
            </draw:text-box>
          </draw:frame>
          <draw:custom-shape draw:name="Rectangle 241" draw:style-name="gr16" draw:text-style-name="P16" draw:layer="layout" svg:width="2.595cm" svg:height="1.086cm" svg:x="3.085cm" svg:y="14.335cm">
            <text:p text:style-name="P13"><text:span text:style-name="T21">User</text:span></text:p>
            <draw:enhanced-geometry svg:viewBox="0 0 21600 21600" draw:type="non-primitive" draw:enhanced-path="M 0 0 L 21600 0 21600 21600 0 21600 Z N"/>
          </draw:custom-shape>
          <draw:connector draw:name="Straight Connector 242" draw:style-name="gr17" draw:text-style-name="P17" draw:layer="layout" draw:type="line" svg:x1="4.381cm" svg:y1="15.42cm" svg:x2="4.381cm" svg:y2="18.253cm" svg:d="M4381 15420v2833">
            <text:p/>
          </draw:connector>
          <draw:frame draw:name="Text Box 243" draw:style-name="gr21" draw:text-style-name="P18" draw:layer="layout" svg:width="8.653cm" svg:height="1.911cm" svg:x="8.326cm" svg:y="17.068cm">
            <draw:text-box>
              <text:p><text:span text:style-name="T17">Authentication response from each Authenticator</text:span></text:p>
            </draw:text-box>
          </draw:frame>
          <draw:frame draw:name="Text Box 226" draw:style-name="gr22" draw:text-style-name="P20" draw:layer="layout" svg:width="3.472cm" svg:height="1.325cm" svg:x="4.513cm" svg:y="16.108cm">
            <draw:text-box>
              <text:p text:style-name="P9"><text:span text:style-name="T22">Authenticate to</text:span><text:span text:style-name="T22"><text:line-break/></text:span><text:span text:style-name="T22">Authenticator(s)</text:span></text:p>
            </draw:text-box>
          </draw:frame>
          <draw:connector draw:name="Straight Arrow Connector 245" draw:style-name="gr30" draw:text-style-name="P17" draw:layer="layout" draw:type="line" svg:x1="4.381cm" svg:y1="17.3cm" svg:x2="8.061cm" svg:y2="17.3cm" svg:d="M4381 17300h3680">
            <text:p/>
          </draw:connector>
          <draw:frame draw:name="Text Box 243" draw:style-name="gr12" draw:text-style-name="P20" draw:layer="layout" svg:width="8.653cm" svg:height="1.218cm" svg:x="8.308cm" svg:y="11cm">
            <draw:text-box>
              <text:p text:style-name="P9"><text:span text:style-name="T23">If you have any of these Authenticators -</text:span><text:span text:style-name="T23"><text:line-break/></text:span><text:span text:style-name="T23">authenticate with them</text:span></text:p>
            </draw:text-box>
          </draw:frame>
          <draw:connector draw:name="Gerade Verbindung mit Pfeil 42" draw:style-name="gr31" draw:text-style-name="P17" draw:layer="layout" draw:type="line" svg:x1="8.061cm" svg:y1="15.84cm" svg:x2="4.381cm" svg:y2="15.84cm" svg:d="M8061 15840h-3680">
            <text:p/>
          </draw:connector>
        </draw:g>
      </draw:page>
      <draw:page draw:name="page4" draw:style-name="dp1" draw:master-page-name="Default">
        <office:forms form:automatic-focus="false" form:apply-design-mode="false"/>
        <draw:g>
          <draw:custom-shape draw:name="Rectangle 227" draw:style-name="gr16" draw:text-style-name="P22" draw:layer="layout" svg:width="3.229cm" svg:height="1.086cm" svg:x="6.393cm" svg:y="8.729cm">
            <text:p text:style-name="P13"><text:span text:style-name="T24">FIDO Client</text:span></text:p>
            <draw:enhanced-geometry svg:viewBox="0 0 21600 21600" draw:type="non-primitive" draw:enhanced-path="M 0 0 L 21600 0 21600 21600 0 21600 Z N"/>
          </draw:custom-shape>
          <draw:custom-shape draw:name="Rectangle 228" draw:style-name="gr16" draw:text-style-name="P22" draw:layer="layout" svg:width="3.229cm" svg:height="1.086cm" svg:x="15.521cm" svg:y="8.729cm">
            <text:p text:style-name="P13"><text:span text:style-name="T12">FIDO Server</text:span></text:p>
            <draw:enhanced-geometry svg:viewBox="0 0 21600 21600" draw:type="non-primitive" draw:enhanced-path="M 0 0 L 21600 0 21600 21600 0 21600 Z N"/>
          </draw:custom-shape>
          <draw:connector draw:name="Straight Connector 229" draw:style-name="gr17" draw:text-style-name="P23" draw:layer="layout" draw:type="line" svg:x1="8.007cm" svg:y1="9.814cm" svg:x2="7.993cm" svg:y2="19.762cm" svg:d="M8007 9814l-14 9948">
            <text:p/>
          </draw:connector>
          <draw:connector draw:name="Straight Connector 230" draw:style-name="gr17" draw:text-style-name="P23" draw:layer="layout" draw:type="line" svg:x1="17.237cm" svg:y1="9.816cm" svg:x2="17.223cm" svg:y2="19.762cm" svg:d="M17237 9816l-14 9946">
            <text:p/>
          </draw:connector>
          <draw:connector draw:name="Straight Arrow Connector 231" draw:style-name="gr32" draw:text-style-name="P23" draw:layer="layout" draw:type="line" svg:x1="8.024cm" svg:y1="10.704cm" svg:x2="17.237cm" svg:y2="10.713cm" svg:d="M8024 10704l9213 9">
            <text:p/>
          </draw:connector>
          <draw:frame draw:name="Text Box 232" draw:style-name="gr27" draw:text-style-name="P24" draw:layer="layout" svg:width="8.678cm" svg:height="0.75cm" svg:x="7.943cm" svg:y="9.932cm">
            <draw:text-box>
              <text:p><text:span text:style-name="T25">Initiate a transaction with Relying Party</text:span></text:p>
            </draw:text-box>
          </draw:frame>
          <draw:connector draw:name="Straight Arrow Connector 233" draw:style-name="gr33" draw:text-style-name="P23" draw:layer="layout" draw:type="line" svg:x1="17.237cm" svg:y1="12.301cm" svg:x2="8.007cm" svg:y2="12.301cm" svg:d="M17237 12301h-9230">
            <text:p/>
          </draw:connector>
          <draw:connector draw:name="Straight Arrow Connector 235" draw:style-name="gr34" draw:text-style-name="P23" draw:layer="layout" draw:type="line" svg:x1="7.993cm" svg:y1="19.134cm" svg:x2="17.223cm" svg:y2="19.134cm" svg:d="M7993 19134h9230">
            <text:p/>
          </draw:connector>
          <draw:custom-shape draw:name="Rounded Rectangle 236" draw:style-name="gr16" draw:text-style-name="P25" draw:layer="layout" svg:width="2.967cm" svg:height="1.273cm" svg:x="9.009cm" svg:y="12.666cm">
            <text:p text:style-name="P14"><text:span text:style-name="T26">Fingerprint Authentication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237" draw:style-name="gr16" draw:text-style-name="P26" draw:layer="layout" svg:width="3.063cm" svg:height="1.273cm" svg:x="12.415cm" svg:y="12.664cm">
            <text:p text:style-name="P15"><text:span text:style-name="T10">Face </text:span><text:span text:style-name="T10"><text:line-break/></text:span><text:span text:style-name="T10">Authentication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238" draw:style-name="gr16" draw:text-style-name="P22" draw:layer="layout" svg:width="2.967cm" svg:height="1.273cm" svg:x="9.009cm" svg:y="14.285cm">
            <text:p text:style-name="P13"><text:span text:style-name="T10">TPM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ounded Rectangle 239" draw:style-name="gr16" draw:text-style-name="P26" draw:layer="layout" svg:width="3.063cm" svg:height="1.271cm" svg:x="12.415cm" svg:y="14.282cm">
            <text:p text:style-name="P15"><text:span text:style-name="T10">Voice </text:span><text:span text:style-name="T10"><text:line-break/></text:span><text:span text:style-name="T10">Authentication</text:span></text:p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 Box 103" draw:style-name="gr2" draw:text-style-name="P27" draw:layer="layout" svg:width="1.013cm" svg:height="1.408cm" svg:x="15.495cm" svg:y="13.379cm">
            <draw:text-box>
              <text:p text:style-name="P3"><text:span text:style-name="T11">…</text:span></text:p>
            </draw:text-box>
          </draw:frame>
          <draw:custom-shape draw:name="Rectangle 241" draw:style-name="gr16" draw:text-style-name="P22" draw:layer="layout" svg:width="2.595cm" svg:height="1.086cm" svg:x="3.031cm" svg:y="14.389cm">
            <text:p text:style-name="P13"><text:span text:style-name="T27">User</text:span></text:p>
            <draw:enhanced-geometry svg:viewBox="0 0 21600 21600" draw:type="non-primitive" draw:enhanced-path="M 0 0 L 21600 0 21600 21600 0 21600 Z N"/>
          </draw:custom-shape>
          <draw:connector draw:name="Straight Connector 242" draw:style-name="gr17" draw:text-style-name="P23" draw:layer="layout" draw:type="line" svg:x1="4.327cm" svg:y1="15.474cm" svg:x2="4.327cm" svg:y2="18.307cm" svg:d="M4327 15474v2833">
            <text:p/>
          </draw:connector>
          <draw:frame draw:name="Text Box 243" draw:style-name="gr21" draw:text-style-name="P24" draw:layer="layout" svg:width="8.653cm" svg:height="1.911cm" svg:x="8.272cm" svg:y="17.222cm">
            <draw:text-box>
              <text:p><text:span text:style-name="T28">Authentication response from each Authenticator</text:span></text:p>
            </draw:text-box>
          </draw:frame>
          <draw:frame draw:name="Text Box 226" draw:style-name="gr12" draw:text-style-name="P26" draw:layer="layout" svg:width="3.402cm" svg:height="1.325cm" svg:x="4.429cm" svg:y="16.813cm">
            <draw:text-box>
              <text:p text:style-name="P9"><text:span text:style-name="T14">Authenticate to</text:span><text:span text:style-name="T14"><text:line-break/></text:span><text:span text:style-name="T14">Authenticator(s)</text:span></text:p>
            </draw:text-box>
          </draw:frame>
          <draw:connector draw:name="Straight Arrow Connector 245" draw:style-name="gr35" draw:text-style-name="P23" draw:layer="layout" draw:type="line" svg:x1="4.327cm" svg:y1="17.945cm" svg:x2="8.007cm" svg:y2="17.945cm" svg:d="M4327 17945h3680">
            <text:p/>
          </draw:connector>
          <draw:frame draw:name="Text Box 243" draw:style-name="gr12" draw:text-style-name="P26" draw:layer="layout" svg:width="8.653cm" svg:height="1.218cm" svg:x="8.254cm" svg:y="11.054cm">
            <draw:text-box>
              <text:p text:style-name="P9"><text:span text:style-name="T9">If you have any of these Authenticators -</text:span><text:span text:style-name="T9"><text:line-break/></text:span><text:span text:style-name="T9">authenticate with them</text:span></text:p>
            </draw:text-box>
          </draw:frame>
          <draw:connector draw:name="Straight Arrow Connector 245" draw:style-name="gr36" draw:text-style-name="P23" draw:layer="layout" draw:type="line" svg:x1="7.993cm" svg:y1="16.603cm" svg:x2="4.327cm" svg:y2="16.603cm" svg:d="M7993 16603h-3666">
            <text:p/>
          </draw:connector>
          <draw:frame draw:name="Text Box 226" draw:style-name="gr37" draw:text-style-name="P26" draw:layer="layout" svg:width="3.373cm" svg:height="1.325cm" svg:x="4.5cm" svg:y="15.476cm">
            <draw:text-box>
              <text:p text:style-name="P9"><text:span text:style-name="T29">Display Transaction Text</text:span></text:p>
            </draw:text-box>
          </draw:frame>
        </draw:g>
      </draw:page>
      <draw:page draw:name="page5" draw:style-name="dp1" draw:master-page-name="Default">
        <office:forms form:automatic-focus="false" form:apply-design-mode="false"/>
        <draw:g>
          <draw:custom-shape draw:name="Rectangle 247" draw:style-name="Fido_20_Figure_20_Box" draw:layer="layout" svg:width="3.229cm" svg:height="1.086cm" svg:x="5.824cm" svg:y="11.228cm">
            <text:p><text:span text:style-name="T30">FIDO Client</text:span></text:p>
            <draw:enhanced-geometry svg:viewBox="0 0 21600 21600" draw:type="non-primitive" draw:enhanced-path="M 0 0 L 21600 0 21600 21600 0 21600 Z N"/>
          </draw:custom-shape>
          <draw:custom-shape draw:name="Rectangle 248" draw:style-name="Fido_20_Figure_20_Box" draw:layer="layout" svg:width="3.229cm" svg:height="1.086cm" svg:x="14.952cm" svg:y="11.228cm">
            <text:p><text:span text:style-name="T31">FIDO Server</text:span></text:p>
            <draw:enhanced-geometry svg:viewBox="0 0 21600 21600" draw:type="non-primitive" draw:enhanced-path="M 0 0 L 21600 0 21600 21600 0 21600 Z N"/>
          </draw:custom-shape>
          <draw:connector draw:name="Straight Connector 249" draw:style-name="gr17" draw:text-style-name="P23" draw:layer="layout" draw:type="line" svg:x1="7.438cm" svg:y1="12.313cm" svg:x2="7.424cm" svg:y2="17.155cm" svg:d="M7438 12313l-14 4842">
            <text:p/>
          </draw:connector>
          <draw:connector draw:name="Straight Connector 250" draw:style-name="gr17" draw:text-style-name="P23" draw:layer="layout" draw:type="line" svg:x1="16.668cm" svg:y1="12.315cm" svg:x2="16.668cm" svg:y2="17.155cm" svg:d="M16668 12315v4840">
            <text:p/>
          </draw:connector>
          <draw:connector draw:name="Straight Arrow Connector 251" draw:style-name="gr38" draw:text-style-name="P23" draw:layer="layout" draw:type="line" svg:x1="7.454cm" svg:y1="13.195cm" svg:x2="16.668cm" svg:y2="13.212cm" svg:d="M7454 13195l9214 17">
            <text:p/>
          </draw:connector>
          <draw:frame draw:name="Text Box 252" draw:style-name="gr27" draw:text-style-name="P24" draw:layer="layout" svg:width="7.249cm" svg:height="0.75cm" svg:x="8.229cm" svg:y="12.371cm">
            <draw:text-box>
              <text:p><text:span text:style-name="T25">Login to Relying Party Application</text:span></text:p>
            </draw:text-box>
          </draw:frame>
          <draw:connector draw:name="Straight Arrow Connector 253" draw:style-name="gr39" draw:text-style-name="P23" draw:layer="layout" draw:type="line" svg:x1="16.668cm" svg:y1="14.8cm" svg:x2="7.438cm" svg:y2="14.8cm" svg:d="M16668 14800h-9230">
            <text:p/>
          </draw:connector>
          <draw:frame draw:name="Text Box 103" draw:style-name="gr27" draw:text-style-name="P27" draw:layer="layout" svg:width="6.88cm" svg:height="0.75cm" svg:x="8.217cm" svg:y="13.955cm">
            <draw:text-box>
              <text:p text:style-name="P3"><text:span text:style-name="T9">Deregister this Authenticator</text:span></text:p>
            </draw:text-box>
          </draw:frame>
          <draw:frame draw:name="Text Box 139" draw:style-name="gr12" draw:text-style-name="P25" draw:layer="layout" svg:width="3.359cm" svg:height="1.923cm" svg:x="3.707cm" svg:y="14.2cm">
            <draw:text-box>
              <text:p text:style-name="P28"><text:span text:style-name="T28">Delete local </text:span><text:span text:style-name="T28"><text:line-break/></text:span><text:span text:style-name="T28">registration data</text:span></text:p>
            </draw:text-box>
          </draw:frame>
        </draw:g>
      </draw:page>
      <draw:page draw:name="page6" draw:style-name="dp1" draw:master-page-name="Default">
        <draw:custom-shape draw:style-name="gr40" draw:text-style-name="P28" draw:layer="layout" svg:width="18.034cm" svg:height="4.064cm" svg:x="1.635cm" svg:y="10.779cm">
          <text:p text:style-name="P28">This page intentionally blank <text:line-break/>(placeholder for the visio seq. Diagram)</text:p>
          <text:p text:style-name="P28"/>
          <text:p text:style-name="P28"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office:forms form:automatic-focus="false" form:apply-design-mode="false"/>
        <draw:custom-shape draw:name="Rectangle 260" draw:style-name="Fido_20_Figure_20_Box" draw:text-style-name="P29" draw:layer="layout" svg:width="3.229cm" svg:height="1.086cm" svg:x="9.912cm" svg:y="10.449cm">
          <text:p><text:span text:style-name="T32">FIDO Client</text:span></text:p>
          <draw:enhanced-geometry svg:viewBox="0 0 21600 21600" draw:type="non-primitive" draw:enhanced-path="M 0 0 L 21600 0 21600 21600 0 21600 Z N"/>
        </draw:custom-shape>
        <draw:custom-shape draw:name="Rectangle 261" draw:style-name="Fido_20_Figure_20_Box" draw:text-style-name="P29" draw:layer="layout" svg:width="3.229cm" svg:height="1.086cm" svg:x="14.269cm" svg:y="10.449cm">
          <text:p><text:span text:style-name="T33">FIDO Server</text:span></text:p>
          <draw:enhanced-geometry svg:viewBox="0 0 21600 21600" draw:type="non-primitive" draw:enhanced-path="M 0 0 L 21600 0 21600 21600 0 21600 Z N"/>
        </draw:custom-shape>
        <draw:connector draw:name="Straight Connector 262" draw:style-name="gr41" draw:text-style-name="P23" draw:layer="layout" draw:type="line" svg:x1="11.526cm" svg:y1="11.534cm" svg:x2="11.526cm" svg:y2="17.936cm" svg:d="M11526 11534v6402">
          <text:p/>
        </draw:connector>
        <draw:connector draw:name="Straight Connector 263" draw:style-name="gr41" draw:text-style-name="P23" draw:layer="layout" draw:type="line" svg:x1="15.985cm" svg:y1="11.535cm" svg:x2="15.985cm" svg:y2="17.936cm" svg:d="M15985 11535v6401">
          <text:p/>
        </draw:connector>
        <draw:connector draw:name="Straight Arrow Connector 266" draw:style-name="gr42" draw:text-style-name="P23" draw:layer="layout" draw:type="line" svg:x1="15.985cm" svg:y1="13.174cm" svg:x2="11.526cm" svg:y2="13.174cm" svg:d="M15985 13174h-4459">
          <text:p/>
        </draw:connector>
        <draw:connector draw:name="Straight Arrow Connector 267" draw:style-name="gr43" draw:text-style-name="P23" draw:layer="layout" draw:type="line" svg:x1="6.698cm" svg:y1="16.381cm" svg:x2="11.526cm" svg:y2="16.381cm" svg:d="M6698 16381h4828">
          <text:p/>
        </draw:connector>
        <draw:custom-shape draw:name="Rectangle 273" draw:style-name="Fido_20_Figure_20_Box" draw:text-style-name="P29" xml:id="id4" draw:id="id4" draw:layer="layout" svg:width="2.962cm" svg:height="1.086cm" svg:x="5.216cm" svg:y="10.447cm">
          <text:p><text:span text:style-name="T33">Authenticator</text:span></text:p>
          <draw:enhanced-geometry svg:viewBox="0 0 21600 21600" draw:type="non-primitive" draw:enhanced-path="M 0 0 L 21600 0 21600 21600 0 21600 Z N"/>
        </draw:custom-shape>
        <draw:connector draw:name="Straight Connector 274" draw:style-name="gr41" draw:text-style-name="P23" draw:layer="layout" draw:type="line" svg:x1="6.697cm" svg:y1="11.533cm" svg:x2="6.698cm" svg:y2="17.936cm" draw:start-shape="id4" draw:start-glue-point="2" svg:d="M6697 11533l1 6403">
          <text:p/>
        </draw:connector>
        <draw:frame draw:name="Text Box 243" draw:style-name="gr12" draw:text-style-name="P26" draw:layer="layout" svg:width="4.128cm" svg:height="1.504cm" svg:x="11.699cm" svg:y="11.641cm">
          <draw:text-box>
            <text:p text:style-name="P9"><text:span text:style-name="T3">AppID, Policy, Chl, Username</text:span></text:p>
          </draw:text-box>
        </draw:frame>
        <draw:connector draw:name="Straight Arrow Connector 281" draw:style-name="gr44" draw:text-style-name="P23" draw:layer="layout" draw:type="line" svg:x1="11.526cm" svg:y1="13.885cm" svg:x2="6.698cm" svg:y2="13.885cm" svg:d="M11526 13885h-4828">
          <text:p/>
        </draw:connector>
        <draw:frame draw:name="Text Box 243" draw:style-name="gr12" draw:text-style-name="P26" draw:layer="layout" svg:width="4.283cm" svg:height="0.889cm" svg:x="6.963cm" svg:y="12.684cm">
          <draw:text-box>
            <text:p text:style-name="P9"><text:span text:style-name="T3">AppID, FCH, Username</text:span></text:p>
          </draw:text-box>
        </draw:frame>
        <draw:frame draw:name="Text Box 283" draw:style-name="gr45" draw:text-style-name="P25" draw:layer="layout" svg:width="3.811cm" svg:height="3.306cm" svg:x="2.65cm" svg:y="14.365cm">
          <draw:text-box>
            <text:p text:style-name="P28"><text:span text:style-name="T28">Generate new</text:span><text:span text:style-name="T28"><text:line-break/></text:span><text:span text:style-name="T28">UAuth key and sign with attestation key.</text:span></text:p>
            <text:p text:style-name="P28"><text:span text:style-name="T28">Store AppID, UAuth.priv and Username.</text:span></text:p>
          </draw:text-box>
        </draw:frame>
        <draw:frame draw:name="Text Box 283" draw:style-name="gr45" draw:text-style-name="P26" draw:layer="layout" svg:width="3.012cm" svg:height="1.745cm" svg:x="16.227cm" svg:y="15.926cm">
          <draw:text-box>
            <text:p text:style-name="P9"><text:span text:style-name="T3">Store</text:span><text:span text:style-name="T3"><text:line-break/></text:span><text:span text:style-name="T3">UAuth.pub in user’s record</text:span></text:p>
          </draw:text-box>
        </draw:frame>
        <draw:frame draw:name="Text Box 243" draw:style-name="gr22" draw:text-style-name="P26" draw:layer="layout" svg:width="4.271cm" svg:height="0.927cm" svg:x="7.254cm" svg:y="15.264cm">
          <draw:text-box>
            <text:p text:style-name="P9"><text:span text:style-name="T3">KRD </text:span></text:p>
          </draw:text-box>
        </draw:frame>
        <draw:custom-shape draw:name="Oval 286" draw:style-name="gr16" draw:text-style-name="P22" draw:layer="layout" svg:width="0.927cm" svg:height="0.929cm" svg:x="16.318cm" svg:y="11.641cm">
          <text:p text:style-name="P13"><text:span text:style-name="T26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287" draw:style-name="gr16" draw:text-style-name="P22" draw:layer="layout" svg:width="0.927cm" svg:height="0.929cm" svg:x="7.254cm" svg:y="11.893cm">
          <text:p text:style-name="P13"><text:span text:style-name="T34">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288" draw:style-name="gr16" draw:text-style-name="P22" draw:layer="layout" svg:width="0.927cm" svg:height="0.929cm" svg:x="6.959cm" svg:y="14.365cm">
          <text:p text:style-name="P13"><text:span text:style-name="T34">3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Arrow Connector 202" draw:style-name="gr46" draw:text-style-name="P23" draw:layer="layout" draw:type="line" svg:x1="11.491cm" svg:y1="17.386cm" svg:x2="15.985cm" svg:y2="17.386cm" svg:d="M11491 17386h4494">
          <text:p/>
        </draw:connector>
        <draw:frame draw:name="Text Box 243" draw:style-name="gr22" draw:text-style-name="P26" draw:layer="layout" svg:width="4.271cm" svg:height="1.452cm" svg:x="11.651cm" svg:y="15.767cm">
          <draw:text-box>
            <text:p text:style-name="P9"><text:span text:style-name="T3">KRD from each </text:span><text:span text:style-name="T3"><text:line-break/></text:span><text:span text:style-name="T3">Authenticator </text:span></text:p>
          </draw:text-box>
        </draw:frame>
      </draw:page>
      <draw:page draw:name="page8" draw:style-name="dp1" draw:master-page-name="Default">
        <draw:custom-shape draw:style-name="gr40" draw:text-style-name="P28" draw:layer="layout" svg:width="18.034cm" svg:height="4.064cm" svg:x="1.635cm" svg:y="10.779cm">
          <text:p text:style-name="P28">This page intentionally blank <text:line-break/>(placeholder for the 2<text:span text:style-name="T35">nd</text:span> visio seq. Diagram)</text:p>
          <text:p text:style-name="P28"/>
          <text:p text:style-name="P28"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g>
          <draw:custom-shape draw:name="Rectangle 289" draw:style-name="Fido_20_Figure_20_Box" draw:layer="layout" svg:width="3.229cm" svg:height="1.086cm" svg:x="8.862cm" svg:y="13.015cm">
            <text:p><text:span text:style-name="T30">FIDO Client</text:span></text:p>
            <draw:enhanced-geometry svg:viewBox="0 0 21600 21600" draw:type="non-primitive" draw:enhanced-path="M 0 0 L 21600 0 21600 21600 0 21600 Z N"/>
          </draw:custom-shape>
          <draw:custom-shape draw:name="Rectangle 290" draw:style-name="Fido_20_Figure_20_Box" draw:layer="layout" svg:width="3.229cm" svg:height="1.086cm" svg:x="14.076cm" svg:y="13.015cm">
            <text:p><text:span text:style-name="T36">FIDO Server</text:span></text:p>
            <draw:enhanced-geometry svg:viewBox="0 0 21600 21600" draw:type="non-primitive" draw:enhanced-path="M 0 0 L 21600 0 21600 21600 0 21600 Z N"/>
          </draw:custom-shape>
          <draw:connector draw:name="Straight Connector 291" draw:style-name="gr41" draw:text-style-name="P8" draw:layer="layout" draw:type="line" svg:x1="10.476cm" svg:y1="14.1cm" svg:x2="10.476cm" svg:y2="20.501cm" svg:d="M10476 14100v6401">
            <text:p/>
          </draw:connector>
          <draw:connector draw:name="Straight Connector 292" draw:style-name="gr41" draw:text-style-name="P8" draw:layer="layout" draw:type="line" svg:x1="15.792cm" svg:y1="14.101cm" svg:x2="15.792cm" svg:y2="20.501cm" svg:d="M15792 14101v6400">
            <text:p/>
          </draw:connector>
          <draw:connector draw:name="Straight Arrow Connector 293" draw:style-name="gr47" draw:text-style-name="P8" draw:layer="layout" draw:type="line" svg:x1="15.792cm" svg:y1="15.738cm" svg:x2="10.476cm" svg:y2="15.738cm" svg:d="M15792 15738h-5316">
            <text:p/>
          </draw:connector>
          <draw:connector draw:name="Straight Arrow Connector 294" draw:style-name="gr48" draw:text-style-name="P8" draw:layer="layout" draw:type="line" svg:x1="5.976cm" svg:y1="18.76cm" svg:x2="10.476cm" svg:y2="18.76cm" svg:d="M5976 18760h4500">
            <text:p/>
          </draw:connector>
          <draw:connector draw:name="Straight Connector 296" draw:style-name="gr41" draw:text-style-name="P8" draw:layer="layout" draw:type="line" svg:x1="5.915cm" svg:y1="14.04cm" svg:x2="5.915cm" svg:y2="20.444cm" svg:d="M5915 14040v6404">
            <text:p/>
          </draw:connector>
          <draw:connector draw:name="Straight Arrow Connector 298" draw:style-name="gr49" draw:text-style-name="P8" draw:layer="layout" draw:type="line" svg:x1="10.446cm" svg:y1="16.449cm" svg:x2="6.003cm" svg:y2="16.449cm" svg:d="M10446 16449h-4443">
            <text:p/>
          </draw:connector>
          <draw:frame draw:name="Text Box 243" draw:style-name="gr12" draw:text-style-name="P10" draw:layer="layout" svg:width="4.562cm" svg:height="0.765cm" svg:x="5.973cm" svg:y="15.497cm">
            <draw:text-box>
              <text:p text:style-name="P9"><text:span text:style-name="T3">AppID, FCH, AUM</text:span></text:p>
            </draw:text-box>
          </draw:frame>
          <draw:frame draw:name="Text Box 300" draw:style-name="gr45" draw:text-style-name="P7" draw:layer="layout" svg:width="3.387cm" svg:height="2.098cm" svg:x="2.408cm" svg:y="16.846cm">
            <draw:text-box>
              <text:p text:style-name="P28"><text:span text:style-name="T8">Sign FCH using appropriate UAuth.priv</text:span></text:p>
            </draw:text-box>
          </draw:frame>
          <draw:frame draw:name="Text Box 283" draw:style-name="gr45" draw:text-style-name="P10" draw:layer="layout" svg:width="2.565cm" svg:height="2.35cm" svg:x="16.034cm" svg:y="17.405cm">
            <draw:text-box>
              <text:p text:style-name="P9"><text:span text:style-name="T3">Verify </text:span><text:span text:style-name="T3"><text:line-break/></text:span><text:span text:style-name="T3">signature using </text:span><text:span text:style-name="T3"><text:line-break/></text:span><text:span text:style-name="T3">UAuth.pub</text:span></text:p>
            </draw:text-box>
          </draw:frame>
          <draw:frame draw:name="Text Box 243" draw:style-name="gr22" draw:text-style-name="P10" draw:layer="layout" svg:width="3.051cm" svg:height="0.89cm" svg:x="7.006cm" svg:y="17.749cm">
            <draw:text-box>
              <text:p text:style-name="P9"><text:span text:style-name="T3">SignData</text:span></text:p>
            </draw:text-box>
          </draw:frame>
          <draw:custom-shape draw:name="Oval 303" draw:style-name="gr16" draw:text-style-name="P12" draw:layer="layout" svg:width="0.927cm" svg:height="0.929cm" svg:x="15.978cm" svg:y="14.486cm">
            <text:p text:style-name="P13"><text:span text:style-name="T6">1</text:span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304" draw:style-name="gr16" draw:text-style-name="P12" draw:layer="layout" svg:width="0.927cm" svg:height="0.929cm" svg:x="7.061cm" svg:y="14.458cm">
            <text:p text:style-name="P13"><text:span text:style-name="T34">2</text:span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305" draw:style-name="gr16" draw:text-style-name="P12" draw:layer="layout" svg:width="0.927cm" svg:height="0.929cm" svg:x="6.264cm" svg:y="17.354cm">
            <text:p text:style-name="P13"><text:span text:style-name="T34">3</text:span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 Box 243" draw:style-name="gr22" draw:text-style-name="P10" draw:layer="layout" svg:width="4.128cm" svg:height="0.92cm" svg:x="11.291cm" svg:y="14.761cm">
            <draw:text-box>
              <text:p text:style-name="P9"><text:span text:style-name="T3">AppID, Policy, Chl</text:span></text:p>
            </draw:text-box>
          </draw:frame>
          <draw:connector draw:name="Straight Arrow Connector 207" draw:style-name="gr50" draw:text-style-name="P8" draw:layer="layout" draw:type="line" svg:x1="10.476cm" svg:y1="19.257cm" svg:x2="15.792cm" svg:y2="19.257cm" svg:d="M10476 19257h5316">
            <text:p/>
          </draw:connector>
          <draw:frame draw:name="Text Box 243" draw:style-name="gr22" draw:text-style-name="P10" draw:layer="layout" svg:width="4.271cm" svg:height="1.451cm" svg:x="11cm" svg:y="17.737cm">
            <draw:text-box>
              <text:p text:style-name="P9"><text:span text:style-name="T3">SignData from each </text:span><text:span text:style-name="T3"><text:line-break/></text:span><text:span text:style-name="T3">Authenticator </text:span></text:p>
            </draw:text-box>
          </draw:frame>
          <draw:custom-shape draw:name="Rectangle 295" draw:style-name="Fido_20_Figure_20_Box" draw:layer="layout" svg:width="2.962cm" svg:height="1.086cm" svg:x="4.433cm" svg:y="13.013cm">
            <text:p><text:span text:style-name="T36">Authenticator</text:span></text:p>
            <draw:enhanced-geometry svg:viewBox="0 0 21600 21600" draw:type="non-primitive" draw:enhanced-path="M 0 0 L 21600 0 21600 21600 0 21600 Z N"/>
          </draw:custom-shape>
        </draw:g>
      </draw:page>
      <draw:page draw:name="page10" draw:style-name="dp1" draw:master-page-name="Default">
        <office:forms form:automatic-focus="false" form:apply-design-mode="false"/>
        <draw:g>
          <draw:connector draw:name="Gerade Verbindung mit Pfeil 38" draw:style-name="gr51" draw:text-style-name="P8" draw:layer="layout" draw:type="line" svg:x1="8.146cm" svg:y1="11.963cm" svg:x2="9.772cm" svg:y2="11.194cm" svg:d="M8146 11963l1626-769">
            <text:p/>
          </draw:connector>
          <draw:connector draw:name="Gerade Verbindung mit Pfeil 195" draw:style-name="gr52" draw:text-style-name="P8" draw:layer="layout" draw:type="line" svg:x1="4.992cm" svg:y1="16.097cm" svg:x2="6.11cm" svg:y2="15.118cm" svg:d="M4992 16097l1118-979">
            <text:p/>
          </draw:connector>
          <draw:connector draw:name="Gerade Verbindung mit Pfeil 196" draw:style-name="gr53" draw:text-style-name="P8" draw:layer="layout" draw:type="line" svg:x1="7.198cm" svg:y1="14.157cm" svg:x2="8.233cm" svg:y2="13.233cm" draw:end-shape="id5" draw:end-glue-point="2" svg:d="M7198 14157l1035-924">
            <text:p/>
          </draw:connector>
          <draw:connector draw:name="Gerade Verbindung 39" draw:style-name="gr17" draw:text-style-name="P8" draw:layer="layout" draw:type="line" svg:x1="6.388cm" svg:y1="14.859cm" svg:x2="6.862cm" svg:y2="14.416cm" svg:d="M6388 14859l474-443">
            <text:p/>
          </draw:connector>
          <draw:frame draw:name="Textfeld 40" draw:style-name="gr37" draw:text-style-name="P5" draw:layer="layout" svg:width="6.054cm" svg:height="1.089cm" svg:x="11.663cm" svg:y="10.104cm">
            <draw:text-box>
              <text:p><text:span text:style-name="T8">Manufacturer Attestation Root</text:span></text:p>
            </draw:text-box>
          </draw:frame>
          <draw:frame draw:name="Textfeld 40" draw:style-name="gr37" draw:text-style-name="P2" draw:layer="layout" svg:width="9.606cm" svg:height="1.093cm" svg:x="7.049cm" svg:y="16.291cm">
            <draw:text-box>
              <text:p text:style-name="P30"><text:span text:style-name="T37">Attestation Certificate, AAID in commonName</text:span></text:p>
            </draw:text-box>
          </draw:frame>
          <draw:frame draw:name="Textfeld 40" draw:style-name="gr37" draw:text-style-name="P2" draw:layer="layout" svg:width="7.386cm" svg:height="1.087cm" svg:x="10.095cm" svg:y="12.187cm">
            <draw:text-box>
              <text:p text:style-name="P30"><text:span text:style-name="T37">Intermediate Attestation Certificates</text:span></text:p>
            </draw:text-box>
          </draw:frame>
          <draw:frame draw:name="Textfeld 40" draw:style-name="gr37" draw:text-style-name="P2" draw:layer="layout" svg:width="7.384cm" svg:height="1.086cm" svg:x="8.147cm" svg:y="14.176cm">
            <draw:text-box>
              <text:p text:style-name="P30"><text:span text:style-name="T37">Intermediate Attestation Certificates</text:span></text:p>
            </draw:text-box>
          </draw:frame>
          <draw:custom-shape draw:name="Rechteck 36" draw:style-name="gr54" draw:text-style-name="P8" xml:id="id5" draw:id="id5" draw:layer="layout" svg:width="1.89cm" svg:height="1.318cm" svg:x="7.288cm" svg:y="11.915cm">
            <text:p/>
            <draw:enhanced-geometry svg:viewBox="0 0 21600 21600" draw:type="non-primitive" draw:enhanced-path="M 0 0 L 21600 0 21600 21600 0 21600 Z N"/>
          </draw:custom-shape>
          <draw:path draw:style-name="gr55" draw:text-style-name="P28" draw:layer="layout" svg:width="0.335cm" svg:height="0.257cm" svg:x="9.021cm" svg:y="12.83cm" svg:viewBox="0 0 336 258" svg:d="M80 3l2-3h3c21 2 205 17 240 8l11-3-5 10c-47 96-90 177-127 243l-204-104c45-83 79-149 80-151z">
            <text:p/>
          </draw:path>
          <draw:path draw:style-name="gr55" draw:text-style-name="P28" draw:layer="layout" svg:width="0.218cm" svg:height="0.129cm" svg:x="9.014cm" svg:y="12.97cm" svg:viewBox="0 0 219 130" svg:d="M204 130l-204-103c5-9 10-18 14-27l205 103c-5 9-10 18-15 27z">
            <text:p/>
          </draw:path>
          <draw:path draw:style-name="gr56" draw:text-style-name="P28" draw:layer="layout" svg:width="0.218cm" svg:height="0.129cm" svg:x="9.008cm" svg:y="12.981cm" svg:viewBox="0 0 219 130" svg:d="M204 130l-204-103c5-9 10-18 14-27l205 104c-5 9-10 18-15 26z">
            <text:p/>
          </draw:path>
          <draw:path draw:style-name="gr57" draw:text-style-name="P28" draw:layer="layout" svg:width="0.218cm" svg:height="0.128cm" svg:x="9.002cm" svg:y="12.993cm" svg:viewBox="0 0 219 129" svg:d="M204 129l-204-102c5-9 10-18 14-27l205 103c-5 9-10 18-15 26z">
            <text:p/>
          </draw:path>
          <draw:path draw:style-name="gr58" draw:text-style-name="P28" draw:layer="layout" svg:width="0.217cm" svg:height="0.128cm" svg:x="8.996cm" svg:y="13.004cm" svg:viewBox="0 0 218 129" svg:d="M204 129l-204-103c5-9 10-17 14-26l204 103c-5 9-10 18-14 26z">
            <text:p/>
          </draw:path>
          <draw:path draw:style-name="gr59" draw:text-style-name="P28" draw:layer="layout" svg:width="0.217cm" svg:height="0.129cm" svg:x="8.99cm" svg:y="13.014cm" svg:viewBox="0 0 218 130" svg:d="M203 130l-203-103c5-9 10-18 14-27l204 104c-5 9-10 17-15 26z">
            <text:p/>
          </draw:path>
          <draw:path draw:style-name="gr60" draw:text-style-name="P28" draw:layer="layout" svg:width="0.217cm" svg:height="0.128cm" svg:x="8.984cm" svg:y="13.026cm" svg:viewBox="0 0 218 129" svg:d="M203 129l-203-102c5-9 10-18 14-27l204 103c-5 9-10 18-15 26z">
            <text:p/>
          </draw:path>
          <draw:path draw:style-name="gr61" draw:text-style-name="P28" draw:layer="layout" svg:width="0.217cm" svg:height="0.129cm" svg:x="8.978cm" svg:y="13.037cm" svg:viewBox="0 0 218 130" svg:d="M202 130l-202-103c5-9 10-18 15-27l203 103c-6 9-11 18-16 27z">
            <text:p/>
          </draw:path>
          <draw:path draw:style-name="gr62" draw:text-style-name="P28" draw:layer="layout" svg:width="0.216cm" svg:height="0.127cm" svg:x="8.972cm" svg:y="13.049cm" svg:viewBox="0 0 217 128" svg:d="M202 128l-202-102c5-8 10-17 14-26l203 102c-5 9-10 18-15 26z">
            <text:p/>
          </draw:path>
          <draw:path draw:style-name="gr63" draw:text-style-name="P28" draw:layer="layout" svg:width="0.216cm" svg:height="0.127cm" svg:x="8.966cm" svg:y="13.06cm" svg:viewBox="0 0 217 128" svg:d="M202 128l-202-102c5-8 10-17 14-26l203 102c-5 9-10 18-15 26z">
            <text:p/>
          </draw:path>
          <draw:path draw:style-name="gr64" draw:text-style-name="P28" draw:layer="layout" svg:width="0.216cm" svg:height="0.128cm" svg:x="8.96cm" svg:y="13.07cm" svg:viewBox="0 0 217 129" svg:d="M201 129l-201-102c5-9 10-18 15-27l202 103c-6 9-11 18-16 26z">
            <text:p/>
          </draw:path>
          <draw:path draw:style-name="gr65" draw:text-style-name="P28" draw:layer="layout" svg:width="0.216cm" svg:height="0.127cm" svg:x="8.953cm" svg:y="13.082cm" svg:viewBox="0 0 217 128" svg:d="M201 128l-201-101c5-9 10-18 15-27l202 102c-6 9-11 18-16 26z">
            <text:p/>
          </draw:path>
          <draw:path draw:style-name="gr66" draw:text-style-name="P28" draw:layer="layout" svg:width="0.214cm" svg:height="0.126cm" svg:x="8.947cm" svg:y="13.093cm" svg:viewBox="0 0 215 127" svg:d="M200 127l-200-101c5-9 10-17 14-26l201 102c-5 9-10 17-15 25z">
            <text:p/>
          </draw:path>
          <draw:path draw:style-name="gr67" draw:text-style-name="P28" draw:layer="layout" svg:width="0.214cm" svg:height="0.126cm" svg:x="8.941cm" svg:y="13.105cm" svg:viewBox="0 0 215 127" svg:d="M199 127l-199-102c5-8 9-16 14-25l201 101c-5 9-11 18-16 26z">
            <text:p/>
          </draw:path>
          <draw:path draw:style-name="gr68" draw:text-style-name="P28" draw:layer="layout" svg:width="0.214cm" svg:height="0.126cm" svg:x="8.935cm" svg:y="13.115cm" svg:viewBox="0 0 215 127" svg:d="M199 127l-199-100c5-9 10-18 15-27l200 101c-5 9-11 18-16 26z">
            <text:p/>
          </draw:path>
          <draw:path draw:style-name="gr69" draw:text-style-name="P28" draw:layer="layout" svg:width="0.213cm" svg:height="0.126cm" svg:x="8.929cm" svg:y="13.126cm" svg:viewBox="0 0 214 127" svg:d="M198 127l-198-100c5-9 10-18 15-27l199 101c-5 10-11 18-16 26z">
            <text:p/>
          </draw:path>
          <draw:path draw:style-name="gr70" draw:text-style-name="P28" draw:layer="layout" svg:width="0.213cm" svg:height="0.125cm" svg:x="8.922cm" svg:y="13.138cm" svg:viewBox="0 0 214 126" svg:d="M198 126l-198-100c5-8 10-17 15-26l199 100c-6 9-11 18-16 26z">
            <text:p/>
          </draw:path>
          <draw:path draw:style-name="gr71" draw:text-style-name="P28" draw:layer="layout" svg:width="0.212cm" svg:height="0.124cm" svg:x="8.916cm" svg:y="13.149cm" svg:viewBox="0 0 213 125" svg:d="M197 125l-197-99c5-8 10-17 15-26l198 101c-6 8-11 17-16 24z">
            <text:p/>
          </draw:path>
          <draw:path draw:style-name="gr72" draw:text-style-name="P28" draw:layer="layout" svg:width="0.212cm" svg:height="0.124cm" svg:x="8.91cm" svg:y="13.16cm" svg:viewBox="0 0 213 125" svg:d="M196 125l-196-99c5-9 10-17 15-26l198 100c-6 9-12 17-17 25z">
            <text:p/>
          </draw:path>
          <draw:path draw:style-name="gr73" draw:text-style-name="P28" draw:layer="layout" svg:width="0.211cm" svg:height="0.124cm" svg:x="8.903cm" svg:y="13.171cm" svg:viewBox="0 0 212 125" svg:d="M195 125l-195-99c5-8 10-17 15-26l197 99c-6 10-11 18-17 26z">
            <text:p/>
          </draw:path>
          <draw:path draw:style-name="gr74" draw:text-style-name="P28" draw:layer="layout" svg:width="0.277cm" svg:height="0.223cm" svg:x="8.83cm" svg:y="13.182cm" svg:viewBox="0 0 278 224" svg:d="M185 218l-8 6c0 0-10-125-11-136-11 3-166 41-166 41l8-11c18-23 44-67 74-118l196 100c-60 88-91 116-93 118z">
            <text:p/>
          </draw:path>
          <draw:path draw:style-name="gr75" draw:text-style-name="P28" draw:layer="layout" svg:width="0.525cm" svg:height="0.575cm" svg:x="8.83cm" svg:y="12.83cm" svg:viewBox="0 0 526 576" svg:d="M270 3l3-3h3c21 2 204 17 239 8l11-3-5 10c-222 453-331 551-336 554l-8 7c0 0-10-125-11-136-11 2-166 41-166 41l8-12c66-86 260-462 262-466zM12 473c66-16 158-39 158-39l11 132c0 0 111-96 336-554-9 3-26 4-47 4-73 0-195-11-195-11 0 0-197 379-263 468z">
            <text:p/>
          </draw:path>
          <draw:path draw:style-name="gr55" draw:text-style-name="P28" draw:layer="layout" svg:width="0.18cm" svg:height="0.139cm" svg:x="8.888cm" svg:y="13.208cm" svg:viewBox="0 0 181 140" svg:d="M0 63c11-18 24-40 38-63l64 38c-15 3-58 14-102 25zM140 140c-2-24-5-60-7-84l48 28c-17 24-30 42-41 56z">
            <text:p/>
          </draw:path>
          <draw:path draw:style-name="gr55" draw:text-style-name="P28" draw:layer="layout" svg:width="0.156cm" svg:height="0.104cm" svg:x="8.919cm" svg:y="13.199cm" svg:viewBox="0 0 157 105" svg:d="M12 0l74 43-9 2c-1 0-10 3-25 6l-52-30c4-7 8-14 12-21zM142 105l-39-23c-1-12-2-23-2-30l56 32c-5 8-10 14-15 21z">
            <text:p/>
          </draw:path>
          <draw:path draw:style-name="gr76" draw:text-style-name="P28" draw:layer="layout" svg:width="0.156cm" svg:height="0.104cm" svg:x="8.924cm" svg:y="13.19cm" svg:viewBox="0 0 157 105" svg:d="M12 0l145 85c-5 7-9 14-13 20l-47-27c-1-17-3-29-3-29l-23 6c0 0-3 1-10 2l-61-36c4-7 8-14 12-21z">
            <text:p/>
          </draw:path>
          <draw:path draw:style-name="gr77" draw:text-style-name="P28" draw:layer="layout" svg:width="0.157cm" svg:height="0.105cm" svg:x="8.93cm" svg:y="13.18cm" svg:viewBox="0 0 158 106" svg:d="M12 0l146 86c-5 7-10 14-14 20l-53-31c-1-10-2-17-2-17l-19 5-70-41c4-7 8-15 12-22z">
            <text:p/>
          </draw:path>
          <draw:path draw:style-name="gr60" draw:text-style-name="P28" draw:layer="layout" svg:width="0.157cm" svg:height="0.106cm" svg:x="8.935cm" svg:y="13.171cm" svg:viewBox="0 0 158 107" svg:d="M12 0l146 86c-5 7-9 14-14 21l-60-36c0-2 0-4 0-4l-4 1-80-47c4-7 8-14 12-21z">
            <text:p/>
          </draw:path>
          <draw:path draw:style-name="gr78" draw:text-style-name="P28" draw:layer="layout" svg:width="0.158cm" svg:height="0.106cm" svg:x="8.94cm" svg:y="13.162cm" svg:viewBox="0 0 159 107" svg:d="M12 0l147 86c-5 8-9 15-14 21l-145-86c4-7 8-14 12-21z">
            <text:p/>
          </draw:path>
          <draw:path draw:style-name="gr79" draw:text-style-name="P28" draw:layer="layout" svg:width="0.159cm" svg:height="0.106cm" svg:x="8.946cm" svg:y="13.153cm" svg:viewBox="0 0 160 107" svg:d="M12 0l148 86c-5 8-9 14-14 21l-146-86c4-7 8-14 12-21z">
            <text:p/>
          </draw:path>
          <draw:path draw:style-name="gr80" draw:text-style-name="P28" draw:layer="layout" svg:width="0.159cm" svg:height="0.106cm" svg:x="8.951cm" svg:y="13.143cm" svg:viewBox="0 0 160 107" svg:d="M12 0l148 87c-4 7-9 14-13 20l-147-86c4-7 8-14 12-21z">
            <text:p/>
          </draw:path>
          <draw:path draw:style-name="gr81" draw:text-style-name="P28" draw:layer="layout" svg:width="0.16cm" svg:height="0.107cm" svg:x="8.956cm" svg:y="13.134cm" svg:viewBox="0 0 161 108" svg:d="M12 0l149 87c-5 7-9 14-13 21l-148-87c4-7 8-14 12-21z">
            <text:p/>
          </draw:path>
          <draw:path draw:style-name="gr69" draw:text-style-name="P28" draw:layer="layout" svg:width="0.16cm" svg:height="0.108cm" svg:x="8.961cm" svg:y="13.125cm" svg:viewBox="0 0 161 109" svg:d="M12 0l149 88c-4 7-9 14-13 21l-148-87c4-7 8-15 12-22z">
            <text:p/>
          </draw:path>
          <draw:path draw:style-name="gr82" draw:text-style-name="P28" draw:layer="layout" svg:width="0.16cm" svg:height="0.108cm" svg:x="8.967cm" svg:y="13.115cm" svg:viewBox="0 0 161 109" svg:d="M12 0l149 89c-4 7-8 14-13 20l-148-87c4-8 8-15 12-22z">
            <text:p/>
          </draw:path>
          <draw:path draw:style-name="gr83" draw:text-style-name="P28" draw:layer="layout" svg:width="0.161cm" svg:height="0.108cm" svg:x="8.972cm" svg:y="13.106cm" svg:viewBox="0 0 162 109" svg:d="M12 0l150 88c-5 7-9 15-13 21l-149-88c4-7 8-14 12-21z">
            <text:p/>
          </draw:path>
          <draw:path draw:style-name="gr74" draw:text-style-name="P28" draw:layer="layout" svg:width="0.335cm" svg:height="0.348cm" svg:x="8.977cm" svg:y="12.857cm" svg:viewBox="0 0 336 349" svg:d="M140 0c16 2 44 4 94 6 49 3 81 4 102 3-76 153-138 262-186 340l-150-88c60-108 120-224 140-261z">
            <text:p/>
          </draw:path>
          <draw:path draw:style-name="gr55" draw:text-style-name="P28" draw:layer="layout" svg:width="0.085cm" svg:height="0.039cm" svg:x="8.993cm" svg:y="12.822cm" svg:viewBox="0 0 86 40" svg:d="M0 0c13 5 47 7 86 8l-69 32c-6-13-11-26-17-40z">
            <text:p/>
          </draw:path>
          <draw:path draw:style-name="gr84" draw:text-style-name="P28" draw:layer="layout" svg:width="0.177cm" svg:height="0.074cm" svg:x="8.993cm" svg:y="12.822cm" svg:viewBox="0 0 178 75" svg:d="M0 0c24 8 115 9 178 9l-146 66c-11-24-21-49-32-75z">
            <text:p/>
          </draw:path>
          <draw:path draw:style-name="gr85" draw:text-style-name="P28" draw:layer="layout" svg:width="0.235cm" svg:height="0.104cm" svg:x="9.004cm" svg:y="12.829cm" svg:viewBox="0 0 236 105" svg:d="M230 2c0 0 2 4 6 12l-200 91c-12-27-24-55-36-84l46-21c73 4 184 2 184 2z">
            <text:p/>
          </draw:path>
          <draw:path draw:style-name="gr77" draw:text-style-name="P28" draw:layer="layout" svg:width="0.235cm" svg:height="0.138cm" svg:x="9.019cm" svg:y="12.83cm" svg:viewBox="0 0 236 139" svg:d="M215 0c0 0 8 18 21 48l-200 91c-11-26-23-54-36-83l121-55c50 0 94-1 94-1z">
            <text:p/>
          </draw:path>
          <draw:path draw:style-name="gr86" draw:text-style-name="P28" draw:layer="layout" svg:width="0.236cm" svg:height="0.173cm" svg:x="9.035cm" svg:y="12.831cm" svg:viewBox="0 0 237 174" svg:d="M237 83l-200 91c-12-26-24-54-37-84l200-90c2 5 17 37 37 83z">
            <text:p/>
          </draw:path>
          <draw:path draw:style-name="gr87" draw:text-style-name="P28" draw:layer="layout" svg:width="0.237cm" svg:height="0.172cm" svg:x="9.05cm" svg:y="12.867cm" svg:viewBox="0 0 238 173" svg:d="M238 83l-200 90c-12-26-25-53-38-83l200-90c10 21 23 50 38 83z">
            <text:p/>
          </draw:path>
          <draw:path draw:style-name="gr88" draw:text-style-name="P28" draw:layer="layout" svg:width="0.237cm" svg:height="0.171cm" svg:x="9.099cm" svg:y="12.974cm" svg:viewBox="0 0 238 172" svg:d="M238 83l-198 89c-13-25-26-52-40-82l200-90c12 26 24 54 38 83z">
            <text:p/>
          </draw:path>
          <draw:path draw:style-name="gr89" draw:text-style-name="P28" draw:layer="layout" svg:width="0.236cm" svg:height="0.171cm" svg:x="9.116cm" svg:y="13.009cm" svg:viewBox="0 0 237 172" svg:d="M237 84l-196 88c-13-25-26-52-41-82l199-90c12 27 25 55 38 84z">
            <text:p/>
          </draw:path>
          <draw:path draw:style-name="gr67" draw:text-style-name="P28" draw:layer="layout" svg:width="0.235cm" svg:height="0.17cm" svg:x="9.133cm" svg:y="13.045cm" svg:viewBox="0 0 236 171" svg:d="M236 83l-194 88c-13-24-27-51-42-81l198-90c12 27 25 55 38 83z">
            <text:p/>
          </draw:path>
          <draw:path draw:style-name="gr90" draw:text-style-name="P28" draw:layer="layout" svg:width="0.235cm" svg:height="0.169cm" svg:x="9.151cm" svg:y="13.081cm" svg:viewBox="0 0 236 170" svg:d="M236 82l-193 88c-13-23-27-50-43-81l197-89c13 28 26 56 39 82z">
            <text:p/>
          </draw:path>
          <draw:path draw:style-name="gr91" draw:text-style-name="P28" draw:layer="layout" svg:width="0.234cm" svg:height="0.167cm" svg:x="9.169cm" svg:y="13.117cm" svg:viewBox="0 0 235 168" svg:d="M235 82l-190 86c-13-23-28-49-45-80l195-88c14 28 27 56 40 82z">
            <text:p/>
          </draw:path>
          <draw:path draw:style-name="gr82" draw:text-style-name="P28" draw:layer="layout" svg:width="0.232cm" svg:height="0.166cm" svg:x="9.188cm" svg:y="13.152cm" svg:viewBox="0 0 233 167" svg:d="M233 82l-91 41c-7-2-12-3-12-3l-2 9-81 38c-14-21-29-47-47-79l193-88c14 29 27 57 40 82z">
            <text:p/>
          </draw:path>
          <draw:path draw:style-name="gr92" draw:text-style-name="P28" draw:layer="layout" svg:width="0.231cm" svg:height="0.164cm" svg:x="9.207cm" svg:y="13.187cm" svg:viewBox="0 0 232 165" svg:d="M232 81l-50 23c-40-11-71-20-71-20l-13 58-49 23c-13-19-29-44-49-78l190-87c15 30 29 58 42 81z">
            <text:p/>
          </draw:path>
          <draw:path draw:style-name="gr93" draw:text-style-name="P28" draw:layer="layout" svg:width="0.23cm" svg:height="0.16cm" svg:x="9.227cm" svg:y="13.222cm" svg:viewBox="0 0 231 161" svg:d="M231 81l-11 5c-62-19-129-37-129-37l-24 105-15 7c-10-13-27-36-52-76l188-85c16 33 31 61 43 81z">
            <text:p/>
          </draw:path>
          <draw:path draw:style-name="gr74" draw:text-style-name="P28" draw:layer="layout" svg:width="0.215cm" svg:height="0.138cm" svg:x="9.249cm" svg:y="13.257cm" svg:viewBox="0 0 216 139" svg:d="M216 57c-31-10-67-20-96-28l64-29c13 24 24 44 32 57zM41 139c0 0-14-14-41-55l60-27z">
            <text:p/>
          </draw:path>
          <draw:path draw:style-name="gr94" draw:text-style-name="P28" draw:layer="layout" svg:width="0.471cm" svg:height="0.572cm" svg:x="8.993cm" svg:y="12.822cm" svg:viewBox="0 0 472 573" svg:d="M361 460c-21-7-35-11-35-11v1l-3 9-25 114c0 0-21-20-62-86-39-62-94-163-165-322-22-49-46-104-71-165 5 2 12 3 21 4 63 8 221 5 221 5 0 0 170 389 230 483-38-12-81-24-111-32z">
            <text:p/>
          </draw:path>
          <draw:path draw:style-name="gr95" draw:text-style-name="P28" draw:layer="layout" svg:width="0.174cm" svg:height="0.148cm" svg:x="9.248cm" svg:y="13.201cm" svg:viewBox="0 0 175 149" svg:d="M32 149c-8-12-19-28-32-49l52-38c-5 22-14 61-20 87zM175 79c-51-15-99-28-99-28l-7-2 65-49c15 29 29 56 41 79z">
            <text:p/>
          </draw:path>
          <draw:path draw:style-name="gr95" draw:text-style-name="P28" draw:layer="layout" svg:width="0.14cm" svg:height="0.111cm" svg:x="9.244cm" svg:y="13.196cm" svg:viewBox="0 0 141 112" svg:d="M0 100l57-42c-1 5-2 12-4 20l-46 34c-2-4-5-8-7-12zM141 12l-60 45c-1 0-2 0-2-1l-15-3 71-53c2 4 4 8 6 12z">
            <text:p/>
          </draw:path>
          <draw:path draw:style-name="gr96" draw:text-style-name="P28" draw:layer="layout" svg:width="0.141cm" svg:height="0.112cm" svg:x="9.241cm" svg:y="13.19cm" svg:viewBox="0 0 142 113" svg:d="M0 101l135-101c2 4 5 8 7 12l-65 49-15-4c0 0-2 7-4 18l-51 38c-2-4-5-8-7-12z">
            <text:p/>
          </draw:path>
          <draw:path draw:style-name="gr97" draw:text-style-name="P28" draw:layer="layout" svg:width="0.141cm" svg:height="0.111cm" svg:x="9.238cm" svg:y="13.185cm" svg:viewBox="0 0 142 112" svg:d="M0 101l136-101c2 4 4 8 6 12l-69 52-8-2c0 0-1 3-2 9l-56 41c-2-3-5-7-7-11z">
            <text:p/>
          </draw:path>
          <draw:path draw:style-name="gr98" draw:text-style-name="P28" draw:layer="layout" svg:width="0.141cm" svg:height="0.112cm" svg:x="9.235cm" svg:y="13.179cm" svg:viewBox="0 0 142 113" svg:d="M0 102l136-102c2 4 4 8 6 12l-73 55h-1c0 0 0 1-1 1l-60 45c-2-3-5-7-7-11z">
            <text:p/>
          </draw:path>
          <draw:path draw:style-name="gr99" draw:text-style-name="P28" draw:layer="layout" svg:width="0.142cm" svg:height="0.112cm" svg:x="9.232cm" svg:y="13.174cm" svg:viewBox="0 0 143 113" svg:d="M0 102l137-102c2 4 4 8 6 12l-136 101c-2-3-5-7-7-11z">
            <text:p/>
          </draw:path>
          <draw:path draw:style-name="gr100" draw:text-style-name="P28" draw:layer="layout" svg:width="0.142cm" svg:height="0.113cm" svg:x="9.229cm" svg:y="13.168cm" svg:viewBox="0 0 143 114" svg:d="M0 102l137-102c2 4 4 8 6 12l-136 102c-2-4-5-8-7-12z">
            <text:p/>
          </draw:path>
          <draw:path draw:style-name="gr101" draw:text-style-name="P28" draw:layer="layout" svg:width="0.143cm" svg:height="0.113cm" svg:x="9.226cm" svg:y="13.163cm" svg:viewBox="0 0 144 114" svg:d="M0 102l138-102c2 4 4 8 6 12l-137 102c-2-4-5-8-7-12z">
            <text:p/>
          </draw:path>
          <draw:path draw:style-name="gr102" draw:text-style-name="P28" draw:layer="layout" svg:width="0.143cm" svg:height="0.114cm" svg:x="9.223cm" svg:y="13.158cm" svg:viewBox="0 0 144 115" svg:d="M0 103l138-103c2 4 4 8 6 13l-137 102c-2-4-5-8-7-12z">
            <text:p/>
          </draw:path>
          <draw:path draw:style-name="gr103" draw:text-style-name="P28" draw:layer="layout" svg:width="0.144cm" svg:height="0.114cm" svg:x="9.22cm" svg:y="13.152cm" svg:viewBox="0 0 145 115" svg:d="M0 103l138-103c2 4 4 9 7 13l-138 102c-2-4-5-8-7-12z">
            <text:p/>
          </draw:path>
          <draw:path draw:style-name="gr104" draw:text-style-name="P28" draw:layer="layout" svg:width="0.144cm" svg:height="0.114cm" svg:x="9.217cm" svg:y="13.147cm" svg:viewBox="0 0 145 115" svg:d="M0 103l139-103c2 4 4 8 6 13l-138 102c-2-4-5-8-7-12z">
            <text:p/>
          </draw:path>
          <draw:path draw:style-name="gr105" draw:text-style-name="P28" draw:layer="layout" svg:width="0.144cm" svg:height="0.115cm" svg:x="9.215cm" svg:y="13.141cm" svg:viewBox="0 0 145 116" svg:d="M0 104l139-104c2 4 4 9 6 13l-138 103c-2-4-5-8-7-12z">
            <text:p/>
          </draw:path>
          <draw:path draw:style-name="gr106" draw:text-style-name="P28" draw:layer="layout" svg:width="0.145cm" svg:height="0.115cm" svg:x="9.211cm" svg:y="13.136cm" svg:viewBox="0 0 146 116" svg:d="M0 104l140-104c2 4 4 8 6 13l-139 103c-2-4-5-8-7-12z">
            <text:p/>
          </draw:path>
          <draw:path draw:style-name="gr107" draw:text-style-name="P28" draw:layer="layout" svg:width="0.145cm" svg:height="0.115cm" svg:x="9.209cm" svg:y="13.13cm" svg:viewBox="0 0 146 116" svg:d="M0 104l140-104c2 4 4 9 6 13l-139 103c-2-4-5-8-7-12z">
            <text:p/>
          </draw:path>
          <draw:path draw:style-name="gr108" draw:text-style-name="P28" draw:layer="layout" svg:width="0.146cm" svg:height="0.115cm" svg:x="9.205cm" svg:y="13.125cm" svg:viewBox="0 0 147 116" svg:d="M0 104l141-104c2 4 4 8 6 13l-140 103c-2-4-5-8-7-12z">
            <text:p/>
          </draw:path>
          <draw:path draw:style-name="gr109" draw:text-style-name="P28" draw:layer="layout" svg:width="0.146cm" svg:height="0.116cm" svg:x="9.203cm" svg:y="13.12cm" svg:viewBox="0 0 147 117" svg:d="M0 105l140-105c2 4 4 9 7 13l-140 104c-3-4-5-8-7-12z">
            <text:p/>
          </draw:path>
          <draw:path draw:style-name="gr110" draw:text-style-name="P28" draw:layer="layout" svg:width="0.146cm" svg:height="0.116cm" svg:x="9.2cm" svg:y="13.114cm" svg:viewBox="0 0 147 117" svg:d="M0 105l141-105c2 4 4 8 6 13l-140 104c-2-4-5-8-7-12z">
            <text:p/>
          </draw:path>
          <draw:path draw:style-name="gr111" draw:text-style-name="P28" draw:layer="layout" svg:width="0.146cm" svg:height="0.116cm" svg:x="9.197cm" svg:y="13.108cm" svg:viewBox="0 0 147 117" svg:d="M0 105l141-105c2 4 4 9 6 13l-140 104c-3-4-5-8-7-12z">
            <text:p/>
          </draw:path>
          <draw:path draw:style-name="gr112" draw:text-style-name="P28" draw:layer="layout" svg:width="0.146cm" svg:height="0.116cm" svg:x="9.194cm" svg:y="13.104cm" svg:viewBox="0 0 147 117" svg:d="M0 105l141-105c2 4 4 8 6 13l-141 104c-2-4-4-8-6-12z">
            <text:p/>
          </draw:path>
          <draw:path draw:style-name="gr113" draw:text-style-name="P28" draw:layer="layout" svg:width="0.146cm" svg:height="0.117cm" svg:x="9.192cm" svg:y="13.098cm" svg:viewBox="0 0 147 118" svg:d="M0 106l142-106c2 4 4 8 5 13l-140 105c-3-4-5-8-7-12z">
            <text:p/>
          </draw:path>
          <draw:path draw:style-name="gr114" draw:text-style-name="P28" draw:layer="layout" svg:width="0.147cm" svg:height="0.117cm" svg:x="9.188cm" svg:y="13.092cm" svg:viewBox="0 0 148 118" svg:d="M0 105l142-105c2 4 4 8 6 13l-141 105c-3-4-5-8-7-13z">
            <text:p/>
          </draw:path>
          <draw:path draw:style-name="gr115" draw:text-style-name="P28" draw:layer="layout" svg:width="0.147cm" svg:height="0.117cm" svg:x="9.186cm" svg:y="13.087cm" svg:viewBox="0 0 148 118" svg:d="M0 106l142-106c2 4 4 8 6 13l-142 105c-2-4-4-8-6-12z">
            <text:p/>
          </draw:path>
          <draw:path draw:style-name="gr116" draw:text-style-name="P28" draw:layer="layout" svg:width="0.147cm" svg:height="0.117cm" svg:x="9.183cm" svg:y="13.082cm" svg:viewBox="0 0 148 118" svg:d="M0 106l143-106c2 4 3 8 5 13l-142 105c-2-4-4-8-6-12z">
            <text:p/>
          </draw:path>
          <draw:path draw:style-name="gr117" draw:text-style-name="P28" draw:layer="layout" svg:width="0.147cm" svg:height="0.118cm" svg:x="9.18cm" svg:y="13.076cm" svg:viewBox="0 0 148 119" svg:d="M0 106l143-106c2 4 4 8 5 13l-142 106c-2-4-4-8-6-13z">
            <text:p/>
          </draw:path>
          <draw:path draw:style-name="gr118" draw:text-style-name="P28" draw:layer="layout" svg:width="0.148cm" svg:height="0.117cm" svg:x="9.177cm" svg:y="13.071cm" svg:viewBox="0 0 149 118" svg:d="M0 106l143-106c2 4 4 8 6 13l-143 105c-2-4-4-8-6-12z">
            <text:p/>
          </draw:path>
          <draw:path draw:style-name="gr119" draw:text-style-name="P28" draw:layer="layout" svg:width="0.148cm" svg:height="0.117cm" svg:x="9.175cm" svg:y="13.065cm" svg:viewBox="0 0 149 118" svg:d="M0 106l143-106c2 4 4 8 6 13l-143 105c-2-3-4-8-6-12z">
            <text:p/>
          </draw:path>
          <draw:path draw:style-name="gr120" draw:text-style-name="P28" draw:layer="layout" svg:width="0.148cm" svg:height="0.118cm" svg:x="9.172cm" svg:y="13.06cm" svg:viewBox="0 0 149 119" svg:d="M0 107l144-107c1 4 3 8 5 13l-143 106c-2-4-4-8-6-12z">
            <text:p/>
          </draw:path>
          <draw:path draw:style-name="gr121" draw:text-style-name="P28" draw:layer="layout" svg:width="0.148cm" svg:height="0.118cm" svg:x="9.169cm" svg:y="13.054cm" svg:viewBox="0 0 149 119" svg:d="M0 107l144-107c1 4 3 8 5 13l-143 106c-2-4-4-8-6-12z">
            <text:p/>
          </draw:path>
          <draw:path draw:style-name="gr122" draw:text-style-name="P28" draw:layer="layout" svg:width="0.149cm" svg:height="0.118cm" svg:x="9.166cm" svg:y="13.049cm" svg:viewBox="0 0 150 119" svg:d="M0 107l144-107c2 4 4 8 6 13l-144 106c-2-4-4-8-6-12z">
            <text:p/>
          </draw:path>
          <draw:path draw:style-name="gr123" draw:text-style-name="P28" draw:layer="layout" svg:width="0.149cm" svg:height="0.118cm" svg:x="9.164cm" svg:y="13.043cm" svg:viewBox="0 0 150 119" svg:d="M0 107l144-107c2 4 4 8 6 13l-144 106c-2-4-4-8-6-12z">
            <text:p/>
          </draw:path>
          <draw:path draw:style-name="gr124" draw:text-style-name="P28" draw:layer="layout" svg:width="0.149cm" svg:height="0.118cm" svg:x="9.161cm" svg:y="13.038cm" svg:viewBox="0 0 150 119" svg:d="M0 107l144-107c2 4 4 8 6 13l-144 106c-2-4-4-8-6-12z">
            <text:p/>
          </draw:path>
          <draw:path draw:style-name="gr125" draw:text-style-name="P28" draw:layer="layout" svg:width="0.149cm" svg:height="0.119cm" svg:x="9.158cm" svg:y="13.032cm" svg:viewBox="0 0 150 120" svg:d="M0 108l144-108c2 4 4 8 6 13l-144 107c-2-4-4-8-6-12z">
            <text:p/>
          </draw:path>
          <draw:path draw:style-name="gr126" draw:text-style-name="P28" draw:layer="layout" svg:width="0.15cm" svg:height="0.119cm" svg:x="9.156cm" svg:y="13.027cm" svg:viewBox="0 0 151 120" svg:d="M0 107l145-107c2 4 4 8 6 13l-145 107c-2-4-4-8-6-13z">
            <text:p/>
          </draw:path>
          <draw:path draw:style-name="gr127" draw:text-style-name="P28" draw:layer="layout" svg:width="0.15cm" svg:height="0.119cm" svg:x="9.153cm" svg:y="13.022cm" svg:viewBox="0 0 151 120" svg:d="M0 108l145-108c2 4 4 8 6 13l-145 107c-2-4-4-8-6-12z">
            <text:p/>
          </draw:path>
          <draw:path draw:style-name="gr128" draw:text-style-name="P28" draw:layer="layout" svg:width="0.15cm" svg:height="0.119cm" svg:x="9.15cm" svg:y="13.016cm" svg:viewBox="0 0 151 120" svg:d="M0 108l145-108c2 4 4 8 6 13l-145 107c-2-4-4-8-6-12z">
            <text:p/>
          </draw:path>
          <draw:path draw:style-name="gr129" draw:text-style-name="P28" draw:layer="layout" svg:width="0.15cm" svg:height="0.12cm" svg:x="9.148cm" svg:y="13.01cm" svg:viewBox="0 0 151 121" svg:d="M0 108l145-108c2 4 4 8 6 13l-145 108c-2-4-4-9-6-13z">
            <text:p/>
          </draw:path>
          <draw:path draw:style-name="gr130" draw:text-style-name="P28" draw:layer="layout" svg:width="0.15cm" svg:height="0.119cm" svg:x="9.145cm" svg:y="13.005cm" svg:viewBox="0 0 151 120" svg:d="M0 107l146-107c2 4 3 8 5 13l-145 107c-2-4-4-8-6-13z">
            <text:p/>
          </draw:path>
          <draw:path draw:style-name="gr131" draw:text-style-name="P28" draw:layer="layout" svg:width="0.15cm" svg:height="0.12cm" svg:x="9.143cm" svg:y="13cm" svg:viewBox="0 0 151 121" svg:d="M0 108l145-108c2 4 4 8 6 13l-145 108c-2-4-4-8-6-13z">
            <text:p/>
          </draw:path>
          <draw:path draw:style-name="gr132" draw:text-style-name="P28" draw:layer="layout" svg:width="0.15cm" svg:height="0.12cm" svg:x="9.14cm" svg:y="12.994cm" svg:viewBox="0 0 151 121" svg:d="M0 108l146-108c2 4 4 8 5 13l-145 108c-2-4-4-9-6-13z">
            <text:p/>
          </draw:path>
          <draw:path draw:style-name="gr133" draw:text-style-name="P28" draw:layer="layout" svg:width="0.151cm" svg:height="0.12cm" svg:x="9.137cm" svg:y="12.988cm" svg:viewBox="0 0 152 121" svg:d="M0 108l146-108c2 4 4 8 6 13l-146 108c-2-4-4-8-6-13z">
            <text:p/>
          </draw:path>
          <draw:path draw:style-name="gr134" draw:text-style-name="P28" draw:layer="layout" svg:width="0.151cm" svg:height="0.12cm" svg:x="9.134cm" svg:y="12.983cm" svg:viewBox="0 0 152 121" svg:d="M0 108l146-108c2 4 4 9 6 13l-146 108c-2-4-4-8-6-13z">
            <text:p/>
          </draw:path>
          <draw:path draw:style-name="gr135" draw:text-style-name="P28" draw:layer="layout" svg:width="0.151cm" svg:height="0.12cm" svg:x="9.132cm" svg:y="12.978cm" svg:viewBox="0 0 152 121" svg:d="M0 109l146-109c2 4 4 8 6 13l-146 108c-2-4-4-8-6-12z">
            <text:p/>
          </draw:path>
          <draw:path draw:style-name="gr136" draw:text-style-name="P28" draw:layer="layout" svg:width="0.255cm" svg:height="0.245cm" svg:x="9.025cm" svg:y="12.847cm" svg:viewBox="0 0 256 246" svg:d="M0 0c58 5 155 4 196 4 10 22 33 73 60 134l-146 108c-32-67-69-148-110-246z">
            <text:p/>
          </draw:path>
          <draw:path draw:style-name="gr137" draw:text-style-name="P28" draw:layer="layout" svg:width="0.229cm" svg:height="0.033cm" svg:x="9.035cm" svg:y="13.166cm" svg:viewBox="0 0 230 34" svg:d="M226 24c-6 9-19 13-29 8l-42-20 75 6zM45 32c-10 5-22 1-29-8l-16-24 96 7z">
            <text:p/>
          </draw:path>
          <draw:path draw:style-name="gr137" draw:text-style-name="P28" draw:layer="layout" svg:width="0.265cm" svg:height="0.061cm" svg:x="9.016cm" svg:y="13.138cm" svg:viewBox="0 0 266 62" svg:d="M245 52c-7 9-19 13-29 8l-65-31c-6-3-17-3-23 0l-64 31c-10 5-23 1-29-8l-35-52 266 20z">
            <text:p/>
          </draw:path>
          <draw:path draw:style-name="gr138" draw:text-style-name="P28" draw:layer="layout" svg:width="0.397cm" svg:height="0.089cm" svg:x="8.902cm" svg:y="13.103cm" svg:viewBox="0 0 398 90" svg:d="M359 88c-1 1-1 1-2 2l-45-3-46-23c-6-3-17-3-23 0l-31 15-72-5-30-45c-4-6-14-11-20-12l-72-5c-7 0-14-5-18-12l398 30z">
            <text:p/>
          </draw:path>
          <draw:path draw:style-name="gr139" draw:text-style-name="P28" draw:layer="layout" svg:width="0.501cm" svg:height="0.091cm" svg:x="8.898cm" svg:y="13.075cm" svg:viewBox="0 0 502 92" svg:d="M494 39l-71 6c-7 0-16 5-20 11l-24 36-254-19-11-17c-4-6-14-11-20-11l-72-6c-10 0-20-10-21-21l-1-18 502 38c-3 1-5 1-8 1z">
            <text:p/>
          </draw:path>
          <draw:path draw:style-name="gr140" draw:text-style-name="P28" draw:layer="layout" svg:width="0.517cm" svg:height="0.093cm" svg:x="8.896cm" svg:y="13.048cm" svg:viewBox="0 0 518 94" svg:d="M517 46c0 10-10 20-21 21l-71 5c-7 0-16 6-20 11l-7 11-381-29c-8-4-13-11-14-19l-3-46 518 39z">
            <text:p/>
          </draw:path>
          <draw:path draw:style-name="gr141" draw:text-style-name="P28" draw:layer="layout" svg:width="0.521cm" svg:height="0.096cm" svg:x="8.894cm" svg:y="13.022cm" svg:viewBox="0 0 522 97" svg:d="M519 72c-1 11-10 20-21 21l-51 4-442-33-5-63c0-1 0-1 0-1l522 39z">
            <text:p/>
          </draw:path>
          <draw:path draw:style-name="gr142" draw:text-style-name="P28" draw:layer="layout" svg:width="0.548cm" svg:height="0.103cm" svg:x="8.868cm" svg:y="12.993cm" svg:viewBox="0 0 549 104" svg:d="M545 101c0 1 0 2 0 3l-517-39-2-35c-1-7-6-17-12-20l-14-10 549 41z">
            <text:p/>
          </draw:path>
          <draw:path draw:style-name="gr143" draw:text-style-name="P28" draw:layer="layout" svg:width="0.601cm" svg:height="0.107cm" svg:x="8.823cm" svg:y="12.962cm" svg:viewBox="0 0 602 108" svg:d="M595 60l-3 48-520-39-1-9c0-7-6-16-12-20l-59-40 602 45c-4 5-7 10-7 15z">
            <text:p/>
          </draw:path>
          <draw:path draw:style-name="gr144" draw:text-style-name="P28" draw:layer="layout" svg:width="0.643cm" svg:height="0.108cm" svg:x="8.813cm" svg:y="12.935cm" svg:viewBox="0 0 644 109" svg:d="M616 68c-5 4-11 13-11 20l-2 21-533-40c0-1-1-1-1-1l-59-40c-9-6-12-18-8-28l642 49z">
            <text:p/>
          </draw:path>
          <draw:path draw:style-name="gr145" draw:text-style-name="P28" draw:layer="layout" svg:width="0.678cm" svg:height="0.107cm" svg:x="8.813cm" svg:y="12.908cm" svg:viewBox="0 0 679 108" svg:d="M676 54l-60 40c-4 3-8 9-10 14l-581-44-15-10c-9-6-13-19-8-29l12-25 665 51c-1 1-2 2-3 3z">
            <text:p/>
          </draw:path>
          <draw:path draw:style-name="gr146" draw:text-style-name="P28" draw:layer="layout" svg:width="0.684cm" svg:height="0.108cm" svg:x="8.813cm" svg:y="12.882cm" svg:viewBox="0 0 685 109" svg:d="M683 51c1 3 2 5 2 8v7c-1 6-5 11-9 14l-44 29-632-47c0-4 1-7 2-11l25-51 656 50z">
            <text:p/>
          </draw:path>
          <draw:path draw:style-name="gr147" draw:text-style-name="P28" draw:layer="layout" svg:width="0.675cm" svg:height="0.111cm" svg:x="8.823cm" svg:y="12.856cm" svg:viewBox="0 0 676 112" svg:d="M674 78c1 3 2 7 2 11-1 7-4 14-10 18l-7 5-659-50 24-48c1-4 2-9 2-14l633 48z">
            <text:p/>
          </draw:path>
          <draw:path draw:style-name="gr148" draw:text-style-name="P28" draw:layer="layout" svg:width="0.661cm" svg:height="0.113cm" svg:x="8.836cm" svg:y="12.828cm" svg:viewBox="0 0 662 114" svg:d="M660 106c2 2 2 5 2 8l-662-51 10-21c4-7 4-17 0-24l-8-18 630 48z">
            <text:p/>
          </draw:path>
          <draw:path draw:style-name="gr149" draw:text-style-name="P28" draw:layer="layout" svg:width="0.662cm" svg:height="0.113cm" svg:x="8.824cm" svg:y="12.8cm" svg:viewBox="0 0 663 114" svg:d="M641 70l22 44-639-49c2-6 1-14-1-18l-23-47 641 48c-3 6-3 16 0 22z">
            <text:p/>
          </draw:path>
          <draw:path draw:style-name="gr150" draw:text-style-name="P28" draw:layer="layout" svg:width="0.663cm" svg:height="0.113cm" svg:x="8.813cm" svg:y="12.772cm" svg:viewBox="0 0 664 114" svg:d="M652 75c-3 6-3 17 0 23l8 16-631-49-27-55c-1-3-2-6-2-10l664 50z">
            <text:p/>
          </draw:path>
          <draw:path draw:style-name="gr151" draw:text-style-name="P28" draw:layer="layout" svg:width="0.676cm" svg:height="0.11cm" svg:x="8.813cm" svg:y="12.746cm" svg:viewBox="0 0 677 111" svg:d="M652 100c-1 3-2 7-2 11l-635-48-13-27c-5-10-1-23 8-29l10-7 657 49z">
            <text:p/>
          </draw:path>
          <draw:path draw:style-name="gr152" draw:text-style-name="P28" draw:layer="layout" svg:width="0.684cm" svg:height="0.107cm" svg:x="8.813cm" svg:y="12.722cm" svg:viewBox="0 0 685 108" svg:d="M683 60l-23 48-658-49c-1-2-2-4-2-6l1-8c1-5 4-10 9-13l47-32 628 47c1 5 0 9-2 13z">
            <text:p/>
          </draw:path>
          <draw:path draw:style-name="gr153" draw:text-style-name="P28" draw:layer="layout" svg:width="0.676cm" svg:height="0.107cm" svg:x="8.822cm" svg:y="12.696cm" svg:viewBox="0 0 677 108" svg:d="M667 57c9 6 13 19 8 29l-11 22-664-50 1-1 60-40c4-3 9-11 11-17l574 43z">
            <text:p/>
          </draw:path>
          <draw:path draw:style-name="gr154" draw:text-style-name="P28" draw:layer="layout" svg:width="0.64cm" svg:height="0.107cm" svg:x="8.858cm" svg:y="12.669cm" svg:viewBox="0 0 641 108" svg:d="M572 44l59 40c8 5 11 15 9 24l-640-48 25-16c5-4 11-13 11-20l2-24 529 40c2 1 3 3 5 4z">
            <text:p/>
          </draw:path>
          <draw:path draw:style-name="gr155" draw:text-style-name="P28" draw:layer="layout" svg:width="0.593cm" svg:height="0.106cm" svg:x="8.89cm" svg:y="12.642cm" svg:viewBox="0 0 594 107" svg:d="M528 51c1 7 6 16 12 20l54 36-594-44c2-4 4-9 4-12l4-51 520 39z">
            <text:p/>
          </draw:path>
          <draw:path draw:style-name="gr156" draw:text-style-name="P28" draw:layer="layout" svg:width="0.542cm" svg:height="0.103cm" svg:x="8.895cm" svg:y="12.615cm" svg:viewBox="0 0 543 104" svg:d="M523 78c1 7 6 16 12 20l8 6-543-41 4-57c0-2 1-4 1-6l515 39z">
            <text:p/>
          </draw:path>
          <draw:path draw:style-name="gr157" draw:text-style-name="P28" draw:layer="layout" svg:width="0.52cm" svg:height="0.095cm" svg:x="8.897cm" svg:y="12.595cm" svg:viewBox="0 0 521 96" svg:d="M521 96l-521-39 2-30c1-11 10-20 21-21l71-5c2 0 4 0 5-1l417 32z">
            <text:p/>
          </draw:path>
          <draw:path draw:style-name="gr158" draw:text-style-name="P28" draw:layer="layout" svg:width="0.516cm" svg:height="0.093cm" svg:x="8.899cm" svg:y="12.57cm" svg:viewBox="0 0 517 94" svg:d="M422 26l71 5c11 1 20 10 21 21l3 42-517-39v-3c1-11 10-20 21-21l72-5c6 0 16-6 20-11l9-15 288 22c4 2 8 4 12 4z">
            <text:p/>
          </draw:path>
          <draw:path draw:style-name="gr159" draw:text-style-name="P28" draw:layer="layout" svg:width="0.48cm" svg:height="0.091cm" svg:x="8.933cm" svg:y="12.544cm" svg:viewBox="0 0 481 92" svg:d="M367 40c4 6 13 12 20 12l72 5c10 1 20 10 21 21l1 14-481-36 58-4c7 0 16-6 20-12l27-40 248 19z">
            <text:p/>
          </draw:path>
          <draw:path draw:style-name="gr160" draw:text-style-name="P28" draw:layer="layout" svg:width="0.39cm" svg:height="0.089cm" svg:x="9.015cm" svg:y="12.518cm" svg:viewBox="0 0 391 90" svg:d="M285 66c4 6 13 11 20 12l72 5c5 0 10 3 14 7l-391-30 36-53c2-3 4-5 7-7l28 2 58 28c6 3 17 3 23 0l39-19 60 5z">
            <text:p/>
          </draw:path>
          <draw:path draw:style-name="gr161" draw:text-style-name="P28" draw:layer="layout" svg:width="0.259cm" svg:height="0.056cm" svg:x="9.033cm" svg:y="12.515cm" svg:viewBox="0 0 260 57" svg:d="M199 2c10-5 23-1 29 8l32 47-260-20 19-27c6-9 18-13 28-8l65 31c6 3 17 3 23 0z">
            <text:p/>
          </draw:path>
          <draw:path draw:style-name="gr162" draw:text-style-name="P28" draw:layer="layout" svg:width="0.222cm" svg:height="0.027cm" svg:x="9.05cm" svg:y="12.515cm" svg:viewBox="0 0 223 28" svg:d="M182 2c9-5 22-1 28 8l13 18-83-6zM1 10c6-9 19-13 29-8l28 14-58-5z">
            <text:p/>
          </draw:path>
          <draw:path draw:style-name="gr163" draw:text-style-name="P28" draw:layer="layout" svg:width="0.685cm" svg:height="0.685cm" svg:x="8.813cm" svg:y="12.515cm" svg:viewBox="0 0 686 686" svg:d="M419 2c9-5 22-1 28 8l40 59c4 6 14 11 20 12l72 5c11 0 20 10 21 21l5 71c0 7 6 16 11 20l60 40c9 6 12 19 7 29l-31 64c-3 6-3 17 0 23l31 65c5 9 2 22-7 28l-60 40c-5 4-11 14-11 20l-5 72c-1 11-10 20-21 21l-72 5c-6 0-16 6-20 11l-40 60c-6 9-19 12-28 7l-65-31c-6-3-17-3-23 0l-64 31c-10 5-23 2-29-7l-40-60c-4-5-13-11-20-11l-71-5c-11-1-21-10-21-21l-5-72c-1-6-6-16-12-20l-59-40c-9-6-13-19-8-28l31-65c3-6 3-17 0-23l-31-64c-5-10-1-23 8-29l59-40c6-4 11-13 12-20l5-71c0-11 10-21 21-21l71-5c7-1 16-6 20-12l40-59c6-9 19-13 29-8l64 31c6 3 17 3 23 0zM342 41c-5 0-10-1-13-3l-65-31c-2-1-4-2-7-2-6 0-12 3-15 8l-40 59c-5 7-16 13-24 14l-71 5c-9 1-16 8-17 16l-5 72c0 8-7 19-14 24l-58 40c-5 3-8 9-8 15 0 2 1 5 2 7l31 64c2 4 3 9 3 14s-1 9-3 13l-31 64c-1 3-2 5-2 8 0 5 3 11 8 15l58 40c7 5 14 15 14 24l5 71c1 9 8 16 17 17l71 5c8 0 19 6 24 13l40 60c3 5 9 7 15 7 3 0 5 0 7-1l65-32c3-1 8-2 13-2s10 1 14 2l65 32c2 1 4 1 7 1 6 0 12-2 15-7l40-60c5-7 16-13 24-13l71-5c9-1 16-8 17-17l5-71c0-9 7-19 14-24l59-40c5-4 8-10 8-15 0-3-1-5-2-8l-31-64c-2-4-3-8-3-13s1-10 3-14l31-64c1-2 2-5 2-7 0-6-3-12-8-15l-59-40c-7-5-14-16-14-24l-5-72c-1-8-8-15-17-16l-71-5c-8-1-19-7-24-14l-40-59c-3-5-9-8-15-8-3 0-5 1-7 2l-65 31c-4 2-9 3-14 3z">
            <text:p/>
          </draw:path>
          <draw:path draw:style-name="gr137" draw:text-style-name="P28" draw:layer="layout" svg:width="0.233cm" svg:height="0.053cm" svg:x="9.036cm" svg:y="12.565cm" svg:viewBox="0 0 234 54" svg:d="M105 26c8 4 22 4 30 0l49-24c9-4 20-1 26 7l24 36-234 9 30-45c6-8 17-11 26-7z">
            <text:p/>
          </draw:path>
          <draw:path draw:style-name="gr137" draw:text-style-name="P28" draw:layer="layout" svg:width="0.397cm" svg:height="0.08cm" svg:x="8.938cm" svg:y="12.571cm" svg:viewBox="0 0 398 81" svg:d="M203 20c8 4 22 4 31 0l39-19 32-1c1 1 2 2 3 3l30 45c6 8 18 15 27 16l33 2-398 15c3-7 10-13 17-14l55-3c9-1 21-8 26-16l29-42 44-1z">
            <text:p/>
          </draw:path>
          <draw:path draw:style-name="gr138" draw:text-style-name="P28" draw:layer="layout" svg:width="0.44cm" svg:height="0.081cm" svg:x="8.935cm" svg:y="12.6cm" svg:viewBox="0 0 441 82" svg:d="M341 20c6 7 18 14 27 15l54 4c10 0 18 9 19 18v9l-441 16 2-25c0-9 9-18 18-18l54-4c10-1 22-8 27-15l8-12 219-8z">
            <text:p/>
          </draw:path>
          <draw:path draw:style-name="gr164" draw:text-style-name="P28" draw:layer="layout" svg:width="0.444cm" svg:height="0.081cm" svg:x="8.933cm" svg:y="12.629cm" svg:viewBox="0 0 445 82" svg:d="M370 6l54 4c10 0 18 9 19 18l2 38-445 16 4-54c0-6 4-12 9-15l341-13c5 3 11 5 16 6z">
            <text:p/>
          </draw:path>
          <draw:path draw:style-name="gr165" draw:text-style-name="P28" draw:layer="layout" svg:width="0.471cm" svg:height="0.086cm" svg:x="8.911cm" svg:y="12.654cm" svg:viewBox="0 0 472 87" svg:d="M464 2l4 55c0 4 2 8 4 13l-472 17 6-4c8-5 15-17 15-26l3-41 440-16c0 1 0 2 0 2z">
            <text:p/>
          </draw:path>
          <draw:path draw:style-name="gr166" draw:text-style-name="P28" draw:layer="layout" svg:width="0.548cm" svg:height="0.087cm" svg:x="8.868cm" svg:y="12.684cm" svg:viewBox="0 0 549 88" svg:d="M512 27c0 9 7 21 15 27l22 15-549 19c1-1 3-3 4-4l45-30c8-6 15-18 16-27l1-10 444-17z">
            <text:p/>
          </draw:path>
          <draw:path draw:style-name="gr167" draw:text-style-name="P28" draw:layer="layout" svg:width="0.584cm" svg:height="0.088cm" svg:x="8.863cm" svg:y="12.713cm" svg:viewBox="0 0 585 89" svg:d="M531 25l45 30c5 3 7 8 9 12l-579 22-4-9c-4-8-1-20 7-25l45-30c2-2 5-5 7-8l455-17c2 9 8 20 15 25z">
            <text:p/>
          </draw:path>
          <draw:path draw:style-name="gr145" draw:text-style-name="P28" draw:layer="layout" svg:width="0.584cm" svg:height="0.087cm" svg:x="8.863cm" svg:y="12.742cm" svg:viewBox="0 0 585 88" svg:d="M576 26c5 3 8 9 9 15v2c0 3-1 6-2 8l-8 18-555 19-18-37c-4-9-1-20 7-25l9-7 520-19z">
            <text:p/>
          </draw:path>
          <draw:path draw:style-name="gr146" draw:text-style-name="P28" draw:layer="layout" svg:width="0.583cm" svg:height="0.09cm" svg:x="8.865cm" svg:y="12.771cm" svg:viewBox="0 0 584 91" svg:d="M582 23l-23 48-531 20c0-7-1-14-3-19l-24-49c-1-1-1-2-1-2l578-21c6 6 8 15 4 23z">
            <text:p/>
          </draw:path>
          <draw:path draw:style-name="gr168" draw:text-style-name="P28" draw:layer="layout" svg:width="0.563cm" svg:height="0.09cm" svg:x="8.879cm" svg:y="12.801cm" svg:viewBox="0 0 564 91" svg:d="M544 41c-4 8-5 21-1 30l-542 20 9-19c4-8 4-22 0-31l-10-20 564-21z">
            <text:p/>
          </draw:path>
          <draw:path draw:style-name="gr169" draw:text-style-name="P28" draw:layer="layout" svg:width="0.571cm" svg:height="0.091cm" svg:x="8.865cm" svg:y="12.831cm" svg:viewBox="0 0 572 92" svg:d="M558 11c-4 8-4 22 0 31l14 29-572 21c0 0 0-1 1-1l23-49c3-6 4-15 3-22l536-20z">
            <text:p/>
          </draw:path>
          <draw:path draw:style-name="gr150" draw:text-style-name="P28" draw:layer="layout" svg:width="0.584cm" svg:height="0.089cm" svg:x="8.864cm" svg:y="12.863cm" svg:viewBox="0 0 585 90" svg:d="M559 11l24 49c1 2 2 6 2 9l-568 21-9-5c-4-3-7-8-8-13v-7c0-2 1-4 2-5l19-40 535-20c1 4 2 8 3 11z">
            <text:p/>
          </draw:path>
          <draw:path draw:style-name="gr170" draw:text-style-name="P28" draw:layer="layout" svg:width="0.584cm" svg:height="0.088cm" svg:x="8.864cm" svg:y="12.892cm" svg:viewBox="0 0 585 89" svg:d="M583 30c4 8 1 20-7 25l-24 17-494 17c-1-1-3-2-4-3l-45-31c-5-3-8-9-9-14v-3c0-3 1-6 2-8l4-9 563-21z">
            <text:p/>
          </draw:path>
          <draw:path draw:style-name="gr171" draw:text-style-name="P28" draw:layer="layout" svg:width="0.58cm" svg:height="0.089cm" svg:x="8.868cm" svg:y="12.922cm" svg:viewBox="0 0 581 90" svg:d="M579 0c4 9 1 20-7 26l-45 30c-5 4-10 11-13 17l-449 17v-7c-1-10-8-22-16-27l-45-30c-1-2-3-3-4-4z">
            <text:p/>
          </draw:path>
          <draw:path draw:style-name="gr154" draw:text-style-name="P28" draw:layer="layout" svg:width="0.52cm" svg:height="0.087cm" svg:x="8.91cm" svg:y="12.953cm" svg:viewBox="0 0 521 88" svg:d="M485 24c-8 6-15 18-15 27l-2 21-442 16-3-37c-1-9-8-21-16-27l-7-5 521-19z">
            <text:p/>
          </draw:path>
          <draw:path draw:style-name="gr155" draw:text-style-name="P28" draw:layer="layout" svg:width="0.454cm" svg:height="0.087cm" svg:x="8.932cm" svg:y="12.985cm" svg:viewBox="0 0 455 88" svg:d="M447 20l-4 51-432 17c-4-4-6-9-7-14l-4-54c0-1 0-2 0-3l455-17c-4 6-8 13-8 20z">
            <text:p/>
          </draw:path>
          <draw:path draw:style-name="gr172" draw:text-style-name="P28" draw:layer="layout" svg:width="0.443cm" svg:height="0.082cm" svg:x="8.935cm" svg:y="13.016cm" svg:viewBox="0 0 444 83" svg:d="M441 43c-1 9-9 17-19 18l-54 4c-6 0-14 4-20 9l-245 9-2-3c-5-8-17-15-26-15l-55-4c-9-1-17-9-18-18l-2-26 444-17z">
            <text:p/>
          </draw:path>
          <draw:path draw:style-name="gr173" draw:text-style-name="P28" draw:layer="layout" svg:width="0.438cm" svg:height="0.081cm" svg:x="8.937cm" svg:y="13.046cm" svg:viewBox="0 0 439 82" svg:d="M438 13c0 9-9 17-18 18l-54 4c-10 0-22 7-27 15l-17 25-88 3c-8-4-22-4-31 0l-2 1-81 3-21-32c-6-8-18-15-27-15l-54-4c-8-1-16-7-18-15l439-16z">
            <text:p/>
          </draw:path>
          <draw:path draw:style-name="gr159" draw:text-style-name="P28" draw:layer="layout" svg:width="0.329cm" svg:height="0.072cm" svg:x="9.029cm" svg:y="13.077cm" svg:viewBox="0 0 330 73" svg:d="M328 0l-54 4c-10 1-22 8-27 16l-30 45c-6 7-17 11-25 6l-49-23c-9-5-23-5-31 0l-49 23c-9 5-20 1-25-6l-31-45c-2-3-4-6-7-8l330-12c-1 0-1 0-2 0z">
            <text:p/>
          </draw:path>
          <draw:path draw:style-name="gr174" draw:text-style-name="P28" draw:layer="layout" svg:width="0.213cm" svg:height="0.038cm" svg:x="9.051cm" svg:y="13.112cm" svg:viewBox="0 0 214 39" svg:d="M194 30c-5 8-17 11-25 7l-49-24c-9-4-22-4-31 0l-49 24c-8 4-20 1-25-7l-15-22 214-8z">
            <text:p/>
          </draw:path>
          <draw:path draw:style-name="gr175" draw:text-style-name="P28" draw:layer="layout" svg:width="0.169cm" svg:height="0.007cm" svg:x="9.075cm" svg:y="13.142cm" svg:viewBox="0 0 170 8" svg:d="M145 6l-10-5 35-1c-5 7-16 10-25 6zM16 6c-5 3-11 3-16 0h17z">
            <text:p/>
          </draw:path>
          <draw:path draw:style-name="gr176" draw:text-style-name="P28" draw:layer="layout" svg:width="0.16cm" svg:height="0.145cm" svg:x="8.941cm" svg:y="12.647cm" svg:viewBox="0 0 161 146" svg:d="M19 105c20-35 45-60 80-80 21-12 41-20 62-25l-161 146c5-14 11-27 19-41z">
            <text:p/>
          </draw:path>
          <draw:path draw:style-name="gr176" draw:text-style-name="P28" draw:layer="layout" svg:width="0.176cm" svg:height="0.159cm" svg:x="8.937cm" svg:y="12.645cm" svg:viewBox="0 0 177 160" svg:d="M5 145l157-142c5-1 10-2 15-3l-177 160c1-5 3-10 5-15z">
            <text:p/>
          </draw:path>
          <draw:path draw:style-name="gr177" draw:text-style-name="P28" draw:layer="layout" svg:width="0.188cm" svg:height="0.17cm" svg:x="8.935cm" svg:y="12.643cm" svg:viewBox="0 0 189 171" svg:d="M3 157l173-155c4-1 9-1 13-2l-189 171c1-5 2-9 3-14z">
            <text:p/>
          </draw:path>
          <draw:path draw:style-name="gr178" draw:text-style-name="P28" draw:layer="layout" svg:width="0.201cm" svg:height="0.181cm" svg:x="8.933cm" svg:y="12.643cm" svg:viewBox="0 0 202 182" svg:d="M3 169l186-168c4 0 8-1 13-1l-202 182c1-4 2-8 3-13z">
            <text:p/>
          </draw:path>
          <draw:path draw:style-name="gr179" draw:text-style-name="P28" draw:layer="layout" svg:width="0.212cm" svg:height="0.19cm" svg:x="8.931cm" svg:y="12.642cm" svg:viewBox="0 0 213 191" svg:d="M2 179l199-178c4-1 8-1 12-1l-213 191c0-4 1-8 2-12z">
            <text:p/>
          </draw:path>
          <draw:path draw:style-name="gr180" draw:text-style-name="P28" draw:layer="layout" svg:width="0.222cm" svg:height="0.2cm" svg:x="8.931cm" svg:y="12.642cm" svg:viewBox="0 0 223 201" svg:d="M1 189l210-189c3 0 6 0 9 0 1 0 2 0 3 0l-223 201c0-4 1-8 1-12z">
            <text:p/>
          </draw:path>
          <draw:path draw:style-name="gr181" draw:text-style-name="P28" draw:layer="layout" svg:width="0.225cm" svg:height="0.203cm" svg:x="8.93cm" svg:y="12.642cm" svg:viewBox="0 0 226 204" svg:d="M0 199l222-199c1 0 2 0 4 0l-226 204c0-2 0-3 0-5z">
            <text:p/>
          </draw:path>
          <draw:path draw:style-name="gr182" draw:text-style-name="P28" draw:layer="layout" svg:width="0.228cm" svg:height="0.205cm" svg:x="8.93cm" svg:y="12.642cm" svg:viewBox="0 0 229 206" svg:d="M0 201l224-201c1 0 3 0 5 0l-229 206c0-2 0-3 0-5z">
            <text:p/>
          </draw:path>
          <draw:path draw:style-name="gr182" draw:text-style-name="P28" draw:layer="layout" svg:width="0.23cm" svg:height="0.208cm" svg:x="8.93cm" svg:y="12.642cm" svg:viewBox="0 0 231 209" svg:d="M0 204l226-204c2 0 4 0 5 0l-231 209c0-2 0-4 0-5z">
            <text:p/>
          </draw:path>
          <draw:path draw:style-name="gr183" draw:text-style-name="P28" draw:layer="layout" svg:width="0.232cm" svg:height="0.21cm" svg:x="8.93cm" svg:y="12.642cm" svg:viewBox="0 0 233 211" svg:d="M0 206l229-206c2 0 3 0 4 0l-233 211c0-2 0-4 0-5z">
            <text:p/>
          </draw:path>
          <draw:path draw:style-name="gr184" draw:text-style-name="P28" draw:layer="layout" svg:width="0.236cm" svg:height="0.212cm" svg:x="8.93cm" svg:y="12.642cm" svg:viewBox="0 0 237 213" svg:d="M0 209l231-209c2 0 4 0 6 0l-237 213c0-2 0-3 0-4z">
            <text:p/>
          </draw:path>
          <draw:path draw:style-name="gr184" draw:text-style-name="P28" draw:layer="layout" svg:width="0.238cm" svg:height="0.215cm" svg:x="8.93cm" svg:y="12.642cm" svg:viewBox="0 0 239 216" svg:d="M0 211l233-211c2 0 4 0 6 0l-239 216c0-2 0-4 0-5z">
            <text:p/>
          </draw:path>
          <draw:path draw:style-name="gr185" draw:text-style-name="P28" draw:layer="layout" svg:width="0.24cm" svg:height="0.217cm" svg:x="8.93cm" svg:y="12.643cm" svg:viewBox="0 0 241 218" svg:d="M0 213l237-213c2 0 3 0 4 0l-241 218c0-2 0-4 0-5z">
            <text:p/>
          </draw:path>
          <draw:path draw:style-name="gr186" draw:text-style-name="P28" draw:layer="layout" svg:width="0.243cm" svg:height="0.219cm" svg:x="8.93cm" svg:y="12.643cm" svg:viewBox="0 0 244 220" svg:d="M0 220c0-2 0-3 0-4l239-216c2 0 4 0 5 0z">
            <text:p/>
          </draw:path>
          <draw:path draw:style-name="gr187" draw:text-style-name="P28" draw:layer="layout" svg:width="0.245cm" svg:height="0.222cm" svg:x="8.93cm" svg:y="12.643cm" svg:viewBox="0 0 246 223" svg:d="M0 220c0-1 0-2 0-2l241-218c2 0 4 0 5 0l-246 223c0-1 0-2 0-3z">
            <text:p/>
          </draw:path>
          <draw:path draw:style-name="gr188" draw:text-style-name="P28" draw:layer="layout" svg:width="0.248cm" svg:height="0.223cm" svg:x="8.93cm" svg:y="12.643cm" svg:viewBox="0 0 249 224" svg:d="M0 220l244-220c2 0 3 0 5 1l-249 223c0-1 0-3 0-4z">
            <text:p/>
          </draw:path>
          <draw:path draw:style-name="gr189" draw:text-style-name="P28" draw:layer="layout" svg:width="0.251cm" svg:height="0.226cm" svg:x="8.93cm" svg:y="12.643cm" svg:viewBox="0 0 252 227" svg:d="M0 222l246-222c2 0 4 0 6 1l-252 226c0-2 0-3 0-5z">
            <text:p/>
          </draw:path>
          <draw:path draw:style-name="gr190" draw:text-style-name="P28" draw:layer="layout" svg:width="0.252cm" svg:height="0.228cm" svg:x="8.93cm" svg:y="12.644cm" svg:viewBox="0 0 253 229" svg:d="M0 224l249-224c1 0 3 0 4 1l-253 228c0-2 0-3 0-5z">
            <text:p/>
          </draw:path>
          <draw:path draw:style-name="gr191" draw:text-style-name="P28" draw:layer="layout" svg:width="0.254cm" svg:height="0.23cm" svg:x="8.93cm" svg:y="12.644cm" svg:viewBox="0 0 255 231" svg:d="M0 226l251-226c2 0 3 0 4 1l-255 230c0-2 0-3 0-5z">
            <text:p/>
          </draw:path>
          <draw:path draw:style-name="gr192" draw:text-style-name="P28" draw:layer="layout" svg:width="0.256cm" svg:height="0.231cm" svg:x="8.93cm" svg:y="12.644cm" svg:viewBox="0 0 257 232" svg:d="M0 229l253-229c2 0 3 0 4 1l-257 231c0-1 0-2 0-3z">
            <text:p/>
          </draw:path>
          <draw:path draw:style-name="gr193" draw:text-style-name="P28" draw:layer="layout" svg:width="0.259cm" svg:height="0.234cm" svg:x="8.93cm" svg:y="12.645cm" svg:viewBox="0 0 260 235" svg:d="M0 230l255-230c2 0 4 1 5 1l-260 234c0-2 0-3 0-5z">
            <text:p/>
          </draw:path>
          <draw:path draw:style-name="gr193" draw:text-style-name="P28" draw:layer="layout" svg:width="0.261cm" svg:height="0.235cm" svg:x="8.93cm" svg:y="12.645cm" svg:viewBox="0 0 262 236" svg:d="M0 232l257-232c1 0 3 1 5 1l-262 235c0-1 0-3 0-4z">
            <text:p/>
          </draw:path>
          <draw:path draw:style-name="gr194" draw:text-style-name="P28" draw:layer="layout" svg:width="0.263cm" svg:height="0.236cm" svg:x="8.93cm" svg:y="12.646cm" svg:viewBox="0 0 264 237" svg:d="M0 234l260-234c1 0 2 0 4 1l-264 236c0-1 0-2 0-3z">
            <text:p/>
          </draw:path>
          <draw:path draw:style-name="gr195" draw:text-style-name="P28" draw:layer="layout" svg:width="0.264cm" svg:height="0.238cm" svg:x="8.93cm" svg:y="12.646cm" svg:viewBox="0 0 265 239" svg:d="M0 235l261-235c1 0 3 1 4 1l-265 238c0-1 0-2 0-4z">
            <text:p/>
          </draw:path>
          <draw:path draw:style-name="gr196" draw:text-style-name="P28" draw:layer="layout" svg:width="0.265cm" svg:height="0.239cm" svg:x="8.931cm" svg:y="12.646cm" svg:viewBox="0 0 266 240" svg:d="M0 237l262-237c2 0 3 0 4 1l-266 239c0-1 0-2 0-3z">
            <text:p/>
          </draw:path>
          <draw:path draw:style-name="gr197" draw:text-style-name="P28" draw:layer="layout" svg:width="0.266cm" svg:height="0.241cm" svg:x="8.931cm" svg:y="12.646cm" svg:viewBox="0 0 267 242" svg:d="M0 238l264-238c1 0 2 0 3 1l-267 241c0-1 0-3 0-4z">
            <text:p/>
          </draw:path>
          <draw:path draw:style-name="gr198" draw:text-style-name="P28" draw:layer="layout" svg:width="0.268cm" svg:height="0.242cm" svg:x="8.931cm" svg:y="12.647cm" svg:viewBox="0 0 269 243" svg:d="M0 240l266-240c1 0 2 0 3 1l-269 242c0-1 0-2 0-3z">
            <text:p/>
          </draw:path>
          <draw:path draw:style-name="gr199" draw:text-style-name="P28" draw:layer="layout" svg:width="0.27cm" svg:height="0.244cm" svg:x="8.931cm" svg:y="12.647cm" svg:viewBox="0 0 271 245" svg:d="M0 241l267-241c1 0 2 0 4 1l-271 244c0-2 0-3 0-4z">
            <text:p/>
          </draw:path>
          <draw:path draw:style-name="gr200" draw:text-style-name="P28" draw:layer="layout" svg:width="0.271cm" svg:height="0.245cm" svg:x="8.931cm" svg:y="12.647cm" svg:viewBox="0 0 272 246" svg:d="M0 242l269-242c1 0 2 1 3 1l-272 245c0-1 0-2 0-4z">
            <text:p/>
          </draw:path>
          <draw:path draw:style-name="gr201" draw:text-style-name="P28" draw:layer="layout" svg:width="0.272cm" svg:height="0.246cm" svg:x="8.932cm" svg:y="12.648cm" svg:viewBox="0 0 273 247" svg:d="M0 244l270-244c1 0 2 1 3 1l-273 246c0-1 0-2 0-3z">
            <text:p/>
          </draw:path>
          <draw:path draw:style-name="gr202" draw:text-style-name="P28" draw:layer="layout" svg:width="0.274cm" svg:height="0.247cm" svg:x="8.932cm" svg:y="12.648cm" svg:viewBox="0 0 275 248" svg:d="M0 245l272-245c1 0 2 1 3 1l-275 247c0-1 0-2 0-3z">
            <text:p/>
          </draw:path>
          <draw:path draw:style-name="gr203" draw:text-style-name="P28" draw:layer="layout" svg:width="0.275cm" svg:height="0.249cm" svg:x="8.932cm" svg:y="12.649cm" svg:viewBox="0 0 276 250" svg:d="M0 246l273-246c1 0 2 1 3 1l-275 249c-1-2-1-3-1-4z">
            <text:p/>
          </draw:path>
          <draw:path draw:style-name="gr204" draw:text-style-name="P28" draw:layer="layout" svg:width="0.277cm" svg:height="0.25cm" svg:x="8.932cm" svg:y="12.649cm" svg:viewBox="0 0 278 251" svg:d="M0 247l274-247c2 0 3 1 4 1l-277 250c-1-1-1-3-1-4z">
            <text:p/>
          </draw:path>
          <draw:path draw:style-name="gr205" draw:text-style-name="P28" draw:layer="layout" svg:width="0.278cm" svg:height="0.25cm" svg:x="8.932cm" svg:y="12.649cm" svg:viewBox="0 0 279 251" svg:d="M0 248l276-248c1 0 2 1 3 1l-278 250c-1-1-1-2-1-3z">
            <text:p/>
          </draw:path>
          <draw:path draw:style-name="gr206" draw:text-style-name="P28" draw:layer="layout" svg:width="0.279cm" svg:height="0.252cm" svg:x="8.933cm" svg:y="12.65cm" svg:viewBox="0 0 280 253" svg:d="M0 249l277-249c1 0 2 1 3 1l-279 252c-1-1-1-3-1-4z">
            <text:p/>
          </draw:path>
          <draw:path draw:style-name="gr207" draw:text-style-name="P28" draw:layer="layout" svg:width="0.281cm" svg:height="0.253cm" svg:x="8.933cm" svg:y="12.65cm" svg:viewBox="0 0 282 254" svg:d="M0 251l278-251c1 0 2 1 4 1l-281 253c-1-1-1-2-1-3z">
            <text:p/>
          </draw:path>
          <draw:path draw:style-name="gr208" draw:text-style-name="P28" draw:layer="layout" svg:width="0.281cm" svg:height="0.254cm" svg:x="8.933cm" svg:y="12.651cm" svg:viewBox="0 0 282 255" svg:d="M0 252l279-252c1 0 2 1 3 1l-281 254c-1-1-1-2-1-3z">
            <text:p/>
          </draw:path>
          <draw:path draw:style-name="gr209" draw:text-style-name="P28" draw:layer="layout" svg:width="0.282cm" svg:height="0.255cm" svg:x="8.933cm" svg:y="12.651cm" svg:viewBox="0 0 283 256" svg:d="M0 253l280-253c1 0 2 1 3 1l-282 255c-1-1-1-2-1-3z">
            <text:p/>
          </draw:path>
          <draw:path draw:style-name="gr210" draw:text-style-name="P28" draw:layer="layout" svg:width="0.284cm" svg:height="0.256cm" svg:x="8.934cm" svg:y="12.652cm" svg:viewBox="0 0 285 257" svg:d="M0 254l282-254c1 0 2 1 3 1l-284 256c-1-1-1-2-1-3z">
            <text:p/>
          </draw:path>
          <draw:path draw:style-name="gr211" draw:text-style-name="P28" draw:layer="layout" svg:width="0.285cm" svg:height="0.257cm" svg:x="8.934cm" svg:y="12.652cm" svg:viewBox="0 0 286 258" svg:d="M0 255l283-255c1 0 2 1 3 1l-285 257c-1-1-1-2-1-3z">
            <text:p/>
          </draw:path>
          <draw:path draw:style-name="gr212" draw:text-style-name="P28" draw:layer="layout" svg:width="0.286cm" svg:height="0.259cm" svg:x="8.934cm" svg:y="12.653cm" svg:viewBox="0 0 287 260" svg:d="M0 256l284-256c1 0 2 1 3 1l-286 259c-1-2-1-3-1-4z">
            <text:p/>
          </draw:path>
          <draw:path draw:style-name="gr213" draw:text-style-name="P28" draw:layer="layout" svg:width="0.287cm" svg:height="0.26cm" svg:x="8.935cm" svg:y="12.653cm" svg:viewBox="0 0 288 261" svg:d="M0 257l285-257c1 0 2 1 3 1l-287 260c-1-1-1-2-1-4z">
            <text:p/>
          </draw:path>
          <draw:path draw:style-name="gr214" draw:text-style-name="P28" draw:layer="layout" svg:width="0.288cm" svg:height="0.261cm" svg:x="8.935cm" svg:y="12.654cm" svg:viewBox="0 0 289 262" svg:d="M0 259l286-259c1 0 2 1 3 1l-288 261c-1-1-1-2-1-3z">
            <text:p/>
          </draw:path>
          <draw:path draw:style-name="gr215" draw:text-style-name="P28" draw:layer="layout" svg:width="0.29cm" svg:height="0.262cm" svg:x="8.935cm" svg:y="12.654cm" svg:viewBox="0 0 291 263" svg:d="M0 259l288-259c1 0 2 1 3 1l-290 262c0-2-1-3-1-4z">
            <text:p/>
          </draw:path>
          <draw:path draw:style-name="gr216" draw:text-style-name="P28" draw:layer="layout" svg:width="0.291cm" svg:height="0.262cm" svg:x="8.936cm" svg:y="12.655cm" svg:viewBox="0 0 292 263" svg:d="M0 260l289-260c1 0 2 1 3 1l-291 262c0-1-1-2-1-3z">
            <text:p/>
          </draw:path>
          <draw:path draw:style-name="gr217" draw:text-style-name="P28" draw:layer="layout" svg:width="0.292cm" svg:height="0.263cm" svg:x="8.936cm" svg:y="12.655cm" svg:viewBox="0 0 293 264" svg:d="M0 261l290-261c1 0 2 1 3 1l-292 263c0-1-1-2-1-3z">
            <text:p/>
          </draw:path>
          <draw:path draw:style-name="gr218" draw:text-style-name="P28" draw:layer="layout" svg:width="0.293cm" svg:height="0.264cm" svg:x="8.936cm" svg:y="12.656cm" svg:viewBox="0 0 294 265" svg:d="M0 262l290-262c2 0 3 1 4 1l-293 264c0-1-1-2-1-3z">
            <text:p/>
          </draw:path>
          <draw:path draw:style-name="gr219" draw:text-style-name="P28" draw:layer="layout" svg:width="0.293cm" svg:height="0.265cm" svg:x="8.937cm" svg:y="12.656cm" svg:viewBox="0 0 294 266" svg:d="M0 263l291-263c1 0 2 1 3 1l-293 265c0-1-1-2-1-3z">
            <text:p/>
          </draw:path>
          <draw:path draw:style-name="gr220" draw:text-style-name="P28" draw:layer="layout" svg:width="0.294cm" svg:height="0.266cm" svg:x="8.937cm" svg:y="12.657cm" svg:viewBox="0 0 295 267" svg:d="M0 264l293-264c1 0 1 1 2 1l-294 266c0-1-1-2-1-3z">
            <text:p/>
          </draw:path>
          <draw:path draw:style-name="gr221" draw:text-style-name="P28" draw:layer="layout" svg:width="0.295cm" svg:height="0.267cm" svg:x="8.938cm" svg:y="12.657cm" svg:viewBox="0 0 296 268" svg:d="M0 265l294-265c1 0 1 1 2 1l-295 267c0-1-1-2-1-3z">
            <text:p/>
          </draw:path>
          <draw:path draw:style-name="gr222" draw:text-style-name="P28" draw:layer="layout" svg:width="0.296cm" svg:height="0.268cm" svg:x="8.938cm" svg:y="12.658cm" svg:viewBox="0 0 297 269" svg:d="M0 266l295-266c1 0 1 1 2 1l-296 268c0-1-1-2-1-3z">
            <text:p/>
          </draw:path>
          <draw:path draw:style-name="gr223" draw:text-style-name="P28" draw:layer="layout" svg:width="0.297cm" svg:height="0.269cm" svg:x="8.939cm" svg:y="12.659cm" svg:viewBox="0 0 298 270" svg:d="M0 267l296-267c1 0 1 1 2 1l-297 269c0-1-1-2-1-3z">
            <text:p/>
          </draw:path>
          <draw:path draw:style-name="gr224" draw:text-style-name="P28" draw:layer="layout" svg:width="0.299cm" svg:height="0.27cm" svg:x="8.939cm" svg:y="12.659cm" svg:viewBox="0 0 300 271" svg:d="M0 268l297-268c1 1 2 1 3 2l-299 269c0-1-1-2-1-3z">
            <text:p/>
          </draw:path>
          <draw:path draw:style-name="gr225" draw:text-style-name="P28" draw:layer="layout" svg:width="0.3cm" svg:height="0.27cm" svg:x="8.939cm" svg:y="12.66cm" svg:viewBox="0 0 301 271" svg:d="M0 268l298-268c1 1 2 1 3 2l-300 269c0-1-1-2-1-3z">
            <text:p/>
          </draw:path>
          <draw:path draw:style-name="gr226" draw:text-style-name="P28" draw:layer="layout" svg:width="0.301cm" svg:height="0.271cm" svg:x="8.94cm" svg:y="12.66cm" svg:viewBox="0 0 302 272" svg:d="M0 269l299-269c1 1 2 1 3 2l-301 270c0-1-1-2-1-3z">
            <text:p/>
          </draw:path>
          <draw:path draw:style-name="gr227" draw:text-style-name="P28" draw:layer="layout" svg:width="0.302cm" svg:height="0.271cm" svg:x="8.94cm" svg:y="12.661cm" svg:viewBox="0 0 303 272" svg:d="M0 270l300-270c1 1 2 1 3 2l-302 270c0-1-1-1-1-2z">
            <text:p/>
          </draw:path>
          <draw:path draw:style-name="gr228" draw:text-style-name="P28" draw:layer="layout" svg:width="0.303cm" svg:height="0.273cm" svg:x="8.941cm" svg:y="12.661cm" svg:viewBox="0 0 304 274" svg:d="M0 271l300-271c1 1 3 1 4 2l-303 272c0-1-1-2-1-3z">
            <text:p/>
          </draw:path>
          <draw:path draw:style-name="gr229" draw:text-style-name="P28" draw:layer="layout" svg:width="0.304cm" svg:height="0.273cm" svg:x="8.941cm" svg:y="12.662cm" svg:viewBox="0 0 305 274" svg:d="M0 271l301-271c1 1 2 1 4 2l-304 272c0-1-1-2-1-3z">
            <text:p/>
          </draw:path>
          <draw:path draw:style-name="gr230" draw:text-style-name="P28" draw:layer="layout" svg:width="0.306cm" svg:height="0.276cm" svg:x="8.942cm" svg:y="12.663cm" svg:viewBox="0 0 307 277" svg:d="M0 272l302-272c1 1 3 2 5 3l-305 274c-1-1-1-3-2-5z">
            <text:p/>
          </draw:path>
          <draw:path draw:style-name="gr229" draw:text-style-name="P28" draw:layer="layout" svg:width="0.308cm" svg:height="0.278cm" svg:x="8.943cm" svg:y="12.665cm" svg:viewBox="0 0 309 279" svg:d="M0 273l305-273c1 1 3 2 4 2l-307 277c-1-2-1-4-2-6z">
            <text:p/>
          </draw:path>
          <draw:path draw:style-name="gr229" draw:text-style-name="P28" draw:layer="layout" svg:width="0.309cm" svg:height="0.28cm" svg:x="8.944cm" svg:y="12.666cm" svg:viewBox="0 0 310 281" svg:d="M0 276l306-276c1 1 3 2 4 2l-308 279c-1-2-1-3-2-5z">
            <text:p/>
          </draw:path>
          <draw:path draw:style-name="gr228" draw:text-style-name="P28" draw:layer="layout" svg:width="0.312cm" svg:height="0.281cm" svg:x="8.946cm" svg:y="12.668cm" svg:viewBox="0 0 313 282" svg:d="M0 278l308-278c1 1 3 2 5 3l-311 279c-1-2-1-3-2-4z">
            <text:p/>
          </draw:path>
          <draw:path draw:style-name="gr231" draw:text-style-name="P28" draw:layer="layout" svg:width="0.313cm" svg:height="0.283cm" svg:x="8.947cm" svg:y="12.669cm" svg:viewBox="0 0 314 284" svg:d="M0 279l309-279c2 1 3 2 4 2 1 1 1 1 1 1l-312 281c0-1-1-3-2-5z">
            <text:p/>
          </draw:path>
          <draw:path draw:style-name="gr232" draw:text-style-name="P28" draw:layer="layout" svg:width="0.315cm" svg:height="0.284cm" svg:x="8.948cm" svg:y="12.671cm" svg:viewBox="0 0 316 285" svg:d="M0 280l311-280c1 0 1 0 1 0 1 1 3 2 4 3l-314 282c-1-2-1-3-2-5z">
            <text:p/>
          </draw:path>
          <draw:path draw:style-name="gr232" draw:text-style-name="P28" draw:layer="layout" svg:width="0.316cm" svg:height="0.286cm" svg:x="8.95cm" svg:y="12.673cm" svg:viewBox="0 0 317 287" svg:d="M0 282l313-282c1 1 3 2 4 3l-315 284c-1-2-1-3-2-5z">
            <text:p/>
          </draw:path>
          <draw:path draw:style-name="gr233" draw:text-style-name="P28" draw:layer="layout" svg:width="0.316cm" svg:height="0.285cm" svg:x="8.952cm" svg:y="12.675cm" svg:viewBox="0 0 317 286" svg:d="M0 283l314-283c1 1 2 1 3 2l-316 284c0-1-1-2-1-3z">
            <text:p/>
          </draw:path>
          <draw:path draw:style-name="gr225" draw:text-style-name="P28" draw:layer="layout" svg:width="0.316cm" svg:height="0.286cm" svg:x="8.952cm" svg:y="12.676cm" svg:viewBox="0 0 317 287" svg:d="M0 284l315-284c1 1 1 1 2 2l-316 285c0-1-1-2-1-3z">
            <text:p/>
          </draw:path>
          <draw:path draw:style-name="gr225" draw:text-style-name="P28" draw:layer="layout" svg:width="0.317cm" svg:height="0.286cm" svg:x="8.953cm" svg:y="12.676cm" svg:viewBox="0 0 318 287" svg:d="M0 285l315-285c1 1 2 1 3 2l-317 285c0-1-1-2-1-2z">
            <text:p/>
          </draw:path>
          <draw:path draw:style-name="gr224" draw:text-style-name="P28" draw:layer="layout" svg:width="0.317cm" svg:height="0.287cm" svg:x="8.954cm" svg:y="12.677cm" svg:viewBox="0 0 318 288" svg:d="M0 285l316-285c1 1 2 1 2 2l-317 286c0-1-1-2-1-3z">
            <text:p/>
          </draw:path>
          <draw:path draw:style-name="gr234" draw:text-style-name="P28" draw:layer="layout" svg:width="0.319cm" svg:height="0.287cm" svg:x="8.954cm" svg:y="12.678cm" svg:viewBox="0 0 320 288" svg:d="M0 286l316-286c1 1 2 1 4 2l-319 286c0-1-1-2-1-2z">
            <text:p/>
          </draw:path>
          <draw:path draw:style-name="gr223" draw:text-style-name="P28" draw:layer="layout" svg:width="0.319cm" svg:height="0.288cm" svg:x="8.955cm" svg:y="12.679cm" svg:viewBox="0 0 320 289" svg:d="M0 286l317-286c1 1 2 1 3 2l-319 287c0-1-1-2-1-3z">
            <text:p/>
          </draw:path>
          <draw:path draw:style-name="gr235" draw:text-style-name="P28" draw:layer="layout" svg:width="0.32cm" svg:height="0.288cm" svg:x="8.956cm" svg:y="12.68cm" svg:viewBox="0 0 321 289" svg:d="M0 287l318-287c1 1 2 1 3 2l-320 287c0-1-1-2-1-2z">
            <text:p/>
          </draw:path>
          <draw:path draw:style-name="gr222" draw:text-style-name="P28" draw:layer="layout" svg:width="0.32cm" svg:height="0.289cm" svg:x="8.956cm" svg:y="12.68cm" svg:viewBox="0 0 321 290" svg:d="M0 287l318-287c1 1 2 1 3 2l-319 288c-1-1-1-2-2-3z">
            <text:p/>
          </draw:path>
          <draw:path draw:style-name="gr236" draw:text-style-name="P28" draw:layer="layout" svg:width="0.321cm" svg:height="0.29cm" svg:x="8.957cm" svg:y="12.681cm" svg:viewBox="0 0 322 291" svg:d="M0 287l319-287c1 1 2 1 3 2l-320 289c-1-1-1-2-2-4z">
            <text:p/>
          </draw:path>
          <draw:path draw:style-name="gr237" draw:text-style-name="P28" draw:layer="layout" svg:width="0.321cm" svg:height="0.29cm" svg:x="8.958cm" svg:y="12.682cm" svg:viewBox="0 0 322 291" svg:d="M2 290c-1-1-1-2-2-3l320-287c0 1 1 1 2 2l-320 289z">
            <text:p/>
          </draw:path>
          <draw:path draw:style-name="gr238" draw:text-style-name="P28" draw:layer="layout" svg:width="0.321cm" svg:height="0.29cm" svg:x="8.958cm" svg:y="12.683cm" svg:viewBox="0 0 322 291" svg:d="M1 289l-1-1 320-288c1 1 2 1 2 2l-320 289c0 0-1-1-1-2z">
            <text:p/>
          </draw:path>
          <draw:path draw:style-name="gr239" draw:text-style-name="P28" draw:layer="layout" svg:width="0.322cm" svg:height="0.29cm" svg:x="8.96cm" svg:y="12.684cm" svg:viewBox="0 0 323 291" svg:d="M0 289l320-289c1 1 2 1 3 2l-322 289c0 0-1-1-1-2z">
            <text:p/>
          </draw:path>
          <draw:path draw:style-name="gr240" draw:text-style-name="P28" draw:layer="layout" svg:width="0.322cm" svg:height="0.291cm" svg:x="8.96cm" svg:y="12.685cm" svg:viewBox="0 0 323 292" svg:d="M0 289l321-289c0 1 1 1 2 2l-322 290c0-1-1-2-1-3z">
            <text:p/>
          </draw:path>
          <draw:path draw:style-name="gr241" draw:text-style-name="P28" draw:layer="layout" svg:width="0.322cm" svg:height="0.291cm" svg:x="8.961cm" svg:y="12.686cm" svg:viewBox="0 0 323 292" svg:d="M0 290l321-290c1 1 2 1 2 2l-322 290c0-1-1-1-1-2z">
            <text:p/>
          </draw:path>
          <draw:path draw:style-name="gr242" draw:text-style-name="P28" draw:layer="layout" svg:width="0.323cm" svg:height="0.292cm" svg:x="8.962cm" svg:y="12.687cm" svg:viewBox="0 0 324 293" svg:d="M0 290l322-290c0 1 1 1 2 2l-323 291c0-1-1-2-1-3z">
            <text:p/>
          </draw:path>
          <draw:path draw:style-name="gr217" draw:text-style-name="P28" draw:layer="layout" svg:width="0.323cm" svg:height="0.292cm" svg:x="8.962cm" svg:y="12.687cm" svg:viewBox="0 0 324 293" svg:d="M0 291l322-291c1 1 1 1 2 2l-322 291c-1-1-2-2-2-2z">
            <text:p/>
          </draw:path>
          <draw:path draw:style-name="gr243" draw:text-style-name="P28" draw:layer="layout" svg:width="0.324cm" svg:height="0.292cm" svg:x="8.963cm" svg:y="12.688cm" svg:viewBox="0 0 325 293" svg:d="M0 291l322-291c1 1 2 1 3 2l-323 291c-1 0-1-1-2-2z">
            <text:p/>
          </draw:path>
          <draw:path draw:style-name="gr244" draw:text-style-name="P28" draw:layer="layout" svg:width="0.325cm" svg:height="0.293cm" svg:x="8.964cm" svg:y="12.689cm" svg:viewBox="0 0 326 294" svg:d="M0 291l323-291c1 1 2 1 3 2l-324 292c-1-1-1-2-2-3z">
            <text:p/>
          </draw:path>
          <draw:path draw:style-name="gr244" draw:text-style-name="P28" draw:layer="layout" svg:width="0.325cm" svg:height="0.294cm" svg:x="8.964cm" svg:y="12.69cm" svg:viewBox="0 0 326 295" svg:d="M0 291l323-291c1 1 2 1 3 2l-324 293c0-2-1-3-2-4z">
            <text:p/>
          </draw:path>
          <draw:path draw:style-name="gr215" draw:text-style-name="P28" draw:layer="layout" svg:width="0.326cm" svg:height="0.294cm" svg:x="8.965cm" svg:y="12.691cm" svg:viewBox="0 0 327 295" svg:d="M0 291l324-291c1 1 2 2 3 2l-325 293c0-1-1-2-2-4z">
            <text:p/>
          </draw:path>
          <draw:path draw:style-name="gr214" draw:text-style-name="P28" draw:layer="layout" svg:width="0.326cm" svg:height="0.294cm" svg:x="8.966cm" svg:y="12.692cm" svg:viewBox="0 0 327 295" svg:d="M0 292l324-292c1 1 2 2 3 2l-325 293c0-1-1-2-2-3z">
            <text:p/>
          </draw:path>
          <draw:path draw:style-name="gr213" draw:text-style-name="P28" draw:layer="layout" svg:width="0.326cm" svg:height="0.294cm" svg:x="8.967cm" svg:y="12.693cm" svg:viewBox="0 0 327 295" svg:d="M0 292l324-292c1 1 2 2 3 2l-325 293c-1-1-1-2-2-3z">
            <text:p/>
          </draw:path>
          <draw:path draw:style-name="gr212" draw:text-style-name="P28" draw:layer="layout" svg:width="0.327cm" svg:height="0.294cm" svg:x="8.967cm" svg:y="12.694cm" svg:viewBox="0 0 328 295" svg:d="M0 292l325-292c1 1 2 1 3 2l-326 293c-1-1-1-2-2-3z">
            <text:p/>
          </draw:path>
          <draw:path draw:style-name="gr245" draw:text-style-name="P28" draw:layer="layout" svg:width="0.327cm" svg:height="0.294cm" svg:x="8.968cm" svg:y="12.695cm" svg:viewBox="0 0 328 295" svg:d="M0 292l325-292c1 1 2 2 3 2l-326 293c-1-1-1-2-2-3z">
            <text:p/>
          </draw:path>
          <draw:path draw:style-name="gr246" draw:text-style-name="P28" draw:layer="layout" svg:width="0.327cm" svg:height="0.295cm" svg:x="8.969cm" svg:y="12.696cm" svg:viewBox="0 0 328 296" svg:d="M0 293l325-293c1 1 2 2 3 2l-326 294c-1-1-1-2-2-3z">
            <text:p/>
          </draw:path>
          <draw:path draw:style-name="gr247" draw:text-style-name="P28" draw:layer="layout" svg:width="0.327cm" svg:height="0.295cm" svg:x="8.97cm" svg:y="12.696cm" svg:viewBox="0 0 328 296" svg:d="M0 293l326-293c0 1 1 1 2 2l-326 294c-1-1-1-2-2-3z">
            <text:p/>
          </draw:path>
          <draw:path draw:style-name="gr248" draw:text-style-name="P28" draw:layer="layout" svg:width="0.328cm" svg:height="0.296cm" svg:x="8.971cm" svg:y="12.697cm" svg:viewBox="0 0 329 297" svg:d="M0 293l326-293c1 1 2 2 3 3l-326 294c-1-1-2-2-3-4z">
            <text:p/>
          </draw:path>
          <draw:path draw:style-name="gr249" draw:text-style-name="P28" draw:layer="layout" svg:width="0.329cm" svg:height="0.297cm" svg:x="8.972cm" svg:y="12.699cm" svg:viewBox="0 0 330 298" svg:d="M0 294l326-294c1 1 3 2 4 3l-327 295c-1-2-2-3-3-4z">
            <text:p/>
          </draw:path>
          <draw:path draw:style-name="gr249" draw:text-style-name="P28" draw:layer="layout" svg:width="0.329cm" svg:height="0.297cm" svg:x="8.974cm" svg:y="12.701cm" svg:viewBox="0 0 330 298" svg:d="M0 294l327-294c1 1 2 2 3 3l-327 295c-1-1-2-3-3-4z">
            <text:p/>
          </draw:path>
          <draw:path draw:style-name="gr250" draw:text-style-name="P28" draw:layer="layout" svg:width="0.33cm" svg:height="0.297cm" svg:x="8.975cm" svg:y="12.703cm" svg:viewBox="0 0 331 298" svg:d="M0 294l328-294c1 1 2 2 3 3l-328 295c-1-2-2-3-3-4z">
            <text:p/>
          </draw:path>
          <draw:path draw:style-name="gr251" draw:text-style-name="P28" draw:layer="layout" svg:width="0.329cm" svg:height="0.297cm" svg:x="8.977cm" svg:y="12.705cm" svg:viewBox="0 0 330 298" svg:d="M0 294l327-294 3 3-327 295c-1-1-2-2-3-4z">
            <text:p/>
          </draw:path>
          <draw:path draw:style-name="gr204" draw:text-style-name="P28" draw:layer="layout" svg:width="0.33cm" svg:height="0.297cm" svg:x="8.979cm" svg:y="12.707cm" svg:viewBox="0 0 331 298" svg:d="M0 295l328-295 3 3-328 295c-1-1-2-2-3-3z">
            <text:p/>
          </draw:path>
          <draw:path draw:style-name="gr252" draw:text-style-name="P28" draw:layer="layout" svg:width="0.33cm" svg:height="0.297cm" svg:x="8.984cm" svg:y="12.713cm" svg:viewBox="0 0 331 298" svg:d="M0 295l329-295c1 1 2 2 2 3l-328 295c-1-1-2-2-3-3z">
            <text:p/>
          </draw:path>
          <draw:path draw:style-name="gr253" draw:text-style-name="P28" draw:layer="layout" svg:width="0.33cm" svg:height="0.297cm" svg:x="8.986cm" svg:y="12.715cm" svg:viewBox="0 0 331 298" svg:d="M1 296l-1-1 328-295 3 3-328 295c-1 0-1-1-2-2z">
            <text:p/>
          </draw:path>
          <draw:path draw:style-name="gr254" draw:text-style-name="P28" draw:layer="layout" svg:width="0.33cm" svg:height="0.298cm" svg:x="8.988cm" svg:y="12.716cm" svg:viewBox="0 0 331 299" svg:d="M2 298l-2-2 327-296c1 1 2 2 3 3l1 1-328 295z">
            <text:p/>
          </draw:path>
          <draw:path draw:style-name="gr255" draw:text-style-name="P28" draw:layer="layout" svg:width="0.33cm" svg:height="0.298cm" svg:x="8.99cm" svg:y="12.718cm" svg:viewBox="0 0 331 299" svg:d="M2 298l-2-3 327-295c1 1 2 3 4 4l-328 295c0 0-1 0-1-1z">
            <text:p/>
          </draw:path>
          <draw:path draw:style-name="gr198" draw:text-style-name="P28" draw:layer="layout" svg:width="0.33cm" svg:height="0.298cm" svg:x="8.991cm" svg:y="12.72cm" svg:viewBox="0 0 331 299" svg:d="M0 295l328-295c1 1 2 3 3 4l-328 295c-1-2-2-3-3-4z">
            <text:p/>
          </draw:path>
          <draw:path draw:style-name="gr197" draw:text-style-name="P28" draw:layer="layout" svg:width="0.329cm" svg:height="0.297cm" svg:x="8.993cm" svg:y="12.722cm" svg:viewBox="0 0 330 298" svg:d="M0 295l328-295c1 1 2 2 2 3l-326 295c-2-1-3-2-4-3z">
            <text:p/>
          </draw:path>
          <draw:path draw:style-name="gr256" draw:text-style-name="P28" draw:layer="layout" svg:width="0.329cm" svg:height="0.298cm" svg:x="8.995cm" svg:y="12.724cm" svg:viewBox="0 0 330 299" svg:d="M0 295l327-295c1 1 2 3 3 4l-326 295c-2-1-3-3-4-4z">
            <text:p/>
          </draw:path>
          <draw:path draw:style-name="gr196" draw:text-style-name="P28" draw:layer="layout" svg:width="0.329cm" svg:height="0.297cm" svg:x="8.997cm" svg:y="12.726cm" svg:viewBox="0 0 330 298" svg:d="M0 295l327-295c1 1 2 3 3 4l-326 294c-2-1-3-2-4-3z">
            <text:p/>
          </draw:path>
          <draw:path draw:style-name="gr195" draw:text-style-name="P28" draw:layer="layout" svg:width="0.328cm" svg:height="0.297cm" svg:x="8.999cm" svg:y="12.729cm" svg:viewBox="0 0 329 298" svg:d="M0 295l327-295c1 1 2 3 2 4l-325 294c-2-1-3-2-4-3z">
            <text:p/>
          </draw:path>
          <draw:path draw:style-name="gr194" draw:text-style-name="P28" draw:layer="layout" svg:width="0.329cm" svg:height="0.296cm" svg:x="9cm" svg:y="12.731cm" svg:viewBox="0 0 330 297" svg:d="M0 294l327-294c1 1 2 3 3 4l-327 293c-1-1-2-2-3-3z">
            <text:p/>
          </draw:path>
          <draw:path draw:style-name="gr194" draw:text-style-name="P28" draw:layer="layout" svg:width="0.328cm" svg:height="0.296cm" svg:x="9.003cm" svg:y="12.733cm" svg:viewBox="0 0 329 297" svg:d="M0 294l326-294c1 1 2 3 3 4l-326 293c-1-1-2-2-3-3z">
            <text:p/>
          </draw:path>
          <draw:path draw:style-name="gr193" draw:text-style-name="P28" draw:layer="layout" svg:width="0.327cm" svg:height="0.295cm" svg:x="9.005cm" svg:y="12.735cm" svg:viewBox="0 0 328 296" svg:d="M0 294l325-294c1 1 2 3 3 4l-325 292c-1-1-2-2-3-2z">
            <text:p/>
          </draw:path>
          <draw:path draw:style-name="gr257" draw:text-style-name="P28" draw:layer="layout" svg:width="0.327cm" svg:height="0.295cm" svg:x="9.007cm" svg:y="12.737cm" svg:viewBox="0 0 328 296" svg:d="M0 293l325-293c1 1 2 3 3 4l-325 292c-1-1-2-2-3-3z">
            <text:p/>
          </draw:path>
          <draw:path draw:style-name="gr257" draw:text-style-name="P28" draw:layer="layout" svg:width="0.326cm" svg:height="0.294cm" svg:x="9.009cm" svg:y="12.74cm" svg:viewBox="0 0 327 295" svg:d="M0 292l324-292c1 1 2 3 3 4l-324 291c-1-1-2-2-3-3z">
            <text:p/>
          </draw:path>
          <draw:path draw:style-name="gr190" draw:text-style-name="P28" draw:layer="layout" svg:width="0.326cm" svg:height="0.293cm" svg:x="9.011cm" svg:y="12.742cm" svg:viewBox="0 0 327 294" svg:d="M0 291l324-291c1 1 2 3 3 4l-324 290c-1-1-2-2-3-3z">
            <text:p/>
          </draw:path>
          <draw:path draw:style-name="gr189" draw:text-style-name="P28" draw:layer="layout" svg:width="0.325cm" svg:height="0.293cm" svg:x="9.013cm" svg:y="12.744cm" svg:viewBox="0 0 326 294" svg:d="M0 291l323-291c1 1 2 3 3 4l-323 290c-1-1-2-2-3-3z">
            <text:p/>
          </draw:path>
          <draw:path draw:style-name="gr258" draw:text-style-name="P28" draw:layer="layout" svg:width="0.324cm" svg:height="0.292cm" svg:x="9.015cm" svg:y="12.746cm" svg:viewBox="0 0 325 293" svg:d="M0 291l322-291c1 1 2 3 3 4l-322 289c-1-1-2-1-3-2z">
            <text:p/>
          </draw:path>
          <draw:path draw:style-name="gr188" draw:text-style-name="P28" draw:layer="layout" svg:width="0.323cm" svg:height="0.292cm" svg:x="9.018cm" svg:y="12.749cm" svg:viewBox="0 0 324 293" svg:d="M0 290l321-290c1 1 2 2 2 4 1 0 1 0 1 0l-320 289c-2-1-3-2-4-3z">
            <text:p/>
          </draw:path>
          <draw:path draw:style-name="gr186" draw:text-style-name="P28" draw:layer="layout" svg:width="0.323cm" svg:height="0.29cm" svg:x="9.019cm" svg:y="12.751cm" svg:viewBox="0 0 324 291" svg:d="M0 289l321-289c0 0 0 1 1 1 0 1 1 2 2 3l-320 287c-2-1-3-1-4-2z">
            <text:p/>
          </draw:path>
          <draw:path draw:style-name="gr259" draw:text-style-name="P28" draw:layer="layout" svg:width="0.322cm" svg:height="0.289cm" svg:x="9.022cm" svg:y="12.754cm" svg:viewBox="0 0 323 290" svg:d="M0 288l320-288c1 1 2 3 3 4l-319 286c-2 0-3-1-4-2z">
            <text:p/>
          </draw:path>
          <draw:path draw:style-name="gr260" draw:text-style-name="P28" draw:layer="layout" svg:width="0.32cm" svg:height="0.289cm" svg:x="9.024cm" svg:y="12.756cm" svg:viewBox="0 0 321 290" svg:d="M0 288l319-288c1 1 1 3 2 4l-317 286c-2-1-3-1-4-2z">
            <text:p/>
          </draw:path>
          <draw:path draw:style-name="gr184" draw:text-style-name="P28" draw:layer="layout" svg:width="0.319cm" svg:height="0.288cm" svg:x="9.027cm" svg:y="12.758cm" svg:viewBox="0 0 320 289" svg:d="M0 287l318-287c1 2 1 3 2 5l-316 284c-2-1-3-1-4-2z">
            <text:p/>
          </draw:path>
          <draw:path draw:style-name="gr261" draw:text-style-name="P28" draw:layer="layout" svg:width="0.318cm" svg:height="0.287cm" svg:x="9.029cm" svg:y="12.761cm" svg:viewBox="0 0 319 288" svg:d="M0 286l317-286c0 1 1 3 2 4l-315 284c-2-1-3-1-4-2z">
            <text:p/>
          </draw:path>
          <draw:path draw:style-name="gr262" draw:text-style-name="P28" draw:layer="layout" svg:width="0.317cm" svg:height="0.286cm" svg:x="9.031cm" svg:y="12.763cm" svg:viewBox="0 0 318 287" svg:d="M0 284l316-284c1 1 2 3 2 4l-314 283c-2-1-3-2-4-3z">
            <text:p/>
          </draw:path>
          <draw:path draw:style-name="gr263" draw:text-style-name="P28" draw:layer="layout" svg:width="0.316cm" svg:height="0.285cm" svg:x="9.033cm" svg:y="12.765cm" svg:viewBox="0 0 317 286" svg:d="M0 284l315-284c0 1 1 3 2 4l-313 282c-1 0-3-1-4-2z">
            <text:p/>
          </draw:path>
          <draw:path draw:style-name="gr181" draw:text-style-name="P28" draw:layer="layout" svg:width="0.314cm" svg:height="0.284cm" svg:x="9.036cm" svg:y="12.768cm" svg:viewBox="0 0 315 285" svg:d="M0 283l314-283c0 1 1 3 1 4l-311 281c-1-1-3-1-4-2z">
            <text:p/>
          </draw:path>
          <draw:path draw:style-name="gr264" draw:text-style-name="P28" draw:layer="layout" svg:width="0.313cm" svg:height="0.283cm" svg:x="9.038cm" svg:y="12.771cm" svg:viewBox="0 0 314 284" svg:d="M2 283c-1-1-1-1-2-1l312-282c1 1 1 3 2 4l-310 280c-1 0-2-1-2-1z">
            <text:p/>
          </draw:path>
          <draw:path draw:style-name="gr179" draw:text-style-name="P28" draw:layer="layout" svg:width="0.312cm" svg:height="0.282cm" svg:x="9.041cm" svg:y="12.773cm" svg:viewBox="0 0 313 283" svg:d="M0 281l311-281c1 1 1 3 2 4l-309 279c-1-1-3-2-4-2z">
            <text:p/>
          </draw:path>
          <draw:path draw:style-name="gr177" draw:text-style-name="P28" draw:layer="layout" svg:width="0.311cm" svg:height="0.28cm" svg:x="9.043cm" svg:y="12.776cm" svg:viewBox="0 0 312 281" svg:d="M0 279l310-279c1 1 1 3 2 4l-308 277c-1-1-3-1-4-2z">
            <text:p/>
          </draw:path>
          <draw:path draw:style-name="gr177" draw:text-style-name="P28" draw:layer="layout" svg:width="0.309cm" svg:height="0.279cm" svg:x="9.046cm" svg:y="12.778cm" svg:viewBox="0 0 310 280" svg:d="M0 278l308-278c1 1 2 3 2 4l-306 276c-1 0-3-1-4-2z">
            <text:p/>
          </draw:path>
          <draw:path draw:style-name="gr176" draw:text-style-name="P28" draw:layer="layout" svg:width="0.321cm" svg:height="0.301cm" svg:x="9.048cm" svg:y="12.781cm" svg:viewBox="0 0 322 302" svg:d="M322 82c0 40-9 75-29 110s-46 60-81 80-69 30-110 30c-37 0-70-8-102-25l307-277c10 26 15 52 15 82z">
            <text:p/>
          </draw:path>
          <draw:path draw:style-name="gr265" draw:text-style-name="P28" draw:layer="layout" svg:width="0.439cm" svg:height="0.439cm" svg:x="8.93cm" svg:y="12.642cm" svg:viewBox="0 0 440 440" svg:d="M411 331c-20 35-45 60-80 80-5 3-10 6-15 8-30 15-60 21-95 21-34 0-63-6-93-19-6-3-12-6-18-10-18-10-33-22-47-36-12-13-23-28-33-45-14-24-23-48-27-74-2-11-3-23-3-36 0-8 0-17 1-25 4-30 13-57 29-84 10-18 22-34 35-47s28-25 45-34c1-1 2-1 3-2 19-10 37-18 57-23 16-3 33-5 50-5 18 0 35 2 52 6 20 5 39 13 59 24 24 14 44 31 61 52 7 8 13 18 19 28 11 20 19 39 24 59 4 16 5 33 5 51s-1 35-5 52c-5 20-13 39-24 59z">
            <text:p/>
          </draw:path>
          <draw:path draw:style-name="gr266" draw:text-style-name="P28" draw:layer="layout" svg:width="0.392cm" svg:height="0.392cm" svg:x="8.954cm" svg:y="12.652cm" svg:viewBox="0 0 393 393" svg:d="M387 321c-18 30-39 53-67 72h-124-123c-29-19-50-42-68-72-2-4-3-7-5-10v-201c2-3 3-6 5-10 21-35 46-60 81-80 15-9 29-15 44-20h133c14 5 29 11 43 20 35 20 61 45 81 80 2 4 4 8 6 11v199c-2 3-4 7-6 11z">
            <text:p/>
          </draw:path>
          <draw:custom-shape draw:name="Rechteck 36" draw:style-name="gr54" draw:text-style-name="P8" draw:layer="layout" svg:width="1.89cm" svg:height="1.318cm" svg:x="3.986cm" svg:y="16.099cm">
            <text:p/>
            <draw:enhanced-geometry svg:viewBox="0 0 21600 21600" draw:type="non-primitive" draw:enhanced-path="M 0 0 L 21600 0 21600 21600 0 21600 Z N"/>
          </draw:custom-shape>
          <draw:path draw:style-name="gr55" draw:text-style-name="P28" draw:layer="layout" svg:width="0.335cm" svg:height="0.257cm" svg:x="5.719cm" svg:y="17.014cm" svg:viewBox="0 0 336 258" svg:d="M80 3l2-3h3c21 2 205 17 240 8l11-3-5 10c-47 96-90 177-127 243l-204-104c45-83 79-149 80-151z">
            <text:p/>
          </draw:path>
          <draw:path draw:style-name="gr55" draw:text-style-name="P28" draw:layer="layout" svg:width="0.218cm" svg:height="0.129cm" svg:x="5.712cm" svg:y="17.154cm" svg:viewBox="0 0 219 130" svg:d="M204 130l-204-103c5-9 10-18 14-27l205 103c-5 9-10 18-15 27z">
            <text:p/>
          </draw:path>
          <draw:path draw:style-name="gr56" draw:text-style-name="P28" draw:layer="layout" svg:width="0.218cm" svg:height="0.129cm" svg:x="5.706cm" svg:y="17.165cm" svg:viewBox="0 0 219 130" svg:d="M204 130l-204-103c5-9 10-18 14-27l205 104c-5 9-10 18-15 26z">
            <text:p/>
          </draw:path>
          <draw:path draw:style-name="gr57" draw:text-style-name="P28" draw:layer="layout" svg:width="0.218cm" svg:height="0.128cm" svg:x="5.7cm" svg:y="17.177cm" svg:viewBox="0 0 219 129" svg:d="M204 129l-204-102c5-9 10-18 14-27l205 103c-5 9-10 18-15 26z">
            <text:p/>
          </draw:path>
          <draw:path draw:style-name="gr58" draw:text-style-name="P28" draw:layer="layout" svg:width="0.217cm" svg:height="0.128cm" svg:x="5.694cm" svg:y="17.188cm" svg:viewBox="0 0 218 129" svg:d="M204 129l-204-103c5-9 10-17 14-26l204 103c-5 9-10 18-14 26z">
            <text:p/>
          </draw:path>
          <draw:path draw:style-name="gr59" draw:text-style-name="P28" draw:layer="layout" svg:width="0.217cm" svg:height="0.129cm" svg:x="5.688cm" svg:y="17.198cm" svg:viewBox="0 0 218 130" svg:d="M203 130l-203-103c5-9 10-18 14-27l204 104c-5 9-10 17-15 26z">
            <text:p/>
          </draw:path>
          <draw:path draw:style-name="gr60" draw:text-style-name="P28" draw:layer="layout" svg:width="0.217cm" svg:height="0.128cm" svg:x="5.682cm" svg:y="17.21cm" svg:viewBox="0 0 218 129" svg:d="M203 129l-203-102c5-9 10-18 14-27l204 103c-5 9-10 18-15 26z">
            <text:p/>
          </draw:path>
          <draw:path draw:style-name="gr61" draw:text-style-name="P28" draw:layer="layout" svg:width="0.217cm" svg:height="0.129cm" svg:x="5.676cm" svg:y="17.221cm" svg:viewBox="0 0 218 130" svg:d="M202 130l-202-103c5-9 10-18 15-27l203 103c-6 9-11 18-16 27z">
            <text:p/>
          </draw:path>
          <draw:path draw:style-name="gr62" draw:text-style-name="P28" draw:layer="layout" svg:width="0.216cm" svg:height="0.127cm" svg:x="5.67cm" svg:y="17.233cm" svg:viewBox="0 0 217 128" svg:d="M202 128l-202-102c5-8 10-17 14-26l203 102c-5 9-10 18-15 26z">
            <text:p/>
          </draw:path>
          <draw:path draw:style-name="gr63" draw:text-style-name="P28" draw:layer="layout" svg:width="0.216cm" svg:height="0.127cm" svg:x="5.664cm" svg:y="17.244cm" svg:viewBox="0 0 217 128" svg:d="M202 128l-202-102c5-8 10-17 14-26l203 102c-5 9-10 18-15 26z">
            <text:p/>
          </draw:path>
          <draw:path draw:style-name="gr64" draw:text-style-name="P28" draw:layer="layout" svg:width="0.216cm" svg:height="0.128cm" svg:x="5.658cm" svg:y="17.254cm" svg:viewBox="0 0 217 129" svg:d="M201 129l-201-102c5-9 10-18 15-27l202 103c-6 9-11 18-16 26z">
            <text:p/>
          </draw:path>
          <draw:path draw:style-name="gr65" draw:text-style-name="P28" draw:layer="layout" svg:width="0.216cm" svg:height="0.127cm" svg:x="5.651cm" svg:y="17.266cm" svg:viewBox="0 0 217 128" svg:d="M201 128l-201-101c5-9 10-18 15-27l202 102c-6 9-11 18-16 26z">
            <text:p/>
          </draw:path>
          <draw:path draw:style-name="gr66" draw:text-style-name="P28" draw:layer="layout" svg:width="0.214cm" svg:height="0.126cm" svg:x="5.645cm" svg:y="17.277cm" svg:viewBox="0 0 215 127" svg:d="M200 127l-200-101c5-9 10-17 14-26l201 102c-5 9-10 17-15 25z">
            <text:p/>
          </draw:path>
          <draw:path draw:style-name="gr67" draw:text-style-name="P28" draw:layer="layout" svg:width="0.214cm" svg:height="0.126cm" svg:x="5.639cm" svg:y="17.289cm" svg:viewBox="0 0 215 127" svg:d="M199 127l-199-102c5-8 9-16 14-25l201 101c-5 9-11 18-16 26z">
            <text:p/>
          </draw:path>
          <draw:path draw:style-name="gr68" draw:text-style-name="P28" draw:layer="layout" svg:width="0.214cm" svg:height="0.126cm" svg:x="5.633cm" svg:y="17.299cm" svg:viewBox="0 0 215 127" svg:d="M199 127l-199-100c5-9 10-18 15-27l200 101c-5 9-11 18-16 26z">
            <text:p/>
          </draw:path>
          <draw:path draw:style-name="gr69" draw:text-style-name="P28" draw:layer="layout" svg:width="0.213cm" svg:height="0.126cm" svg:x="5.627cm" svg:y="17.31cm" svg:viewBox="0 0 214 127" svg:d="M198 127l-198-100c5-9 10-18 15-27l199 101c-5 10-11 18-16 26z">
            <text:p/>
          </draw:path>
          <draw:path draw:style-name="gr70" draw:text-style-name="P28" draw:layer="layout" svg:width="0.213cm" svg:height="0.125cm" svg:x="5.62cm" svg:y="17.322cm" svg:viewBox="0 0 214 126" svg:d="M198 126l-198-100c5-8 10-17 15-26l199 100c-6 9-11 18-16 26z">
            <text:p/>
          </draw:path>
          <draw:path draw:style-name="gr71" draw:text-style-name="P28" draw:layer="layout" svg:width="0.212cm" svg:height="0.124cm" svg:x="5.614cm" svg:y="17.333cm" svg:viewBox="0 0 213 125" svg:d="M197 125l-197-99c5-8 10-17 15-26l198 101c-6 8-11 17-16 24z">
            <text:p/>
          </draw:path>
          <draw:path draw:style-name="gr72" draw:text-style-name="P28" draw:layer="layout" svg:width="0.212cm" svg:height="0.124cm" svg:x="5.608cm" svg:y="17.344cm" svg:viewBox="0 0 213 125" svg:d="M196 125l-196-99c5-9 10-17 15-26l198 100c-6 9-12 17-17 25z">
            <text:p/>
          </draw:path>
          <draw:path draw:style-name="gr73" draw:text-style-name="P28" draw:layer="layout" svg:width="0.211cm" svg:height="0.124cm" svg:x="5.601cm" svg:y="17.355cm" svg:viewBox="0 0 212 125" svg:d="M195 125l-195-99c5-8 10-17 15-26l197 99c-6 10-11 18-17 26z">
            <text:p/>
          </draw:path>
          <draw:path draw:style-name="gr74" draw:text-style-name="P28" draw:layer="layout" svg:width="0.277cm" svg:height="0.223cm" svg:x="5.528cm" svg:y="17.366cm" svg:viewBox="0 0 278 224" svg:d="M185 218l-8 6c0 0-10-125-11-136-11 3-166 41-166 41l8-11c18-23 44-67 74-118l196 100c-60 88-91 116-93 118z">
            <text:p/>
          </draw:path>
          <draw:path draw:style-name="gr75" draw:text-style-name="P28" draw:layer="layout" svg:width="0.525cm" svg:height="0.575cm" svg:x="5.528cm" svg:y="17.014cm" svg:viewBox="0 0 526 576" svg:d="M270 3l3-3h3c21 2 204 17 239 8l11-3-5 10c-222 453-331 551-336 554l-8 7c0 0-10-125-11-136-11 2-166 41-166 41l8-12c66-86 260-462 262-466zM12 473c66-16 158-39 158-39l11 132c0 0 111-96 336-554-9 3-26 4-47 4-73 0-195-11-195-11 0 0-197 379-263 468z">
            <text:p/>
          </draw:path>
          <draw:path draw:style-name="gr55" draw:text-style-name="P28" draw:layer="layout" svg:width="0.18cm" svg:height="0.139cm" svg:x="5.586cm" svg:y="17.392cm" svg:viewBox="0 0 181 140" svg:d="M0 63c11-18 24-40 38-63l64 38c-15 3-58 14-102 25zM140 140c-2-24-5-60-7-84l48 28c-17 24-30 42-41 56z">
            <text:p/>
          </draw:path>
          <draw:path draw:style-name="gr55" draw:text-style-name="P28" draw:layer="layout" svg:width="0.156cm" svg:height="0.104cm" svg:x="5.617cm" svg:y="17.383cm" svg:viewBox="0 0 157 105" svg:d="M12 0l74 43-9 2c-1 0-10 3-25 6l-52-30c4-7 8-14 12-21zM142 105l-39-23c-1-12-2-23-2-30l56 32c-5 8-10 14-15 21z">
            <text:p/>
          </draw:path>
          <draw:path draw:style-name="gr76" draw:text-style-name="P28" draw:layer="layout" svg:width="0.156cm" svg:height="0.104cm" svg:x="5.622cm" svg:y="17.374cm" svg:viewBox="0 0 157 105" svg:d="M12 0l145 85c-5 7-9 14-13 20l-47-27c-1-17-3-29-3-29l-23 6c0 0-3 1-10 2l-61-36c4-7 8-14 12-21z">
            <text:p/>
          </draw:path>
          <draw:path draw:style-name="gr77" draw:text-style-name="P28" draw:layer="layout" svg:width="0.157cm" svg:height="0.105cm" svg:x="5.628cm" svg:y="17.364cm" svg:viewBox="0 0 158 106" svg:d="M12 0l146 86c-5 7-10 14-14 20l-53-31c-1-10-2-17-2-17l-19 5-70-41c4-7 8-15 12-22z">
            <text:p/>
          </draw:path>
          <draw:path draw:style-name="gr60" draw:text-style-name="P28" draw:layer="layout" svg:width="0.157cm" svg:height="0.106cm" svg:x="5.633cm" svg:y="17.355cm" svg:viewBox="0 0 158 107" svg:d="M12 0l146 86c-5 7-9 14-14 21l-60-36c0-2 0-4 0-4l-4 1-80-47c4-7 8-14 12-21z">
            <text:p/>
          </draw:path>
          <draw:path draw:style-name="gr78" draw:text-style-name="P28" draw:layer="layout" svg:width="0.158cm" svg:height="0.106cm" svg:x="5.638cm" svg:y="17.346cm" svg:viewBox="0 0 159 107" svg:d="M12 0l147 86c-5 8-9 15-14 21l-145-86c4-7 8-14 12-21z">
            <text:p/>
          </draw:path>
          <draw:path draw:style-name="gr79" draw:text-style-name="P28" draw:layer="layout" svg:width="0.159cm" svg:height="0.106cm" svg:x="5.644cm" svg:y="17.337cm" svg:viewBox="0 0 160 107" svg:d="M12 0l148 86c-5 8-9 14-14 21l-146-86c4-7 8-14 12-21z">
            <text:p/>
          </draw:path>
          <draw:path draw:style-name="gr80" draw:text-style-name="P28" draw:layer="layout" svg:width="0.159cm" svg:height="0.106cm" svg:x="5.649cm" svg:y="17.327cm" svg:viewBox="0 0 160 107" svg:d="M12 0l148 87c-4 7-9 14-13 20l-147-86c4-7 8-14 12-21z">
            <text:p/>
          </draw:path>
          <draw:path draw:style-name="gr81" draw:text-style-name="P28" draw:layer="layout" svg:width="0.16cm" svg:height="0.107cm" svg:x="5.654cm" svg:y="17.318cm" svg:viewBox="0 0 161 108" svg:d="M12 0l149 87c-5 7-9 14-13 21l-148-87c4-7 8-14 12-21z">
            <text:p/>
          </draw:path>
          <draw:path draw:style-name="gr69" draw:text-style-name="P28" draw:layer="layout" svg:width="0.16cm" svg:height="0.108cm" svg:x="5.659cm" svg:y="17.309cm" svg:viewBox="0 0 161 109" svg:d="M12 0l149 88c-4 7-9 14-13 21l-148-87c4-7 8-15 12-22z">
            <text:p/>
          </draw:path>
          <draw:path draw:style-name="gr82" draw:text-style-name="P28" draw:layer="layout" svg:width="0.16cm" svg:height="0.108cm" svg:x="5.665cm" svg:y="17.299cm" svg:viewBox="0 0 161 109" svg:d="M12 0l149 89c-4 7-8 14-13 20l-148-87c4-8 8-15 12-22z">
            <text:p/>
          </draw:path>
          <draw:path draw:style-name="gr83" draw:text-style-name="P28" draw:layer="layout" svg:width="0.161cm" svg:height="0.108cm" svg:x="5.67cm" svg:y="17.29cm" svg:viewBox="0 0 162 109" svg:d="M12 0l150 88c-5 7-9 15-13 21l-149-88c4-7 8-14 12-21z">
            <text:p/>
          </draw:path>
          <draw:path draw:style-name="gr74" draw:text-style-name="P28" draw:layer="layout" svg:width="0.335cm" svg:height="0.348cm" svg:x="5.675cm" svg:y="17.041cm" svg:viewBox="0 0 336 349" svg:d="M140 0c16 2 44 4 94 6 49 3 81 4 102 3-76 153-138 262-186 340l-150-88c60-108 120-224 140-261z">
            <text:p/>
          </draw:path>
          <draw:path draw:style-name="gr55" draw:text-style-name="P28" draw:layer="layout" svg:width="0.085cm" svg:height="0.039cm" svg:x="5.691cm" svg:y="17.006cm" svg:viewBox="0 0 86 40" svg:d="M0 0c13 5 47 7 86 8l-69 32c-6-13-11-26-17-40z">
            <text:p/>
          </draw:path>
          <draw:path draw:style-name="gr84" draw:text-style-name="P28" draw:layer="layout" svg:width="0.177cm" svg:height="0.074cm" svg:x="5.691cm" svg:y="17.006cm" svg:viewBox="0 0 178 75" svg:d="M0 0c24 8 115 9 178 9l-146 66c-11-24-21-49-32-75z">
            <text:p/>
          </draw:path>
          <draw:path draw:style-name="gr85" draw:text-style-name="P28" draw:layer="layout" svg:width="0.235cm" svg:height="0.104cm" svg:x="5.702cm" svg:y="17.013cm" svg:viewBox="0 0 236 105" svg:d="M230 2c0 0 2 4 6 12l-200 91c-12-27-24-55-36-84l46-21c73 4 184 2 184 2z">
            <text:p/>
          </draw:path>
          <draw:path draw:style-name="gr77" draw:text-style-name="P28" draw:layer="layout" svg:width="0.235cm" svg:height="0.138cm" svg:x="5.717cm" svg:y="17.014cm" svg:viewBox="0 0 236 139" svg:d="M215 0c0 0 8 18 21 48l-200 91c-11-26-23-54-36-83l121-55c50 0 94-1 94-1z">
            <text:p/>
          </draw:path>
          <draw:path draw:style-name="gr86" draw:text-style-name="P28" draw:layer="layout" svg:width="0.236cm" svg:height="0.173cm" svg:x="5.733cm" svg:y="17.015cm" svg:viewBox="0 0 237 174" svg:d="M237 83l-200 91c-12-26-24-54-37-84l200-90c2 5 17 37 37 83z">
            <text:p/>
          </draw:path>
          <draw:path draw:style-name="gr87" draw:text-style-name="P28" draw:layer="layout" svg:width="0.237cm" svg:height="0.172cm" svg:x="5.748cm" svg:y="17.051cm" svg:viewBox="0 0 238 173" svg:d="M238 83l-200 90c-12-26-25-53-38-83l200-90c10 21 23 50 38 83z">
            <text:p/>
          </draw:path>
          <draw:path draw:style-name="gr88" draw:text-style-name="P28" draw:layer="layout" svg:width="0.237cm" svg:height="0.171cm" svg:x="5.797cm" svg:y="17.158cm" svg:viewBox="0 0 238 172" svg:d="M238 83l-198 89c-13-25-26-52-40-82l200-90c12 26 24 54 38 83z">
            <text:p/>
          </draw:path>
          <draw:path draw:style-name="gr89" draw:text-style-name="P28" draw:layer="layout" svg:width="0.236cm" svg:height="0.171cm" svg:x="5.814cm" svg:y="17.193cm" svg:viewBox="0 0 237 172" svg:d="M237 84l-196 88c-13-25-26-52-41-82l199-90c12 27 25 55 38 84z">
            <text:p/>
          </draw:path>
          <draw:path draw:style-name="gr67" draw:text-style-name="P28" draw:layer="layout" svg:width="0.235cm" svg:height="0.17cm" svg:x="5.831cm" svg:y="17.229cm" svg:viewBox="0 0 236 171" svg:d="M236 83l-194 88c-13-24-27-51-42-81l198-90c12 27 25 55 38 83z">
            <text:p/>
          </draw:path>
          <draw:path draw:style-name="gr90" draw:text-style-name="P28" draw:layer="layout" svg:width="0.235cm" svg:height="0.169cm" svg:x="5.849cm" svg:y="17.265cm" svg:viewBox="0 0 236 170" svg:d="M236 82l-193 88c-13-23-27-50-43-81l197-89c13 28 26 56 39 82z">
            <text:p/>
          </draw:path>
          <draw:path draw:style-name="gr91" draw:text-style-name="P28" draw:layer="layout" svg:width="0.234cm" svg:height="0.167cm" svg:x="5.867cm" svg:y="17.301cm" svg:viewBox="0 0 235 168" svg:d="M235 82l-190 86c-13-23-28-49-45-80l195-88c14 28 27 56 40 82z">
            <text:p/>
          </draw:path>
          <draw:path draw:style-name="gr82" draw:text-style-name="P28" draw:layer="layout" svg:width="0.232cm" svg:height="0.166cm" svg:x="5.886cm" svg:y="17.336cm" svg:viewBox="0 0 233 167" svg:d="M233 82l-91 41c-7-2-12-3-12-3l-2 9-81 38c-14-21-29-47-47-79l193-88c14 29 27 57 40 82z">
            <text:p/>
          </draw:path>
          <draw:path draw:style-name="gr92" draw:text-style-name="P28" draw:layer="layout" svg:width="0.231cm" svg:height="0.164cm" svg:x="5.905cm" svg:y="17.371cm" svg:viewBox="0 0 232 165" svg:d="M232 81l-50 23c-40-11-71-20-71-20l-13 58-49 23c-13-19-29-44-49-78l190-87c15 30 29 58 42 81z">
            <text:p/>
          </draw:path>
          <draw:path draw:style-name="gr93" draw:text-style-name="P28" draw:layer="layout" svg:width="0.23cm" svg:height="0.16cm" svg:x="5.925cm" svg:y="17.406cm" svg:viewBox="0 0 231 161" svg:d="M231 81l-11 5c-62-19-129-37-129-37l-24 105-15 7c-10-13-27-36-52-76l188-85c16 33 31 61 43 81z">
            <text:p/>
          </draw:path>
          <draw:path draw:style-name="gr74" draw:text-style-name="P28" draw:layer="layout" svg:width="0.215cm" svg:height="0.138cm" svg:x="5.947cm" svg:y="17.441cm" svg:viewBox="0 0 216 139" svg:d="M216 57c-31-10-67-20-96-28l64-29c13 24 24 44 32 57zM41 139c0 0-14-14-41-55l60-27z">
            <text:p/>
          </draw:path>
          <draw:path draw:style-name="gr94" draw:text-style-name="P28" draw:layer="layout" svg:width="0.471cm" svg:height="0.572cm" svg:x="5.691cm" svg:y="17.006cm" svg:viewBox="0 0 472 573" svg:d="M361 460c-21-7-35-11-35-11v1l-3 9-25 114c0 0-21-20-62-86-39-62-94-163-165-322-22-49-46-104-71-165 5 2 12 3 21 4 63 8 221 5 221 5 0 0 170 389 230 483-38-12-81-24-111-32z">
            <text:p/>
          </draw:path>
          <draw:path draw:style-name="gr95" draw:text-style-name="P28" draw:layer="layout" svg:width="0.174cm" svg:height="0.148cm" svg:x="5.946cm" svg:y="17.385cm" svg:viewBox="0 0 175 149" svg:d="M32 149c-8-12-19-28-32-49l52-38c-5 22-14 61-20 87zM175 79c-51-15-99-28-99-28l-7-2 65-49c15 29 29 56 41 79z">
            <text:p/>
          </draw:path>
          <draw:path draw:style-name="gr95" draw:text-style-name="P28" draw:layer="layout" svg:width="0.14cm" svg:height="0.111cm" svg:x="5.942cm" svg:y="17.38cm" svg:viewBox="0 0 141 112" svg:d="M0 100l57-42c-1 5-2 12-4 20l-46 34c-2-4-5-8-7-12zM141 12l-60 45c-1 0-2 0-2-1l-15-3 71-53c2 4 4 8 6 12z">
            <text:p/>
          </draw:path>
          <draw:path draw:style-name="gr96" draw:text-style-name="P28" draw:layer="layout" svg:width="0.141cm" svg:height="0.112cm" svg:x="5.939cm" svg:y="17.374cm" svg:viewBox="0 0 142 113" svg:d="M0 101l135-101c2 4 5 8 7 12l-65 49-15-4c0 0-2 7-4 18l-51 38c-2-4-5-8-7-12z">
            <text:p/>
          </draw:path>
          <draw:path draw:style-name="gr97" draw:text-style-name="P28" draw:layer="layout" svg:width="0.141cm" svg:height="0.111cm" svg:x="5.936cm" svg:y="17.369cm" svg:viewBox="0 0 142 112" svg:d="M0 101l136-101c2 4 4 8 6 12l-69 52-8-2c0 0-1 3-2 9l-56 41c-2-3-5-7-7-11z">
            <text:p/>
          </draw:path>
          <draw:path draw:style-name="gr98" draw:text-style-name="P28" draw:layer="layout" svg:width="0.141cm" svg:height="0.112cm" svg:x="5.933cm" svg:y="17.363cm" svg:viewBox="0 0 142 113" svg:d="M0 102l136-102c2 4 4 8 6 12l-73 55h-1c0 0 0 1-1 1l-60 45c-2-3-5-7-7-11z">
            <text:p/>
          </draw:path>
          <draw:path draw:style-name="gr99" draw:text-style-name="P28" draw:layer="layout" svg:width="0.142cm" svg:height="0.112cm" svg:x="5.93cm" svg:y="17.358cm" svg:viewBox="0 0 143 113" svg:d="M0 102l137-102c2 4 4 8 6 12l-136 101c-2-3-5-7-7-11z">
            <text:p/>
          </draw:path>
          <draw:path draw:style-name="gr100" draw:text-style-name="P28" draw:layer="layout" svg:width="0.142cm" svg:height="0.113cm" svg:x="5.927cm" svg:y="17.352cm" svg:viewBox="0 0 143 114" svg:d="M0 102l137-102c2 4 4 8 6 12l-136 102c-2-4-5-8-7-12z">
            <text:p/>
          </draw:path>
          <draw:path draw:style-name="gr101" draw:text-style-name="P28" draw:layer="layout" svg:width="0.143cm" svg:height="0.113cm" svg:x="5.924cm" svg:y="17.347cm" svg:viewBox="0 0 144 114" svg:d="M0 102l138-102c2 4 4 8 6 12l-137 102c-2-4-5-8-7-12z">
            <text:p/>
          </draw:path>
          <draw:path draw:style-name="gr102" draw:text-style-name="P28" draw:layer="layout" svg:width="0.143cm" svg:height="0.114cm" svg:x="5.921cm" svg:y="17.342cm" svg:viewBox="0 0 144 115" svg:d="M0 103l138-103c2 4 4 8 6 13l-137 102c-2-4-5-8-7-12z">
            <text:p/>
          </draw:path>
          <draw:path draw:style-name="gr103" draw:text-style-name="P28" draw:layer="layout" svg:width="0.144cm" svg:height="0.114cm" svg:x="5.918cm" svg:y="17.336cm" svg:viewBox="0 0 145 115" svg:d="M0 103l138-103c2 4 4 9 7 13l-138 102c-2-4-5-8-7-12z">
            <text:p/>
          </draw:path>
          <draw:path draw:style-name="gr104" draw:text-style-name="P28" draw:layer="layout" svg:width="0.144cm" svg:height="0.114cm" svg:x="5.915cm" svg:y="17.331cm" svg:viewBox="0 0 145 115" svg:d="M0 103l139-103c2 4 4 8 6 13l-138 102c-2-4-5-8-7-12z">
            <text:p/>
          </draw:path>
          <draw:path draw:style-name="gr105" draw:text-style-name="P28" draw:layer="layout" svg:width="0.144cm" svg:height="0.115cm" svg:x="5.913cm" svg:y="17.325cm" svg:viewBox="0 0 145 116" svg:d="M0 104l139-104c2 4 4 9 6 13l-138 103c-2-4-5-8-7-12z">
            <text:p/>
          </draw:path>
          <draw:path draw:style-name="gr106" draw:text-style-name="P28" draw:layer="layout" svg:width="0.145cm" svg:height="0.115cm" svg:x="5.909cm" svg:y="17.32cm" svg:viewBox="0 0 146 116" svg:d="M0 104l140-104c2 4 4 8 6 13l-139 103c-2-4-5-8-7-12z">
            <text:p/>
          </draw:path>
          <draw:path draw:style-name="gr107" draw:text-style-name="P28" draw:layer="layout" svg:width="0.145cm" svg:height="0.115cm" svg:x="5.907cm" svg:y="17.314cm" svg:viewBox="0 0 146 116" svg:d="M0 104l140-104c2 4 4 9 6 13l-139 103c-2-4-5-8-7-12z">
            <text:p/>
          </draw:path>
          <draw:path draw:style-name="gr108" draw:text-style-name="P28" draw:layer="layout" svg:width="0.146cm" svg:height="0.115cm" svg:x="5.903cm" svg:y="17.309cm" svg:viewBox="0 0 147 116" svg:d="M0 104l141-104c2 4 4 8 6 13l-140 103c-2-4-5-8-7-12z">
            <text:p/>
          </draw:path>
          <draw:path draw:style-name="gr109" draw:text-style-name="P28" draw:layer="layout" svg:width="0.146cm" svg:height="0.116cm" svg:x="5.901cm" svg:y="17.304cm" svg:viewBox="0 0 147 117" svg:d="M0 105l140-105c2 4 4 9 7 13l-140 104c-3-4-5-8-7-12z">
            <text:p/>
          </draw:path>
          <draw:path draw:style-name="gr110" draw:text-style-name="P28" draw:layer="layout" svg:width="0.146cm" svg:height="0.116cm" svg:x="5.898cm" svg:y="17.298cm" svg:viewBox="0 0 147 117" svg:d="M0 105l141-105c2 4 4 8 6 13l-140 104c-2-4-5-8-7-12z">
            <text:p/>
          </draw:path>
          <draw:path draw:style-name="gr111" draw:text-style-name="P28" draw:layer="layout" svg:width="0.146cm" svg:height="0.116cm" svg:x="5.895cm" svg:y="17.292cm" svg:viewBox="0 0 147 117" svg:d="M0 105l141-105c2 4 4 9 6 13l-140 104c-3-4-5-8-7-12z">
            <text:p/>
          </draw:path>
          <draw:path draw:style-name="gr112" draw:text-style-name="P28" draw:layer="layout" svg:width="0.146cm" svg:height="0.116cm" svg:x="5.892cm" svg:y="17.288cm" svg:viewBox="0 0 147 117" svg:d="M0 105l141-105c2 4 4 8 6 13l-141 104c-2-4-4-8-6-12z">
            <text:p/>
          </draw:path>
          <draw:path draw:style-name="gr113" draw:text-style-name="P28" draw:layer="layout" svg:width="0.146cm" svg:height="0.117cm" svg:x="5.89cm" svg:y="17.282cm" svg:viewBox="0 0 147 118" svg:d="M0 106l142-106c2 4 4 8 5 13l-140 105c-3-4-5-8-7-12z">
            <text:p/>
          </draw:path>
          <draw:path draw:style-name="gr114" draw:text-style-name="P28" draw:layer="layout" svg:width="0.147cm" svg:height="0.117cm" svg:x="5.886cm" svg:y="17.276cm" svg:viewBox="0 0 148 118" svg:d="M0 105l142-105c2 4 4 8 6 13l-141 105c-3-4-5-8-7-13z">
            <text:p/>
          </draw:path>
          <draw:path draw:style-name="gr115" draw:text-style-name="P28" draw:layer="layout" svg:width="0.147cm" svg:height="0.117cm" svg:x="5.884cm" svg:y="17.271cm" svg:viewBox="0 0 148 118" svg:d="M0 106l142-106c2 4 4 8 6 13l-142 105c-2-4-4-8-6-12z">
            <text:p/>
          </draw:path>
          <draw:path draw:style-name="gr116" draw:text-style-name="P28" draw:layer="layout" svg:width="0.147cm" svg:height="0.117cm" svg:x="5.881cm" svg:y="17.266cm" svg:viewBox="0 0 148 118" svg:d="M0 106l143-106c2 4 3 8 5 13l-142 105c-2-4-4-8-6-12z">
            <text:p/>
          </draw:path>
          <draw:path draw:style-name="gr117" draw:text-style-name="P28" draw:layer="layout" svg:width="0.147cm" svg:height="0.118cm" svg:x="5.878cm" svg:y="17.26cm" svg:viewBox="0 0 148 119" svg:d="M0 106l143-106c2 4 4 8 5 13l-142 106c-2-4-4-8-6-13z">
            <text:p/>
          </draw:path>
          <draw:path draw:style-name="gr118" draw:text-style-name="P28" draw:layer="layout" svg:width="0.148cm" svg:height="0.117cm" svg:x="5.875cm" svg:y="17.255cm" svg:viewBox="0 0 149 118" svg:d="M0 106l143-106c2 4 4 8 6 13l-143 105c-2-4-4-8-6-12z">
            <text:p/>
          </draw:path>
          <draw:path draw:style-name="gr119" draw:text-style-name="P28" draw:layer="layout" svg:width="0.148cm" svg:height="0.117cm" svg:x="5.873cm" svg:y="17.249cm" svg:viewBox="0 0 149 118" svg:d="M0 106l143-106c2 4 4 8 6 13l-143 105c-2-3-4-8-6-12z">
            <text:p/>
          </draw:path>
          <draw:path draw:style-name="gr120" draw:text-style-name="P28" draw:layer="layout" svg:width="0.148cm" svg:height="0.118cm" svg:x="5.87cm" svg:y="17.244cm" svg:viewBox="0 0 149 119" svg:d="M0 107l144-107c1 4 3 8 5 13l-143 106c-2-4-4-8-6-12z">
            <text:p/>
          </draw:path>
          <draw:path draw:style-name="gr121" draw:text-style-name="P28" draw:layer="layout" svg:width="0.148cm" svg:height="0.118cm" svg:x="5.867cm" svg:y="17.238cm" svg:viewBox="0 0 149 119" svg:d="M0 107l144-107c1 4 3 8 5 13l-143 106c-2-4-4-8-6-12z">
            <text:p/>
          </draw:path>
          <draw:path draw:style-name="gr122" draw:text-style-name="P28" draw:layer="layout" svg:width="0.149cm" svg:height="0.118cm" svg:x="5.864cm" svg:y="17.233cm" svg:viewBox="0 0 150 119" svg:d="M0 107l144-107c2 4 4 8 6 13l-144 106c-2-4-4-8-6-12z">
            <text:p/>
          </draw:path>
          <draw:path draw:style-name="gr123" draw:text-style-name="P28" draw:layer="layout" svg:width="0.149cm" svg:height="0.118cm" svg:x="5.862cm" svg:y="17.227cm" svg:viewBox="0 0 150 119" svg:d="M0 107l144-107c2 4 4 8 6 13l-144 106c-2-4-4-8-6-12z">
            <text:p/>
          </draw:path>
          <draw:path draw:style-name="gr124" draw:text-style-name="P28" draw:layer="layout" svg:width="0.149cm" svg:height="0.118cm" svg:x="5.859cm" svg:y="17.222cm" svg:viewBox="0 0 150 119" svg:d="M0 107l144-107c2 4 4 8 6 13l-144 106c-2-4-4-8-6-12z">
            <text:p/>
          </draw:path>
          <draw:path draw:style-name="gr125" draw:text-style-name="P28" draw:layer="layout" svg:width="0.149cm" svg:height="0.119cm" svg:x="5.856cm" svg:y="17.216cm" svg:viewBox="0 0 150 120" svg:d="M0 108l144-108c2 4 4 8 6 13l-144 107c-2-4-4-8-6-12z">
            <text:p/>
          </draw:path>
          <draw:path draw:style-name="gr126" draw:text-style-name="P28" draw:layer="layout" svg:width="0.15cm" svg:height="0.119cm" svg:x="5.854cm" svg:y="17.211cm" svg:viewBox="0 0 151 120" svg:d="M0 107l145-107c2 4 4 8 6 13l-145 107c-2-4-4-8-6-13z">
            <text:p/>
          </draw:path>
          <draw:path draw:style-name="gr127" draw:text-style-name="P28" draw:layer="layout" svg:width="0.15cm" svg:height="0.119cm" svg:x="5.851cm" svg:y="17.206cm" svg:viewBox="0 0 151 120" svg:d="M0 108l145-108c2 4 4 8 6 13l-145 107c-2-4-4-8-6-12z">
            <text:p/>
          </draw:path>
          <draw:path draw:style-name="gr128" draw:text-style-name="P28" draw:layer="layout" svg:width="0.15cm" svg:height="0.119cm" svg:x="5.848cm" svg:y="17.2cm" svg:viewBox="0 0 151 120" svg:d="M0 108l145-108c2 4 4 8 6 13l-145 107c-2-4-4-8-6-12z">
            <text:p/>
          </draw:path>
          <draw:path draw:style-name="gr129" draw:text-style-name="P28" draw:layer="layout" svg:width="0.15cm" svg:height="0.12cm" svg:x="5.846cm" svg:y="17.194cm" svg:viewBox="0 0 151 121" svg:d="M0 108l145-108c2 4 4 8 6 13l-145 108c-2-4-4-9-6-13z">
            <text:p/>
          </draw:path>
          <draw:path draw:style-name="gr130" draw:text-style-name="P28" draw:layer="layout" svg:width="0.15cm" svg:height="0.119cm" svg:x="5.843cm" svg:y="17.189cm" svg:viewBox="0 0 151 120" svg:d="M0 107l146-107c2 4 3 8 5 13l-145 107c-2-4-4-8-6-13z">
            <text:p/>
          </draw:path>
          <draw:path draw:style-name="gr131" draw:text-style-name="P28" draw:layer="layout" svg:width="0.15cm" svg:height="0.12cm" svg:x="5.841cm" svg:y="17.184cm" svg:viewBox="0 0 151 121" svg:d="M0 108l145-108c2 4 4 8 6 13l-145 108c-2-4-4-8-6-13z">
            <text:p/>
          </draw:path>
          <draw:path draw:style-name="gr132" draw:text-style-name="P28" draw:layer="layout" svg:width="0.15cm" svg:height="0.12cm" svg:x="5.838cm" svg:y="17.178cm" svg:viewBox="0 0 151 121" svg:d="M0 108l146-108c2 4 4 8 5 13l-145 108c-2-4-4-9-6-13z">
            <text:p/>
          </draw:path>
          <draw:path draw:style-name="gr133" draw:text-style-name="P28" draw:layer="layout" svg:width="0.151cm" svg:height="0.12cm" svg:x="5.835cm" svg:y="17.172cm" svg:viewBox="0 0 152 121" svg:d="M0 108l146-108c2 4 4 8 6 13l-146 108c-2-4-4-8-6-13z">
            <text:p/>
          </draw:path>
          <draw:path draw:style-name="gr134" draw:text-style-name="P28" draw:layer="layout" svg:width="0.151cm" svg:height="0.12cm" svg:x="5.832cm" svg:y="17.167cm" svg:viewBox="0 0 152 121" svg:d="M0 108l146-108c2 4 4 9 6 13l-146 108c-2-4-4-8-6-13z">
            <text:p/>
          </draw:path>
          <draw:path draw:style-name="gr135" draw:text-style-name="P28" draw:layer="layout" svg:width="0.151cm" svg:height="0.12cm" svg:x="5.83cm" svg:y="17.162cm" svg:viewBox="0 0 152 121" svg:d="M0 109l146-109c2 4 4 8 6 13l-146 108c-2-4-4-8-6-12z">
            <text:p/>
          </draw:path>
          <draw:path draw:style-name="gr136" draw:text-style-name="P28" draw:layer="layout" svg:width="0.255cm" svg:height="0.245cm" svg:x="5.723cm" svg:y="17.031cm" svg:viewBox="0 0 256 246" svg:d="M0 0c58 5 155 4 196 4 10 22 33 73 60 134l-146 108c-32-67-69-148-110-246z">
            <text:p/>
          </draw:path>
          <draw:path draw:style-name="gr137" draw:text-style-name="P28" draw:layer="layout" svg:width="0.229cm" svg:height="0.033cm" svg:x="5.733cm" svg:y="17.35cm" svg:viewBox="0 0 230 34" svg:d="M226 24c-6 9-19 13-29 8l-42-20 75 6zM45 32c-10 5-22 1-29-8l-16-24 96 7z">
            <text:p/>
          </draw:path>
          <draw:path draw:style-name="gr137" draw:text-style-name="P28" draw:layer="layout" svg:width="0.265cm" svg:height="0.061cm" svg:x="5.714cm" svg:y="17.322cm" svg:viewBox="0 0 266 62" svg:d="M245 52c-7 9-19 13-29 8l-65-31c-6-3-17-3-23 0l-64 31c-10 5-23 1-29-8l-35-52 266 20z">
            <text:p/>
          </draw:path>
          <draw:path draw:style-name="gr138" draw:text-style-name="P28" draw:layer="layout" svg:width="0.397cm" svg:height="0.089cm" svg:x="5.6cm" svg:y="17.287cm" svg:viewBox="0 0 398 90" svg:d="M359 88c-1 1-1 1-2 2l-45-3-46-23c-6-3-17-3-23 0l-31 15-72-5-30-45c-4-6-14-11-20-12l-72-5c-7 0-14-5-18-12l398 30z">
            <text:p/>
          </draw:path>
          <draw:path draw:style-name="gr139" draw:text-style-name="P28" draw:layer="layout" svg:width="0.501cm" svg:height="0.091cm" svg:x="5.596cm" svg:y="17.259cm" svg:viewBox="0 0 502 92" svg:d="M494 39l-71 6c-7 0-16 5-20 11l-24 36-254-19-11-17c-4-6-14-11-20-11l-72-6c-10 0-20-10-21-21l-1-18 502 38c-3 1-5 1-8 1z">
            <text:p/>
          </draw:path>
          <draw:path draw:style-name="gr140" draw:text-style-name="P28" draw:layer="layout" svg:width="0.517cm" svg:height="0.093cm" svg:x="5.594cm" svg:y="17.232cm" svg:viewBox="0 0 518 94" svg:d="M517 46c0 10-10 20-21 21l-71 5c-7 0-16 6-20 11l-7 11-381-29c-8-4-13-11-14-19l-3-46 518 39z">
            <text:p/>
          </draw:path>
          <draw:path draw:style-name="gr141" draw:text-style-name="P28" draw:layer="layout" svg:width="0.521cm" svg:height="0.096cm" svg:x="5.592cm" svg:y="17.206cm" svg:viewBox="0 0 522 97" svg:d="M519 72c-1 11-10 20-21 21l-51 4-442-33-5-63c0-1 0-1 0-1l522 39z">
            <text:p/>
          </draw:path>
          <draw:path draw:style-name="gr142" draw:text-style-name="P28" draw:layer="layout" svg:width="0.548cm" svg:height="0.103cm" svg:x="5.566cm" svg:y="17.177cm" svg:viewBox="0 0 549 104" svg:d="M545 101c0 1 0 2 0 3l-517-39-2-35c-1-7-6-17-12-20l-14-10 549 41z">
            <text:p/>
          </draw:path>
          <draw:path draw:style-name="gr143" draw:text-style-name="P28" draw:layer="layout" svg:width="0.601cm" svg:height="0.107cm" svg:x="5.521cm" svg:y="17.146cm" svg:viewBox="0 0 602 108" svg:d="M595 60l-3 48-520-39-1-9c0-7-6-16-12-20l-59-40 602 45c-4 5-7 10-7 15z">
            <text:p/>
          </draw:path>
          <draw:path draw:style-name="gr144" draw:text-style-name="P28" draw:layer="layout" svg:width="0.643cm" svg:height="0.108cm" svg:x="5.511cm" svg:y="17.119cm" svg:viewBox="0 0 644 109" svg:d="M616 68c-5 4-11 13-11 20l-2 21-533-40c0-1-1-1-1-1l-59-40c-9-6-12-18-8-28l642 49z">
            <text:p/>
          </draw:path>
          <draw:path draw:style-name="gr145" draw:text-style-name="P28" draw:layer="layout" svg:width="0.678cm" svg:height="0.107cm" svg:x="5.511cm" svg:y="17.092cm" svg:viewBox="0 0 679 108" svg:d="M676 54l-60 40c-4 3-8 9-10 14l-581-44-15-10c-9-6-13-19-8-29l12-25 665 51c-1 1-2 2-3 3z">
            <text:p/>
          </draw:path>
          <draw:path draw:style-name="gr146" draw:text-style-name="P28" draw:layer="layout" svg:width="0.684cm" svg:height="0.108cm" svg:x="5.511cm" svg:y="17.066cm" svg:viewBox="0 0 685 109" svg:d="M683 51c1 3 2 5 2 8v7c-1 6-5 11-9 14l-44 29-632-47c0-4 1-7 2-11l25-51 656 50z">
            <text:p/>
          </draw:path>
          <draw:path draw:style-name="gr147" draw:text-style-name="P28" draw:layer="layout" svg:width="0.675cm" svg:height="0.111cm" svg:x="5.521cm" svg:y="17.04cm" svg:viewBox="0 0 676 112" svg:d="M674 78c1 3 2 7 2 11-1 7-4 14-10 18l-7 5-659-50 24-48c1-4 2-9 2-14l633 48z">
            <text:p/>
          </draw:path>
          <draw:path draw:style-name="gr148" draw:text-style-name="P28" draw:layer="layout" svg:width="0.661cm" svg:height="0.113cm" svg:x="5.534cm" svg:y="17.012cm" svg:viewBox="0 0 662 114" svg:d="M660 106c2 2 2 5 2 8l-662-51 10-21c4-7 4-17 0-24l-8-18 630 48z">
            <text:p/>
          </draw:path>
          <draw:path draw:style-name="gr149" draw:text-style-name="P28" draw:layer="layout" svg:width="0.662cm" svg:height="0.113cm" svg:x="5.522cm" svg:y="16.984cm" svg:viewBox="0 0 663 114" svg:d="M641 70l22 44-639-49c2-6 1-14-1-18l-23-47 641 48c-3 6-3 16 0 22z">
            <text:p/>
          </draw:path>
          <draw:path draw:style-name="gr150" draw:text-style-name="P28" draw:layer="layout" svg:width="0.663cm" svg:height="0.113cm" svg:x="5.511cm" svg:y="16.956cm" svg:viewBox="0 0 664 114" svg:d="M652 75c-3 6-3 17 0 23l8 16-631-49-27-55c-1-3-2-6-2-10l664 50z">
            <text:p/>
          </draw:path>
          <draw:path draw:style-name="gr151" draw:text-style-name="P28" draw:layer="layout" svg:width="0.676cm" svg:height="0.11cm" svg:x="5.511cm" svg:y="16.93cm" svg:viewBox="0 0 677 111" svg:d="M652 100c-1 3-2 7-2 11l-635-48-13-27c-5-10-1-23 8-29l10-7 657 49z">
            <text:p/>
          </draw:path>
          <draw:path draw:style-name="gr152" draw:text-style-name="P28" draw:layer="layout" svg:width="0.684cm" svg:height="0.107cm" svg:x="5.511cm" svg:y="16.906cm" svg:viewBox="0 0 685 108" svg:d="M683 60l-23 48-658-49c-1-2-2-4-2-6l1-8c1-5 4-10 9-13l47-32 628 47c1 5 0 9-2 13z">
            <text:p/>
          </draw:path>
          <draw:path draw:style-name="gr153" draw:text-style-name="P28" draw:layer="layout" svg:width="0.676cm" svg:height="0.107cm" svg:x="5.52cm" svg:y="16.88cm" svg:viewBox="0 0 677 108" svg:d="M667 57c9 6 13 19 8 29l-11 22-664-50 1-1 60-40c4-3 9-11 11-17l574 43z">
            <text:p/>
          </draw:path>
          <draw:path draw:style-name="gr154" draw:text-style-name="P28" draw:layer="layout" svg:width="0.64cm" svg:height="0.107cm" svg:x="5.556cm" svg:y="16.853cm" svg:viewBox="0 0 641 108" svg:d="M572 44l59 40c8 5 11 15 9 24l-640-48 25-16c5-4 11-13 11-20l2-24 529 40c2 1 3 3 5 4z">
            <text:p/>
          </draw:path>
          <draw:path draw:style-name="gr155" draw:text-style-name="P28" draw:layer="layout" svg:width="0.593cm" svg:height="0.106cm" svg:x="5.588cm" svg:y="16.826cm" svg:viewBox="0 0 594 107" svg:d="M528 51c1 7 6 16 12 20l54 36-594-44c2-4 4-9 4-12l4-51 520 39z">
            <text:p/>
          </draw:path>
          <draw:path draw:style-name="gr156" draw:text-style-name="P28" draw:layer="layout" svg:width="0.542cm" svg:height="0.103cm" svg:x="5.593cm" svg:y="16.799cm" svg:viewBox="0 0 543 104" svg:d="M523 78c1 7 6 16 12 20l8 6-543-41 4-57c0-2 1-4 1-6l515 39z">
            <text:p/>
          </draw:path>
          <draw:path draw:style-name="gr157" draw:text-style-name="P28" draw:layer="layout" svg:width="0.52cm" svg:height="0.095cm" svg:x="5.595cm" svg:y="16.779cm" svg:viewBox="0 0 521 96" svg:d="M521 96l-521-39 2-30c1-11 10-20 21-21l71-5c2 0 4 0 5-1l417 32z">
            <text:p/>
          </draw:path>
          <draw:path draw:style-name="gr158" draw:text-style-name="P28" draw:layer="layout" svg:width="0.516cm" svg:height="0.093cm" svg:x="5.597cm" svg:y="16.754cm" svg:viewBox="0 0 517 94" svg:d="M422 26l71 5c11 1 20 10 21 21l3 42-517-39v-3c1-11 10-20 21-21l72-5c6 0 16-6 20-11l9-15 288 22c4 2 8 4 12 4z">
            <text:p/>
          </draw:path>
          <draw:path draw:style-name="gr159" draw:text-style-name="P28" draw:layer="layout" svg:width="0.48cm" svg:height="0.091cm" svg:x="5.631cm" svg:y="16.728cm" svg:viewBox="0 0 481 92" svg:d="M367 40c4 6 13 12 20 12l72 5c10 1 20 10 21 21l1 14-481-36 58-4c7 0 16-6 20-12l27-40 248 19z">
            <text:p/>
          </draw:path>
          <draw:path draw:style-name="gr160" draw:text-style-name="P28" draw:layer="layout" svg:width="0.39cm" svg:height="0.089cm" svg:x="5.713cm" svg:y="16.702cm" svg:viewBox="0 0 391 90" svg:d="M285 66c4 6 13 11 20 12l72 5c5 0 10 3 14 7l-391-30 36-53c2-3 4-5 7-7l28 2 58 28c6 3 17 3 23 0l39-19 60 5z">
            <text:p/>
          </draw:path>
          <draw:path draw:style-name="gr161" draw:text-style-name="P28" draw:layer="layout" svg:width="0.259cm" svg:height="0.056cm" svg:x="5.731cm" svg:y="16.699cm" svg:viewBox="0 0 260 57" svg:d="M199 2c10-5 23-1 29 8l32 47-260-20 19-27c6-9 18-13 28-8l65 31c6 3 17 3 23 0z">
            <text:p/>
          </draw:path>
          <draw:path draw:style-name="gr162" draw:text-style-name="P28" draw:layer="layout" svg:width="0.222cm" svg:height="0.027cm" svg:x="5.748cm" svg:y="16.699cm" svg:viewBox="0 0 223 28" svg:d="M182 2c9-5 22-1 28 8l13 18-83-6zM1 10c6-9 19-13 29-8l28 14-58-5z">
            <text:p/>
          </draw:path>
          <draw:path draw:style-name="gr163" draw:text-style-name="P28" draw:layer="layout" svg:width="0.685cm" svg:height="0.685cm" svg:x="5.511cm" svg:y="16.699cm" svg:viewBox="0 0 686 686" svg:d="M419 2c9-5 22-1 28 8l40 59c4 6 14 11 20 12l72 5c11 0 20 10 21 21l5 71c0 7 6 16 11 20l60 40c9 6 12 19 7 29l-31 64c-3 6-3 17 0 23l31 65c5 9 2 22-7 28l-60 40c-5 4-11 14-11 20l-5 72c-1 11-10 20-21 21l-72 5c-6 0-16 6-20 11l-40 60c-6 9-19 12-28 7l-65-31c-6-3-17-3-23 0l-64 31c-10 5-23 2-29-7l-40-60c-4-5-13-11-20-11l-71-5c-11-1-21-10-21-21l-5-72c-1-6-6-16-12-20l-59-40c-9-6-13-19-8-28l31-65c3-6 3-17 0-23l-31-64c-5-10-1-23 8-29l59-40c6-4 11-13 12-20l5-71c0-11 10-21 21-21l71-5c7-1 16-6 20-12l40-59c6-9 19-13 29-8l64 31c6 3 17 3 23 0zM342 41c-5 0-10-1-13-3l-65-31c-2-1-4-2-7-2-6 0-12 3-15 8l-40 59c-5 7-16 13-24 14l-71 5c-9 1-16 8-17 16l-5 72c0 8-7 19-14 24l-58 40c-5 3-8 9-8 15 0 2 1 5 2 7l31 64c2 4 3 9 3 14s-1 9-3 13l-31 64c-1 3-2 5-2 8 0 5 3 11 8 15l58 40c7 5 14 15 14 24l5 71c1 9 8 16 17 17l71 5c8 0 19 6 24 13l40 60c3 5 9 7 15 7 3 0 5 0 7-1l65-32c3-1 8-2 13-2s10 1 14 2l65 32c2 1 4 1 7 1 6 0 12-2 15-7l40-60c5-7 16-13 24-13l71-5c9-1 16-8 17-17l5-71c0-9 7-19 14-24l59-40c5-4 8-10 8-15 0-3-1-5-2-8l-31-64c-2-4-3-8-3-13s1-10 3-14l31-64c1-2 2-5 2-7 0-6-3-12-8-15l-59-40c-7-5-14-16-14-24l-5-72c-1-8-8-15-17-16l-71-5c-8-1-19-7-24-14l-40-59c-3-5-9-8-15-8-3 0-5 1-7 2l-65 31c-4 2-9 3-14 3z">
            <text:p/>
          </draw:path>
          <draw:path draw:style-name="gr137" draw:text-style-name="P28" draw:layer="layout" svg:width="0.233cm" svg:height="0.053cm" svg:x="5.734cm" svg:y="16.749cm" svg:viewBox="0 0 234 54" svg:d="M105 26c8 4 22 4 30 0l49-24c9-4 20-1 26 7l24 36-234 9 30-45c6-8 17-11 26-7z">
            <text:p/>
          </draw:path>
          <draw:path draw:style-name="gr137" draw:text-style-name="P28" draw:layer="layout" svg:width="0.397cm" svg:height="0.08cm" svg:x="5.636cm" svg:y="16.755cm" svg:viewBox="0 0 398 81" svg:d="M203 20c8 4 22 4 31 0l39-19 32-1c1 1 2 2 3 3l30 45c6 8 18 15 27 16l33 2-398 15c3-7 10-13 17-14l55-3c9-1 21-8 26-16l29-42 44-1z">
            <text:p/>
          </draw:path>
          <draw:path draw:style-name="gr138" draw:text-style-name="P28" draw:layer="layout" svg:width="0.44cm" svg:height="0.081cm" svg:x="5.633cm" svg:y="16.784cm" svg:viewBox="0 0 441 82" svg:d="M341 20c6 7 18 14 27 15l54 4c10 0 18 9 19 18v9l-441 16 2-25c0-9 9-18 18-18l54-4c10-1 22-8 27-15l8-12 219-8z">
            <text:p/>
          </draw:path>
          <draw:path draw:style-name="gr164" draw:text-style-name="P28" draw:layer="layout" svg:width="0.444cm" svg:height="0.081cm" svg:x="5.631cm" svg:y="16.813cm" svg:viewBox="0 0 445 82" svg:d="M370 6l54 4c10 0 18 9 19 18l2 38-445 16 4-54c0-6 4-12 9-15l341-13c5 3 11 5 16 6z">
            <text:p/>
          </draw:path>
          <draw:path draw:style-name="gr165" draw:text-style-name="P28" draw:layer="layout" svg:width="0.471cm" svg:height="0.086cm" svg:x="5.609cm" svg:y="16.838cm" svg:viewBox="0 0 472 87" svg:d="M464 2l4 55c0 4 2 8 4 13l-472 17 6-4c8-5 15-17 15-26l3-41 440-16c0 1 0 2 0 2z">
            <text:p/>
          </draw:path>
          <draw:path draw:style-name="gr166" draw:text-style-name="P28" draw:layer="layout" svg:width="0.548cm" svg:height="0.087cm" svg:x="5.566cm" svg:y="16.868cm" svg:viewBox="0 0 549 88" svg:d="M512 27c0 9 7 21 15 27l22 15-549 19c1-1 3-3 4-4l45-30c8-6 15-18 16-27l1-10 444-17z">
            <text:p/>
          </draw:path>
          <draw:path draw:style-name="gr167" draw:text-style-name="P28" draw:layer="layout" svg:width="0.584cm" svg:height="0.088cm" svg:x="5.561cm" svg:y="16.897cm" svg:viewBox="0 0 585 89" svg:d="M531 25l45 30c5 3 7 8 9 12l-579 22-4-9c-4-8-1-20 7-25l45-30c2-2 5-5 7-8l455-17c2 9 8 20 15 25z">
            <text:p/>
          </draw:path>
          <draw:path draw:style-name="gr145" draw:text-style-name="P28" draw:layer="layout" svg:width="0.584cm" svg:height="0.087cm" svg:x="5.561cm" svg:y="16.926cm" svg:viewBox="0 0 585 88" svg:d="M576 26c5 3 8 9 9 15v2c0 3-1 6-2 8l-8 18-555 19-18-37c-4-9-1-20 7-25l9-7 520-19z">
            <text:p/>
          </draw:path>
          <draw:path draw:style-name="gr146" draw:text-style-name="P28" draw:layer="layout" svg:width="0.583cm" svg:height="0.09cm" svg:x="5.563cm" svg:y="16.955cm" svg:viewBox="0 0 584 91" svg:d="M582 23l-23 48-531 20c0-7-1-14-3-19l-24-49c-1-1-1-2-1-2l578-21c6 6 8 15 4 23z">
            <text:p/>
          </draw:path>
          <draw:path draw:style-name="gr168" draw:text-style-name="P28" draw:layer="layout" svg:width="0.563cm" svg:height="0.09cm" svg:x="5.577cm" svg:y="16.985cm" svg:viewBox="0 0 564 91" svg:d="M544 41c-4 8-5 21-1 30l-542 20 9-19c4-8 4-22 0-31l-10-20 564-21z">
            <text:p/>
          </draw:path>
          <draw:path draw:style-name="gr169" draw:text-style-name="P28" draw:layer="layout" svg:width="0.571cm" svg:height="0.091cm" svg:x="5.563cm" svg:y="17.015cm" svg:viewBox="0 0 572 92" svg:d="M558 11c-4 8-4 22 0 31l14 29-572 21c0 0 0-1 1-1l23-49c3-6 4-15 3-22l536-20z">
            <text:p/>
          </draw:path>
          <draw:path draw:style-name="gr150" draw:text-style-name="P28" draw:layer="layout" svg:width="0.584cm" svg:height="0.089cm" svg:x="5.562cm" svg:y="17.047cm" svg:viewBox="0 0 585 90" svg:d="M559 11l24 49c1 2 2 6 2 9l-568 21-9-5c-4-3-7-8-8-13v-7c0-2 1-4 2-5l19-40 535-20c1 4 2 8 3 11z">
            <text:p/>
          </draw:path>
          <draw:path draw:style-name="gr170" draw:text-style-name="P28" draw:layer="layout" svg:width="0.584cm" svg:height="0.088cm" svg:x="5.562cm" svg:y="17.076cm" svg:viewBox="0 0 585 89" svg:d="M583 30c4 8 1 20-7 25l-24 17-494 17c-1-1-3-2-4-3l-45-31c-5-3-8-9-9-14v-3c0-3 1-6 2-8l4-9 563-21z">
            <text:p/>
          </draw:path>
          <draw:path draw:style-name="gr171" draw:text-style-name="P28" draw:layer="layout" svg:width="0.58cm" svg:height="0.089cm" svg:x="5.566cm" svg:y="17.106cm" svg:viewBox="0 0 581 90" svg:d="M579 0c4 9 1 20-7 26l-45 30c-5 4-10 11-13 17l-449 17v-7c-1-10-8-22-16-27l-45-30c-1-2-3-3-4-4z">
            <text:p/>
          </draw:path>
          <draw:path draw:style-name="gr154" draw:text-style-name="P28" draw:layer="layout" svg:width="0.52cm" svg:height="0.087cm" svg:x="5.608cm" svg:y="17.137cm" svg:viewBox="0 0 521 88" svg:d="M485 24c-8 6-15 18-15 27l-2 21-442 16-3-37c-1-9-8-21-16-27l-7-5 521-19z">
            <text:p/>
          </draw:path>
          <draw:path draw:style-name="gr155" draw:text-style-name="P28" draw:layer="layout" svg:width="0.454cm" svg:height="0.087cm" svg:x="5.63cm" svg:y="17.169cm" svg:viewBox="0 0 455 88" svg:d="M447 20l-4 51-432 17c-4-4-6-9-7-14l-4-54c0-1 0-2 0-3l455-17c-4 6-8 13-8 20z">
            <text:p/>
          </draw:path>
          <draw:path draw:style-name="gr172" draw:text-style-name="P28" draw:layer="layout" svg:width="0.443cm" svg:height="0.082cm" svg:x="5.633cm" svg:y="17.2cm" svg:viewBox="0 0 444 83" svg:d="M441 43c-1 9-9 17-19 18l-54 4c-6 0-14 4-20 9l-245 9-2-3c-5-8-17-15-26-15l-55-4c-9-1-17-9-18-18l-2-26 444-17z">
            <text:p/>
          </draw:path>
          <draw:path draw:style-name="gr173" draw:text-style-name="P28" draw:layer="layout" svg:width="0.438cm" svg:height="0.081cm" svg:x="5.635cm" svg:y="17.23cm" svg:viewBox="0 0 439 82" svg:d="M438 13c0 9-9 17-18 18l-54 4c-10 0-22 7-27 15l-17 25-88 3c-8-4-22-4-31 0l-2 1-81 3-21-32c-6-8-18-15-27-15l-54-4c-8-1-16-7-18-15l439-16z">
            <text:p/>
          </draw:path>
          <draw:path draw:style-name="gr159" draw:text-style-name="P28" draw:layer="layout" svg:width="0.329cm" svg:height="0.072cm" svg:x="5.727cm" svg:y="17.261cm" svg:viewBox="0 0 330 73" svg:d="M328 0l-54 4c-10 1-22 8-27 16l-30 45c-6 7-17 11-25 6l-49-23c-9-5-23-5-31 0l-49 23c-9 5-20 1-25-6l-31-45c-2-3-4-6-7-8l330-12c-1 0-1 0-2 0z">
            <text:p/>
          </draw:path>
          <draw:path draw:style-name="gr174" draw:text-style-name="P28" draw:layer="layout" svg:width="0.213cm" svg:height="0.038cm" svg:x="5.749cm" svg:y="17.296cm" svg:viewBox="0 0 214 39" svg:d="M194 30c-5 8-17 11-25 7l-49-24c-9-4-22-4-31 0l-49 24c-8 4-20 1-25-7l-15-22 214-8z">
            <text:p/>
          </draw:path>
          <draw:path draw:style-name="gr175" draw:text-style-name="P28" draw:layer="layout" svg:width="0.169cm" svg:height="0.007cm" svg:x="5.773cm" svg:y="17.326cm" svg:viewBox="0 0 170 8" svg:d="M145 6l-10-5 35-1c-5 7-16 10-25 6zM16 6c-5 3-11 3-16 0h17z">
            <text:p/>
          </draw:path>
          <draw:path draw:style-name="gr176" draw:text-style-name="P28" draw:layer="layout" svg:width="0.16cm" svg:height="0.145cm" svg:x="5.639cm" svg:y="16.831cm" svg:viewBox="0 0 161 146" svg:d="M19 105c20-35 45-60 80-80 21-12 41-20 62-25l-161 146c5-14 11-27 19-41z">
            <text:p/>
          </draw:path>
          <draw:path draw:style-name="gr176" draw:text-style-name="P28" draw:layer="layout" svg:width="0.176cm" svg:height="0.159cm" svg:x="5.635cm" svg:y="16.829cm" svg:viewBox="0 0 177 160" svg:d="M5 145l157-142c5-1 10-2 15-3l-177 160c1-5 3-10 5-15z">
            <text:p/>
          </draw:path>
          <draw:path draw:style-name="gr177" draw:text-style-name="P28" draw:layer="layout" svg:width="0.188cm" svg:height="0.17cm" svg:x="5.633cm" svg:y="16.827cm" svg:viewBox="0 0 189 171" svg:d="M3 157l173-155c4-1 9-1 13-2l-189 171c1-5 2-9 3-14z">
            <text:p/>
          </draw:path>
          <draw:path draw:style-name="gr178" draw:text-style-name="P28" draw:layer="layout" svg:width="0.201cm" svg:height="0.181cm" svg:x="5.631cm" svg:y="16.827cm" svg:viewBox="0 0 202 182" svg:d="M3 169l186-168c4 0 8-1 13-1l-202 182c1-4 2-8 3-13z">
            <text:p/>
          </draw:path>
          <draw:path draw:style-name="gr179" draw:text-style-name="P28" draw:layer="layout" svg:width="0.212cm" svg:height="0.19cm" svg:x="5.629cm" svg:y="16.826cm" svg:viewBox="0 0 213 191" svg:d="M2 179l199-178c4-1 8-1 12-1l-213 191c0-4 1-8 2-12z">
            <text:p/>
          </draw:path>
          <draw:path draw:style-name="gr180" draw:text-style-name="P28" draw:layer="layout" svg:width="0.222cm" svg:height="0.2cm" svg:x="5.629cm" svg:y="16.826cm" svg:viewBox="0 0 223 201" svg:d="M1 189l210-189c3 0 6 0 9 0 1 0 2 0 3 0l-223 201c0-4 1-8 1-12z">
            <text:p/>
          </draw:path>
          <draw:path draw:style-name="gr181" draw:text-style-name="P28" draw:layer="layout" svg:width="0.225cm" svg:height="0.203cm" svg:x="5.628cm" svg:y="16.826cm" svg:viewBox="0 0 226 204" svg:d="M0 199l222-199c1 0 2 0 4 0l-226 204c0-2 0-3 0-5z">
            <text:p/>
          </draw:path>
          <draw:path draw:style-name="gr182" draw:text-style-name="P28" draw:layer="layout" svg:width="0.228cm" svg:height="0.205cm" svg:x="5.628cm" svg:y="16.826cm" svg:viewBox="0 0 229 206" svg:d="M0 201l224-201c1 0 3 0 5 0l-229 206c0-2 0-3 0-5z">
            <text:p/>
          </draw:path>
          <draw:path draw:style-name="gr182" draw:text-style-name="P28" draw:layer="layout" svg:width="0.23cm" svg:height="0.208cm" svg:x="5.628cm" svg:y="16.826cm" svg:viewBox="0 0 231 209" svg:d="M0 204l226-204c2 0 4 0 5 0l-231 209c0-2 0-4 0-5z">
            <text:p/>
          </draw:path>
          <draw:path draw:style-name="gr183" draw:text-style-name="P28" draw:layer="layout" svg:width="0.232cm" svg:height="0.21cm" svg:x="5.628cm" svg:y="16.826cm" svg:viewBox="0 0 233 211" svg:d="M0 206l229-206c2 0 3 0 4 0l-233 211c0-2 0-4 0-5z">
            <text:p/>
          </draw:path>
          <draw:path draw:style-name="gr184" draw:text-style-name="P28" draw:layer="layout" svg:width="0.236cm" svg:height="0.212cm" svg:x="5.628cm" svg:y="16.826cm" svg:viewBox="0 0 237 213" svg:d="M0 209l231-209c2 0 4 0 6 0l-237 213c0-2 0-3 0-4z">
            <text:p/>
          </draw:path>
          <draw:path draw:style-name="gr184" draw:text-style-name="P28" draw:layer="layout" svg:width="0.238cm" svg:height="0.215cm" svg:x="5.628cm" svg:y="16.826cm" svg:viewBox="0 0 239 216" svg:d="M0 211l233-211c2 0 4 0 6 0l-239 216c0-2 0-4 0-5z">
            <text:p/>
          </draw:path>
          <draw:path draw:style-name="gr185" draw:text-style-name="P28" draw:layer="layout" svg:width="0.24cm" svg:height="0.217cm" svg:x="5.628cm" svg:y="16.827cm" svg:viewBox="0 0 241 218" svg:d="M0 213l237-213c2 0 3 0 4 0l-241 218c0-2 0-4 0-5z">
            <text:p/>
          </draw:path>
          <draw:path draw:style-name="gr186" draw:text-style-name="P28" draw:layer="layout" svg:width="0.243cm" svg:height="0.219cm" svg:x="5.628cm" svg:y="16.827cm" svg:viewBox="0 0 244 220" svg:d="M0 220c0-2 0-3 0-4l239-216c2 0 4 0 5 0z">
            <text:p/>
          </draw:path>
          <draw:path draw:style-name="gr187" draw:text-style-name="P28" draw:layer="layout" svg:width="0.245cm" svg:height="0.222cm" svg:x="5.628cm" svg:y="16.827cm" svg:viewBox="0 0 246 223" svg:d="M0 220c0-1 0-2 0-2l241-218c2 0 4 0 5 0l-246 223c0-1 0-2 0-3z">
            <text:p/>
          </draw:path>
          <draw:path draw:style-name="gr188" draw:text-style-name="P28" draw:layer="layout" svg:width="0.248cm" svg:height="0.223cm" svg:x="5.628cm" svg:y="16.827cm" svg:viewBox="0 0 249 224" svg:d="M0 220l244-220c2 0 3 0 5 1l-249 223c0-1 0-3 0-4z">
            <text:p/>
          </draw:path>
          <draw:path draw:style-name="gr189" draw:text-style-name="P28" draw:layer="layout" svg:width="0.251cm" svg:height="0.226cm" svg:x="5.628cm" svg:y="16.827cm" svg:viewBox="0 0 252 227" svg:d="M0 222l246-222c2 0 4 0 6 1l-252 226c0-2 0-3 0-5z">
            <text:p/>
          </draw:path>
          <draw:path draw:style-name="gr190" draw:text-style-name="P28" draw:layer="layout" svg:width="0.252cm" svg:height="0.228cm" svg:x="5.628cm" svg:y="16.828cm" svg:viewBox="0 0 253 229" svg:d="M0 224l249-224c1 0 3 0 4 1l-253 228c0-2 0-3 0-5z">
            <text:p/>
          </draw:path>
          <draw:path draw:style-name="gr191" draw:text-style-name="P28" draw:layer="layout" svg:width="0.254cm" svg:height="0.23cm" svg:x="5.628cm" svg:y="16.828cm" svg:viewBox="0 0 255 231" svg:d="M0 226l251-226c2 0 3 0 4 1l-255 230c0-2 0-3 0-5z">
            <text:p/>
          </draw:path>
          <draw:path draw:style-name="gr192" draw:text-style-name="P28" draw:layer="layout" svg:width="0.256cm" svg:height="0.231cm" svg:x="5.628cm" svg:y="16.828cm" svg:viewBox="0 0 257 232" svg:d="M0 229l253-229c2 0 3 0 4 1l-257 231c0-1 0-2 0-3z">
            <text:p/>
          </draw:path>
          <draw:path draw:style-name="gr193" draw:text-style-name="P28" draw:layer="layout" svg:width="0.259cm" svg:height="0.234cm" svg:x="5.628cm" svg:y="16.829cm" svg:viewBox="0 0 260 235" svg:d="M0 230l255-230c2 0 4 1 5 1l-260 234c0-2 0-3 0-5z">
            <text:p/>
          </draw:path>
          <draw:path draw:style-name="gr193" draw:text-style-name="P28" draw:layer="layout" svg:width="0.261cm" svg:height="0.235cm" svg:x="5.628cm" svg:y="16.829cm" svg:viewBox="0 0 262 236" svg:d="M0 232l257-232c1 0 3 1 5 1l-262 235c0-1 0-3 0-4z">
            <text:p/>
          </draw:path>
          <draw:path draw:style-name="gr194" draw:text-style-name="P28" draw:layer="layout" svg:width="0.263cm" svg:height="0.236cm" svg:x="5.628cm" svg:y="16.83cm" svg:viewBox="0 0 264 237" svg:d="M0 234l260-234c1 0 2 0 4 1l-264 236c0-1 0-2 0-3z">
            <text:p/>
          </draw:path>
          <draw:path draw:style-name="gr195" draw:text-style-name="P28" draw:layer="layout" svg:width="0.264cm" svg:height="0.238cm" svg:x="5.628cm" svg:y="16.83cm" svg:viewBox="0 0 265 239" svg:d="M0 235l261-235c1 0 3 1 4 1l-265 238c0-1 0-2 0-4z">
            <text:p/>
          </draw:path>
          <draw:path draw:style-name="gr196" draw:text-style-name="P28" draw:layer="layout" svg:width="0.265cm" svg:height="0.239cm" svg:x="5.629cm" svg:y="16.83cm" svg:viewBox="0 0 266 240" svg:d="M0 237l262-237c2 0 3 0 4 1l-266 239c0-1 0-2 0-3z">
            <text:p/>
          </draw:path>
          <draw:path draw:style-name="gr197" draw:text-style-name="P28" draw:layer="layout" svg:width="0.266cm" svg:height="0.241cm" svg:x="5.629cm" svg:y="16.83cm" svg:viewBox="0 0 267 242" svg:d="M0 238l264-238c1 0 2 0 3 1l-267 241c0-1 0-3 0-4z">
            <text:p/>
          </draw:path>
          <draw:path draw:style-name="gr198" draw:text-style-name="P28" draw:layer="layout" svg:width="0.268cm" svg:height="0.242cm" svg:x="5.629cm" svg:y="16.831cm" svg:viewBox="0 0 269 243" svg:d="M0 240l266-240c1 0 2 0 3 1l-269 242c0-1 0-2 0-3z">
            <text:p/>
          </draw:path>
          <draw:path draw:style-name="gr199" draw:text-style-name="P28" draw:layer="layout" svg:width="0.27cm" svg:height="0.244cm" svg:x="5.629cm" svg:y="16.831cm" svg:viewBox="0 0 271 245" svg:d="M0 241l267-241c1 0 2 0 4 1l-271 244c0-2 0-3 0-4z">
            <text:p/>
          </draw:path>
          <draw:path draw:style-name="gr200" draw:text-style-name="P28" draw:layer="layout" svg:width="0.271cm" svg:height="0.245cm" svg:x="5.629cm" svg:y="16.831cm" svg:viewBox="0 0 272 246" svg:d="M0 242l269-242c1 0 2 1 3 1l-272 245c0-1 0-2 0-4z">
            <text:p/>
          </draw:path>
          <draw:path draw:style-name="gr201" draw:text-style-name="P28" draw:layer="layout" svg:width="0.272cm" svg:height="0.246cm" svg:x="5.63cm" svg:y="16.832cm" svg:viewBox="0 0 273 247" svg:d="M0 244l270-244c1 0 2 1 3 1l-273 246c0-1 0-2 0-3z">
            <text:p/>
          </draw:path>
          <draw:path draw:style-name="gr202" draw:text-style-name="P28" draw:layer="layout" svg:width="0.274cm" svg:height="0.247cm" svg:x="5.63cm" svg:y="16.832cm" svg:viewBox="0 0 275 248" svg:d="M0 245l272-245c1 0 2 1 3 1l-275 247c0-1 0-2 0-3z">
            <text:p/>
          </draw:path>
          <draw:path draw:style-name="gr203" draw:text-style-name="P28" draw:layer="layout" svg:width="0.275cm" svg:height="0.249cm" svg:x="5.63cm" svg:y="16.833cm" svg:viewBox="0 0 276 250" svg:d="M0 246l273-246c1 0 2 1 3 1l-275 249c-1-2-1-3-1-4z">
            <text:p/>
          </draw:path>
          <draw:path draw:style-name="gr204" draw:text-style-name="P28" draw:layer="layout" svg:width="0.277cm" svg:height="0.25cm" svg:x="5.63cm" svg:y="16.833cm" svg:viewBox="0 0 278 251" svg:d="M0 247l274-247c2 0 3 1 4 1l-277 250c-1-1-1-3-1-4z">
            <text:p/>
          </draw:path>
          <draw:path draw:style-name="gr205" draw:text-style-name="P28" draw:layer="layout" svg:width="0.278cm" svg:height="0.25cm" svg:x="5.63cm" svg:y="16.833cm" svg:viewBox="0 0 279 251" svg:d="M0 248l276-248c1 0 2 1 3 1l-278 250c-1-1-1-2-1-3z">
            <text:p/>
          </draw:path>
          <draw:path draw:style-name="gr206" draw:text-style-name="P28" draw:layer="layout" svg:width="0.279cm" svg:height="0.252cm" svg:x="5.631cm" svg:y="16.834cm" svg:viewBox="0 0 280 253" svg:d="M0 249l277-249c1 0 2 1 3 1l-279 252c-1-1-1-3-1-4z">
            <text:p/>
          </draw:path>
          <draw:path draw:style-name="gr207" draw:text-style-name="P28" draw:layer="layout" svg:width="0.281cm" svg:height="0.253cm" svg:x="5.631cm" svg:y="16.834cm" svg:viewBox="0 0 282 254" svg:d="M0 251l278-251c1 0 2 1 4 1l-281 253c-1-1-1-2-1-3z">
            <text:p/>
          </draw:path>
          <draw:path draw:style-name="gr208" draw:text-style-name="P28" draw:layer="layout" svg:width="0.281cm" svg:height="0.254cm" svg:x="5.631cm" svg:y="16.835cm" svg:viewBox="0 0 282 255" svg:d="M0 252l279-252c1 0 2 1 3 1l-281 254c-1-1-1-2-1-3z">
            <text:p/>
          </draw:path>
          <draw:path draw:style-name="gr209" draw:text-style-name="P28" draw:layer="layout" svg:width="0.282cm" svg:height="0.255cm" svg:x="5.631cm" svg:y="16.835cm" svg:viewBox="0 0 283 256" svg:d="M0 253l280-253c1 0 2 1 3 1l-282 255c-1-1-1-2-1-3z">
            <text:p/>
          </draw:path>
          <draw:path draw:style-name="gr210" draw:text-style-name="P28" draw:layer="layout" svg:width="0.284cm" svg:height="0.256cm" svg:x="5.632cm" svg:y="16.836cm" svg:viewBox="0 0 285 257" svg:d="M0 254l282-254c1 0 2 1 3 1l-284 256c-1-1-1-2-1-3z">
            <text:p/>
          </draw:path>
          <draw:path draw:style-name="gr211" draw:text-style-name="P28" draw:layer="layout" svg:width="0.285cm" svg:height="0.257cm" svg:x="5.632cm" svg:y="16.836cm" svg:viewBox="0 0 286 258" svg:d="M0 255l283-255c1 0 2 1 3 1l-285 257c-1-1-1-2-1-3z">
            <text:p/>
          </draw:path>
          <draw:path draw:style-name="gr212" draw:text-style-name="P28" draw:layer="layout" svg:width="0.286cm" svg:height="0.259cm" svg:x="5.632cm" svg:y="16.837cm" svg:viewBox="0 0 287 260" svg:d="M0 256l284-256c1 0 2 1 3 1l-286 259c-1-2-1-3-1-4z">
            <text:p/>
          </draw:path>
          <draw:path draw:style-name="gr213" draw:text-style-name="P28" draw:layer="layout" svg:width="0.287cm" svg:height="0.26cm" svg:x="5.633cm" svg:y="16.837cm" svg:viewBox="0 0 288 261" svg:d="M0 257l285-257c1 0 2 1 3 1l-287 260c-1-1-1-2-1-4z">
            <text:p/>
          </draw:path>
          <draw:path draw:style-name="gr214" draw:text-style-name="P28" draw:layer="layout" svg:width="0.288cm" svg:height="0.261cm" svg:x="5.633cm" svg:y="16.838cm" svg:viewBox="0 0 289 262" svg:d="M0 259l286-259c1 0 2 1 3 1l-288 261c-1-1-1-2-1-3z">
            <text:p/>
          </draw:path>
          <draw:path draw:style-name="gr215" draw:text-style-name="P28" draw:layer="layout" svg:width="0.29cm" svg:height="0.262cm" svg:x="5.633cm" svg:y="16.838cm" svg:viewBox="0 0 291 263" svg:d="M0 259l288-259c1 0 2 1 3 1l-290 262c0-2-1-3-1-4z">
            <text:p/>
          </draw:path>
          <draw:path draw:style-name="gr216" draw:text-style-name="P28" draw:layer="layout" svg:width="0.291cm" svg:height="0.262cm" svg:x="5.634cm" svg:y="16.839cm" svg:viewBox="0 0 292 263" svg:d="M0 260l289-260c1 0 2 1 3 1l-291 262c0-1-1-2-1-3z">
            <text:p/>
          </draw:path>
          <draw:path draw:style-name="gr217" draw:text-style-name="P28" draw:layer="layout" svg:width="0.292cm" svg:height="0.263cm" svg:x="5.634cm" svg:y="16.839cm" svg:viewBox="0 0 293 264" svg:d="M0 261l290-261c1 0 2 1 3 1l-292 263c0-1-1-2-1-3z">
            <text:p/>
          </draw:path>
          <draw:path draw:style-name="gr218" draw:text-style-name="P28" draw:layer="layout" svg:width="0.293cm" svg:height="0.264cm" svg:x="5.634cm" svg:y="16.84cm" svg:viewBox="0 0 294 265" svg:d="M0 262l290-262c2 0 3 1 4 1l-293 264c0-1-1-2-1-3z">
            <text:p/>
          </draw:path>
          <draw:path draw:style-name="gr219" draw:text-style-name="P28" draw:layer="layout" svg:width="0.293cm" svg:height="0.265cm" svg:x="5.635cm" svg:y="16.84cm" svg:viewBox="0 0 294 266" svg:d="M0 263l291-263c1 0 2 1 3 1l-293 265c0-1-1-2-1-3z">
            <text:p/>
          </draw:path>
          <draw:path draw:style-name="gr220" draw:text-style-name="P28" draw:layer="layout" svg:width="0.294cm" svg:height="0.266cm" svg:x="5.635cm" svg:y="16.841cm" svg:viewBox="0 0 295 267" svg:d="M0 264l293-264c1 0 1 1 2 1l-294 266c0-1-1-2-1-3z">
            <text:p/>
          </draw:path>
          <draw:path draw:style-name="gr221" draw:text-style-name="P28" draw:layer="layout" svg:width="0.295cm" svg:height="0.267cm" svg:x="5.636cm" svg:y="16.841cm" svg:viewBox="0 0 296 268" svg:d="M0 265l294-265c1 0 1 1 2 1l-295 267c0-1-1-2-1-3z">
            <text:p/>
          </draw:path>
          <draw:path draw:style-name="gr222" draw:text-style-name="P28" draw:layer="layout" svg:width="0.296cm" svg:height="0.268cm" svg:x="5.636cm" svg:y="16.842cm" svg:viewBox="0 0 297 269" svg:d="M0 266l295-266c1 0 1 1 2 1l-296 268c0-1-1-2-1-3z">
            <text:p/>
          </draw:path>
          <draw:path draw:style-name="gr223" draw:text-style-name="P28" draw:layer="layout" svg:width="0.297cm" svg:height="0.269cm" svg:x="5.637cm" svg:y="16.843cm" svg:viewBox="0 0 298 270" svg:d="M0 267l296-267c1 0 1 1 2 1l-297 269c0-1-1-2-1-3z">
            <text:p/>
          </draw:path>
          <draw:path draw:style-name="gr224" draw:text-style-name="P28" draw:layer="layout" svg:width="0.299cm" svg:height="0.27cm" svg:x="5.637cm" svg:y="16.843cm" svg:viewBox="0 0 300 271" svg:d="M0 268l297-268c1 1 2 1 3 2l-299 269c0-1-1-2-1-3z">
            <text:p/>
          </draw:path>
          <draw:path draw:style-name="gr225" draw:text-style-name="P28" draw:layer="layout" svg:width="0.3cm" svg:height="0.27cm" svg:x="5.637cm" svg:y="16.844cm" svg:viewBox="0 0 301 271" svg:d="M0 268l298-268c1 1 2 1 3 2l-300 269c0-1-1-2-1-3z">
            <text:p/>
          </draw:path>
          <draw:path draw:style-name="gr226" draw:text-style-name="P28" draw:layer="layout" svg:width="0.301cm" svg:height="0.271cm" svg:x="5.638cm" svg:y="16.844cm" svg:viewBox="0 0 302 272" svg:d="M0 269l299-269c1 1 2 1 3 2l-301 270c0-1-1-2-1-3z">
            <text:p/>
          </draw:path>
          <draw:path draw:style-name="gr227" draw:text-style-name="P28" draw:layer="layout" svg:width="0.302cm" svg:height="0.271cm" svg:x="5.638cm" svg:y="16.845cm" svg:viewBox="0 0 303 272" svg:d="M0 270l300-270c1 1 2 1 3 2l-302 270c0-1-1-1-1-2z">
            <text:p/>
          </draw:path>
          <draw:path draw:style-name="gr228" draw:text-style-name="P28" draw:layer="layout" svg:width="0.303cm" svg:height="0.273cm" svg:x="5.639cm" svg:y="16.845cm" svg:viewBox="0 0 304 274" svg:d="M0 271l300-271c1 1 3 1 4 2l-303 272c0-1-1-2-1-3z">
            <text:p/>
          </draw:path>
          <draw:path draw:style-name="gr229" draw:text-style-name="P28" draw:layer="layout" svg:width="0.304cm" svg:height="0.273cm" svg:x="5.639cm" svg:y="16.846cm" svg:viewBox="0 0 305 274" svg:d="M0 271l301-271c1 1 2 1 4 2l-304 272c0-1-1-2-1-3z">
            <text:p/>
          </draw:path>
          <draw:path draw:style-name="gr230" draw:text-style-name="P28" draw:layer="layout" svg:width="0.306cm" svg:height="0.276cm" svg:x="5.64cm" svg:y="16.847cm" svg:viewBox="0 0 307 277" svg:d="M0 272l302-272c1 1 3 2 5 3l-305 274c-1-1-1-3-2-5z">
            <text:p/>
          </draw:path>
          <draw:path draw:style-name="gr229" draw:text-style-name="P28" draw:layer="layout" svg:width="0.308cm" svg:height="0.278cm" svg:x="5.641cm" svg:y="16.849cm" svg:viewBox="0 0 309 279" svg:d="M0 273l305-273c1 1 3 2 4 2l-307 277c-1-2-1-4-2-6z">
            <text:p/>
          </draw:path>
          <draw:path draw:style-name="gr229" draw:text-style-name="P28" draw:layer="layout" svg:width="0.309cm" svg:height="0.28cm" svg:x="5.642cm" svg:y="16.85cm" svg:viewBox="0 0 310 281" svg:d="M0 276l306-276c1 1 3 2 4 2l-308 279c-1-2-1-3-2-5z">
            <text:p/>
          </draw:path>
          <draw:path draw:style-name="gr228" draw:text-style-name="P28" draw:layer="layout" svg:width="0.312cm" svg:height="0.281cm" svg:x="5.644cm" svg:y="16.852cm" svg:viewBox="0 0 313 282" svg:d="M0 278l308-278c1 1 3 2 5 3l-311 279c-1-2-1-3-2-4z">
            <text:p/>
          </draw:path>
          <draw:path draw:style-name="gr231" draw:text-style-name="P28" draw:layer="layout" svg:width="0.313cm" svg:height="0.283cm" svg:x="5.645cm" svg:y="16.853cm" svg:viewBox="0 0 314 284" svg:d="M0 279l309-279c2 1 3 2 4 2 1 1 1 1 1 1l-312 281c0-1-1-3-2-5z">
            <text:p/>
          </draw:path>
          <draw:path draw:style-name="gr232" draw:text-style-name="P28" draw:layer="layout" svg:width="0.315cm" svg:height="0.284cm" svg:x="5.646cm" svg:y="16.855cm" svg:viewBox="0 0 316 285" svg:d="M0 280l311-280c1 0 1 0 1 0 1 1 3 2 4 3l-314 282c-1-2-1-3-2-5z">
            <text:p/>
          </draw:path>
          <draw:path draw:style-name="gr232" draw:text-style-name="P28" draw:layer="layout" svg:width="0.316cm" svg:height="0.286cm" svg:x="5.648cm" svg:y="16.857cm" svg:viewBox="0 0 317 287" svg:d="M0 282l313-282c1 1 3 2 4 3l-315 284c-1-2-1-3-2-5z">
            <text:p/>
          </draw:path>
          <draw:path draw:style-name="gr233" draw:text-style-name="P28" draw:layer="layout" svg:width="0.316cm" svg:height="0.285cm" svg:x="5.65cm" svg:y="16.859cm" svg:viewBox="0 0 317 286" svg:d="M0 283l314-283c1 1 2 1 3 2l-316 284c0-1-1-2-1-3z">
            <text:p/>
          </draw:path>
          <draw:path draw:style-name="gr225" draw:text-style-name="P28" draw:layer="layout" svg:width="0.316cm" svg:height="0.286cm" svg:x="5.65cm" svg:y="16.86cm" svg:viewBox="0 0 317 287" svg:d="M0 284l315-284c1 1 1 1 2 2l-316 285c0-1-1-2-1-3z">
            <text:p/>
          </draw:path>
          <draw:path draw:style-name="gr225" draw:text-style-name="P28" draw:layer="layout" svg:width="0.317cm" svg:height="0.286cm" svg:x="5.651cm" svg:y="16.86cm" svg:viewBox="0 0 318 287" svg:d="M0 285l315-285c1 1 2 1 3 2l-317 285c0-1-1-2-1-2z">
            <text:p/>
          </draw:path>
          <draw:path draw:style-name="gr224" draw:text-style-name="P28" draw:layer="layout" svg:width="0.317cm" svg:height="0.287cm" svg:x="5.652cm" svg:y="16.861cm" svg:viewBox="0 0 318 288" svg:d="M0 285l316-285c1 1 2 1 2 2l-317 286c0-1-1-2-1-3z">
            <text:p/>
          </draw:path>
          <draw:path draw:style-name="gr234" draw:text-style-name="P28" draw:layer="layout" svg:width="0.319cm" svg:height="0.287cm" svg:x="5.652cm" svg:y="16.862cm" svg:viewBox="0 0 320 288" svg:d="M0 286l316-286c1 1 2 1 4 2l-319 286c0-1-1-2-1-2z">
            <text:p/>
          </draw:path>
          <draw:path draw:style-name="gr223" draw:text-style-name="P28" draw:layer="layout" svg:width="0.319cm" svg:height="0.288cm" svg:x="5.653cm" svg:y="16.863cm" svg:viewBox="0 0 320 289" svg:d="M0 286l317-286c1 1 2 1 3 2l-319 287c0-1-1-2-1-3z">
            <text:p/>
          </draw:path>
          <draw:path draw:style-name="gr235" draw:text-style-name="P28" draw:layer="layout" svg:width="0.32cm" svg:height="0.288cm" svg:x="5.654cm" svg:y="16.864cm" svg:viewBox="0 0 321 289" svg:d="M0 287l318-287c1 1 2 1 3 2l-320 287c0-1-1-2-1-2z">
            <text:p/>
          </draw:path>
          <draw:path draw:style-name="gr222" draw:text-style-name="P28" draw:layer="layout" svg:width="0.32cm" svg:height="0.289cm" svg:x="5.654cm" svg:y="16.864cm" svg:viewBox="0 0 321 290" svg:d="M0 287l318-287c1 1 2 1 3 2l-319 288c-1-1-1-2-2-3z">
            <text:p/>
          </draw:path>
          <draw:path draw:style-name="gr236" draw:text-style-name="P28" draw:layer="layout" svg:width="0.321cm" svg:height="0.29cm" svg:x="5.655cm" svg:y="16.865cm" svg:viewBox="0 0 322 291" svg:d="M0 287l319-287c1 1 2 1 3 2l-320 289c-1-1-1-2-2-4z">
            <text:p/>
          </draw:path>
          <draw:path draw:style-name="gr237" draw:text-style-name="P28" draw:layer="layout" svg:width="0.321cm" svg:height="0.29cm" svg:x="5.656cm" svg:y="16.866cm" svg:viewBox="0 0 322 291" svg:d="M2 290c-1-1-1-2-2-3l320-287c0 1 1 1 2 2l-320 289z">
            <text:p/>
          </draw:path>
          <draw:path draw:style-name="gr238" draw:text-style-name="P28" draw:layer="layout" svg:width="0.321cm" svg:height="0.29cm" svg:x="5.656cm" svg:y="16.867cm" svg:viewBox="0 0 322 291" svg:d="M1 289l-1-1 320-288c1 1 2 1 2 2l-320 289c0 0-1-1-1-2z">
            <text:p/>
          </draw:path>
          <draw:path draw:style-name="gr239" draw:text-style-name="P28" draw:layer="layout" svg:width="0.322cm" svg:height="0.29cm" svg:x="5.658cm" svg:y="16.868cm" svg:viewBox="0 0 323 291" svg:d="M0 289l320-289c1 1 2 1 3 2l-322 289c0 0-1-1-1-2z">
            <text:p/>
          </draw:path>
          <draw:path draw:style-name="gr240" draw:text-style-name="P28" draw:layer="layout" svg:width="0.322cm" svg:height="0.291cm" svg:x="5.658cm" svg:y="16.869cm" svg:viewBox="0 0 323 292" svg:d="M0 289l321-289c0 1 1 1 2 2l-322 290c0-1-1-2-1-3z">
            <text:p/>
          </draw:path>
          <draw:path draw:style-name="gr241" draw:text-style-name="P28" draw:layer="layout" svg:width="0.322cm" svg:height="0.291cm" svg:x="5.659cm" svg:y="16.87cm" svg:viewBox="0 0 323 292" svg:d="M0 290l321-290c1 1 2 1 2 2l-322 290c0-1-1-1-1-2z">
            <text:p/>
          </draw:path>
          <draw:path draw:style-name="gr242" draw:text-style-name="P28" draw:layer="layout" svg:width="0.323cm" svg:height="0.292cm" svg:x="5.66cm" svg:y="16.871cm" svg:viewBox="0 0 324 293" svg:d="M0 290l322-290c0 1 1 1 2 2l-323 291c0-1-1-2-1-3z">
            <text:p/>
          </draw:path>
          <draw:path draw:style-name="gr217" draw:text-style-name="P28" draw:layer="layout" svg:width="0.323cm" svg:height="0.292cm" svg:x="5.66cm" svg:y="16.871cm" svg:viewBox="0 0 324 293" svg:d="M0 291l322-291c1 1 1 1 2 2l-322 291c-1-1-2-2-2-2z">
            <text:p/>
          </draw:path>
          <draw:path draw:style-name="gr243" draw:text-style-name="P28" draw:layer="layout" svg:width="0.324cm" svg:height="0.292cm" svg:x="5.661cm" svg:y="16.872cm" svg:viewBox="0 0 325 293" svg:d="M0 291l322-291c1 1 2 1 3 2l-323 291c-1 0-1-1-2-2z">
            <text:p/>
          </draw:path>
          <draw:path draw:style-name="gr244" draw:text-style-name="P28" draw:layer="layout" svg:width="0.325cm" svg:height="0.293cm" svg:x="5.662cm" svg:y="16.873cm" svg:viewBox="0 0 326 294" svg:d="M0 291l323-291c1 1 2 1 3 2l-324 292c-1-1-1-2-2-3z">
            <text:p/>
          </draw:path>
          <draw:path draw:style-name="gr244" draw:text-style-name="P28" draw:layer="layout" svg:width="0.325cm" svg:height="0.294cm" svg:x="5.662cm" svg:y="16.874cm" svg:viewBox="0 0 326 295" svg:d="M0 291l323-291c1 1 2 1 3 2l-324 293c0-2-1-3-2-4z">
            <text:p/>
          </draw:path>
          <draw:path draw:style-name="gr215" draw:text-style-name="P28" draw:layer="layout" svg:width="0.326cm" svg:height="0.294cm" svg:x="5.663cm" svg:y="16.875cm" svg:viewBox="0 0 327 295" svg:d="M0 291l324-291c1 1 2 2 3 2l-325 293c0-1-1-2-2-4z">
            <text:p/>
          </draw:path>
          <draw:path draw:style-name="gr214" draw:text-style-name="P28" draw:layer="layout" svg:width="0.326cm" svg:height="0.294cm" svg:x="5.664cm" svg:y="16.876cm" svg:viewBox="0 0 327 295" svg:d="M0 292l324-292c1 1 2 2 3 2l-325 293c0-1-1-2-2-3z">
            <text:p/>
          </draw:path>
          <draw:path draw:style-name="gr213" draw:text-style-name="P28" draw:layer="layout" svg:width="0.326cm" svg:height="0.294cm" svg:x="5.665cm" svg:y="16.877cm" svg:viewBox="0 0 327 295" svg:d="M0 292l324-292c1 1 2 2 3 2l-325 293c-1-1-1-2-2-3z">
            <text:p/>
          </draw:path>
          <draw:path draw:style-name="gr212" draw:text-style-name="P28" draw:layer="layout" svg:width="0.327cm" svg:height="0.294cm" svg:x="5.665cm" svg:y="16.878cm" svg:viewBox="0 0 328 295" svg:d="M0 292l325-292c1 1 2 1 3 2l-326 293c-1-1-1-2-2-3z">
            <text:p/>
          </draw:path>
          <draw:path draw:style-name="gr245" draw:text-style-name="P28" draw:layer="layout" svg:width="0.327cm" svg:height="0.294cm" svg:x="5.666cm" svg:y="16.879cm" svg:viewBox="0 0 328 295" svg:d="M0 292l325-292c1 1 2 2 3 2l-326 293c-1-1-1-2-2-3z">
            <text:p/>
          </draw:path>
          <draw:path draw:style-name="gr246" draw:text-style-name="P28" draw:layer="layout" svg:width="0.327cm" svg:height="0.295cm" svg:x="5.667cm" svg:y="16.88cm" svg:viewBox="0 0 328 296" svg:d="M0 293l325-293c1 1 2 2 3 2l-326 294c-1-1-1-2-2-3z">
            <text:p/>
          </draw:path>
          <draw:path draw:style-name="gr247" draw:text-style-name="P28" draw:layer="layout" svg:width="0.327cm" svg:height="0.295cm" svg:x="5.668cm" svg:y="16.88cm" svg:viewBox="0 0 328 296" svg:d="M0 293l326-293c0 1 1 1 2 2l-326 294c-1-1-1-2-2-3z">
            <text:p/>
          </draw:path>
          <draw:path draw:style-name="gr248" draw:text-style-name="P28" draw:layer="layout" svg:width="0.328cm" svg:height="0.296cm" svg:x="5.669cm" svg:y="16.881cm" svg:viewBox="0 0 329 297" svg:d="M0 293l326-293c1 1 2 2 3 3l-326 294c-1-1-2-2-3-4z">
            <text:p/>
          </draw:path>
          <draw:path draw:style-name="gr249" draw:text-style-name="P28" draw:layer="layout" svg:width="0.329cm" svg:height="0.297cm" svg:x="5.67cm" svg:y="16.883cm" svg:viewBox="0 0 330 298" svg:d="M0 294l326-294c1 1 3 2 4 3l-327 295c-1-2-2-3-3-4z">
            <text:p/>
          </draw:path>
          <draw:path draw:style-name="gr249" draw:text-style-name="P28" draw:layer="layout" svg:width="0.329cm" svg:height="0.297cm" svg:x="5.672cm" svg:y="16.885cm" svg:viewBox="0 0 330 298" svg:d="M0 294l327-294c1 1 2 2 3 3l-327 295c-1-1-2-3-3-4z">
            <text:p/>
          </draw:path>
          <draw:path draw:style-name="gr250" draw:text-style-name="P28" draw:layer="layout" svg:width="0.33cm" svg:height="0.297cm" svg:x="5.673cm" svg:y="16.887cm" svg:viewBox="0 0 331 298" svg:d="M0 294l328-294c1 1 2 2 3 3l-328 295c-1-2-2-3-3-4z">
            <text:p/>
          </draw:path>
          <draw:path draw:style-name="gr251" draw:text-style-name="P28" draw:layer="layout" svg:width="0.329cm" svg:height="0.297cm" svg:x="5.675cm" svg:y="16.889cm" svg:viewBox="0 0 330 298" svg:d="M0 294l327-294 3 3-327 295c-1-1-2-2-3-4z">
            <text:p/>
          </draw:path>
          <draw:path draw:style-name="gr204" draw:text-style-name="P28" draw:layer="layout" svg:width="0.33cm" svg:height="0.297cm" svg:x="5.677cm" svg:y="16.891cm" svg:viewBox="0 0 331 298" svg:d="M0 295l328-295 3 3-328 295c-1-1-2-2-3-3z">
            <text:p/>
          </draw:path>
          <draw:path draw:style-name="gr252" draw:text-style-name="P28" draw:layer="layout" svg:width="0.33cm" svg:height="0.297cm" svg:x="5.682cm" svg:y="16.897cm" svg:viewBox="0 0 331 298" svg:d="M0 295l329-295c1 1 2 2 2 3l-328 295c-1-1-2-2-3-3z">
            <text:p/>
          </draw:path>
          <draw:path draw:style-name="gr253" draw:text-style-name="P28" draw:layer="layout" svg:width="0.33cm" svg:height="0.297cm" svg:x="5.684cm" svg:y="16.899cm" svg:viewBox="0 0 331 298" svg:d="M1 296l-1-1 328-295 3 3-328 295c-1 0-1-1-2-2z">
            <text:p/>
          </draw:path>
          <draw:path draw:style-name="gr254" draw:text-style-name="P28" draw:layer="layout" svg:width="0.33cm" svg:height="0.298cm" svg:x="5.686cm" svg:y="16.9cm" svg:viewBox="0 0 331 299" svg:d="M2 298l-2-2 327-296c1 1 2 2 3 3l1 1-328 295z">
            <text:p/>
          </draw:path>
          <draw:path draw:style-name="gr255" draw:text-style-name="P28" draw:layer="layout" svg:width="0.33cm" svg:height="0.298cm" svg:x="5.688cm" svg:y="16.902cm" svg:viewBox="0 0 331 299" svg:d="M2 298l-2-3 327-295c1 1 2 3 4 4l-328 295c0 0-1 0-1-1z">
            <text:p/>
          </draw:path>
          <draw:path draw:style-name="gr198" draw:text-style-name="P28" draw:layer="layout" svg:width="0.33cm" svg:height="0.298cm" svg:x="5.689cm" svg:y="16.904cm" svg:viewBox="0 0 331 299" svg:d="M0 295l328-295c1 1 2 3 3 4l-328 295c-1-2-2-3-3-4z">
            <text:p/>
          </draw:path>
          <draw:path draw:style-name="gr197" draw:text-style-name="P28" draw:layer="layout" svg:width="0.329cm" svg:height="0.297cm" svg:x="5.691cm" svg:y="16.906cm" svg:viewBox="0 0 330 298" svg:d="M0 295l328-295c1 1 2 2 2 3l-326 295c-2-1-3-2-4-3z">
            <text:p/>
          </draw:path>
          <draw:path draw:style-name="gr256" draw:text-style-name="P28" draw:layer="layout" svg:width="0.329cm" svg:height="0.298cm" svg:x="5.693cm" svg:y="16.908cm" svg:viewBox="0 0 330 299" svg:d="M0 295l327-295c1 1 2 3 3 4l-326 295c-2-1-3-3-4-4z">
            <text:p/>
          </draw:path>
          <draw:path draw:style-name="gr196" draw:text-style-name="P28" draw:layer="layout" svg:width="0.329cm" svg:height="0.297cm" svg:x="5.695cm" svg:y="16.91cm" svg:viewBox="0 0 330 298" svg:d="M0 295l327-295c1 1 2 3 3 4l-326 294c-2-1-3-2-4-3z">
            <text:p/>
          </draw:path>
          <draw:path draw:style-name="gr195" draw:text-style-name="P28" draw:layer="layout" svg:width="0.328cm" svg:height="0.297cm" svg:x="5.697cm" svg:y="16.913cm" svg:viewBox="0 0 329 298" svg:d="M0 295l327-295c1 1 2 3 2 4l-325 294c-2-1-3-2-4-3z">
            <text:p/>
          </draw:path>
          <draw:path draw:style-name="gr194" draw:text-style-name="P28" draw:layer="layout" svg:width="0.329cm" svg:height="0.296cm" svg:x="5.698cm" svg:y="16.915cm" svg:viewBox="0 0 330 297" svg:d="M0 294l327-294c1 1 2 3 3 4l-327 293c-1-1-2-2-3-3z">
            <text:p/>
          </draw:path>
          <draw:path draw:style-name="gr194" draw:text-style-name="P28" draw:layer="layout" svg:width="0.328cm" svg:height="0.296cm" svg:x="5.701cm" svg:y="16.917cm" svg:viewBox="0 0 329 297" svg:d="M0 294l326-294c1 1 2 3 3 4l-326 293c-1-1-2-2-3-3z">
            <text:p/>
          </draw:path>
          <draw:path draw:style-name="gr193" draw:text-style-name="P28" draw:layer="layout" svg:width="0.327cm" svg:height="0.295cm" svg:x="5.703cm" svg:y="16.919cm" svg:viewBox="0 0 328 296" svg:d="M0 294l325-294c1 1 2 3 3 4l-325 292c-1-1-2-2-3-2z">
            <text:p/>
          </draw:path>
          <draw:path draw:style-name="gr257" draw:text-style-name="P28" draw:layer="layout" svg:width="0.327cm" svg:height="0.295cm" svg:x="5.705cm" svg:y="16.921cm" svg:viewBox="0 0 328 296" svg:d="M0 293l325-293c1 1 2 3 3 4l-325 292c-1-1-2-2-3-3z">
            <text:p/>
          </draw:path>
          <draw:path draw:style-name="gr257" draw:text-style-name="P28" draw:layer="layout" svg:width="0.326cm" svg:height="0.294cm" svg:x="5.707cm" svg:y="16.924cm" svg:viewBox="0 0 327 295" svg:d="M0 292l324-292c1 1 2 3 3 4l-324 291c-1-1-2-2-3-3z">
            <text:p/>
          </draw:path>
          <draw:path draw:style-name="gr190" draw:text-style-name="P28" draw:layer="layout" svg:width="0.326cm" svg:height="0.293cm" svg:x="5.709cm" svg:y="16.926cm" svg:viewBox="0 0 327 294" svg:d="M0 291l324-291c1 1 2 3 3 4l-324 290c-1-1-2-2-3-3z">
            <text:p/>
          </draw:path>
          <draw:path draw:style-name="gr189" draw:text-style-name="P28" draw:layer="layout" svg:width="0.325cm" svg:height="0.293cm" svg:x="5.711cm" svg:y="16.928cm" svg:viewBox="0 0 326 294" svg:d="M0 291l323-291c1 1 2 3 3 4l-323 290c-1-1-2-2-3-3z">
            <text:p/>
          </draw:path>
          <draw:path draw:style-name="gr258" draw:text-style-name="P28" draw:layer="layout" svg:width="0.324cm" svg:height="0.292cm" svg:x="5.713cm" svg:y="16.93cm" svg:viewBox="0 0 325 293" svg:d="M0 291l322-291c1 1 2 3 3 4l-322 289c-1-1-2-1-3-2z">
            <text:p/>
          </draw:path>
          <draw:path draw:style-name="gr188" draw:text-style-name="P28" draw:layer="layout" svg:width="0.323cm" svg:height="0.292cm" svg:x="5.716cm" svg:y="16.933cm" svg:viewBox="0 0 324 293" svg:d="M0 290l321-290c1 1 2 2 2 4 1 0 1 0 1 0l-320 289c-2-1-3-2-4-3z">
            <text:p/>
          </draw:path>
          <draw:path draw:style-name="gr186" draw:text-style-name="P28" draw:layer="layout" svg:width="0.323cm" svg:height="0.29cm" svg:x="5.717cm" svg:y="16.935cm" svg:viewBox="0 0 324 291" svg:d="M0 289l321-289c0 0 0 1 1 1 0 1 1 2 2 3l-320 287c-2-1-3-1-4-2z">
            <text:p/>
          </draw:path>
          <draw:path draw:style-name="gr259" draw:text-style-name="P28" draw:layer="layout" svg:width="0.322cm" svg:height="0.289cm" svg:x="5.72cm" svg:y="16.938cm" svg:viewBox="0 0 323 290" svg:d="M0 288l320-288c1 1 2 3 3 4l-319 286c-2 0-3-1-4-2z">
            <text:p/>
          </draw:path>
          <draw:path draw:style-name="gr260" draw:text-style-name="P28" draw:layer="layout" svg:width="0.32cm" svg:height="0.289cm" svg:x="5.722cm" svg:y="16.94cm" svg:viewBox="0 0 321 290" svg:d="M0 288l319-288c1 1 1 3 2 4l-317 286c-2-1-3-1-4-2z">
            <text:p/>
          </draw:path>
          <draw:path draw:style-name="gr184" draw:text-style-name="P28" draw:layer="layout" svg:width="0.319cm" svg:height="0.288cm" svg:x="5.725cm" svg:y="16.942cm" svg:viewBox="0 0 320 289" svg:d="M0 287l318-287c1 2 1 3 2 5l-316 284c-2-1-3-1-4-2z">
            <text:p/>
          </draw:path>
          <draw:path draw:style-name="gr261" draw:text-style-name="P28" draw:layer="layout" svg:width="0.318cm" svg:height="0.287cm" svg:x="5.727cm" svg:y="16.945cm" svg:viewBox="0 0 319 288" svg:d="M0 286l317-286c0 1 1 3 2 4l-315 284c-2-1-3-1-4-2z">
            <text:p/>
          </draw:path>
          <draw:path draw:style-name="gr262" draw:text-style-name="P28" draw:layer="layout" svg:width="0.317cm" svg:height="0.286cm" svg:x="5.729cm" svg:y="16.947cm" svg:viewBox="0 0 318 287" svg:d="M0 284l316-284c1 1 2 3 2 4l-314 283c-2-1-3-2-4-3z">
            <text:p/>
          </draw:path>
          <draw:path draw:style-name="gr263" draw:text-style-name="P28" draw:layer="layout" svg:width="0.316cm" svg:height="0.285cm" svg:x="5.731cm" svg:y="16.949cm" svg:viewBox="0 0 317 286" svg:d="M0 284l315-284c0 1 1 3 2 4l-313 282c-1 0-3-1-4-2z">
            <text:p/>
          </draw:path>
          <draw:path draw:style-name="gr181" draw:text-style-name="P28" draw:layer="layout" svg:width="0.314cm" svg:height="0.284cm" svg:x="5.734cm" svg:y="16.952cm" svg:viewBox="0 0 315 285" svg:d="M0 283l314-283c0 1 1 3 1 4l-311 281c-1-1-3-1-4-2z">
            <text:p/>
          </draw:path>
          <draw:path draw:style-name="gr264" draw:text-style-name="P28" draw:layer="layout" svg:width="0.313cm" svg:height="0.283cm" svg:x="5.736cm" svg:y="16.955cm" svg:viewBox="0 0 314 284" svg:d="M2 283c-1-1-1-1-2-1l312-282c1 1 1 3 2 4l-310 280c-1 0-2-1-2-1z">
            <text:p/>
          </draw:path>
          <draw:path draw:style-name="gr179" draw:text-style-name="P28" draw:layer="layout" svg:width="0.312cm" svg:height="0.282cm" svg:x="5.739cm" svg:y="16.957cm" svg:viewBox="0 0 313 283" svg:d="M0 281l311-281c1 1 1 3 2 4l-309 279c-1-1-3-2-4-2z">
            <text:p/>
          </draw:path>
          <draw:path draw:style-name="gr177" draw:text-style-name="P28" draw:layer="layout" svg:width="0.311cm" svg:height="0.28cm" svg:x="5.741cm" svg:y="16.96cm" svg:viewBox="0 0 312 281" svg:d="M0 279l310-279c1 1 1 3 2 4l-308 277c-1-1-3-1-4-2z">
            <text:p/>
          </draw:path>
          <draw:path draw:style-name="gr177" draw:text-style-name="P28" draw:layer="layout" svg:width="0.309cm" svg:height="0.279cm" svg:x="5.744cm" svg:y="16.962cm" svg:viewBox="0 0 310 280" svg:d="M0 278l308-278c1 1 2 3 2 4l-306 276c-1 0-3-1-4-2z">
            <text:p/>
          </draw:path>
          <draw:path draw:style-name="gr176" draw:text-style-name="P28" draw:layer="layout" svg:width="0.321cm" svg:height="0.301cm" svg:x="5.746cm" svg:y="16.965cm" svg:viewBox="0 0 322 302" svg:d="M322 82c0 40-9 75-29 110s-46 60-81 80-69 30-110 30c-37 0-70-8-102-25l307-277c10 26 15 52 15 82z">
            <text:p/>
          </draw:path>
          <draw:path draw:style-name="gr265" draw:text-style-name="P28" draw:layer="layout" svg:width="0.439cm" svg:height="0.439cm" svg:x="5.628cm" svg:y="16.826cm" svg:viewBox="0 0 440 440" svg:d="M411 331c-20 35-45 60-80 80-5 3-10 6-15 8-30 15-60 21-95 21-34 0-63-6-93-19-6-3-12-6-18-10-18-10-33-22-47-36-12-13-23-28-33-45-14-24-23-48-27-74-2-11-3-23-3-36 0-8 0-17 1-25 4-30 13-57 29-84 10-18 22-34 35-47s28-25 45-34c1-1 2-1 3-2 19-10 37-18 57-23 16-3 33-5 50-5 18 0 35 2 52 6 20 5 39 13 59 24 24 14 44 31 61 52 7 8 13 18 19 28 11 20 19 39 24 59 4 16 5 33 5 51s-1 35-5 52c-5 20-13 39-24 59z">
            <text:p/>
          </draw:path>
          <draw:path draw:style-name="gr266" draw:text-style-name="P28" draw:layer="layout" svg:width="0.392cm" svg:height="0.392cm" svg:x="5.652cm" svg:y="16.836cm" svg:viewBox="0 0 393 393" svg:d="M387 321c-18 30-39 53-67 72h-124-123c-29-19-50-42-68-72-2-4-3-7-5-10v-201c2-3 3-6 5-10 21-35 46-60 81-80 15-9 29-15 44-20h133c14 5 29 11 43 20 35 20 61 45 81 80 2 4 4 8 6 11v199c-2 3-4 7-6 11z">
            <text:p/>
          </draw:path>
          <draw:custom-shape draw:name="Rechteck 36" draw:style-name="gr54" draw:text-style-name="P8" draw:layer="layout" svg:width="1.89cm" svg:height="1.318cm" svg:x="8.812cm" svg:y="9.876cm">
            <text:p/>
            <draw:enhanced-geometry svg:viewBox="0 0 21600 21600" draw:type="non-primitive" draw:enhanced-path="M 0 0 L 21600 0 21600 21600 0 21600 Z N"/>
          </draw:custom-shape>
          <draw:path draw:style-name="gr55" draw:text-style-name="P28" draw:layer="layout" svg:width="0.335cm" svg:height="0.257cm" svg:x="10.545cm" svg:y="10.791cm" svg:viewBox="0 0 336 258" svg:d="M80 3l2-3h3c21 2 205 17 240 8l11-3-5 10c-47 96-90 177-127 243l-204-104c45-83 79-149 80-151z">
            <text:p/>
          </draw:path>
          <draw:path draw:style-name="gr55" draw:text-style-name="P28" draw:layer="layout" svg:width="0.218cm" svg:height="0.129cm" svg:x="10.538cm" svg:y="10.931cm" svg:viewBox="0 0 219 130" svg:d="M204 130l-204-103c5-9 10-18 14-27l205 103c-5 9-10 18-15 27z">
            <text:p/>
          </draw:path>
          <draw:path draw:style-name="gr56" draw:text-style-name="P28" draw:layer="layout" svg:width="0.218cm" svg:height="0.129cm" svg:x="10.532cm" svg:y="10.942cm" svg:viewBox="0 0 219 130" svg:d="M204 130l-204-103c5-9 10-18 14-27l205 104c-5 9-10 18-15 26z">
            <text:p/>
          </draw:path>
          <draw:path draw:style-name="gr57" draw:text-style-name="P28" draw:layer="layout" svg:width="0.218cm" svg:height="0.128cm" svg:x="10.526cm" svg:y="10.954cm" svg:viewBox="0 0 219 129" svg:d="M204 129l-204-102c5-9 10-18 14-27l205 103c-5 9-10 18-15 26z">
            <text:p/>
          </draw:path>
          <draw:path draw:style-name="gr58" draw:text-style-name="P28" draw:layer="layout" svg:width="0.217cm" svg:height="0.128cm" svg:x="10.52cm" svg:y="10.965cm" svg:viewBox="0 0 218 129" svg:d="M204 129l-204-103c5-9 10-17 14-26l204 103c-5 9-10 18-14 26z">
            <text:p/>
          </draw:path>
          <draw:path draw:style-name="gr59" draw:text-style-name="P28" draw:layer="layout" svg:width="0.217cm" svg:height="0.129cm" svg:x="10.514cm" svg:y="10.975cm" svg:viewBox="0 0 218 130" svg:d="M203 130l-203-103c5-9 10-18 14-27l204 104c-5 9-10 17-15 26z">
            <text:p/>
          </draw:path>
          <draw:path draw:style-name="gr60" draw:text-style-name="P28" draw:layer="layout" svg:width="0.217cm" svg:height="0.128cm" svg:x="10.508cm" svg:y="10.987cm" svg:viewBox="0 0 218 129" svg:d="M203 129l-203-102c5-9 10-18 14-27l204 103c-5 9-10 18-15 26z">
            <text:p/>
          </draw:path>
          <draw:path draw:style-name="gr61" draw:text-style-name="P28" draw:layer="layout" svg:width="0.217cm" svg:height="0.129cm" svg:x="10.502cm" svg:y="10.998cm" svg:viewBox="0 0 218 130" svg:d="M202 130l-202-103c5-9 10-18 15-27l203 103c-6 9-11 18-16 27z">
            <text:p/>
          </draw:path>
          <draw:path draw:style-name="gr62" draw:text-style-name="P28" draw:layer="layout" svg:width="0.216cm" svg:height="0.127cm" svg:x="10.496cm" svg:y="11.01cm" svg:viewBox="0 0 217 128" svg:d="M202 128l-202-102c5-8 10-17 14-26l203 102c-5 9-10 18-15 26z">
            <text:p/>
          </draw:path>
          <draw:path draw:style-name="gr63" draw:text-style-name="P28" draw:layer="layout" svg:width="0.216cm" svg:height="0.127cm" svg:x="10.49cm" svg:y="11.021cm" svg:viewBox="0 0 217 128" svg:d="M202 128l-202-102c5-8 10-17 14-26l203 102c-5 9-10 18-15 26z">
            <text:p/>
          </draw:path>
          <draw:path draw:style-name="gr64" draw:text-style-name="P28" draw:layer="layout" svg:width="0.216cm" svg:height="0.128cm" svg:x="10.484cm" svg:y="11.031cm" svg:viewBox="0 0 217 129" svg:d="M201 129l-201-102c5-9 10-18 15-27l202 103c-6 9-11 18-16 26z">
            <text:p/>
          </draw:path>
          <draw:path draw:style-name="gr65" draw:text-style-name="P28" draw:layer="layout" svg:width="0.216cm" svg:height="0.127cm" svg:x="10.477cm" svg:y="11.043cm" svg:viewBox="0 0 217 128" svg:d="M201 128l-201-101c5-9 10-18 15-27l202 102c-6 9-11 18-16 26z">
            <text:p/>
          </draw:path>
          <draw:path draw:style-name="gr66" draw:text-style-name="P28" draw:layer="layout" svg:width="0.214cm" svg:height="0.126cm" svg:x="10.471cm" svg:y="11.054cm" svg:viewBox="0 0 215 127" svg:d="M200 127l-200-101c5-9 10-17 14-26l201 102c-5 9-10 17-15 25z">
            <text:p/>
          </draw:path>
          <draw:path draw:style-name="gr67" draw:text-style-name="P28" draw:layer="layout" svg:width="0.214cm" svg:height="0.126cm" svg:x="10.465cm" svg:y="11.066cm" svg:viewBox="0 0 215 127" svg:d="M199 127l-199-102c5-8 9-16 14-25l201 101c-5 9-11 18-16 26z">
            <text:p/>
          </draw:path>
          <draw:path draw:style-name="gr68" draw:text-style-name="P28" draw:layer="layout" svg:width="0.214cm" svg:height="0.126cm" svg:x="10.459cm" svg:y="11.076cm" svg:viewBox="0 0 215 127" svg:d="M199 127l-199-100c5-9 10-18 15-27l200 101c-5 9-11 18-16 26z">
            <text:p/>
          </draw:path>
          <draw:path draw:style-name="gr69" draw:text-style-name="P28" draw:layer="layout" svg:width="0.213cm" svg:height="0.126cm" svg:x="10.453cm" svg:y="11.087cm" svg:viewBox="0 0 214 127" svg:d="M198 127l-198-100c5-9 10-18 15-27l199 101c-5 10-11 18-16 26z">
            <text:p/>
          </draw:path>
          <draw:path draw:style-name="gr70" draw:text-style-name="P28" draw:layer="layout" svg:width="0.213cm" svg:height="0.125cm" svg:x="10.446cm" svg:y="11.099cm" svg:viewBox="0 0 214 126" svg:d="M198 126l-198-100c5-8 10-17 15-26l199 100c-6 9-11 18-16 26z">
            <text:p/>
          </draw:path>
          <draw:path draw:style-name="gr71" draw:text-style-name="P28" draw:layer="layout" svg:width="0.212cm" svg:height="0.124cm" svg:x="10.44cm" svg:y="11.11cm" svg:viewBox="0 0 213 125" svg:d="M197 125l-197-99c5-8 10-17 15-26l198 101c-6 8-11 17-16 24z">
            <text:p/>
          </draw:path>
          <draw:path draw:style-name="gr72" draw:text-style-name="P28" draw:layer="layout" svg:width="0.212cm" svg:height="0.124cm" svg:x="10.434cm" svg:y="11.121cm" svg:viewBox="0 0 213 125" svg:d="M196 125l-196-99c5-9 10-17 15-26l198 100c-6 9-12 17-17 25z">
            <text:p/>
          </draw:path>
          <draw:path draw:style-name="gr73" draw:text-style-name="P28" draw:layer="layout" svg:width="0.211cm" svg:height="0.124cm" svg:x="10.427cm" svg:y="11.132cm" svg:viewBox="0 0 212 125" svg:d="M195 125l-195-99c5-8 10-17 15-26l197 99c-6 10-11 18-17 26z">
            <text:p/>
          </draw:path>
          <draw:path draw:style-name="gr74" draw:text-style-name="P28" draw:layer="layout" svg:width="0.277cm" svg:height="0.223cm" svg:x="10.354cm" svg:y="11.143cm" svg:viewBox="0 0 278 224" svg:d="M185 218l-8 6c0 0-10-125-11-136-11 3-166 41-166 41l8-11c18-23 44-67 74-118l196 100c-60 88-91 116-93 118z">
            <text:p/>
          </draw:path>
          <draw:path draw:style-name="gr75" draw:text-style-name="P28" draw:layer="layout" svg:width="0.525cm" svg:height="0.575cm" svg:x="10.354cm" svg:y="10.791cm" svg:viewBox="0 0 526 576" svg:d="M270 3l3-3h3c21 2 204 17 239 8l11-3-5 10c-222 453-331 551-336 554l-8 7c0 0-10-125-11-136-11 2-166 41-166 41l8-12c66-86 260-462 262-466zM12 473c66-16 158-39 158-39l11 132c0 0 111-96 336-554-9 3-26 4-47 4-73 0-195-11-195-11 0 0-197 379-263 468z">
            <text:p/>
          </draw:path>
          <draw:path draw:style-name="gr55" draw:text-style-name="P28" draw:layer="layout" svg:width="0.18cm" svg:height="0.139cm" svg:x="10.412cm" svg:y="11.169cm" svg:viewBox="0 0 181 140" svg:d="M0 63c11-18 24-40 38-63l64 38c-15 3-58 14-102 25zM140 140c-2-24-5-60-7-84l48 28c-17 24-30 42-41 56z">
            <text:p/>
          </draw:path>
          <draw:path draw:style-name="gr55" draw:text-style-name="P28" draw:layer="layout" svg:width="0.156cm" svg:height="0.104cm" svg:x="10.443cm" svg:y="11.16cm" svg:viewBox="0 0 157 105" svg:d="M12 0l74 43-9 2c-1 0-10 3-25 6l-52-30c4-7 8-14 12-21zM142 105l-39-23c-1-12-2-23-2-30l56 32c-5 8-10 14-15 21z">
            <text:p/>
          </draw:path>
          <draw:path draw:style-name="gr76" draw:text-style-name="P28" draw:layer="layout" svg:width="0.156cm" svg:height="0.104cm" svg:x="10.448cm" svg:y="11.151cm" svg:viewBox="0 0 157 105" svg:d="M12 0l145 85c-5 7-9 14-13 20l-47-27c-1-17-3-29-3-29l-23 6c0 0-3 1-10 2l-61-36c4-7 8-14 12-21z">
            <text:p/>
          </draw:path>
          <draw:path draw:style-name="gr77" draw:text-style-name="P28" draw:layer="layout" svg:width="0.157cm" svg:height="0.105cm" svg:x="10.454cm" svg:y="11.141cm" svg:viewBox="0 0 158 106" svg:d="M12 0l146 86c-5 7-10 14-14 20l-53-31c-1-10-2-17-2-17l-19 5-70-41c4-7 8-15 12-22z">
            <text:p/>
          </draw:path>
          <draw:path draw:style-name="gr60" draw:text-style-name="P28" draw:layer="layout" svg:width="0.157cm" svg:height="0.106cm" svg:x="10.459cm" svg:y="11.132cm" svg:viewBox="0 0 158 107" svg:d="M12 0l146 86c-5 7-9 14-14 21l-60-36c0-2 0-4 0-4l-4 1-80-47c4-7 8-14 12-21z">
            <text:p/>
          </draw:path>
          <draw:path draw:style-name="gr78" draw:text-style-name="P28" draw:layer="layout" svg:width="0.158cm" svg:height="0.106cm" svg:x="10.464cm" svg:y="11.123cm" svg:viewBox="0 0 159 107" svg:d="M12 0l147 86c-5 8-9 15-14 21l-145-86c4-7 8-14 12-21z">
            <text:p/>
          </draw:path>
          <draw:path draw:style-name="gr79" draw:text-style-name="P28" draw:layer="layout" svg:width="0.159cm" svg:height="0.106cm" svg:x="10.47cm" svg:y="11.114cm" svg:viewBox="0 0 160 107" svg:d="M12 0l148 86c-5 8-9 14-14 21l-146-86c4-7 8-14 12-21z">
            <text:p/>
          </draw:path>
          <draw:path draw:style-name="gr80" draw:text-style-name="P28" draw:layer="layout" svg:width="0.159cm" svg:height="0.106cm" svg:x="10.475cm" svg:y="11.104cm" svg:viewBox="0 0 160 107" svg:d="M12 0l148 87c-4 7-9 14-13 20l-147-86c4-7 8-14 12-21z">
            <text:p/>
          </draw:path>
          <draw:path draw:style-name="gr81" draw:text-style-name="P28" draw:layer="layout" svg:width="0.16cm" svg:height="0.107cm" svg:x="10.48cm" svg:y="11.095cm" svg:viewBox="0 0 161 108" svg:d="M12 0l149 87c-5 7-9 14-13 21l-148-87c4-7 8-14 12-21z">
            <text:p/>
          </draw:path>
          <draw:path draw:style-name="gr69" draw:text-style-name="P28" draw:layer="layout" svg:width="0.16cm" svg:height="0.108cm" svg:x="10.485cm" svg:y="11.086cm" svg:viewBox="0 0 161 109" svg:d="M12 0l149 88c-4 7-9 14-13 21l-148-87c4-7 8-15 12-22z">
            <text:p/>
          </draw:path>
          <draw:path draw:style-name="gr82" draw:text-style-name="P28" draw:layer="layout" svg:width="0.16cm" svg:height="0.108cm" svg:x="10.491cm" svg:y="11.076cm" svg:viewBox="0 0 161 109" svg:d="M12 0l149 89c-4 7-8 14-13 20l-148-87c4-8 8-15 12-22z">
            <text:p/>
          </draw:path>
          <draw:path draw:style-name="gr83" draw:text-style-name="P28" draw:layer="layout" svg:width="0.161cm" svg:height="0.108cm" svg:x="10.496cm" svg:y="11.067cm" svg:viewBox="0 0 162 109" svg:d="M12 0l150 88c-5 7-9 15-13 21l-149-88c4-7 8-14 12-21z">
            <text:p/>
          </draw:path>
          <draw:path draw:style-name="gr74" draw:text-style-name="P28" draw:layer="layout" svg:width="0.335cm" svg:height="0.348cm" svg:x="10.501cm" svg:y="10.818cm" svg:viewBox="0 0 336 349" svg:d="M140 0c16 2 44 4 94 6 49 3 81 4 102 3-76 153-138 262-186 340l-150-88c60-108 120-224 140-261z">
            <text:p/>
          </draw:path>
          <draw:path draw:style-name="gr55" draw:text-style-name="P28" draw:layer="layout" svg:width="0.085cm" svg:height="0.039cm" svg:x="10.517cm" svg:y="10.783cm" svg:viewBox="0 0 86 40" svg:d="M0 0c13 5 47 7 86 8l-69 32c-6-13-11-26-17-40z">
            <text:p/>
          </draw:path>
          <draw:path draw:style-name="gr84" draw:text-style-name="P28" draw:layer="layout" svg:width="0.177cm" svg:height="0.074cm" svg:x="10.517cm" svg:y="10.783cm" svg:viewBox="0 0 178 75" svg:d="M0 0c24 8 115 9 178 9l-146 66c-11-24-21-49-32-75z">
            <text:p/>
          </draw:path>
          <draw:path draw:style-name="gr85" draw:text-style-name="P28" draw:layer="layout" svg:width="0.235cm" svg:height="0.104cm" svg:x="10.528cm" svg:y="10.79cm" svg:viewBox="0 0 236 105" svg:d="M230 2c0 0 2 4 6 12l-200 91c-12-27-24-55-36-84l46-21c73 4 184 2 184 2z">
            <text:p/>
          </draw:path>
          <draw:path draw:style-name="gr77" draw:text-style-name="P28" draw:layer="layout" svg:width="0.235cm" svg:height="0.138cm" svg:x="10.543cm" svg:y="10.791cm" svg:viewBox="0 0 236 139" svg:d="M215 0c0 0 8 18 21 48l-200 91c-11-26-23-54-36-83l121-55c50 0 94-1 94-1z">
            <text:p/>
          </draw:path>
          <draw:path draw:style-name="gr86" draw:text-style-name="P28" draw:layer="layout" svg:width="0.236cm" svg:height="0.173cm" svg:x="10.559cm" svg:y="10.792cm" svg:viewBox="0 0 237 174" svg:d="M237 83l-200 91c-12-26-24-54-37-84l200-90c2 5 17 37 37 83z">
            <text:p/>
          </draw:path>
          <draw:path draw:style-name="gr87" draw:text-style-name="P28" draw:layer="layout" svg:width="0.237cm" svg:height="0.172cm" svg:x="10.574cm" svg:y="10.828cm" svg:viewBox="0 0 238 173" svg:d="M238 83l-200 90c-12-26-25-53-38-83l200-90c10 21 23 50 38 83z">
            <text:p/>
          </draw:path>
          <draw:path draw:style-name="gr88" draw:text-style-name="P28" draw:layer="layout" svg:width="0.237cm" svg:height="0.171cm" svg:x="10.623cm" svg:y="10.935cm" svg:viewBox="0 0 238 172" svg:d="M238 83l-198 89c-13-25-26-52-40-82l200-90c12 26 24 54 38 83z">
            <text:p/>
          </draw:path>
          <draw:path draw:style-name="gr89" draw:text-style-name="P28" draw:layer="layout" svg:width="0.236cm" svg:height="0.171cm" svg:x="10.64cm" svg:y="10.97cm" svg:viewBox="0 0 237 172" svg:d="M237 84l-196 88c-13-25-26-52-41-82l199-90c12 27 25 55 38 84z">
            <text:p/>
          </draw:path>
          <draw:path draw:style-name="gr67" draw:text-style-name="P28" draw:layer="layout" svg:width="0.235cm" svg:height="0.17cm" svg:x="10.657cm" svg:y="11.006cm" svg:viewBox="0 0 236 171" svg:d="M236 83l-194 88c-13-24-27-51-42-81l198-90c12 27 25 55 38 83z">
            <text:p/>
          </draw:path>
          <draw:path draw:style-name="gr90" draw:text-style-name="P28" draw:layer="layout" svg:width="0.235cm" svg:height="0.169cm" svg:x="10.675cm" svg:y="11.042cm" svg:viewBox="0 0 236 170" svg:d="M236 82l-193 88c-13-23-27-50-43-81l197-89c13 28 26 56 39 82z">
            <text:p/>
          </draw:path>
          <draw:path draw:style-name="gr91" draw:text-style-name="P28" draw:layer="layout" svg:width="0.234cm" svg:height="0.167cm" svg:x="10.693cm" svg:y="11.078cm" svg:viewBox="0 0 235 168" svg:d="M235 82l-190 86c-13-23-28-49-45-80l195-88c14 28 27 56 40 82z">
            <text:p/>
          </draw:path>
          <draw:path draw:style-name="gr82" draw:text-style-name="P28" draw:layer="layout" svg:width="0.232cm" svg:height="0.166cm" svg:x="10.712cm" svg:y="11.113cm" svg:viewBox="0 0 233 167" svg:d="M233 82l-91 41c-7-2-12-3-12-3l-2 9-81 38c-14-21-29-47-47-79l193-88c14 29 27 57 40 82z">
            <text:p/>
          </draw:path>
          <draw:path draw:style-name="gr92" draw:text-style-name="P28" draw:layer="layout" svg:width="0.231cm" svg:height="0.164cm" svg:x="10.731cm" svg:y="11.148cm" svg:viewBox="0 0 232 165" svg:d="M232 81l-50 23c-40-11-71-20-71-20l-13 58-49 23c-13-19-29-44-49-78l190-87c15 30 29 58 42 81z">
            <text:p/>
          </draw:path>
          <draw:path draw:style-name="gr93" draw:text-style-name="P28" draw:layer="layout" svg:width="0.23cm" svg:height="0.16cm" svg:x="10.751cm" svg:y="11.183cm" svg:viewBox="0 0 231 161" svg:d="M231 81l-11 5c-62-19-129-37-129-37l-24 105-15 7c-10-13-27-36-52-76l188-85c16 33 31 61 43 81z">
            <text:p/>
          </draw:path>
          <draw:path draw:style-name="gr74" draw:text-style-name="P28" draw:layer="layout" svg:width="0.215cm" svg:height="0.138cm" svg:x="10.773cm" svg:y="11.218cm" svg:viewBox="0 0 216 139" svg:d="M216 57c-31-10-67-20-96-28l64-29c13 24 24 44 32 57zM41 139c0 0-14-14-41-55l60-27z">
            <text:p/>
          </draw:path>
          <draw:path draw:style-name="gr94" draw:text-style-name="P28" draw:layer="layout" svg:width="0.471cm" svg:height="0.572cm" svg:x="10.517cm" svg:y="10.783cm" svg:viewBox="0 0 472 573" svg:d="M361 460c-21-7-35-11-35-11v1l-3 9-25 114c0 0-21-20-62-86-39-62-94-163-165-322-22-49-46-104-71-165 5 2 12 3 21 4 63 8 221 5 221 5 0 0 170 389 230 483-38-12-81-24-111-32z">
            <text:p/>
          </draw:path>
          <draw:path draw:style-name="gr95" draw:text-style-name="P28" draw:layer="layout" svg:width="0.174cm" svg:height="0.148cm" svg:x="10.772cm" svg:y="11.162cm" svg:viewBox="0 0 175 149" svg:d="M32 149c-8-12-19-28-32-49l52-38c-5 22-14 61-20 87zM175 79c-51-15-99-28-99-28l-7-2 65-49c15 29 29 56 41 79z">
            <text:p/>
          </draw:path>
          <draw:path draw:style-name="gr95" draw:text-style-name="P28" draw:layer="layout" svg:width="0.14cm" svg:height="0.111cm" svg:x="10.768cm" svg:y="11.157cm" svg:viewBox="0 0 141 112" svg:d="M0 100l57-42c-1 5-2 12-4 20l-46 34c-2-4-5-8-7-12zM141 12l-60 45c-1 0-2 0-2-1l-15-3 71-53c2 4 4 8 6 12z">
            <text:p/>
          </draw:path>
          <draw:path draw:style-name="gr96" draw:text-style-name="P28" draw:layer="layout" svg:width="0.141cm" svg:height="0.112cm" svg:x="10.765cm" svg:y="11.151cm" svg:viewBox="0 0 142 113" svg:d="M0 101l135-101c2 4 5 8 7 12l-65 49-15-4c0 0-2 7-4 18l-51 38c-2-4-5-8-7-12z">
            <text:p/>
          </draw:path>
          <draw:path draw:style-name="gr97" draw:text-style-name="P28" draw:layer="layout" svg:width="0.141cm" svg:height="0.111cm" svg:x="10.762cm" svg:y="11.146cm" svg:viewBox="0 0 142 112" svg:d="M0 101l136-101c2 4 4 8 6 12l-69 52-8-2c0 0-1 3-2 9l-56 41c-2-3-5-7-7-11z">
            <text:p/>
          </draw:path>
          <draw:path draw:style-name="gr98" draw:text-style-name="P28" draw:layer="layout" svg:width="0.141cm" svg:height="0.112cm" svg:x="10.759cm" svg:y="11.14cm" svg:viewBox="0 0 142 113" svg:d="M0 102l136-102c2 4 4 8 6 12l-73 55h-1c0 0 0 1-1 1l-60 45c-2-3-5-7-7-11z">
            <text:p/>
          </draw:path>
          <draw:path draw:style-name="gr99" draw:text-style-name="P28" draw:layer="layout" svg:width="0.142cm" svg:height="0.112cm" svg:x="10.756cm" svg:y="11.135cm" svg:viewBox="0 0 143 113" svg:d="M0 102l137-102c2 4 4 8 6 12l-136 101c-2-3-5-7-7-11z">
            <text:p/>
          </draw:path>
          <draw:path draw:style-name="gr100" draw:text-style-name="P28" draw:layer="layout" svg:width="0.142cm" svg:height="0.113cm" svg:x="10.753cm" svg:y="11.129cm" svg:viewBox="0 0 143 114" svg:d="M0 102l137-102c2 4 4 8 6 12l-136 102c-2-4-5-8-7-12z">
            <text:p/>
          </draw:path>
          <draw:path draw:style-name="gr101" draw:text-style-name="P28" draw:layer="layout" svg:width="0.143cm" svg:height="0.113cm" svg:x="10.75cm" svg:y="11.124cm" svg:viewBox="0 0 144 114" svg:d="M0 102l138-102c2 4 4 8 6 12l-137 102c-2-4-5-8-7-12z">
            <text:p/>
          </draw:path>
          <draw:path draw:style-name="gr102" draw:text-style-name="P28" draw:layer="layout" svg:width="0.143cm" svg:height="0.114cm" svg:x="10.747cm" svg:y="11.119cm" svg:viewBox="0 0 144 115" svg:d="M0 103l138-103c2 4 4 8 6 13l-137 102c-2-4-5-8-7-12z">
            <text:p/>
          </draw:path>
          <draw:path draw:style-name="gr103" draw:text-style-name="P28" draw:layer="layout" svg:width="0.144cm" svg:height="0.114cm" svg:x="10.744cm" svg:y="11.113cm" svg:viewBox="0 0 145 115" svg:d="M0 103l138-103c2 4 4 9 7 13l-138 102c-2-4-5-8-7-12z">
            <text:p/>
          </draw:path>
          <draw:path draw:style-name="gr104" draw:text-style-name="P28" draw:layer="layout" svg:width="0.144cm" svg:height="0.114cm" svg:x="10.741cm" svg:y="11.108cm" svg:viewBox="0 0 145 115" svg:d="M0 103l139-103c2 4 4 8 6 13l-138 102c-2-4-5-8-7-12z">
            <text:p/>
          </draw:path>
          <draw:path draw:style-name="gr105" draw:text-style-name="P28" draw:layer="layout" svg:width="0.144cm" svg:height="0.115cm" svg:x="10.739cm" svg:y="11.102cm" svg:viewBox="0 0 145 116" svg:d="M0 104l139-104c2 4 4 9 6 13l-138 103c-2-4-5-8-7-12z">
            <text:p/>
          </draw:path>
          <draw:path draw:style-name="gr106" draw:text-style-name="P28" draw:layer="layout" svg:width="0.145cm" svg:height="0.115cm" svg:x="10.735cm" svg:y="11.097cm" svg:viewBox="0 0 146 116" svg:d="M0 104l140-104c2 4 4 8 6 13l-139 103c-2-4-5-8-7-12z">
            <text:p/>
          </draw:path>
          <draw:path draw:style-name="gr107" draw:text-style-name="P28" draw:layer="layout" svg:width="0.145cm" svg:height="0.115cm" svg:x="10.733cm" svg:y="11.091cm" svg:viewBox="0 0 146 116" svg:d="M0 104l140-104c2 4 4 9 6 13l-139 103c-2-4-5-8-7-12z">
            <text:p/>
          </draw:path>
          <draw:path draw:style-name="gr108" draw:text-style-name="P28" draw:layer="layout" svg:width="0.146cm" svg:height="0.115cm" svg:x="10.729cm" svg:y="11.086cm" svg:viewBox="0 0 147 116" svg:d="M0 104l141-104c2 4 4 8 6 13l-140 103c-2-4-5-8-7-12z">
            <text:p/>
          </draw:path>
          <draw:path draw:style-name="gr109" draw:text-style-name="P28" draw:layer="layout" svg:width="0.146cm" svg:height="0.116cm" svg:x="10.727cm" svg:y="11.081cm" svg:viewBox="0 0 147 117" svg:d="M0 105l140-105c2 4 4 9 7 13l-140 104c-3-4-5-8-7-12z">
            <text:p/>
          </draw:path>
          <draw:path draw:style-name="gr110" draw:text-style-name="P28" draw:layer="layout" svg:width="0.146cm" svg:height="0.116cm" svg:x="10.724cm" svg:y="11.075cm" svg:viewBox="0 0 147 117" svg:d="M0 105l141-105c2 4 4 8 6 13l-140 104c-2-4-5-8-7-12z">
            <text:p/>
          </draw:path>
          <draw:path draw:style-name="gr111" draw:text-style-name="P28" draw:layer="layout" svg:width="0.146cm" svg:height="0.116cm" svg:x="10.721cm" svg:y="11.069cm" svg:viewBox="0 0 147 117" svg:d="M0 105l141-105c2 4 4 9 6 13l-140 104c-3-4-5-8-7-12z">
            <text:p/>
          </draw:path>
          <draw:path draw:style-name="gr112" draw:text-style-name="P28" draw:layer="layout" svg:width="0.146cm" svg:height="0.116cm" svg:x="10.718cm" svg:y="11.065cm" svg:viewBox="0 0 147 117" svg:d="M0 105l141-105c2 4 4 8 6 13l-141 104c-2-4-4-8-6-12z">
            <text:p/>
          </draw:path>
          <draw:path draw:style-name="gr113" draw:text-style-name="P28" draw:layer="layout" svg:width="0.146cm" svg:height="0.117cm" svg:x="10.716cm" svg:y="11.059cm" svg:viewBox="0 0 147 118" svg:d="M0 106l142-106c2 4 4 8 5 13l-140 105c-3-4-5-8-7-12z">
            <text:p/>
          </draw:path>
          <draw:path draw:style-name="gr114" draw:text-style-name="P28" draw:layer="layout" svg:width="0.147cm" svg:height="0.117cm" svg:x="10.712cm" svg:y="11.053cm" svg:viewBox="0 0 148 118" svg:d="M0 105l142-105c2 4 4 8 6 13l-141 105c-3-4-5-8-7-13z">
            <text:p/>
          </draw:path>
          <draw:path draw:style-name="gr115" draw:text-style-name="P28" draw:layer="layout" svg:width="0.147cm" svg:height="0.117cm" svg:x="10.71cm" svg:y="11.048cm" svg:viewBox="0 0 148 118" svg:d="M0 106l142-106c2 4 4 8 6 13l-142 105c-2-4-4-8-6-12z">
            <text:p/>
          </draw:path>
          <draw:path draw:style-name="gr116" draw:text-style-name="P28" draw:layer="layout" svg:width="0.147cm" svg:height="0.117cm" svg:x="10.707cm" svg:y="11.043cm" svg:viewBox="0 0 148 118" svg:d="M0 106l143-106c2 4 3 8 5 13l-142 105c-2-4-4-8-6-12z">
            <text:p/>
          </draw:path>
          <draw:path draw:style-name="gr117" draw:text-style-name="P28" draw:layer="layout" svg:width="0.147cm" svg:height="0.118cm" svg:x="10.704cm" svg:y="11.037cm" svg:viewBox="0 0 148 119" svg:d="M0 106l143-106c2 4 4 8 5 13l-142 106c-2-4-4-8-6-13z">
            <text:p/>
          </draw:path>
          <draw:path draw:style-name="gr118" draw:text-style-name="P28" draw:layer="layout" svg:width="0.148cm" svg:height="0.117cm" svg:x="10.701cm" svg:y="11.032cm" svg:viewBox="0 0 149 118" svg:d="M0 106l143-106c2 4 4 8 6 13l-143 105c-2-4-4-8-6-12z">
            <text:p/>
          </draw:path>
          <draw:path draw:style-name="gr119" draw:text-style-name="P28" draw:layer="layout" svg:width="0.148cm" svg:height="0.117cm" svg:x="10.699cm" svg:y="11.026cm" svg:viewBox="0 0 149 118" svg:d="M0 106l143-106c2 4 4 8 6 13l-143 105c-2-3-4-8-6-12z">
            <text:p/>
          </draw:path>
          <draw:path draw:style-name="gr120" draw:text-style-name="P28" draw:layer="layout" svg:width="0.148cm" svg:height="0.118cm" svg:x="10.696cm" svg:y="11.021cm" svg:viewBox="0 0 149 119" svg:d="M0 107l144-107c1 4 3 8 5 13l-143 106c-2-4-4-8-6-12z">
            <text:p/>
          </draw:path>
          <draw:path draw:style-name="gr121" draw:text-style-name="P28" draw:layer="layout" svg:width="0.148cm" svg:height="0.118cm" svg:x="10.693cm" svg:y="11.015cm" svg:viewBox="0 0 149 119" svg:d="M0 107l144-107c1 4 3 8 5 13l-143 106c-2-4-4-8-6-12z">
            <text:p/>
          </draw:path>
          <draw:path draw:style-name="gr122" draw:text-style-name="P28" draw:layer="layout" svg:width="0.149cm" svg:height="0.118cm" svg:x="10.69cm" svg:y="11.01cm" svg:viewBox="0 0 150 119" svg:d="M0 107l144-107c2 4 4 8 6 13l-144 106c-2-4-4-8-6-12z">
            <text:p/>
          </draw:path>
          <draw:path draw:style-name="gr123" draw:text-style-name="P28" draw:layer="layout" svg:width="0.149cm" svg:height="0.118cm" svg:x="10.688cm" svg:y="11.004cm" svg:viewBox="0 0 150 119" svg:d="M0 107l144-107c2 4 4 8 6 13l-144 106c-2-4-4-8-6-12z">
            <text:p/>
          </draw:path>
          <draw:path draw:style-name="gr124" draw:text-style-name="P28" draw:layer="layout" svg:width="0.149cm" svg:height="0.118cm" svg:x="10.685cm" svg:y="10.999cm" svg:viewBox="0 0 150 119" svg:d="M0 107l144-107c2 4 4 8 6 13l-144 106c-2-4-4-8-6-12z">
            <text:p/>
          </draw:path>
          <draw:path draw:style-name="gr125" draw:text-style-name="P28" draw:layer="layout" svg:width="0.149cm" svg:height="0.119cm" svg:x="10.682cm" svg:y="10.993cm" svg:viewBox="0 0 150 120" svg:d="M0 108l144-108c2 4 4 8 6 13l-144 107c-2-4-4-8-6-12z">
            <text:p/>
          </draw:path>
          <draw:path draw:style-name="gr126" draw:text-style-name="P28" draw:layer="layout" svg:width="0.15cm" svg:height="0.119cm" svg:x="10.68cm" svg:y="10.988cm" svg:viewBox="0 0 151 120" svg:d="M0 107l145-107c2 4 4 8 6 13l-145 107c-2-4-4-8-6-13z">
            <text:p/>
          </draw:path>
          <draw:path draw:style-name="gr127" draw:text-style-name="P28" draw:layer="layout" svg:width="0.15cm" svg:height="0.119cm" svg:x="10.677cm" svg:y="10.983cm" svg:viewBox="0 0 151 120" svg:d="M0 108l145-108c2 4 4 8 6 13l-145 107c-2-4-4-8-6-12z">
            <text:p/>
          </draw:path>
          <draw:path draw:style-name="gr128" draw:text-style-name="P28" draw:layer="layout" svg:width="0.15cm" svg:height="0.119cm" svg:x="10.674cm" svg:y="10.977cm" svg:viewBox="0 0 151 120" svg:d="M0 108l145-108c2 4 4 8 6 13l-145 107c-2-4-4-8-6-12z">
            <text:p/>
          </draw:path>
          <draw:path draw:style-name="gr129" draw:text-style-name="P28" draw:layer="layout" svg:width="0.15cm" svg:height="0.12cm" svg:x="10.672cm" svg:y="10.971cm" svg:viewBox="0 0 151 121" svg:d="M0 108l145-108c2 4 4 8 6 13l-145 108c-2-4-4-9-6-13z">
            <text:p/>
          </draw:path>
          <draw:path draw:style-name="gr130" draw:text-style-name="P28" draw:layer="layout" svg:width="0.15cm" svg:height="0.119cm" svg:x="10.669cm" svg:y="10.966cm" svg:viewBox="0 0 151 120" svg:d="M0 107l146-107c2 4 3 8 5 13l-145 107c-2-4-4-8-6-13z">
            <text:p/>
          </draw:path>
          <draw:path draw:style-name="gr131" draw:text-style-name="P28" draw:layer="layout" svg:width="0.15cm" svg:height="0.12cm" svg:x="10.667cm" svg:y="10.961cm" svg:viewBox="0 0 151 121" svg:d="M0 108l145-108c2 4 4 8 6 13l-145 108c-2-4-4-8-6-13z">
            <text:p/>
          </draw:path>
          <draw:path draw:style-name="gr132" draw:text-style-name="P28" draw:layer="layout" svg:width="0.15cm" svg:height="0.12cm" svg:x="10.664cm" svg:y="10.955cm" svg:viewBox="0 0 151 121" svg:d="M0 108l146-108c2 4 4 8 5 13l-145 108c-2-4-4-9-6-13z">
            <text:p/>
          </draw:path>
          <draw:path draw:style-name="gr133" draw:text-style-name="P28" draw:layer="layout" svg:width="0.151cm" svg:height="0.12cm" svg:x="10.661cm" svg:y="10.949cm" svg:viewBox="0 0 152 121" svg:d="M0 108l146-108c2 4 4 8 6 13l-146 108c-2-4-4-8-6-13z">
            <text:p/>
          </draw:path>
          <draw:path draw:style-name="gr134" draw:text-style-name="P28" draw:layer="layout" svg:width="0.151cm" svg:height="0.12cm" svg:x="10.658cm" svg:y="10.944cm" svg:viewBox="0 0 152 121" svg:d="M0 108l146-108c2 4 4 9 6 13l-146 108c-2-4-4-8-6-13z">
            <text:p/>
          </draw:path>
          <draw:path draw:style-name="gr135" draw:text-style-name="P28" draw:layer="layout" svg:width="0.151cm" svg:height="0.12cm" svg:x="10.656cm" svg:y="10.939cm" svg:viewBox="0 0 152 121" svg:d="M0 109l146-109c2 4 4 8 6 13l-146 108c-2-4-4-8-6-12z">
            <text:p/>
          </draw:path>
          <draw:path draw:style-name="gr136" draw:text-style-name="P28" draw:layer="layout" svg:width="0.255cm" svg:height="0.245cm" svg:x="10.549cm" svg:y="10.808cm" svg:viewBox="0 0 256 246" svg:d="M0 0c58 5 155 4 196 4 10 22 33 73 60 134l-146 108c-32-67-69-148-110-246z">
            <text:p/>
          </draw:path>
          <draw:path draw:style-name="gr137" draw:text-style-name="P28" draw:layer="layout" svg:width="0.229cm" svg:height="0.033cm" svg:x="10.559cm" svg:y="11.127cm" svg:viewBox="0 0 230 34" svg:d="M226 24c-6 9-19 13-29 8l-42-20 75 6zM45 32c-10 5-22 1-29-8l-16-24 96 7z">
            <text:p/>
          </draw:path>
          <draw:path draw:style-name="gr137" draw:text-style-name="P28" draw:layer="layout" svg:width="0.265cm" svg:height="0.061cm" svg:x="10.54cm" svg:y="11.099cm" svg:viewBox="0 0 266 62" svg:d="M245 52c-7 9-19 13-29 8l-65-31c-6-3-17-3-23 0l-64 31c-10 5-23 1-29-8l-35-52 266 20z">
            <text:p/>
          </draw:path>
          <draw:path draw:style-name="gr138" draw:text-style-name="P28" draw:layer="layout" svg:width="0.397cm" svg:height="0.089cm" svg:x="10.426cm" svg:y="11.064cm" svg:viewBox="0 0 398 90" svg:d="M359 88c-1 1-1 1-2 2l-45-3-46-23c-6-3-17-3-23 0l-31 15-72-5-30-45c-4-6-14-11-20-12l-72-5c-7 0-14-5-18-12l398 30z">
            <text:p/>
          </draw:path>
          <draw:path draw:style-name="gr139" draw:text-style-name="P28" draw:layer="layout" svg:width="0.501cm" svg:height="0.091cm" svg:x="10.422cm" svg:y="11.036cm" svg:viewBox="0 0 502 92" svg:d="M494 39l-71 6c-7 0-16 5-20 11l-24 36-254-19-11-17c-4-6-14-11-20-11l-72-6c-10 0-20-10-21-21l-1-18 502 38c-3 1-5 1-8 1z">
            <text:p/>
          </draw:path>
          <draw:path draw:style-name="gr140" draw:text-style-name="P28" draw:layer="layout" svg:width="0.517cm" svg:height="0.093cm" svg:x="10.42cm" svg:y="11.009cm" svg:viewBox="0 0 518 94" svg:d="M517 46c0 10-10 20-21 21l-71 5c-7 0-16 6-20 11l-7 11-381-29c-8-4-13-11-14-19l-3-46 518 39z">
            <text:p/>
          </draw:path>
          <draw:path draw:style-name="gr141" draw:text-style-name="P28" draw:layer="layout" svg:width="0.521cm" svg:height="0.096cm" svg:x="10.418cm" svg:y="10.983cm" svg:viewBox="0 0 522 97" svg:d="M519 72c-1 11-10 20-21 21l-51 4-442-33-5-63c0-1 0-1 0-1l522 39z">
            <text:p/>
          </draw:path>
          <draw:path draw:style-name="gr142" draw:text-style-name="P28" draw:layer="layout" svg:width="0.548cm" svg:height="0.103cm" svg:x="10.392cm" svg:y="10.954cm" svg:viewBox="0 0 549 104" svg:d="M545 101c0 1 0 2 0 3l-517-39-2-35c-1-7-6-17-12-20l-14-10 549 41z">
            <text:p/>
          </draw:path>
          <draw:path draw:style-name="gr143" draw:text-style-name="P28" draw:layer="layout" svg:width="0.601cm" svg:height="0.107cm" svg:x="10.347cm" svg:y="10.923cm" svg:viewBox="0 0 602 108" svg:d="M595 60l-3 48-520-39-1-9c0-7-6-16-12-20l-59-40 602 45c-4 5-7 10-7 15z">
            <text:p/>
          </draw:path>
          <draw:path draw:style-name="gr144" draw:text-style-name="P28" draw:layer="layout" svg:width="0.643cm" svg:height="0.108cm" svg:x="10.337cm" svg:y="10.896cm" svg:viewBox="0 0 644 109" svg:d="M616 68c-5 4-11 13-11 20l-2 21-533-40c0-1-1-1-1-1l-59-40c-9-6-12-18-8-28l642 49z">
            <text:p/>
          </draw:path>
          <draw:path draw:style-name="gr145" draw:text-style-name="P28" draw:layer="layout" svg:width="0.678cm" svg:height="0.107cm" svg:x="10.337cm" svg:y="10.869cm" svg:viewBox="0 0 679 108" svg:d="M676 54l-60 40c-4 3-8 9-10 14l-581-44-15-10c-9-6-13-19-8-29l12-25 665 51c-1 1-2 2-3 3z">
            <text:p/>
          </draw:path>
          <draw:path draw:style-name="gr146" draw:text-style-name="P28" draw:layer="layout" svg:width="0.684cm" svg:height="0.108cm" svg:x="10.337cm" svg:y="10.843cm" svg:viewBox="0 0 685 109" svg:d="M683 51c1 3 2 5 2 8v7c-1 6-5 11-9 14l-44 29-632-47c0-4 1-7 2-11l25-51 656 50z">
            <text:p/>
          </draw:path>
          <draw:path draw:style-name="gr147" draw:text-style-name="P28" draw:layer="layout" svg:width="0.675cm" svg:height="0.111cm" svg:x="10.347cm" svg:y="10.817cm" svg:viewBox="0 0 676 112" svg:d="M674 78c1 3 2 7 2 11-1 7-4 14-10 18l-7 5-659-50 24-48c1-4 2-9 2-14l633 48z">
            <text:p/>
          </draw:path>
          <draw:path draw:style-name="gr148" draw:text-style-name="P28" draw:layer="layout" svg:width="0.661cm" svg:height="0.113cm" svg:x="10.36cm" svg:y="10.789cm" svg:viewBox="0 0 662 114" svg:d="M660 106c2 2 2 5 2 8l-662-51 10-21c4-7 4-17 0-24l-8-18 630 48z">
            <text:p/>
          </draw:path>
          <draw:path draw:style-name="gr149" draw:text-style-name="P28" draw:layer="layout" svg:width="0.662cm" svg:height="0.113cm" svg:x="10.348cm" svg:y="10.761cm" svg:viewBox="0 0 663 114" svg:d="M641 70l22 44-639-49c2-6 1-14-1-18l-23-47 641 48c-3 6-3 16 0 22z">
            <text:p/>
          </draw:path>
          <draw:path draw:style-name="gr150" draw:text-style-name="P28" draw:layer="layout" svg:width="0.663cm" svg:height="0.113cm" svg:x="10.337cm" svg:y="10.733cm" svg:viewBox="0 0 664 114" svg:d="M652 75c-3 6-3 17 0 23l8 16-631-49-27-55c-1-3-2-6-2-10l664 50z">
            <text:p/>
          </draw:path>
          <draw:path draw:style-name="gr151" draw:text-style-name="P28" draw:layer="layout" svg:width="0.676cm" svg:height="0.11cm" svg:x="10.337cm" svg:y="10.707cm" svg:viewBox="0 0 677 111" svg:d="M652 100c-1 3-2 7-2 11l-635-48-13-27c-5-10-1-23 8-29l10-7 657 49z">
            <text:p/>
          </draw:path>
          <draw:path draw:style-name="gr152" draw:text-style-name="P28" draw:layer="layout" svg:width="0.684cm" svg:height="0.107cm" svg:x="10.337cm" svg:y="10.683cm" svg:viewBox="0 0 685 108" svg:d="M683 60l-23 48-658-49c-1-2-2-4-2-6l1-8c1-5 4-10 9-13l47-32 628 47c1 5 0 9-2 13z">
            <text:p/>
          </draw:path>
          <draw:path draw:style-name="gr153" draw:text-style-name="P28" draw:layer="layout" svg:width="0.676cm" svg:height="0.107cm" svg:x="10.346cm" svg:y="10.657cm" svg:viewBox="0 0 677 108" svg:d="M667 57c9 6 13 19 8 29l-11 22-664-50 1-1 60-40c4-3 9-11 11-17l574 43z">
            <text:p/>
          </draw:path>
          <draw:path draw:style-name="gr154" draw:text-style-name="P28" draw:layer="layout" svg:width="0.64cm" svg:height="0.107cm" svg:x="10.382cm" svg:y="10.63cm" svg:viewBox="0 0 641 108" svg:d="M572 44l59 40c8 5 11 15 9 24l-640-48 25-16c5-4 11-13 11-20l2-24 529 40c2 1 3 3 5 4z">
            <text:p/>
          </draw:path>
          <draw:path draw:style-name="gr155" draw:text-style-name="P28" draw:layer="layout" svg:width="0.593cm" svg:height="0.106cm" svg:x="10.414cm" svg:y="10.603cm" svg:viewBox="0 0 594 107" svg:d="M528 51c1 7 6 16 12 20l54 36-594-44c2-4 4-9 4-12l4-51 520 39z">
            <text:p/>
          </draw:path>
          <draw:path draw:style-name="gr156" draw:text-style-name="P28" draw:layer="layout" svg:width="0.542cm" svg:height="0.103cm" svg:x="10.419cm" svg:y="10.576cm" svg:viewBox="0 0 543 104" svg:d="M523 78c1 7 6 16 12 20l8 6-543-41 4-57c0-2 1-4 1-6l515 39z">
            <text:p/>
          </draw:path>
          <draw:path draw:style-name="gr157" draw:text-style-name="P28" draw:layer="layout" svg:width="0.52cm" svg:height="0.095cm" svg:x="10.421cm" svg:y="10.556cm" svg:viewBox="0 0 521 96" svg:d="M521 96l-521-39 2-30c1-11 10-20 21-21l71-5c2 0 4 0 5-1l417 32z">
            <text:p/>
          </draw:path>
          <draw:path draw:style-name="gr158" draw:text-style-name="P28" draw:layer="layout" svg:width="0.516cm" svg:height="0.093cm" svg:x="10.423cm" svg:y="10.531cm" svg:viewBox="0 0 517 94" svg:d="M422 26l71 5c11 1 20 10 21 21l3 42-517-39v-3c1-11 10-20 21-21l72-5c6 0 16-6 20-11l9-15 288 22c4 2 8 4 12 4z">
            <text:p/>
          </draw:path>
          <draw:path draw:style-name="gr159" draw:text-style-name="P28" draw:layer="layout" svg:width="0.48cm" svg:height="0.091cm" svg:x="10.457cm" svg:y="10.505cm" svg:viewBox="0 0 481 92" svg:d="M367 40c4 6 13 12 20 12l72 5c10 1 20 10 21 21l1 14-481-36 58-4c7 0 16-6 20-12l27-40 248 19z">
            <text:p/>
          </draw:path>
          <draw:path draw:style-name="gr160" draw:text-style-name="P28" draw:layer="layout" svg:width="0.39cm" svg:height="0.089cm" svg:x="10.539cm" svg:y="10.479cm" svg:viewBox="0 0 391 90" svg:d="M285 66c4 6 13 11 20 12l72 5c5 0 10 3 14 7l-391-30 36-53c2-3 4-5 7-7l28 2 58 28c6 3 17 3 23 0l39-19 60 5z">
            <text:p/>
          </draw:path>
          <draw:path draw:style-name="gr161" draw:text-style-name="P28" draw:layer="layout" svg:width="0.259cm" svg:height="0.056cm" svg:x="10.557cm" svg:y="10.476cm" svg:viewBox="0 0 260 57" svg:d="M199 2c10-5 23-1 29 8l32 47-260-20 19-27c6-9 18-13 28-8l65 31c6 3 17 3 23 0z">
            <text:p/>
          </draw:path>
          <draw:path draw:style-name="gr162" draw:text-style-name="P28" draw:layer="layout" svg:width="0.222cm" svg:height="0.027cm" svg:x="10.574cm" svg:y="10.476cm" svg:viewBox="0 0 223 28" svg:d="M182 2c9-5 22-1 28 8l13 18-83-6zM1 10c6-9 19-13 29-8l28 14-58-5z">
            <text:p/>
          </draw:path>
          <draw:path draw:style-name="gr163" draw:text-style-name="P28" draw:layer="layout" svg:width="0.685cm" svg:height="0.685cm" svg:x="10.337cm" svg:y="10.476cm" svg:viewBox="0 0 686 686" svg:d="M419 2c9-5 22-1 28 8l40 59c4 6 14 11 20 12l72 5c11 0 20 10 21 21l5 71c0 7 6 16 11 20l60 40c9 6 12 19 7 29l-31 64c-3 6-3 17 0 23l31 65c5 9 2 22-7 28l-60 40c-5 4-11 14-11 20l-5 72c-1 11-10 20-21 21l-72 5c-6 0-16 6-20 11l-40 60c-6 9-19 12-28 7l-65-31c-6-3-17-3-23 0l-64 31c-10 5-23 2-29-7l-40-60c-4-5-13-11-20-11l-71-5c-11-1-21-10-21-21l-5-72c-1-6-6-16-12-20l-59-40c-9-6-13-19-8-28l31-65c3-6 3-17 0-23l-31-64c-5-10-1-23 8-29l59-40c6-4 11-13 12-20l5-71c0-11 10-21 21-21l71-5c7-1 16-6 20-12l40-59c6-9 19-13 29-8l64 31c6 3 17 3 23 0zM342 41c-5 0-10-1-13-3l-65-31c-2-1-4-2-7-2-6 0-12 3-15 8l-40 59c-5 7-16 13-24 14l-71 5c-9 1-16 8-17 16l-5 72c0 8-7 19-14 24l-58 40c-5 3-8 9-8 15 0 2 1 5 2 7l31 64c2 4 3 9 3 14s-1 9-3 13l-31 64c-1 3-2 5-2 8 0 5 3 11 8 15l58 40c7 5 14 15 14 24l5 71c1 9 8 16 17 17l71 5c8 0 19 6 24 13l40 60c3 5 9 7 15 7 3 0 5 0 7-1l65-32c3-1 8-2 13-2s10 1 14 2l65 32c2 1 4 1 7 1 6 0 12-2 15-7l40-60c5-7 16-13 24-13l71-5c9-1 16-8 17-17l5-71c0-9 7-19 14-24l59-40c5-4 8-10 8-15 0-3-1-5-2-8l-31-64c-2-4-3-8-3-13s1-10 3-14l31-64c1-2 2-5 2-7 0-6-3-12-8-15l-59-40c-7-5-14-16-14-24l-5-72c-1-8-8-15-17-16l-71-5c-8-1-19-7-24-14l-40-59c-3-5-9-8-15-8-3 0-5 1-7 2l-65 31c-4 2-9 3-14 3z">
            <text:p/>
          </draw:path>
          <draw:path draw:style-name="gr137" draw:text-style-name="P28" draw:layer="layout" svg:width="0.233cm" svg:height="0.053cm" svg:x="10.56cm" svg:y="10.526cm" svg:viewBox="0 0 234 54" svg:d="M105 26c8 4 22 4 30 0l49-24c9-4 20-1 26 7l24 36-234 9 30-45c6-8 17-11 26-7z">
            <text:p/>
          </draw:path>
          <draw:path draw:style-name="gr137" draw:text-style-name="P28" draw:layer="layout" svg:width="0.397cm" svg:height="0.08cm" svg:x="10.462cm" svg:y="10.532cm" svg:viewBox="0 0 398 81" svg:d="M203 20c8 4 22 4 31 0l39-19 32-1c1 1 2 2 3 3l30 45c6 8 18 15 27 16l33 2-398 15c3-7 10-13 17-14l55-3c9-1 21-8 26-16l29-42 44-1z">
            <text:p/>
          </draw:path>
          <draw:path draw:style-name="gr138" draw:text-style-name="P28" draw:layer="layout" svg:width="0.44cm" svg:height="0.081cm" svg:x="10.459cm" svg:y="10.561cm" svg:viewBox="0 0 441 82" svg:d="M341 20c6 7 18 14 27 15l54 4c10 0 18 9 19 18v9l-441 16 2-25c0-9 9-18 18-18l54-4c10-1 22-8 27-15l8-12 219-8z">
            <text:p/>
          </draw:path>
          <draw:path draw:style-name="gr164" draw:text-style-name="P28" draw:layer="layout" svg:width="0.444cm" svg:height="0.081cm" svg:x="10.457cm" svg:y="10.59cm" svg:viewBox="0 0 445 82" svg:d="M370 6l54 4c10 0 18 9 19 18l2 38-445 16 4-54c0-6 4-12 9-15l341-13c5 3 11 5 16 6z">
            <text:p/>
          </draw:path>
          <draw:path draw:style-name="gr165" draw:text-style-name="P28" draw:layer="layout" svg:width="0.471cm" svg:height="0.086cm" svg:x="10.435cm" svg:y="10.615cm" svg:viewBox="0 0 472 87" svg:d="M464 2l4 55c0 4 2 8 4 13l-472 17 6-4c8-5 15-17 15-26l3-41 440-16c0 1 0 2 0 2z">
            <text:p/>
          </draw:path>
          <draw:path draw:style-name="gr166" draw:text-style-name="P28" draw:layer="layout" svg:width="0.548cm" svg:height="0.087cm" svg:x="10.392cm" svg:y="10.645cm" svg:viewBox="0 0 549 88" svg:d="M512 27c0 9 7 21 15 27l22 15-549 19c1-1 3-3 4-4l45-30c8-6 15-18 16-27l1-10 444-17z">
            <text:p/>
          </draw:path>
          <draw:path draw:style-name="gr167" draw:text-style-name="P28" draw:layer="layout" svg:width="0.584cm" svg:height="0.088cm" svg:x="10.387cm" svg:y="10.674cm" svg:viewBox="0 0 585 89" svg:d="M531 25l45 30c5 3 7 8 9 12l-579 22-4-9c-4-8-1-20 7-25l45-30c2-2 5-5 7-8l455-17c2 9 8 20 15 25z">
            <text:p/>
          </draw:path>
          <draw:path draw:style-name="gr145" draw:text-style-name="P28" draw:layer="layout" svg:width="0.584cm" svg:height="0.087cm" svg:x="10.387cm" svg:y="10.703cm" svg:viewBox="0 0 585 88" svg:d="M576 26c5 3 8 9 9 15v2c0 3-1 6-2 8l-8 18-555 19-18-37c-4-9-1-20 7-25l9-7 520-19z">
            <text:p/>
          </draw:path>
          <draw:path draw:style-name="gr146" draw:text-style-name="P28" draw:layer="layout" svg:width="0.583cm" svg:height="0.09cm" svg:x="10.389cm" svg:y="10.732cm" svg:viewBox="0 0 584 91" svg:d="M582 23l-23 48-531 20c0-7-1-14-3-19l-24-49c-1-1-1-2-1-2l578-21c6 6 8 15 4 23z">
            <text:p/>
          </draw:path>
          <draw:path draw:style-name="gr168" draw:text-style-name="P28" draw:layer="layout" svg:width="0.563cm" svg:height="0.09cm" svg:x="10.403cm" svg:y="10.762cm" svg:viewBox="0 0 564 91" svg:d="M544 41c-4 8-5 21-1 30l-542 20 9-19c4-8 4-22 0-31l-10-20 564-21z">
            <text:p/>
          </draw:path>
          <draw:path draw:style-name="gr169" draw:text-style-name="P28" draw:layer="layout" svg:width="0.571cm" svg:height="0.091cm" svg:x="10.389cm" svg:y="10.792cm" svg:viewBox="0 0 572 92" svg:d="M558 11c-4 8-4 22 0 31l14 29-572 21c0 0 0-1 1-1l23-49c3-6 4-15 3-22l536-20z">
            <text:p/>
          </draw:path>
          <draw:path draw:style-name="gr150" draw:text-style-name="P28" draw:layer="layout" svg:width="0.584cm" svg:height="0.089cm" svg:x="10.388cm" svg:y="10.824cm" svg:viewBox="0 0 585 90" svg:d="M559 11l24 49c1 2 2 6 2 9l-568 21-9-5c-4-3-7-8-8-13v-7c0-2 1-4 2-5l19-40 535-20c1 4 2 8 3 11z">
            <text:p/>
          </draw:path>
          <draw:path draw:style-name="gr170" draw:text-style-name="P28" draw:layer="layout" svg:width="0.584cm" svg:height="0.088cm" svg:x="10.388cm" svg:y="10.853cm" svg:viewBox="0 0 585 89" svg:d="M583 30c4 8 1 20-7 25l-24 17-494 17c-1-1-3-2-4-3l-45-31c-5-3-8-9-9-14v-3c0-3 1-6 2-8l4-9 563-21z">
            <text:p/>
          </draw:path>
          <draw:path draw:style-name="gr171" draw:text-style-name="P28" draw:layer="layout" svg:width="0.58cm" svg:height="0.089cm" svg:x="10.392cm" svg:y="10.883cm" svg:viewBox="0 0 581 90" svg:d="M579 0c4 9 1 20-7 26l-45 30c-5 4-10 11-13 17l-449 17v-7c-1-10-8-22-16-27l-45-30c-1-2-3-3-4-4z">
            <text:p/>
          </draw:path>
          <draw:path draw:style-name="gr154" draw:text-style-name="P28" draw:layer="layout" svg:width="0.52cm" svg:height="0.087cm" svg:x="10.434cm" svg:y="10.914cm" svg:viewBox="0 0 521 88" svg:d="M485 24c-8 6-15 18-15 27l-2 21-442 16-3-37c-1-9-8-21-16-27l-7-5 521-19z">
            <text:p/>
          </draw:path>
          <draw:path draw:style-name="gr155" draw:text-style-name="P28" draw:layer="layout" svg:width="0.454cm" svg:height="0.087cm" svg:x="10.456cm" svg:y="10.946cm" svg:viewBox="0 0 455 88" svg:d="M447 20l-4 51-432 17c-4-4-6-9-7-14l-4-54c0-1 0-2 0-3l455-17c-4 6-8 13-8 20z">
            <text:p/>
          </draw:path>
          <draw:path draw:style-name="gr172" draw:text-style-name="P28" draw:layer="layout" svg:width="0.443cm" svg:height="0.082cm" svg:x="10.459cm" svg:y="10.977cm" svg:viewBox="0 0 444 83" svg:d="M441 43c-1 9-9 17-19 18l-54 4c-6 0-14 4-20 9l-245 9-2-3c-5-8-17-15-26-15l-55-4c-9-1-17-9-18-18l-2-26 444-17z">
            <text:p/>
          </draw:path>
          <draw:path draw:style-name="gr173" draw:text-style-name="P28" draw:layer="layout" svg:width="0.438cm" svg:height="0.081cm" svg:x="10.461cm" svg:y="11.007cm" svg:viewBox="0 0 439 82" svg:d="M438 13c0 9-9 17-18 18l-54 4c-10 0-22 7-27 15l-17 25-88 3c-8-4-22-4-31 0l-2 1-81 3-21-32c-6-8-18-15-27-15l-54-4c-8-1-16-7-18-15l439-16z">
            <text:p/>
          </draw:path>
          <draw:path draw:style-name="gr159" draw:text-style-name="P28" draw:layer="layout" svg:width="0.329cm" svg:height="0.072cm" svg:x="10.553cm" svg:y="11.038cm" svg:viewBox="0 0 330 73" svg:d="M328 0l-54 4c-10 1-22 8-27 16l-30 45c-6 7-17 11-25 6l-49-23c-9-5-23-5-31 0l-49 23c-9 5-20 1-25-6l-31-45c-2-3-4-6-7-8l330-12c-1 0-1 0-2 0z">
            <text:p/>
          </draw:path>
          <draw:path draw:style-name="gr174" draw:text-style-name="P28" draw:layer="layout" svg:width="0.213cm" svg:height="0.038cm" svg:x="10.575cm" svg:y="11.073cm" svg:viewBox="0 0 214 39" svg:d="M194 30c-5 8-17 11-25 7l-49-24c-9-4-22-4-31 0l-49 24c-8 4-20 1-25-7l-15-22 214-8z">
            <text:p/>
          </draw:path>
          <draw:path draw:style-name="gr175" draw:text-style-name="P28" draw:layer="layout" svg:width="0.169cm" svg:height="0.007cm" svg:x="10.599cm" svg:y="11.103cm" svg:viewBox="0 0 170 8" svg:d="M145 6l-10-5 35-1c-5 7-16 10-25 6zM16 6c-5 3-11 3-16 0h17z">
            <text:p/>
          </draw:path>
          <draw:path draw:style-name="gr176" draw:text-style-name="P28" draw:layer="layout" svg:width="0.16cm" svg:height="0.145cm" svg:x="10.465cm" svg:y="10.608cm" svg:viewBox="0 0 161 146" svg:d="M19 105c20-35 45-60 80-80 21-12 41-20 62-25l-161 146c5-14 11-27 19-41z">
            <text:p/>
          </draw:path>
          <draw:path draw:style-name="gr176" draw:text-style-name="P28" draw:layer="layout" svg:width="0.176cm" svg:height="0.159cm" svg:x="10.461cm" svg:y="10.606cm" svg:viewBox="0 0 177 160" svg:d="M5 145l157-142c5-1 10-2 15-3l-177 160c1-5 3-10 5-15z">
            <text:p/>
          </draw:path>
          <draw:path draw:style-name="gr177" draw:text-style-name="P28" draw:layer="layout" svg:width="0.188cm" svg:height="0.17cm" svg:x="10.459cm" svg:y="10.604cm" svg:viewBox="0 0 189 171" svg:d="M3 157l173-155c4-1 9-1 13-2l-189 171c1-5 2-9 3-14z">
            <text:p/>
          </draw:path>
          <draw:path draw:style-name="gr178" draw:text-style-name="P28" draw:layer="layout" svg:width="0.201cm" svg:height="0.181cm" svg:x="10.457cm" svg:y="10.604cm" svg:viewBox="0 0 202 182" svg:d="M3 169l186-168c4 0 8-1 13-1l-202 182c1-4 2-8 3-13z">
            <text:p/>
          </draw:path>
          <draw:path draw:style-name="gr179" draw:text-style-name="P28" draw:layer="layout" svg:width="0.212cm" svg:height="0.19cm" svg:x="10.455cm" svg:y="10.603cm" svg:viewBox="0 0 213 191" svg:d="M2 179l199-178c4-1 8-1 12-1l-213 191c0-4 1-8 2-12z">
            <text:p/>
          </draw:path>
          <draw:path draw:style-name="gr180" draw:text-style-name="P28" draw:layer="layout" svg:width="0.222cm" svg:height="0.2cm" svg:x="10.455cm" svg:y="10.603cm" svg:viewBox="0 0 223 201" svg:d="M1 189l210-189c3 0 6 0 9 0 1 0 2 0 3 0l-223 201c0-4 1-8 1-12z">
            <text:p/>
          </draw:path>
          <draw:path draw:style-name="gr181" draw:text-style-name="P28" draw:layer="layout" svg:width="0.225cm" svg:height="0.203cm" svg:x="10.454cm" svg:y="10.603cm" svg:viewBox="0 0 226 204" svg:d="M0 199l222-199c1 0 2 0 4 0l-226 204c0-2 0-3 0-5z">
            <text:p/>
          </draw:path>
          <draw:path draw:style-name="gr182" draw:text-style-name="P28" draw:layer="layout" svg:width="0.228cm" svg:height="0.205cm" svg:x="10.454cm" svg:y="10.603cm" svg:viewBox="0 0 229 206" svg:d="M0 201l224-201c1 0 3 0 5 0l-229 206c0-2 0-3 0-5z">
            <text:p/>
          </draw:path>
          <draw:path draw:style-name="gr182" draw:text-style-name="P28" draw:layer="layout" svg:width="0.23cm" svg:height="0.208cm" svg:x="10.454cm" svg:y="10.603cm" svg:viewBox="0 0 231 209" svg:d="M0 204l226-204c2 0 4 0 5 0l-231 209c0-2 0-4 0-5z">
            <text:p/>
          </draw:path>
          <draw:path draw:style-name="gr183" draw:text-style-name="P28" draw:layer="layout" svg:width="0.232cm" svg:height="0.21cm" svg:x="10.454cm" svg:y="10.603cm" svg:viewBox="0 0 233 211" svg:d="M0 206l229-206c2 0 3 0 4 0l-233 211c0-2 0-4 0-5z">
            <text:p/>
          </draw:path>
          <draw:path draw:style-name="gr184" draw:text-style-name="P28" draw:layer="layout" svg:width="0.236cm" svg:height="0.212cm" svg:x="10.454cm" svg:y="10.603cm" svg:viewBox="0 0 237 213" svg:d="M0 209l231-209c2 0 4 0 6 0l-237 213c0-2 0-3 0-4z">
            <text:p/>
          </draw:path>
          <draw:path draw:style-name="gr184" draw:text-style-name="P28" draw:layer="layout" svg:width="0.238cm" svg:height="0.215cm" svg:x="10.454cm" svg:y="10.603cm" svg:viewBox="0 0 239 216" svg:d="M0 211l233-211c2 0 4 0 6 0l-239 216c0-2 0-4 0-5z">
            <text:p/>
          </draw:path>
          <draw:path draw:style-name="gr185" draw:text-style-name="P28" draw:layer="layout" svg:width="0.24cm" svg:height="0.217cm" svg:x="10.454cm" svg:y="10.604cm" svg:viewBox="0 0 241 218" svg:d="M0 213l237-213c2 0 3 0 4 0l-241 218c0-2 0-4 0-5z">
            <text:p/>
          </draw:path>
          <draw:path draw:style-name="gr186" draw:text-style-name="P28" draw:layer="layout" svg:width="0.243cm" svg:height="0.219cm" svg:x="10.454cm" svg:y="10.604cm" svg:viewBox="0 0 244 220" svg:d="M0 220c0-2 0-3 0-4l239-216c2 0 4 0 5 0z">
            <text:p/>
          </draw:path>
          <draw:path draw:style-name="gr187" draw:text-style-name="P28" draw:layer="layout" svg:width="0.245cm" svg:height="0.222cm" svg:x="10.454cm" svg:y="10.604cm" svg:viewBox="0 0 246 223" svg:d="M0 220c0-1 0-2 0-2l241-218c2 0 4 0 5 0l-246 223c0-1 0-2 0-3z">
            <text:p/>
          </draw:path>
          <draw:path draw:style-name="gr188" draw:text-style-name="P28" draw:layer="layout" svg:width="0.248cm" svg:height="0.223cm" svg:x="10.454cm" svg:y="10.604cm" svg:viewBox="0 0 249 224" svg:d="M0 220l244-220c2 0 3 0 5 1l-249 223c0-1 0-3 0-4z">
            <text:p/>
          </draw:path>
          <draw:path draw:style-name="gr189" draw:text-style-name="P28" draw:layer="layout" svg:width="0.251cm" svg:height="0.226cm" svg:x="10.454cm" svg:y="10.604cm" svg:viewBox="0 0 252 227" svg:d="M0 222l246-222c2 0 4 0 6 1l-252 226c0-2 0-3 0-5z">
            <text:p/>
          </draw:path>
          <draw:path draw:style-name="gr190" draw:text-style-name="P28" draw:layer="layout" svg:width="0.252cm" svg:height="0.228cm" svg:x="10.454cm" svg:y="10.605cm" svg:viewBox="0 0 253 229" svg:d="M0 224l249-224c1 0 3 0 4 1l-253 228c0-2 0-3 0-5z">
            <text:p/>
          </draw:path>
          <draw:path draw:style-name="gr191" draw:text-style-name="P28" draw:layer="layout" svg:width="0.254cm" svg:height="0.23cm" svg:x="10.454cm" svg:y="10.605cm" svg:viewBox="0 0 255 231" svg:d="M0 226l251-226c2 0 3 0 4 1l-255 230c0-2 0-3 0-5z">
            <text:p/>
          </draw:path>
          <draw:path draw:style-name="gr192" draw:text-style-name="P28" draw:layer="layout" svg:width="0.256cm" svg:height="0.231cm" svg:x="10.454cm" svg:y="10.605cm" svg:viewBox="0 0 257 232" svg:d="M0 229l253-229c2 0 3 0 4 1l-257 231c0-1 0-2 0-3z">
            <text:p/>
          </draw:path>
          <draw:path draw:style-name="gr193" draw:text-style-name="P28" draw:layer="layout" svg:width="0.259cm" svg:height="0.234cm" svg:x="10.454cm" svg:y="10.606cm" svg:viewBox="0 0 260 235" svg:d="M0 230l255-230c2 0 4 1 5 1l-260 234c0-2 0-3 0-5z">
            <text:p/>
          </draw:path>
          <draw:path draw:style-name="gr193" draw:text-style-name="P28" draw:layer="layout" svg:width="0.261cm" svg:height="0.235cm" svg:x="10.454cm" svg:y="10.606cm" svg:viewBox="0 0 262 236" svg:d="M0 232l257-232c1 0 3 1 5 1l-262 235c0-1 0-3 0-4z">
            <text:p/>
          </draw:path>
          <draw:path draw:style-name="gr194" draw:text-style-name="P28" draw:layer="layout" svg:width="0.263cm" svg:height="0.236cm" svg:x="10.454cm" svg:y="10.607cm" svg:viewBox="0 0 264 237" svg:d="M0 234l260-234c1 0 2 0 4 1l-264 236c0-1 0-2 0-3z">
            <text:p/>
          </draw:path>
          <draw:path draw:style-name="gr195" draw:text-style-name="P28" draw:layer="layout" svg:width="0.264cm" svg:height="0.238cm" svg:x="10.454cm" svg:y="10.607cm" svg:viewBox="0 0 265 239" svg:d="M0 235l261-235c1 0 3 1 4 1l-265 238c0-1 0-2 0-4z">
            <text:p/>
          </draw:path>
          <draw:path draw:style-name="gr196" draw:text-style-name="P28" draw:layer="layout" svg:width="0.265cm" svg:height="0.239cm" svg:x="10.455cm" svg:y="10.607cm" svg:viewBox="0 0 266 240" svg:d="M0 237l262-237c2 0 3 0 4 1l-266 239c0-1 0-2 0-3z">
            <text:p/>
          </draw:path>
          <draw:path draw:style-name="gr197" draw:text-style-name="P28" draw:layer="layout" svg:width="0.266cm" svg:height="0.241cm" svg:x="10.455cm" svg:y="10.607cm" svg:viewBox="0 0 267 242" svg:d="M0 238l264-238c1 0 2 0 3 1l-267 241c0-1 0-3 0-4z">
            <text:p/>
          </draw:path>
          <draw:path draw:style-name="gr198" draw:text-style-name="P28" draw:layer="layout" svg:width="0.268cm" svg:height="0.242cm" svg:x="10.455cm" svg:y="10.608cm" svg:viewBox="0 0 269 243" svg:d="M0 240l266-240c1 0 2 0 3 1l-269 242c0-1 0-2 0-3z">
            <text:p/>
          </draw:path>
          <draw:path draw:style-name="gr199" draw:text-style-name="P28" draw:layer="layout" svg:width="0.27cm" svg:height="0.244cm" svg:x="10.455cm" svg:y="10.608cm" svg:viewBox="0 0 271 245" svg:d="M0 241l267-241c1 0 2 0 4 1l-271 244c0-2 0-3 0-4z">
            <text:p/>
          </draw:path>
          <draw:path draw:style-name="gr200" draw:text-style-name="P28" draw:layer="layout" svg:width="0.271cm" svg:height="0.245cm" svg:x="10.455cm" svg:y="10.608cm" svg:viewBox="0 0 272 246" svg:d="M0 242l269-242c1 0 2 1 3 1l-272 245c0-1 0-2 0-4z">
            <text:p/>
          </draw:path>
          <draw:path draw:style-name="gr201" draw:text-style-name="P28" draw:layer="layout" svg:width="0.272cm" svg:height="0.246cm" svg:x="10.456cm" svg:y="10.609cm" svg:viewBox="0 0 273 247" svg:d="M0 244l270-244c1 0 2 1 3 1l-273 246c0-1 0-2 0-3z">
            <text:p/>
          </draw:path>
          <draw:path draw:style-name="gr202" draw:text-style-name="P28" draw:layer="layout" svg:width="0.274cm" svg:height="0.247cm" svg:x="10.456cm" svg:y="10.609cm" svg:viewBox="0 0 275 248" svg:d="M0 245l272-245c1 0 2 1 3 1l-275 247c0-1 0-2 0-3z">
            <text:p/>
          </draw:path>
          <draw:path draw:style-name="gr203" draw:text-style-name="P28" draw:layer="layout" svg:width="0.275cm" svg:height="0.249cm" svg:x="10.456cm" svg:y="10.61cm" svg:viewBox="0 0 276 250" svg:d="M0 246l273-246c1 0 2 1 3 1l-275 249c-1-2-1-3-1-4z">
            <text:p/>
          </draw:path>
          <draw:path draw:style-name="gr204" draw:text-style-name="P28" draw:layer="layout" svg:width="0.277cm" svg:height="0.25cm" svg:x="10.456cm" svg:y="10.61cm" svg:viewBox="0 0 278 251" svg:d="M0 247l274-247c2 0 3 1 4 1l-277 250c-1-1-1-3-1-4z">
            <text:p/>
          </draw:path>
          <draw:path draw:style-name="gr205" draw:text-style-name="P28" draw:layer="layout" svg:width="0.278cm" svg:height="0.25cm" svg:x="10.456cm" svg:y="10.61cm" svg:viewBox="0 0 279 251" svg:d="M0 248l276-248c1 0 2 1 3 1l-278 250c-1-1-1-2-1-3z">
            <text:p/>
          </draw:path>
          <draw:path draw:style-name="gr206" draw:text-style-name="P28" draw:layer="layout" svg:width="0.279cm" svg:height="0.252cm" svg:x="10.457cm" svg:y="10.611cm" svg:viewBox="0 0 280 253" svg:d="M0 249l277-249c1 0 2 1 3 1l-279 252c-1-1-1-3-1-4z">
            <text:p/>
          </draw:path>
          <draw:path draw:style-name="gr207" draw:text-style-name="P28" draw:layer="layout" svg:width="0.281cm" svg:height="0.253cm" svg:x="10.457cm" svg:y="10.611cm" svg:viewBox="0 0 282 254" svg:d="M0 251l278-251c1 0 2 1 4 1l-281 253c-1-1-1-2-1-3z">
            <text:p/>
          </draw:path>
          <draw:path draw:style-name="gr208" draw:text-style-name="P28" draw:layer="layout" svg:width="0.281cm" svg:height="0.254cm" svg:x="10.457cm" svg:y="10.612cm" svg:viewBox="0 0 282 255" svg:d="M0 252l279-252c1 0 2 1 3 1l-281 254c-1-1-1-2-1-3z">
            <text:p/>
          </draw:path>
          <draw:path draw:style-name="gr209" draw:text-style-name="P28" draw:layer="layout" svg:width="0.282cm" svg:height="0.255cm" svg:x="10.457cm" svg:y="10.612cm" svg:viewBox="0 0 283 256" svg:d="M0 253l280-253c1 0 2 1 3 1l-282 255c-1-1-1-2-1-3z">
            <text:p/>
          </draw:path>
          <draw:path draw:style-name="gr210" draw:text-style-name="P28" draw:layer="layout" svg:width="0.284cm" svg:height="0.256cm" svg:x="10.458cm" svg:y="10.613cm" svg:viewBox="0 0 285 257" svg:d="M0 254l282-254c1 0 2 1 3 1l-284 256c-1-1-1-2-1-3z">
            <text:p/>
          </draw:path>
          <draw:path draw:style-name="gr211" draw:text-style-name="P28" draw:layer="layout" svg:width="0.285cm" svg:height="0.257cm" svg:x="10.458cm" svg:y="10.613cm" svg:viewBox="0 0 286 258" svg:d="M0 255l283-255c1 0 2 1 3 1l-285 257c-1-1-1-2-1-3z">
            <text:p/>
          </draw:path>
          <draw:path draw:style-name="gr212" draw:text-style-name="P28" draw:layer="layout" svg:width="0.286cm" svg:height="0.259cm" svg:x="10.458cm" svg:y="10.614cm" svg:viewBox="0 0 287 260" svg:d="M0 256l284-256c1 0 2 1 3 1l-286 259c-1-2-1-3-1-4z">
            <text:p/>
          </draw:path>
          <draw:path draw:style-name="gr213" draw:text-style-name="P28" draw:layer="layout" svg:width="0.287cm" svg:height="0.26cm" svg:x="10.459cm" svg:y="10.614cm" svg:viewBox="0 0 288 261" svg:d="M0 257l285-257c1 0 2 1 3 1l-287 260c-1-1-1-2-1-4z">
            <text:p/>
          </draw:path>
          <draw:path draw:style-name="gr214" draw:text-style-name="P28" draw:layer="layout" svg:width="0.288cm" svg:height="0.261cm" svg:x="10.459cm" svg:y="10.615cm" svg:viewBox="0 0 289 262" svg:d="M0 259l286-259c1 0 2 1 3 1l-288 261c-1-1-1-2-1-3z">
            <text:p/>
          </draw:path>
          <draw:path draw:style-name="gr215" draw:text-style-name="P28" draw:layer="layout" svg:width="0.29cm" svg:height="0.262cm" svg:x="10.459cm" svg:y="10.615cm" svg:viewBox="0 0 291 263" svg:d="M0 259l288-259c1 0 2 1 3 1l-290 262c0-2-1-3-1-4z">
            <text:p/>
          </draw:path>
          <draw:path draw:style-name="gr216" draw:text-style-name="P28" draw:layer="layout" svg:width="0.291cm" svg:height="0.262cm" svg:x="10.46cm" svg:y="10.616cm" svg:viewBox="0 0 292 263" svg:d="M0 260l289-260c1 0 2 1 3 1l-291 262c0-1-1-2-1-3z">
            <text:p/>
          </draw:path>
          <draw:path draw:style-name="gr217" draw:text-style-name="P28" draw:layer="layout" svg:width="0.292cm" svg:height="0.263cm" svg:x="10.46cm" svg:y="10.616cm" svg:viewBox="0 0 293 264" svg:d="M0 261l290-261c1 0 2 1 3 1l-292 263c0-1-1-2-1-3z">
            <text:p/>
          </draw:path>
          <draw:path draw:style-name="gr218" draw:text-style-name="P28" draw:layer="layout" svg:width="0.293cm" svg:height="0.264cm" svg:x="10.46cm" svg:y="10.617cm" svg:viewBox="0 0 294 265" svg:d="M0 262l290-262c2 0 3 1 4 1l-293 264c0-1-1-2-1-3z">
            <text:p/>
          </draw:path>
          <draw:path draw:style-name="gr219" draw:text-style-name="P28" draw:layer="layout" svg:width="0.293cm" svg:height="0.265cm" svg:x="10.461cm" svg:y="10.617cm" svg:viewBox="0 0 294 266" svg:d="M0 263l291-263c1 0 2 1 3 1l-293 265c0-1-1-2-1-3z">
            <text:p/>
          </draw:path>
          <draw:path draw:style-name="gr220" draw:text-style-name="P28" draw:layer="layout" svg:width="0.294cm" svg:height="0.266cm" svg:x="10.461cm" svg:y="10.618cm" svg:viewBox="0 0 295 267" svg:d="M0 264l293-264c1 0 1 1 2 1l-294 266c0-1-1-2-1-3z">
            <text:p/>
          </draw:path>
          <draw:path draw:style-name="gr221" draw:text-style-name="P28" draw:layer="layout" svg:width="0.295cm" svg:height="0.267cm" svg:x="10.462cm" svg:y="10.618cm" svg:viewBox="0 0 296 268" svg:d="M0 265l294-265c1 0 1 1 2 1l-295 267c0-1-1-2-1-3z">
            <text:p/>
          </draw:path>
          <draw:path draw:style-name="gr222" draw:text-style-name="P28" draw:layer="layout" svg:width="0.296cm" svg:height="0.268cm" svg:x="10.462cm" svg:y="10.619cm" svg:viewBox="0 0 297 269" svg:d="M0 266l295-266c1 0 1 1 2 1l-296 268c0-1-1-2-1-3z">
            <text:p/>
          </draw:path>
          <draw:path draw:style-name="gr223" draw:text-style-name="P28" draw:layer="layout" svg:width="0.297cm" svg:height="0.269cm" svg:x="10.463cm" svg:y="10.62cm" svg:viewBox="0 0 298 270" svg:d="M0 267l296-267c1 0 1 1 2 1l-297 269c0-1-1-2-1-3z">
            <text:p/>
          </draw:path>
          <draw:path draw:style-name="gr224" draw:text-style-name="P28" draw:layer="layout" svg:width="0.299cm" svg:height="0.27cm" svg:x="10.463cm" svg:y="10.62cm" svg:viewBox="0 0 300 271" svg:d="M0 268l297-268c1 1 2 1 3 2l-299 269c0-1-1-2-1-3z">
            <text:p/>
          </draw:path>
          <draw:path draw:style-name="gr225" draw:text-style-name="P28" draw:layer="layout" svg:width="0.3cm" svg:height="0.27cm" svg:x="10.463cm" svg:y="10.621cm" svg:viewBox="0 0 301 271" svg:d="M0 268l298-268c1 1 2 1 3 2l-300 269c0-1-1-2-1-3z">
            <text:p/>
          </draw:path>
          <draw:path draw:style-name="gr226" draw:text-style-name="P28" draw:layer="layout" svg:width="0.301cm" svg:height="0.271cm" svg:x="10.464cm" svg:y="10.621cm" svg:viewBox="0 0 302 272" svg:d="M0 269l299-269c1 1 2 1 3 2l-301 270c0-1-1-2-1-3z">
            <text:p/>
          </draw:path>
          <draw:path draw:style-name="gr227" draw:text-style-name="P28" draw:layer="layout" svg:width="0.302cm" svg:height="0.271cm" svg:x="10.464cm" svg:y="10.622cm" svg:viewBox="0 0 303 272" svg:d="M0 270l300-270c1 1 2 1 3 2l-302 270c0-1-1-1-1-2z">
            <text:p/>
          </draw:path>
          <draw:path draw:style-name="gr228" draw:text-style-name="P28" draw:layer="layout" svg:width="0.303cm" svg:height="0.273cm" svg:x="10.465cm" svg:y="10.622cm" svg:viewBox="0 0 304 274" svg:d="M0 271l300-271c1 1 3 1 4 2l-303 272c0-1-1-2-1-3z">
            <text:p/>
          </draw:path>
          <draw:path draw:style-name="gr229" draw:text-style-name="P28" draw:layer="layout" svg:width="0.304cm" svg:height="0.273cm" svg:x="10.465cm" svg:y="10.623cm" svg:viewBox="0 0 305 274" svg:d="M0 271l301-271c1 1 2 1 4 2l-304 272c0-1-1-2-1-3z">
            <text:p/>
          </draw:path>
          <draw:path draw:style-name="gr230" draw:text-style-name="P28" draw:layer="layout" svg:width="0.306cm" svg:height="0.276cm" svg:x="10.466cm" svg:y="10.624cm" svg:viewBox="0 0 307 277" svg:d="M0 272l302-272c1 1 3 2 5 3l-305 274c-1-1-1-3-2-5z">
            <text:p/>
          </draw:path>
          <draw:path draw:style-name="gr229" draw:text-style-name="P28" draw:layer="layout" svg:width="0.308cm" svg:height="0.278cm" svg:x="10.467cm" svg:y="10.626cm" svg:viewBox="0 0 309 279" svg:d="M0 273l305-273c1 1 3 2 4 2l-307 277c-1-2-1-4-2-6z">
            <text:p/>
          </draw:path>
          <draw:path draw:style-name="gr229" draw:text-style-name="P28" draw:layer="layout" svg:width="0.309cm" svg:height="0.28cm" svg:x="10.468cm" svg:y="10.627cm" svg:viewBox="0 0 310 281" svg:d="M0 276l306-276c1 1 3 2 4 2l-308 279c-1-2-1-3-2-5z">
            <text:p/>
          </draw:path>
          <draw:path draw:style-name="gr228" draw:text-style-name="P28" draw:layer="layout" svg:width="0.312cm" svg:height="0.281cm" svg:x="10.47cm" svg:y="10.629cm" svg:viewBox="0 0 313 282" svg:d="M0 278l308-278c1 1 3 2 5 3l-311 279c-1-2-1-3-2-4z">
            <text:p/>
          </draw:path>
          <draw:path draw:style-name="gr231" draw:text-style-name="P28" draw:layer="layout" svg:width="0.313cm" svg:height="0.283cm" svg:x="10.471cm" svg:y="10.63cm" svg:viewBox="0 0 314 284" svg:d="M0 279l309-279c2 1 3 2 4 2 1 1 1 1 1 1l-312 281c0-1-1-3-2-5z">
            <text:p/>
          </draw:path>
          <draw:path draw:style-name="gr232" draw:text-style-name="P28" draw:layer="layout" svg:width="0.315cm" svg:height="0.284cm" svg:x="10.472cm" svg:y="10.632cm" svg:viewBox="0 0 316 285" svg:d="M0 280l311-280c1 0 1 0 1 0 1 1 3 2 4 3l-314 282c-1-2-1-3-2-5z">
            <text:p/>
          </draw:path>
          <draw:path draw:style-name="gr232" draw:text-style-name="P28" draw:layer="layout" svg:width="0.316cm" svg:height="0.286cm" svg:x="10.474cm" svg:y="10.634cm" svg:viewBox="0 0 317 287" svg:d="M0 282l313-282c1 1 3 2 4 3l-315 284c-1-2-1-3-2-5z">
            <text:p/>
          </draw:path>
          <draw:path draw:style-name="gr233" draw:text-style-name="P28" draw:layer="layout" svg:width="0.316cm" svg:height="0.285cm" svg:x="10.476cm" svg:y="10.636cm" svg:viewBox="0 0 317 286" svg:d="M0 283l314-283c1 1 2 1 3 2l-316 284c0-1-1-2-1-3z">
            <text:p/>
          </draw:path>
          <draw:path draw:style-name="gr225" draw:text-style-name="P28" draw:layer="layout" svg:width="0.316cm" svg:height="0.286cm" svg:x="10.476cm" svg:y="10.637cm" svg:viewBox="0 0 317 287" svg:d="M0 284l315-284c1 1 1 1 2 2l-316 285c0-1-1-2-1-3z">
            <text:p/>
          </draw:path>
          <draw:path draw:style-name="gr225" draw:text-style-name="P28" draw:layer="layout" svg:width="0.317cm" svg:height="0.286cm" svg:x="10.477cm" svg:y="10.637cm" svg:viewBox="0 0 318 287" svg:d="M0 285l315-285c1 1 2 1 3 2l-317 285c0-1-1-2-1-2z">
            <text:p/>
          </draw:path>
          <draw:path draw:style-name="gr224" draw:text-style-name="P28" draw:layer="layout" svg:width="0.317cm" svg:height="0.287cm" svg:x="10.478cm" svg:y="10.638cm" svg:viewBox="0 0 318 288" svg:d="M0 285l316-285c1 1 2 1 2 2l-317 286c0-1-1-2-1-3z">
            <text:p/>
          </draw:path>
          <draw:path draw:style-name="gr234" draw:text-style-name="P28" draw:layer="layout" svg:width="0.319cm" svg:height="0.287cm" svg:x="10.478cm" svg:y="10.639cm" svg:viewBox="0 0 320 288" svg:d="M0 286l316-286c1 1 2 1 4 2l-319 286c0-1-1-2-1-2z">
            <text:p/>
          </draw:path>
          <draw:path draw:style-name="gr223" draw:text-style-name="P28" draw:layer="layout" svg:width="0.319cm" svg:height="0.288cm" svg:x="10.479cm" svg:y="10.64cm" svg:viewBox="0 0 320 289" svg:d="M0 286l317-286c1 1 2 1 3 2l-319 287c0-1-1-2-1-3z">
            <text:p/>
          </draw:path>
          <draw:path draw:style-name="gr235" draw:text-style-name="P28" draw:layer="layout" svg:width="0.32cm" svg:height="0.288cm" svg:x="10.48cm" svg:y="10.641cm" svg:viewBox="0 0 321 289" svg:d="M0 287l318-287c1 1 2 1 3 2l-320 287c0-1-1-2-1-2z">
            <text:p/>
          </draw:path>
          <draw:path draw:style-name="gr222" draw:text-style-name="P28" draw:layer="layout" svg:width="0.32cm" svg:height="0.289cm" svg:x="10.48cm" svg:y="10.641cm" svg:viewBox="0 0 321 290" svg:d="M0 287l318-287c1 1 2 1 3 2l-319 288c-1-1-1-2-2-3z">
            <text:p/>
          </draw:path>
          <draw:path draw:style-name="gr236" draw:text-style-name="P28" draw:layer="layout" svg:width="0.321cm" svg:height="0.29cm" svg:x="10.481cm" svg:y="10.642cm" svg:viewBox="0 0 322 291" svg:d="M0 287l319-287c1 1 2 1 3 2l-320 289c-1-1-1-2-2-4z">
            <text:p/>
          </draw:path>
          <draw:path draw:style-name="gr237" draw:text-style-name="P28" draw:layer="layout" svg:width="0.321cm" svg:height="0.29cm" svg:x="10.482cm" svg:y="10.643cm" svg:viewBox="0 0 322 291" svg:d="M2 290c-1-1-1-2-2-3l320-287c0 1 1 1 2 2l-320 289z">
            <text:p/>
          </draw:path>
          <draw:path draw:style-name="gr238" draw:text-style-name="P28" draw:layer="layout" svg:width="0.321cm" svg:height="0.29cm" svg:x="10.482cm" svg:y="10.644cm" svg:viewBox="0 0 322 291" svg:d="M1 289l-1-1 320-288c1 1 2 1 2 2l-320 289c0 0-1-1-1-2z">
            <text:p/>
          </draw:path>
          <draw:path draw:style-name="gr239" draw:text-style-name="P28" draw:layer="layout" svg:width="0.322cm" svg:height="0.29cm" svg:x="10.484cm" svg:y="10.645cm" svg:viewBox="0 0 323 291" svg:d="M0 289l320-289c1 1 2 1 3 2l-322 289c0 0-1-1-1-2z">
            <text:p/>
          </draw:path>
          <draw:path draw:style-name="gr240" draw:text-style-name="P28" draw:layer="layout" svg:width="0.322cm" svg:height="0.291cm" svg:x="10.484cm" svg:y="10.646cm" svg:viewBox="0 0 323 292" svg:d="M0 289l321-289c0 1 1 1 2 2l-322 290c0-1-1-2-1-3z">
            <text:p/>
          </draw:path>
          <draw:path draw:style-name="gr241" draw:text-style-name="P28" draw:layer="layout" svg:width="0.322cm" svg:height="0.291cm" svg:x="10.485cm" svg:y="10.647cm" svg:viewBox="0 0 323 292" svg:d="M0 290l321-290c1 1 2 1 2 2l-322 290c0-1-1-1-1-2z">
            <text:p/>
          </draw:path>
          <draw:path draw:style-name="gr242" draw:text-style-name="P28" draw:layer="layout" svg:width="0.323cm" svg:height="0.292cm" svg:x="10.486cm" svg:y="10.648cm" svg:viewBox="0 0 324 293" svg:d="M0 290l322-290c0 1 1 1 2 2l-323 291c0-1-1-2-1-3z">
            <text:p/>
          </draw:path>
          <draw:path draw:style-name="gr217" draw:text-style-name="P28" draw:layer="layout" svg:width="0.323cm" svg:height="0.292cm" svg:x="10.486cm" svg:y="10.648cm" svg:viewBox="0 0 324 293" svg:d="M0 291l322-291c1 1 1 1 2 2l-322 291c-1-1-2-2-2-2z">
            <text:p/>
          </draw:path>
          <draw:path draw:style-name="gr243" draw:text-style-name="P28" draw:layer="layout" svg:width="0.324cm" svg:height="0.292cm" svg:x="10.487cm" svg:y="10.649cm" svg:viewBox="0 0 325 293" svg:d="M0 291l322-291c1 1 2 1 3 2l-323 291c-1 0-1-1-2-2z">
            <text:p/>
          </draw:path>
          <draw:path draw:style-name="gr244" draw:text-style-name="P28" draw:layer="layout" svg:width="0.325cm" svg:height="0.293cm" svg:x="10.488cm" svg:y="10.65cm" svg:viewBox="0 0 326 294" svg:d="M0 291l323-291c1 1 2 1 3 2l-324 292c-1-1-1-2-2-3z">
            <text:p/>
          </draw:path>
          <draw:path draw:style-name="gr244" draw:text-style-name="P28" draw:layer="layout" svg:width="0.325cm" svg:height="0.294cm" svg:x="10.488cm" svg:y="10.651cm" svg:viewBox="0 0 326 295" svg:d="M0 291l323-291c1 1 2 1 3 2l-324 293c0-2-1-3-2-4z">
            <text:p/>
          </draw:path>
          <draw:path draw:style-name="gr215" draw:text-style-name="P28" draw:layer="layout" svg:width="0.326cm" svg:height="0.294cm" svg:x="10.489cm" svg:y="10.652cm" svg:viewBox="0 0 327 295" svg:d="M0 291l324-291c1 1 2 2 3 2l-325 293c0-1-1-2-2-4z">
            <text:p/>
          </draw:path>
          <draw:path draw:style-name="gr214" draw:text-style-name="P28" draw:layer="layout" svg:width="0.326cm" svg:height="0.294cm" svg:x="10.49cm" svg:y="10.653cm" svg:viewBox="0 0 327 295" svg:d="M0 292l324-292c1 1 2 2 3 2l-325 293c0-1-1-2-2-3z">
            <text:p/>
          </draw:path>
          <draw:path draw:style-name="gr213" draw:text-style-name="P28" draw:layer="layout" svg:width="0.326cm" svg:height="0.294cm" svg:x="10.491cm" svg:y="10.654cm" svg:viewBox="0 0 327 295" svg:d="M0 292l324-292c1 1 2 2 3 2l-325 293c-1-1-1-2-2-3z">
            <text:p/>
          </draw:path>
          <draw:path draw:style-name="gr212" draw:text-style-name="P28" draw:layer="layout" svg:width="0.327cm" svg:height="0.294cm" svg:x="10.491cm" svg:y="10.655cm" svg:viewBox="0 0 328 295" svg:d="M0 292l325-292c1 1 2 1 3 2l-326 293c-1-1-1-2-2-3z">
            <text:p/>
          </draw:path>
          <draw:path draw:style-name="gr245" draw:text-style-name="P28" draw:layer="layout" svg:width="0.327cm" svg:height="0.294cm" svg:x="10.492cm" svg:y="10.656cm" svg:viewBox="0 0 328 295" svg:d="M0 292l325-292c1 1 2 2 3 2l-326 293c-1-1-1-2-2-3z">
            <text:p/>
          </draw:path>
          <draw:path draw:style-name="gr246" draw:text-style-name="P28" draw:layer="layout" svg:width="0.327cm" svg:height="0.295cm" svg:x="10.493cm" svg:y="10.657cm" svg:viewBox="0 0 328 296" svg:d="M0 293l325-293c1 1 2 2 3 2l-326 294c-1-1-1-2-2-3z">
            <text:p/>
          </draw:path>
          <draw:path draw:style-name="gr247" draw:text-style-name="P28" draw:layer="layout" svg:width="0.327cm" svg:height="0.295cm" svg:x="10.494cm" svg:y="10.657cm" svg:viewBox="0 0 328 296" svg:d="M0 293l326-293c0 1 1 1 2 2l-326 294c-1-1-1-2-2-3z">
            <text:p/>
          </draw:path>
          <draw:path draw:style-name="gr248" draw:text-style-name="P28" draw:layer="layout" svg:width="0.328cm" svg:height="0.296cm" svg:x="10.495cm" svg:y="10.658cm" svg:viewBox="0 0 329 297" svg:d="M0 293l326-293c1 1 2 2 3 3l-326 294c-1-1-2-2-3-4z">
            <text:p/>
          </draw:path>
          <draw:path draw:style-name="gr249" draw:text-style-name="P28" draw:layer="layout" svg:width="0.329cm" svg:height="0.297cm" svg:x="10.496cm" svg:y="10.66cm" svg:viewBox="0 0 330 298" svg:d="M0 294l326-294c1 1 3 2 4 3l-327 295c-1-2-2-3-3-4z">
            <text:p/>
          </draw:path>
          <draw:path draw:style-name="gr249" draw:text-style-name="P28" draw:layer="layout" svg:width="0.329cm" svg:height="0.297cm" svg:x="10.498cm" svg:y="10.662cm" svg:viewBox="0 0 330 298" svg:d="M0 294l327-294c1 1 2 2 3 3l-327 295c-1-1-2-3-3-4z">
            <text:p/>
          </draw:path>
          <draw:path draw:style-name="gr250" draw:text-style-name="P28" draw:layer="layout" svg:width="0.33cm" svg:height="0.297cm" svg:x="10.499cm" svg:y="10.664cm" svg:viewBox="0 0 331 298" svg:d="M0 294l328-294c1 1 2 2 3 3l-328 295c-1-2-2-3-3-4z">
            <text:p/>
          </draw:path>
          <draw:path draw:style-name="gr251" draw:text-style-name="P28" draw:layer="layout" svg:width="0.329cm" svg:height="0.297cm" svg:x="10.501cm" svg:y="10.666cm" svg:viewBox="0 0 330 298" svg:d="M0 294l327-294 3 3-327 295c-1-1-2-2-3-4z">
            <text:p/>
          </draw:path>
          <draw:path draw:style-name="gr204" draw:text-style-name="P28" draw:layer="layout" svg:width="0.33cm" svg:height="0.297cm" svg:x="10.503cm" svg:y="10.668cm" svg:viewBox="0 0 331 298" svg:d="M0 295l328-295 3 3-328 295c-1-1-2-2-3-3z">
            <text:p/>
          </draw:path>
          <draw:path draw:style-name="gr252" draw:text-style-name="P28" draw:layer="layout" svg:width="0.33cm" svg:height="0.297cm" svg:x="10.508cm" svg:y="10.674cm" svg:viewBox="0 0 331 298" svg:d="M0 295l329-295c1 1 2 2 2 3l-328 295c-1-1-2-2-3-3z">
            <text:p/>
          </draw:path>
          <draw:path draw:style-name="gr253" draw:text-style-name="P28" draw:layer="layout" svg:width="0.33cm" svg:height="0.297cm" svg:x="10.51cm" svg:y="10.676cm" svg:viewBox="0 0 331 298" svg:d="M1 296l-1-1 328-295 3 3-328 295c-1 0-1-1-2-2z">
            <text:p/>
          </draw:path>
          <draw:path draw:style-name="gr254" draw:text-style-name="P28" draw:layer="layout" svg:width="0.33cm" svg:height="0.298cm" svg:x="10.512cm" svg:y="10.677cm" svg:viewBox="0 0 331 299" svg:d="M2 298l-2-2 327-296c1 1 2 2 3 3l1 1-328 295z">
            <text:p/>
          </draw:path>
          <draw:path draw:style-name="gr255" draw:text-style-name="P28" draw:layer="layout" svg:width="0.33cm" svg:height="0.298cm" svg:x="10.514cm" svg:y="10.679cm" svg:viewBox="0 0 331 299" svg:d="M2 298l-2-3 327-295c1 1 2 3 4 4l-328 295c0 0-1 0-1-1z">
            <text:p/>
          </draw:path>
          <draw:path draw:style-name="gr198" draw:text-style-name="P28" draw:layer="layout" svg:width="0.33cm" svg:height="0.298cm" svg:x="10.515cm" svg:y="10.681cm" svg:viewBox="0 0 331 299" svg:d="M0 295l328-295c1 1 2 3 3 4l-328 295c-1-2-2-3-3-4z">
            <text:p/>
          </draw:path>
          <draw:path draw:style-name="gr197" draw:text-style-name="P28" draw:layer="layout" svg:width="0.329cm" svg:height="0.297cm" svg:x="10.517cm" svg:y="10.683cm" svg:viewBox="0 0 330 298" svg:d="M0 295l328-295c1 1 2 2 2 3l-326 295c-2-1-3-2-4-3z">
            <text:p/>
          </draw:path>
          <draw:path draw:style-name="gr256" draw:text-style-name="P28" draw:layer="layout" svg:width="0.329cm" svg:height="0.298cm" svg:x="10.519cm" svg:y="10.685cm" svg:viewBox="0 0 330 299" svg:d="M0 295l327-295c1 1 2 3 3 4l-326 295c-2-1-3-3-4-4z">
            <text:p/>
          </draw:path>
          <draw:path draw:style-name="gr196" draw:text-style-name="P28" draw:layer="layout" svg:width="0.329cm" svg:height="0.297cm" svg:x="10.521cm" svg:y="10.687cm" svg:viewBox="0 0 330 298" svg:d="M0 295l327-295c1 1 2 3 3 4l-326 294c-2-1-3-2-4-3z">
            <text:p/>
          </draw:path>
          <draw:path draw:style-name="gr195" draw:text-style-name="P28" draw:layer="layout" svg:width="0.328cm" svg:height="0.297cm" svg:x="10.523cm" svg:y="10.69cm" svg:viewBox="0 0 329 298" svg:d="M0 295l327-295c1 1 2 3 2 4l-325 294c-2-1-3-2-4-3z">
            <text:p/>
          </draw:path>
          <draw:path draw:style-name="gr194" draw:text-style-name="P28" draw:layer="layout" svg:width="0.329cm" svg:height="0.296cm" svg:x="10.524cm" svg:y="10.692cm" svg:viewBox="0 0 330 297" svg:d="M0 294l327-294c1 1 2 3 3 4l-327 293c-1-1-2-2-3-3z">
            <text:p/>
          </draw:path>
          <draw:path draw:style-name="gr194" draw:text-style-name="P28" draw:layer="layout" svg:width="0.328cm" svg:height="0.296cm" svg:x="10.527cm" svg:y="10.694cm" svg:viewBox="0 0 329 297" svg:d="M0 294l326-294c1 1 2 3 3 4l-326 293c-1-1-2-2-3-3z">
            <text:p/>
          </draw:path>
          <draw:path draw:style-name="gr193" draw:text-style-name="P28" draw:layer="layout" svg:width="0.327cm" svg:height="0.295cm" svg:x="10.529cm" svg:y="10.696cm" svg:viewBox="0 0 328 296" svg:d="M0 294l325-294c1 1 2 3 3 4l-325 292c-1-1-2-2-3-2z">
            <text:p/>
          </draw:path>
          <draw:path draw:style-name="gr257" draw:text-style-name="P28" draw:layer="layout" svg:width="0.327cm" svg:height="0.295cm" svg:x="10.531cm" svg:y="10.698cm" svg:viewBox="0 0 328 296" svg:d="M0 293l325-293c1 1 2 3 3 4l-325 292c-1-1-2-2-3-3z">
            <text:p/>
          </draw:path>
          <draw:path draw:style-name="gr257" draw:text-style-name="P28" draw:layer="layout" svg:width="0.326cm" svg:height="0.294cm" svg:x="10.533cm" svg:y="10.701cm" svg:viewBox="0 0 327 295" svg:d="M0 292l324-292c1 1 2 3 3 4l-324 291c-1-1-2-2-3-3z">
            <text:p/>
          </draw:path>
          <draw:path draw:style-name="gr190" draw:text-style-name="P28" draw:layer="layout" svg:width="0.326cm" svg:height="0.293cm" svg:x="10.535cm" svg:y="10.703cm" svg:viewBox="0 0 327 294" svg:d="M0 291l324-291c1 1 2 3 3 4l-324 290c-1-1-2-2-3-3z">
            <text:p/>
          </draw:path>
          <draw:path draw:style-name="gr189" draw:text-style-name="P28" draw:layer="layout" svg:width="0.325cm" svg:height="0.293cm" svg:x="10.537cm" svg:y="10.705cm" svg:viewBox="0 0 326 294" svg:d="M0 291l323-291c1 1 2 3 3 4l-323 290c-1-1-2-2-3-3z">
            <text:p/>
          </draw:path>
          <draw:path draw:style-name="gr258" draw:text-style-name="P28" draw:layer="layout" svg:width="0.324cm" svg:height="0.292cm" svg:x="10.539cm" svg:y="10.707cm" svg:viewBox="0 0 325 293" svg:d="M0 291l322-291c1 1 2 3 3 4l-322 289c-1-1-2-1-3-2z">
            <text:p/>
          </draw:path>
          <draw:path draw:style-name="gr188" draw:text-style-name="P28" draw:layer="layout" svg:width="0.323cm" svg:height="0.292cm" svg:x="10.542cm" svg:y="10.71cm" svg:viewBox="0 0 324 293" svg:d="M0 290l321-290c1 1 2 2 2 4 1 0 1 0 1 0l-320 289c-2-1-3-2-4-3z">
            <text:p/>
          </draw:path>
          <draw:path draw:style-name="gr186" draw:text-style-name="P28" draw:layer="layout" svg:width="0.323cm" svg:height="0.29cm" svg:x="10.543cm" svg:y="10.712cm" svg:viewBox="0 0 324 291" svg:d="M0 289l321-289c0 0 0 1 1 1 0 1 1 2 2 3l-320 287c-2-1-3-1-4-2z">
            <text:p/>
          </draw:path>
          <draw:path draw:style-name="gr259" draw:text-style-name="P28" draw:layer="layout" svg:width="0.322cm" svg:height="0.289cm" svg:x="10.546cm" svg:y="10.715cm" svg:viewBox="0 0 323 290" svg:d="M0 288l320-288c1 1 2 3 3 4l-319 286c-2 0-3-1-4-2z">
            <text:p/>
          </draw:path>
          <draw:path draw:style-name="gr260" draw:text-style-name="P28" draw:layer="layout" svg:width="0.32cm" svg:height="0.289cm" svg:x="10.548cm" svg:y="10.717cm" svg:viewBox="0 0 321 290" svg:d="M0 288l319-288c1 1 1 3 2 4l-317 286c-2-1-3-1-4-2z">
            <text:p/>
          </draw:path>
          <draw:path draw:style-name="gr184" draw:text-style-name="P28" draw:layer="layout" svg:width="0.319cm" svg:height="0.288cm" svg:x="10.551cm" svg:y="10.719cm" svg:viewBox="0 0 320 289" svg:d="M0 287l318-287c1 2 1 3 2 5l-316 284c-2-1-3-1-4-2z">
            <text:p/>
          </draw:path>
          <draw:path draw:style-name="gr261" draw:text-style-name="P28" draw:layer="layout" svg:width="0.318cm" svg:height="0.287cm" svg:x="10.553cm" svg:y="10.722cm" svg:viewBox="0 0 319 288" svg:d="M0 286l317-286c0 1 1 3 2 4l-315 284c-2-1-3-1-4-2z">
            <text:p/>
          </draw:path>
          <draw:path draw:style-name="gr262" draw:text-style-name="P28" draw:layer="layout" svg:width="0.317cm" svg:height="0.286cm" svg:x="10.555cm" svg:y="10.724cm" svg:viewBox="0 0 318 287" svg:d="M0 284l316-284c1 1 2 3 2 4l-314 283c-2-1-3-2-4-3z">
            <text:p/>
          </draw:path>
          <draw:path draw:style-name="gr263" draw:text-style-name="P28" draw:layer="layout" svg:width="0.316cm" svg:height="0.285cm" svg:x="10.557cm" svg:y="10.726cm" svg:viewBox="0 0 317 286" svg:d="M0 284l315-284c0 1 1 3 2 4l-313 282c-1 0-3-1-4-2z">
            <text:p/>
          </draw:path>
          <draw:path draw:style-name="gr181" draw:text-style-name="P28" draw:layer="layout" svg:width="0.314cm" svg:height="0.284cm" svg:x="10.56cm" svg:y="10.729cm" svg:viewBox="0 0 315 285" svg:d="M0 283l314-283c0 1 1 3 1 4l-311 281c-1-1-3-1-4-2z">
            <text:p/>
          </draw:path>
          <draw:path draw:style-name="gr264" draw:text-style-name="P28" draw:layer="layout" svg:width="0.313cm" svg:height="0.283cm" svg:x="10.562cm" svg:y="10.732cm" svg:viewBox="0 0 314 284" svg:d="M2 283c-1-1-1-1-2-1l312-282c1 1 1 3 2 4l-310 280c-1 0-2-1-2-1z">
            <text:p/>
          </draw:path>
          <draw:path draw:style-name="gr179" draw:text-style-name="P28" draw:layer="layout" svg:width="0.312cm" svg:height="0.282cm" svg:x="10.565cm" svg:y="10.734cm" svg:viewBox="0 0 313 283" svg:d="M0 281l311-281c1 1 1 3 2 4l-309 279c-1-1-3-2-4-2z">
            <text:p/>
          </draw:path>
          <draw:path draw:style-name="gr177" draw:text-style-name="P28" draw:layer="layout" svg:width="0.311cm" svg:height="0.28cm" svg:x="10.567cm" svg:y="10.737cm" svg:viewBox="0 0 312 281" svg:d="M0 279l310-279c1 1 1 3 2 4l-308 277c-1-1-3-1-4-2z">
            <text:p/>
          </draw:path>
          <draw:path draw:style-name="gr177" draw:text-style-name="P28" draw:layer="layout" svg:width="0.309cm" svg:height="0.279cm" svg:x="10.57cm" svg:y="10.739cm" svg:viewBox="0 0 310 280" svg:d="M0 278l308-278c1 1 2 3 2 4l-306 276c-1 0-3-1-4-2z">
            <text:p/>
          </draw:path>
          <draw:path draw:style-name="gr176" draw:text-style-name="P28" draw:layer="layout" svg:width="0.321cm" svg:height="0.301cm" svg:x="10.572cm" svg:y="10.742cm" svg:viewBox="0 0 322 302" svg:d="M322 82c0 40-9 75-29 110s-46 60-81 80-69 30-110 30c-37 0-70-8-102-25l307-277c10 26 15 52 15 82z">
            <text:p/>
          </draw:path>
          <draw:path draw:style-name="gr265" draw:text-style-name="P28" draw:layer="layout" svg:width="0.439cm" svg:height="0.439cm" svg:x="10.454cm" svg:y="10.603cm" svg:viewBox="0 0 440 440" svg:d="M411 331c-20 35-45 60-80 80-5 3-10 6-15 8-30 15-60 21-95 21-34 0-63-6-93-19-6-3-12-6-18-10-18-10-33-22-47-36-12-13-23-28-33-45-14-24-23-48-27-74-2-11-3-23-3-36 0-8 0-17 1-25 4-30 13-57 29-84 10-18 22-34 35-47s28-25 45-34c1-1 2-1 3-2 19-10 37-18 57-23 16-3 33-5 50-5 18 0 35 2 52 6 20 5 39 13 59 24 24 14 44 31 61 52 7 8 13 18 19 28 11 20 19 39 24 59 4 16 5 33 5 51s-1 35-5 52c-5 20-13 39-24 59z">
            <text:p/>
          </draw:path>
          <draw:path draw:style-name="gr266" draw:text-style-name="P28" draw:layer="layout" svg:width="0.392cm" svg:height="0.392cm" svg:x="10.478cm" svg:y="10.613cm" svg:viewBox="0 0 393 393" svg:d="M387 321c-18 30-39 53-67 72h-124-123c-29-19-50-42-68-72-2-4-3-7-5-10v-201c2-3 3-6 5-10 21-35 46-60 81-80 15-9 29-15 44-20h133c14 5 29 11 43 20 35 20 61 45 81 80 2 4 4 8 6 11v199c-2 3-4 7-6 11z">
            <text:p/>
          </draw:path>
        </draw:g>
      </draw:page>
      <draw:page draw:name="page11" draw:style-name="dp1" draw:master-page-name="Default">
        <draw:g>
          <draw:g>
            <draw:g>
              <draw:polygon draw:style-name="gr267" draw:layer="layout" svg:width="10.311cm" svg:height="1.306cm" svg:x="1.596cm" svg:y="11.648cm" svg:viewBox="0 0 10312 1307" draw:points="0,1307 10312,1307 10312,0 0,0">
                <text:p/>
              </draw:polygon>
              <draw:polygon draw:style-name="gr268" draw:layer="layout" svg:width="10.311cm" svg:height="1.306cm" svg:x="1.596cm" svg:y="11.648cm" svg:viewBox="0 0 10312 1307" draw:points="0,1307 10312,1307 10312,0 0,0">
                <text:p/>
              </draw:polygon>
            </draw:g>
            <draw:frame draw:style-name="gr269" draw:text-style-name="P32" draw:layer="layout" svg:width="10.313cm" svg:height="1.307cm" svg:x="1.596cm" svg:y="11.648cm">
              <draw:text-box>
                <text:p text:style-name="P31"><text:span text:style-name="T38">Platform</text:span></text:p>
              </draw:text-box>
            </draw:frame>
          </draw:g>
          <draw:g>
            <draw:polygon draw:style-name="gr270" draw:layer="layout" svg:width="10.311cm" svg:height="2.998cm" svg:x="1.596cm" svg:y="13.652cm" svg:viewBox="0 0 10312 2999" draw:points="5156,2999 10312,1499 5156,0 0,1499">
              <text:p/>
            </draw:polygon>
            <draw:frame draw:style-name="gr271" draw:text-style-name="P31" draw:layer="layout" svg:width="10.313cm" svg:height="3cm" svg:x="1.596cm" svg:y="13.652cm">
              <draw:text-box>
                <text:p text:style-name="P31"><text:span text:style-name="T39">Application ID includes Facet ID?</text:span></text:p>
              </draw:text-box>
            </draw:frame>
          </draw:g>
          <draw:g>
            <draw:g>
              <draw:polygon draw:style-name="gr272" draw:layer="layout" svg:width="2.248cm" svg:height="2.249cm" svg:x="1.596cm" svg:y="8.152cm" svg:viewBox="0 0 2249 2250" draw:points="0,2250 2249,2250 2249,0 0,0">
                <text:p/>
              </draw:polygon>
              <draw:polygon draw:style-name="gr268" draw:layer="layout" svg:width="2.248cm" svg:height="2.249cm" svg:x="1.596cm" svg:y="8.152cm" svg:viewBox="0 0 2249 2250" draw:points="0,2250 2249,2250 2249,0 0,0">
                <text:p/>
              </draw:polygon>
            </draw:g>
            <draw:frame draw:style-name="gr273" draw:text-style-name="P32" draw:layer="layout" svg:width="2.25cm" svg:height="2.25cm" svg:x="1.596cm" svg:y="8.152cm">
              <draw:text-box>
                <text:p text:style-name="P31"><text:span text:style-name="T38">Web App</text:span></text:p>
              </draw:text-box>
            </draw:frame>
          </draw:g>
          <draw:g>
            <draw:g>
              <draw:polygon draw:style-name="gr272" draw:layer="layout" svg:width="2.248cm" svg:height="2.249cm" svg:x="4.221cm" svg:y="8.152cm" svg:viewBox="0 0 2249 2250" draw:points="0,2250 2249,2250 2249,0 0,0">
                <text:p/>
              </draw:polygon>
              <draw:polygon draw:style-name="gr268" draw:layer="layout" svg:width="2.248cm" svg:height="2.249cm" svg:x="4.221cm" svg:y="8.152cm" svg:viewBox="0 0 2249 2250" draw:points="0,2250 2249,2250 2249,0 0,0">
                <text:p/>
              </draw:polygon>
            </draw:g>
            <draw:frame draw:style-name="gr273" draw:text-style-name="P32" draw:layer="layout" svg:width="2.25cm" svg:height="2.25cm" svg:x="4.221cm" svg:y="8.152cm">
              <draw:text-box>
                <text:p text:style-name="P31"><text:span text:style-name="T38">Windows App.</text:span></text:p>
              </draw:text-box>
            </draw:frame>
          </draw:g>
          <draw:g>
            <draw:g>
              <draw:polygon draw:style-name="gr272" draw:layer="layout" svg:width="2.248cm" svg:height="2.249cm" svg:x="7.096cm" svg:y="8.152cm" svg:viewBox="0 0 2249 2250" draw:points="0,2250 2249,2250 2249,0 0,0">
                <text:p/>
              </draw:polygon>
              <draw:polygon draw:style-name="gr268" draw:layer="layout" svg:width="2.248cm" svg:height="2.249cm" svg:x="7.096cm" svg:y="8.152cm" svg:viewBox="0 0 2249 2250" draw:points="0,2250 2249,2250 2249,0 0,0">
                <text:p/>
              </draw:polygon>
            </draw:g>
            <draw:frame draw:style-name="gr273" draw:text-style-name="P32" draw:layer="layout" svg:width="2.25cm" svg:height="2.25cm" svg:x="7.096cm" svg:y="8.152cm">
              <draw:text-box>
                <text:p text:style-name="P31"><text:span text:style-name="T38">Android App</text:span></text:p>
              </draw:text-box>
            </draw:frame>
          </draw:g>
          <draw:g>
            <draw:g>
              <draw:polygon draw:style-name="gr272" draw:layer="layout" svg:width="2.248cm" svg:height="2.249cm" svg:x="9.659cm" svg:y="8.152cm" svg:viewBox="0 0 2249 2250" draw:points="0,2250 2249,2250 2249,0 0,0">
                <text:p/>
              </draw:polygon>
              <draw:polygon draw:style-name="gr268" draw:layer="layout" svg:width="2.248cm" svg:height="2.249cm" svg:x="9.659cm" svg:y="8.152cm" svg:viewBox="0 0 2249 2250" draw:points="0,2250 2249,2250 2249,0 0,0">
                <text:p/>
              </draw:polygon>
            </draw:g>
            <draw:frame draw:style-name="gr273" draw:text-style-name="P32" draw:layer="layout" svg:width="2.25cm" svg:height="2.25cm" svg:x="9.659cm" svg:y="8.152cm">
              <draw:text-box>
                <text:p text:style-name="P31"><text:span text:style-name="T38">iOS App</text:span></text:p>
              </draw:text-box>
            </draw:frame>
          </draw:g>
          <draw:polyline draw:style-name="standard" draw:layer="layout" svg:width="0.001cm" svg:height="1.245cm" svg:x="10.784cm" svg:y="10.402cm" svg:viewBox="0 0 2 1246" draw:points="0,0 0,375 2,375 2,1246">
            <text:p/>
          </draw:polyline>
          <draw:frame draw:style-name="gr274" draw:text-style-name="P31" draw:layer="layout" svg:width="1.411cm" svg:height="0.63cm" svg:x="10.081cm" svg:y="10.709cm">
            <draw:text-box>
              <text:p text:style-name="P31"><text:span text:style-name="T40">API call</text:span></text:p>
            </draw:text-box>
          </draw:frame>
          <draw:polyline draw:style-name="standard" draw:layer="layout" svg:width="0.002cm" svg:height="1.245cm" svg:x="8.219cm" svg:y="10.402cm" svg:viewBox="0 0 3 1246" draw:points="3,0 3,375 0,375 0,1246">
            <text:p/>
          </draw:polyline>
          <draw:frame draw:style-name="gr274" draw:text-style-name="P31" draw:layer="layout" svg:width="1.411cm" svg:height="0.63cm" svg:x="7.514cm" svg:y="10.709cm">
            <draw:text-box>
              <text:p text:style-name="P31"><text:span text:style-name="T40">API call</text:span></text:p>
            </draw:text-box>
          </draw:frame>
          <draw:line draw:style-name="standard" draw:layer="layout" svg:x1="5.346cm" svg:y1="10.402cm" svg:x2="5.346cm" svg:y2="11.648cm">
            <text:p/>
          </draw:line>
          <draw:frame draw:style-name="gr274" draw:text-style-name="P31" draw:layer="layout" svg:width="1.411cm" svg:height="0.63cm" svg:x="4.64cm" svg:y="10.71cm">
            <draw:text-box>
              <text:p text:style-name="P31"><text:span text:style-name="T40">API call</text:span></text:p>
            </draw:text-box>
          </draw:frame>
          <draw:polyline draw:style-name="standard" draw:layer="layout" svg:width="0.002cm" svg:height="1.245cm" svg:x="2.719cm" svg:y="10.402cm" svg:viewBox="0 0 3 1246" draw:points="3,0 3,375 0,375 0,1246">
            <text:p/>
          </draw:polyline>
          <draw:frame draw:style-name="gr275" draw:text-style-name="P28" draw:layer="layout" svg:width="1.411cm" svg:height="0.863cm" svg:x="2.014cm" svg:y="10.593cm">
            <draw:text-box>
              <text:p text:style-name="P28"><text:span text:style-name="T40">API call</text:span></text:p>
            </draw:text-box>
          </draw:frame>
          <draw:g>
            <draw:g>
              <draw:polygon draw:style-name="gr267" draw:layer="layout" svg:width="10.311cm" svg:height="1.306cm" svg:x="1.596cm" svg:y="18.102cm" svg:viewBox="0 0 10312 1307" draw:points="0,1307 10312,1307 10312,0 0,0">
                <text:p/>
              </draw:polygon>
              <draw:polygon draw:style-name="gr268" draw:layer="layout" svg:width="10.311cm" svg:height="1.306cm" svg:x="1.596cm" svg:y="18.102cm" svg:viewBox="0 0 10312 1307" draw:points="0,1307 10312,1307 10312,0 0,0">
                <text:p/>
              </draw:polygon>
            </draw:g>
            <draw:frame draw:style-name="gr269" draw:text-style-name="P32" draw:layer="layout" svg:width="10.313cm" svg:height="1.307cm" svg:x="1.596cm" svg:y="18.102cm">
              <draw:text-box>
                <text:p text:style-name="P31"><text:span text:style-name="T38">Resource Access</text:span></text:p>
              </draw:text-box>
            </draw:frame>
          </draw:g>
          <draw:line draw:style-name="gr276" draw:layer="layout" svg:x1="6.752cm" svg:y1="12.956cm" svg:x2="6.752cm" svg:y2="13.652cm">
            <text:p/>
          </draw:line>
          <draw:line draw:style-name="standard" draw:layer="layout" svg:x1="10.786cm" svg:y1="17.022cm" svg:x2="10.786cm" svg:y2="18.102cm">
            <text:p/>
          </draw:line>
          <draw:frame draw:style-name="gr274" draw:text-style-name="P31" draw:layer="layout" svg:width="1.411cm" svg:height="0.63cm" svg:x="10.081cm" svg:y="17.246cm">
            <draw:text-box>
              <text:p text:style-name="P31"><text:span text:style-name="T40">API call</text:span></text:p>
            </draw:text-box>
          </draw:frame>
          <draw:line draw:style-name="standard" draw:layer="layout" svg:x1="8.219cm" svg:y1="17.042cm" svg:x2="8.219cm" svg:y2="18.102cm">
            <text:p/>
          </draw:line>
          <draw:frame draw:style-name="gr274" draw:text-style-name="P31" draw:layer="layout" svg:width="1.411cm" svg:height="0.63cm" svg:x="7.514cm" svg:y="17.256cm">
            <draw:text-box>
              <text:p text:style-name="P31"><text:span text:style-name="T40">API call</text:span></text:p>
            </draw:text-box>
          </draw:frame>
          <draw:line draw:style-name="standard" draw:layer="layout" svg:x1="5.346cm" svg:y1="16.982cm" svg:x2="5.346cm" svg:y2="18.102cm">
            <text:p/>
          </draw:line>
          <draw:frame draw:style-name="gr274" draw:text-style-name="P31" draw:layer="layout" svg:width="1.411cm" svg:height="0.63cm" svg:x="4.64cm" svg:y="17.226cm">
            <draw:text-box>
              <text:p text:style-name="P31"><text:span text:style-name="T40">API call</text:span></text:p>
            </draw:text-box>
          </draw:frame>
          <draw:line draw:style-name="standard" draw:layer="layout" svg:x1="2.719cm" svg:y1="17.002cm" svg:x2="2.719cm" svg:y2="18.102cm">
            <text:p/>
          </draw:line>
          <draw:frame draw:style-name="gr274" draw:text-style-name="P31" draw:layer="layout" svg:width="1.411cm" svg:height="0.63cm" svg:x="2.014cm" svg:y="17.237cm">
            <draw:text-box>
              <text:p text:style-name="P31"><text:span text:style-name="T40">API call</text:span></text:p>
            </draw:text-box>
          </draw:frame>
          <draw:g>
            <draw:g>
              <draw:polygon draw:style-name="gr272" draw:layer="layout" svg:width="10.311cm" svg:height="1.306cm" svg:x="1.596cm" svg:y="5.595cm" svg:viewBox="0 0 10312 1307" draw:points="0,1307 10312,1307 10312,0 0,0">
                <text:p/>
              </draw:polygon>
              <draw:polygon draw:style-name="gr268" draw:layer="layout" svg:width="10.311cm" svg:height="1.306cm" svg:x="1.596cm" svg:y="5.595cm" svg:viewBox="0 0 10312 1307" draw:points="0,1307 10312,1307 10312,0 0,0">
                <text:p/>
              </draw:polygon>
            </draw:g>
            <draw:frame draw:style-name="gr269" draw:text-style-name="P32" draw:layer="layout" svg:width="10.313cm" svg:height="1.307cm" svg:x="1.596cm" svg:y="5.595cm">
              <draw:text-box>
                <text:p text:style-name="P31"><text:span text:style-name="T38">Relying Party Web Application Server</text:span></text:p>
              </draw:text-box>
            </draw:frame>
          </draw:g>
          <draw:g>
            <draw:polygon draw:style-name="gr277" draw:layer="layout" svg:width="11.198cm" svg:height="6.298cm" svg:x="1.146cm" svg:y="4.402cm" svg:viewBox="0 0 11199 6299" draw:points="0,6299 11199,6299 11199,0 0,0">
              <text:p/>
            </draw:polygon>
            <draw:frame draw:style-name="gr278" draw:text-style-name="P31" draw:layer="layout" svg:width="11.2cm" svg:height="6.3cm" svg:x="1.146cm" svg:y="4.402cm">
              <draw:text-box>
                <text:p text:style-name="P31"><text:span text:style-name="T41">Relying Party</text:span></text:p>
              </draw:text-box>
            </draw:frame>
          </draw:g>
          <draw:g>
            <draw:polyline draw:style-name="gr279" draw:layer="layout" svg:width="2.898cm" svg:height="1.299cm" svg:x="11.946cm" svg:y="7.202cm" svg:viewBox="0 0 2899 1300" draw:points="0,1300 2264,0 2899,0">
              <text:p/>
            </draw:polyline>
            <draw:frame draw:style-name="gr280" draw:text-style-name="P33" draw:layer="layout" svg:width="3.8cm" svg:height="1.72cm" svg:x="14.846cm" svg:y="6.342cm">
              <draw:text-box>
                <text:p text:style-name="P33"><text:span text:style-name="T42">All Facets belong to same Application ID</text:span></text:p>
              </draw:text-box>
            </draw:frame>
          </draw:g>
          <draw:g>
            <draw:polyline draw:style-name="gr279" draw:layer="layout" svg:width="2.198cm" svg:height="0.999cm" svg:x="10.786cm" svg:y="16.202cm" svg:viewBox="0 0 2199 1000" draw:points="0,1000 1564,0 2199,0">
              <text:p/>
            </draw:polyline>
            <draw:frame draw:style-name="gr280" draw:text-style-name="P33" draw:layer="layout" svg:width="3.66cm" svg:height="1.72cm" svg:x="12.986cm" svg:y="15.342cm">
              <draw:text-box>
                <text:p text:style-name="P33"><text:span text:style-name="T42">Associate call with Application ID</text:span></text:p>
              </draw:text-box>
            </draw:frame>
          </draw:g>
          <draw:g>
            <draw:polyline draw:style-name="gr279" draw:layer="layout" svg:width="2.399cm" svg:height="0.599cm" svg:x="12.046cm" svg:y="14.402cm" svg:viewBox="0 0 2400 600" draw:points="0,600 1765,0 2400,0">
              <text:p/>
            </draw:polyline>
            <draw:frame draw:style-name="gr281" draw:text-style-name="P33" draw:layer="layout" svg:width="3.8cm" svg:height="1.418cm" svg:x="14.446cm" svg:y="13.693cm">
              <draw:text-box>
                <text:p text:style-name="P33"><text:span text:style-name="T42">Map Facet ID to Application ID</text:span></text:p>
              </draw:text-box>
            </draw:frame>
          </draw:g>
          <draw:g>
            <draw:polyline draw:style-name="gr279" draw:layer="layout" svg:width="2.399cm" svg:height="0.599cm" svg:x="11.946cm" svg:y="11.802cm" svg:viewBox="0 0 2400 600" draw:points="0,600 1765,0 2400,0">
              <text:p/>
            </draw:polyline>
            <draw:frame draw:style-name="gr282" draw:text-style-name="P33" draw:layer="layout" svg:width="3.8cm" svg:height="1.213cm" svg:x="14.346cm" svg:y="11.196cm">
              <draw:text-box>
                <text:p text:style-name="P33"><text:span text:style-name="T42">Determine Facet ID</text:span></text:p>
              </draw:text-box>
            </draw:frame>
          </draw:g>
        </draw:g>
      </draw:page>
      <draw:page draw:name="page12" draw:style-name="dp1" draw:master-page-name="Default">
        <draw:g>
          <draw:g>
            <draw:polygon draw:style-name="gr267" draw:layer="layout" svg:width="3.842cm" svg:height="2.317cm" svg:x="14.625cm" svg:y="12.554cm" svg:viewBox="0 0 3843 2318" draw:points="0,2318 3843,2318 3843,0 0,0">
              <text:p/>
            </draw:polygon>
            <draw:polygon draw:style-name="gr268" draw:layer="layout" svg:width="3.842cm" svg:height="2.317cm" svg:x="14.625cm" svg:y="12.554cm" svg:viewBox="0 0 3843 2318" draw:points="0,2318 3843,2318 3843,0 0,0">
              <text:p/>
            </draw:polygon>
          </draw:g>
          <draw:frame draw:style-name="gr283" draw:text-style-name="P34" draw:layer="layout" svg:width="3.844cm" svg:height="2.319cm" svg:x="14.625cm" svg:y="12.553cm">
            <draw:text-box>
              <text:p text:style-name="P31"><text:span text:style-name="T43">FIDO Server</text:span></text:p>
            </draw:text-box>
          </draw:frame>
        </draw:g>
        <draw:g>
          <draw:g>
            <draw:polygon draw:style-name="gr267" draw:layer="layout" svg:width="4.962cm" svg:height="1.332cm" svg:x="2.654cm" svg:y="13.539cm" svg:viewBox="0 0 4963 1333" draw:points="0,1333 4963,1333 4963,0 0,0">
              <text:p/>
            </draw:polygon>
            <draw:polygon draw:style-name="gr268" draw:layer="layout" svg:width="4.962cm" svg:height="1.332cm" svg:x="2.654cm" svg:y="13.539cm" svg:viewBox="0 0 4963 1333" draw:points="0,1333 4963,1333 4963,0 0,0">
              <text:p/>
            </draw:polygon>
          </draw:g>
          <draw:frame draw:style-name="gr284" draw:text-style-name="P34" draw:layer="layout" svg:width="4.964cm" svg:height="1.332cm" svg:x="2.654cm" svg:y="13.539cm">
            <draw:text-box>
              <text:p text:style-name="P31"><text:span text:style-name="T43">FIDO Authenticator</text:span></text:p>
            </draw:text-box>
          </draw:frame>
        </draw:g>
        <draw:g>
          <draw:g>
            <draw:polygon draw:style-name="gr267" draw:layer="layout" svg:width="4.962cm" svg:height="0.57cm" svg:x="2.654cm" svg:y="12.363cm" svg:viewBox="0 0 4963 571" draw:points="0,571 4963,571 4963,0 0,0">
              <text:p/>
            </draw:polygon>
            <draw:polygon draw:style-name="gr268" draw:layer="layout" svg:width="4.962cm" svg:height="0.57cm" svg:x="2.654cm" svg:y="12.363cm" svg:viewBox="0 0 4963 571" draw:points="0,571 4963,571 4963,0 0,0">
              <text:p/>
            </draw:polygon>
          </draw:g>
          <draw:frame draw:style-name="gr285" draw:text-style-name="P34" draw:layer="layout" svg:width="4.964cm" svg:height="0.839cm" svg:x="2.654cm" svg:y="12.23cm">
            <draw:text-box>
              <text:p text:style-name="P31"><text:span text:style-name="T43">ASM</text:span></text:p>
            </draw:text-box>
          </draw:frame>
        </draw:g>
        <draw:g>
          <draw:g>
            <draw:polygon draw:style-name="gr267" draw:layer="layout" svg:width="4.962cm" svg:height="1.332cm" svg:x="2.654cm" svg:y="10.397cm" svg:viewBox="0 0 4963 1333" draw:points="0,1333 4963,1333 4963,0 0,0">
              <text:p/>
            </draw:polygon>
            <draw:polygon draw:style-name="gr268" draw:layer="layout" svg:width="4.962cm" svg:height="1.332cm" svg:x="2.654cm" svg:y="10.397cm" svg:viewBox="0 0 4963 1333" draw:points="0,1333 4963,1333 4963,0 0,0">
              <text:p/>
            </draw:polygon>
          </draw:g>
          <draw:frame draw:style-name="gr286" draw:text-style-name="P34" draw:layer="layout" svg:width="4.964cm" svg:height="1.334cm" svg:x="2.654cm" svg:y="10.396cm">
            <draw:text-box>
              <text:p text:style-name="P31"><text:span text:style-name="T43">FIDO Client</text:span></text:p>
            </draw:text-box>
          </draw:frame>
        </draw:g>
        <draw:g>
          <draw:g>
            <draw:polygon draw:style-name="gr272" draw:layer="layout" svg:width="1.939cm" svg:height="2.317cm" svg:x="2.654cm" svg:y="4.886cm" svg:viewBox="0 0 1940 2318" draw:points="0,2318 1940,2318 1940,0 0,0">
              <text:p/>
            </draw:polygon>
            <draw:polygon draw:style-name="gr268" draw:layer="layout" svg:width="1.939cm" svg:height="2.317cm" svg:x="2.654cm" svg:y="4.886cm" svg:viewBox="0 0 1940 2318" draw:points="0,2318 1940,2318 1940,0 0,0">
              <text:p/>
            </draw:polygon>
          </draw:g>
          <draw:frame draw:style-name="gr283" draw:text-style-name="P34" draw:layer="layout" svg:width="1.94cm" svg:height="2.319cm" svg:x="2.654cm" svg:y="4.886cm">
            <draw:text-box>
              <text:p text:style-name="P31"><text:span text:style-name="T43">User Agent</text:span></text:p>
            </draw:text-box>
          </draw:frame>
        </draw:g>
        <draw:g>
          <draw:g>
            <draw:polygon draw:style-name="gr272" draw:layer="layout" svg:width="1.616cm" svg:height="2.317cm" svg:x="6cm" svg:y="4.886cm" svg:viewBox="0 0 1617 2318" draw:points="0,2318 1617,2318 1617,0 0,0">
              <text:p/>
            </draw:polygon>
            <draw:polygon draw:style-name="gr268" draw:layer="layout" svg:width="1.616cm" svg:height="2.317cm" svg:x="6cm" svg:y="4.886cm" svg:viewBox="0 0 1617 2318" draw:points="0,2318 1617,2318 1617,0 0,0">
              <text:p/>
            </draw:polygon>
          </draw:g>
          <draw:frame draw:style-name="gr287" draw:text-style-name="P34" draw:layer="layout" svg:width="1.617cm" svg:height="2.892cm" svg:x="6.001cm" svg:y="4.6cm">
            <draw:text-box>
              <text:p text:style-name="P31"><text:span text:style-name="T43">Web App (Client)</text:span></text:p>
            </draw:text-box>
          </draw:frame>
        </draw:g>
        <draw:g>
          <draw:g>
            <draw:polygon draw:style-name="gr272" draw:layer="layout" svg:width="1.616cm" svg:height="1.887cm" svg:x="6cm" svg:y="7.767cm" svg:viewBox="0 0 1617 1888" draw:points="0,1888 1617,1888 1617,0 0,0">
              <text:p/>
            </draw:polygon>
            <draw:polygon draw:style-name="gr268" draw:layer="layout" svg:width="1.616cm" svg:height="1.887cm" svg:x="6cm" svg:y="7.767cm" svg:viewBox="0 0 1617 1888" draw:points="0,1888 1617,1888 1617,0 0,0">
              <text:p/>
            </draw:polygon>
          </draw:g>
          <draw:frame draw:style-name="gr288" draw:text-style-name="P34" draw:layer="layout" svg:width="1.617cm" svg:height="1.889cm" svg:x="6.001cm" svg:y="7.767cm">
            <draw:text-box>
              <text:p text:style-name="P31"><text:span text:style-name="T43">Mobile App</text:span></text:p>
            </draw:text-box>
          </draw:frame>
        </draw:g>
        <draw:g>
          <draw:g>
            <draw:polygon draw:style-name="gr272" draw:layer="layout" svg:width="3.842cm" svg:height="2.317cm" svg:x="14.625cm" svg:y="4.886cm" svg:viewBox="0 0 3843 2318" draw:points="0,2318 3843,2318 3843,0 0,0">
              <text:p/>
            </draw:polygon>
            <draw:polygon draw:style-name="gr268" draw:layer="layout" svg:width="3.842cm" svg:height="2.317cm" svg:x="14.625cm" svg:y="4.886cm" svg:viewBox="0 0 3843 2318" draw:points="0,2318 3843,2318 3843,0 0,0">
              <text:p/>
            </draw:polygon>
          </draw:g>
          <draw:frame draw:style-name="gr283" draw:text-style-name="P34" draw:layer="layout" svg:width="3.844cm" svg:height="2.319cm" svg:x="14.625cm" svg:y="4.886cm">
            <draw:text-box>
              <text:p text:style-name="P31"><text:span text:style-name="T43">Relying Party Web Application Server</text:span></text:p>
            </draw:text-box>
          </draw:frame>
        </draw:g>
        <draw:line draw:style-name="gr289" draw:layer="layout" svg:x1="16.547cm" svg:y1="7.204cm" svg:x2="16.547cm" svg:y2="12.552cm">
          <text:p/>
        </draw:line>
        <draw:line draw:style-name="gr289" draw:layer="layout" svg:x1="14.624cm" svg:y1="6.045cm" svg:x2="7.617cm" svg:y2="6.045cm">
          <text:p/>
        </draw:line>
        <draw:line draw:style-name="gr289" draw:layer="layout" svg:x1="6cm" svg:y1="6.045cm" svg:x2="4.594cm" svg:y2="6.045cm">
          <text:p/>
        </draw:line>
        <draw:polyline draw:style-name="gr289" draw:layer="layout" svg:width="7.006cm" svg:height="2.135cm" svg:x="7.617cm" svg:y="6.575cm" svg:viewBox="0 0 7007 2136" draw:points="7007,0 3816,0 3816,2136 0,2136">
          <text:p/>
        </draw:polyline>
        <draw:polyline draw:style-name="gr289" draw:layer="layout" svg:width="0.828cm" svg:height="3.191cm" svg:x="3.624cm" svg:y="7.204cm" svg:viewBox="0 0 829 3192" draw:points="829,3192 829,2748 0,2748 0,0">
          <text:p/>
        </draw:polyline>
        <draw:polyline draw:style-name="gr289" draw:layer="layout" svg:width="1.019cm" svg:height="0.74cm" svg:x="5.789cm" svg:y="9.655cm" svg:viewBox="0 0 1020 741" draw:points="1020,0 1020,297 0,297 0,741">
          <text:p/>
        </draw:polyline>
        <draw:line draw:style-name="gr289" draw:layer="layout" svg:x1="5.135cm" svg:y1="12.362cm" svg:x2="5.135cm" svg:y2="11.729cm">
          <text:p/>
        </draw:line>
        <draw:line draw:style-name="gr289" draw:layer="layout" svg:x1="5.135cm" svg:y1="13.538cm" svg:x2="5.135cm" svg:y2="12.934cm">
          <text:p/>
        </draw:line>
        <draw:g>
          <draw:polygon draw:style-name="gr290" draw:layer="layout" svg:width="13.006cm" svg:height="5.298cm" svg:x="5.649cm" svg:y="4.588cm" svg:viewBox="0 0 13007 5299" draw:points="0,5299 13007,5299 13007,0 0,0">
            <text:p/>
          </draw:polygon>
          <draw:frame draw:style-name="gr291" draw:text-style-name="P35" draw:layer="layout" svg:width="13.008cm" svg:height="5.298cm" svg:x="5.648cm" svg:y="4.589cm">
            <draw:text-box>
              <text:p text:style-name="P31"><text:span text:style-name="T41">Relying Party Application</text:span></text:p>
            </draw:text-box>
          </draw:frame>
        </draw:g>
        <draw:line draw:style-name="gr292" draw:layer="layout" svg:x1="5.649cm" svg:y1="13.199cm" svg:x2="8.813cm" svg:y2="13.199cm">
          <text:p/>
        </draw:line>
        <draw:line draw:style-name="gr293" draw:layer="layout" svg:x1="5.649cm" svg:y1="12.073cm" svg:x2="8.813cm" svg:y2="12.073cm">
          <text:p/>
        </draw:line>
        <draw:line draw:style-name="gr294" draw:layer="layout" svg:x1="6.211cm" svg:y1="10.152cm" svg:x2="8.812cm" svg:y2="10.152cm">
          <text:p/>
        </draw:line>
        <draw:line draw:style-name="gr295" draw:layer="layout" svg:x1="11.836cm" svg:y1="8.497cm" svg:x2="11.836cm" svg:y2="6.973cm">
          <text:p/>
        </draw:line>
        <draw:line draw:style-name="gr296" draw:layer="layout" svg:x1="5.297cm" svg:y1="5.846cm" svg:x2="5.297cm" svg:y2="3.992cm">
          <text:p/>
        </draw:line>
        <draw:g>
          <draw:polyline draw:style-name="gr297" draw:layer="layout" svg:width="1.054cm" svg:height="0.661cm" svg:x="11.836cm" svg:y="8.629cm" svg:viewBox="0 0 1055 662" draw:points="0,0 608,662 1055,662">
            <text:p/>
          </draw:polyline>
          <draw:frame draw:style-name="gr280" draw:text-style-name="P33" draw:layer="layout" svg:width="2.789cm" svg:height="1.72cm" svg:x="12.891cm" svg:y="8.431cm">
            <draw:text-box>
              <text:p text:style-name="P33"><text:span text:style-name="T44">UAF Protocol Specification</text:span></text:p>
            </draw:text-box>
          </draw:frame>
        </draw:g>
        <draw:g>
          <draw:polyline draw:style-name="gr297" draw:layer="layout" svg:width="1.457cm" svg:height="0.661cm" svg:x="9.023cm" svg:y="13.299cm" svg:viewBox="0 0 1458 662" draw:points="0,0 841,662 1458,662">
            <text:p/>
          </draw:polyline>
          <draw:frame draw:style-name="gr298" draw:text-style-name="P33" draw:layer="layout" svg:width="3.858cm" svg:height="1.562cm" svg:x="10.48cm" svg:y="13.181cm">
            <draw:text-box>
              <text:p text:style-name="P33"><text:span text:style-name="T44">UAF Authenticator Commands</text:span></text:p>
            </draw:text-box>
          </draw:frame>
        </draw:g>
        <draw:g>
          <draw:polyline draw:style-name="gr297" draw:layer="layout" svg:width="1.547cm" svg:height="0.595cm" svg:x="8.953cm" svg:y="12.073cm" svg:viewBox="0 0 1548 596" draw:points="0,0 967,596 1548,596">
            <text:p/>
          </draw:polyline>
          <draw:frame draw:style-name="gr299" draw:text-style-name="P33" draw:layer="layout" svg:width="3.839cm" svg:height="2.035cm" svg:x="10.499cm" svg:y="11.653cm">
            <draw:text-box>
              <text:p text:style-name="P33"><text:span text:style-name="T44">UAF ASM API</text:span></text:p>
            </draw:text-box>
          </draw:frame>
        </draw:g>
        <draw:g>
          <draw:polyline draw:style-name="gr297" draw:layer="layout" svg:width="1.123cm" svg:height="0.528cm" svg:x="8.883cm" svg:y="10.152cm" svg:viewBox="0 0 1124 529" draw:points="0,0 678,529 1124,529">
            <text:p/>
          </draw:polyline>
          <draw:frame draw:style-name="gr300" draw:text-style-name="P33" draw:layer="layout" svg:width="3.374cm" svg:height="0.86cm" svg:x="10.008cm" svg:y="10.253cm">
            <draw:text-box>
              <text:p text:style-name="P33"><text:span text:style-name="T44">UAF Client API</text:span></text:p>
            </draw:text-box>
          </draw:frame>
        </draw:g>
        <draw:g>
          <draw:polyline draw:style-name="gr297" draw:layer="layout" svg:width="1.264cm" svg:height="0.396cm" svg:x="5.297cm" svg:y="3.462cm" svg:viewBox="0 0 1265 397" draw:points="0,397 818,0 1265,0">
            <text:p/>
          </draw:polyline>
          <draw:frame draw:style-name="gr300" draw:text-style-name="P33" draw:layer="layout" svg:width="3.376cm" svg:height="0.86cm" svg:x="6.562cm" svg:y="3.032cm">
            <draw:text-box>
              <text:p text:style-name="P33"><text:span text:style-name="T44">UAF Client API</text:span></text:p>
            </draw:text-box>
          </draw:frame>
        </draw:g>
      </draw:page>
      <draw:page draw:name="page13" draw:style-name="dp1" draw:master-page-name="Default">
        <draw:g>
          <draw:line draw:style-name="gr301" draw:text-style-name="P28" draw:layer="layout" svg:x1="5.132cm" svg:y1="7.462cm" svg:x2="5.154cm" svg:y2="7.462cm">
            <text:p/>
          </draw:line>
          <draw:line draw:style-name="gr301" draw:text-style-name="P28" draw:layer="layout" svg:x1="5.175cm" svg:y1="7.462cm" svg:x2="5.196cm" svg:y2="7.462cm">
            <text:p/>
          </draw:line>
          <draw:line draw:style-name="gr301" draw:text-style-name="P28" draw:layer="layout" svg:x1="5.217cm" svg:y1="7.462cm" svg:x2="5.238cm" svg:y2="7.462cm">
            <text:p/>
          </draw:line>
          <draw:line draw:style-name="gr301" draw:text-style-name="P28" draw:layer="layout" svg:x1="5.259cm" svg:y1="7.462cm" svg:x2="5.28cm" svg:y2="7.462cm">
            <text:p/>
          </draw:line>
          <draw:line draw:style-name="gr301" draw:text-style-name="P28" draw:layer="layout" svg:x1="5.301cm" svg:y1="7.462cm" svg:x2="5.323cm" svg:y2="7.462cm">
            <text:p/>
          </draw:line>
          <draw:line draw:style-name="gr301" draw:text-style-name="P28" draw:layer="layout" svg:x1="5.344cm" svg:y1="7.462cm" svg:x2="5.365cm" svg:y2="7.462cm">
            <text:p/>
          </draw:line>
          <draw:line draw:style-name="gr301" draw:text-style-name="P28" draw:layer="layout" svg:x1="5.386cm" svg:y1="7.462cm" svg:x2="5.407cm" svg:y2="7.462cm">
            <text:p/>
          </draw:line>
          <draw:line draw:style-name="gr301" draw:text-style-name="P28" draw:layer="layout" svg:x1="5.428cm" svg:y1="7.462cm" svg:x2="5.449cm" svg:y2="7.462cm">
            <text:p/>
          </draw:line>
          <draw:line draw:style-name="gr301" draw:text-style-name="P28" draw:layer="layout" svg:x1="5.471cm" svg:y1="7.462cm" svg:x2="5.492cm" svg:y2="7.462cm">
            <text:p/>
          </draw:line>
          <draw:line draw:style-name="gr301" draw:text-style-name="P28" draw:layer="layout" svg:x1="5.513cm" svg:y1="7.462cm" svg:x2="5.534cm" svg:y2="7.462cm">
            <text:p/>
          </draw:line>
          <draw:line draw:style-name="gr301" draw:text-style-name="P28" draw:layer="layout" svg:x1="5.555cm" svg:y1="7.462cm" svg:x2="5.576cm" svg:y2="7.462cm">
            <text:p/>
          </draw:line>
          <draw:line draw:style-name="gr301" draw:text-style-name="P28" draw:layer="layout" svg:x1="5.597cm" svg:y1="7.462cm" svg:x2="5.618cm" svg:y2="7.462cm">
            <text:p/>
          </draw:line>
          <draw:line draw:style-name="gr301" draw:text-style-name="P28" draw:layer="layout" svg:x1="5.64cm" svg:y1="7.462cm" svg:x2="5.661cm" svg:y2="7.462cm">
            <text:p/>
          </draw:line>
          <draw:line draw:style-name="gr301" draw:text-style-name="P28" draw:layer="layout" svg:x1="5.682cm" svg:y1="7.462cm" svg:x2="5.703cm" svg:y2="7.462cm">
            <text:p/>
          </draw:line>
          <draw:line draw:style-name="gr301" draw:text-style-name="P28" draw:layer="layout" svg:x1="5.724cm" svg:y1="7.462cm" svg:x2="5.745cm" svg:y2="7.462cm">
            <text:p/>
          </draw:line>
          <draw:line draw:style-name="gr301" draw:text-style-name="P28" draw:layer="layout" svg:x1="5.766cm" svg:y1="7.462cm" svg:x2="5.787cm" svg:y2="7.462cm">
            <text:p/>
          </draw:line>
          <draw:line draw:style-name="gr301" draw:text-style-name="P28" draw:layer="layout" svg:x1="5.809cm" svg:y1="7.462cm" svg:x2="5.83cm" svg:y2="7.462cm">
            <text:p/>
          </draw:line>
          <draw:line draw:style-name="gr301" draw:text-style-name="P28" draw:layer="layout" svg:x1="5.851cm" svg:y1="7.462cm" svg:x2="5.872cm" svg:y2="7.462cm">
            <text:p/>
          </draw:line>
          <draw:line draw:style-name="gr301" draw:text-style-name="P28" draw:layer="layout" svg:x1="5.893cm" svg:y1="7.462cm" svg:x2="5.914cm" svg:y2="7.462cm">
            <text:p/>
          </draw:line>
          <draw:line draw:style-name="gr301" draw:text-style-name="P28" draw:layer="layout" svg:x1="5.935cm" svg:y1="7.462cm" svg:x2="5.957cm" svg:y2="7.462cm">
            <text:p/>
          </draw:line>
          <draw:line draw:style-name="gr301" draw:text-style-name="P28" draw:layer="layout" svg:x1="5.978cm" svg:y1="7.462cm" svg:x2="5.999cm" svg:y2="7.462cm">
            <text:p/>
          </draw:line>
          <draw:line draw:style-name="gr301" draw:text-style-name="P28" draw:layer="layout" svg:x1="6.02cm" svg:y1="7.462cm" svg:x2="6.041cm" svg:y2="7.462cm">
            <text:p/>
          </draw:line>
          <draw:line draw:style-name="gr301" draw:text-style-name="P28" draw:layer="layout" svg:x1="6.062cm" svg:y1="7.462cm" svg:x2="6.083cm" svg:y2="7.462cm">
            <text:p/>
          </draw:line>
          <draw:line draw:style-name="gr301" draw:text-style-name="P28" draw:layer="layout" svg:x1="6.104cm" svg:y1="7.462cm" svg:x2="6.126cm" svg:y2="7.462cm">
            <text:p/>
          </draw:line>
          <draw:line draw:style-name="gr301" draw:text-style-name="P28" draw:layer="layout" svg:x1="6.147cm" svg:y1="7.462cm" svg:x2="6.168cm" svg:y2="7.462cm">
            <text:p/>
          </draw:line>
          <draw:line draw:style-name="gr301" draw:text-style-name="P28" draw:layer="layout" svg:x1="6.189cm" svg:y1="7.462cm" svg:x2="6.21cm" svg:y2="7.462cm">
            <text:p/>
          </draw:line>
          <draw:line draw:style-name="gr301" draw:text-style-name="P28" draw:layer="layout" svg:x1="6.231cm" svg:y1="7.462cm" svg:x2="6.252cm" svg:y2="7.462cm">
            <text:p/>
          </draw:line>
          <draw:line draw:style-name="gr301" draw:text-style-name="P28" draw:layer="layout" svg:x1="6.273cm" svg:y1="7.462cm" svg:x2="6.295cm" svg:y2="7.462cm">
            <text:p/>
          </draw:line>
          <draw:line draw:style-name="gr301" draw:text-style-name="P28" draw:layer="layout" svg:x1="6.316cm" svg:y1="7.462cm" svg:x2="6.337cm" svg:y2="7.462cm">
            <text:p/>
          </draw:line>
          <draw:line draw:style-name="gr301" draw:text-style-name="P28" draw:layer="layout" svg:x1="6.358cm" svg:y1="7.462cm" svg:x2="6.379cm" svg:y2="7.462cm">
            <text:p/>
          </draw:line>
          <draw:line draw:style-name="gr301" draw:text-style-name="P28" draw:layer="layout" svg:x1="6.4cm" svg:y1="7.462cm" svg:x2="6.421cm" svg:y2="7.462cm">
            <text:p/>
          </draw:line>
          <draw:line draw:style-name="gr301" draw:text-style-name="P28" draw:layer="layout" svg:x1="6.443cm" svg:y1="7.462cm" svg:x2="6.464cm" svg:y2="7.462cm">
            <text:p/>
          </draw:line>
          <draw:line draw:style-name="gr301" draw:text-style-name="P28" draw:layer="layout" svg:x1="6.485cm" svg:y1="7.462cm" svg:x2="6.506cm" svg:y2="7.462cm">
            <text:p/>
          </draw:line>
          <draw:line draw:style-name="gr301" draw:text-style-name="P28" draw:layer="layout" svg:x1="6.527cm" svg:y1="7.462cm" svg:x2="6.548cm" svg:y2="7.462cm">
            <text:p/>
          </draw:line>
          <draw:line draw:style-name="gr301" draw:text-style-name="P28" draw:layer="layout" svg:x1="6.569cm" svg:y1="7.462cm" svg:x2="6.59cm" svg:y2="7.462cm">
            <text:p/>
          </draw:line>
          <draw:line draw:style-name="gr301" draw:text-style-name="P28" draw:layer="layout" svg:x1="6.612cm" svg:y1="7.462cm" svg:x2="6.633cm" svg:y2="7.462cm">
            <text:p/>
          </draw:line>
          <draw:line draw:style-name="gr301" draw:text-style-name="P28" draw:layer="layout" svg:x1="6.654cm" svg:y1="7.462cm" svg:x2="6.675cm" svg:y2="7.462cm">
            <text:p/>
          </draw:line>
          <draw:line draw:style-name="gr301" draw:text-style-name="P28" draw:layer="layout" svg:x1="6.696cm" svg:y1="7.462cm" svg:x2="6.717cm" svg:y2="7.462cm">
            <text:p/>
          </draw:line>
          <draw:line draw:style-name="gr301" draw:text-style-name="P28" draw:layer="layout" svg:x1="6.738cm" svg:y1="7.462cm" svg:x2="6.759cm" svg:y2="7.462cm">
            <text:p/>
          </draw:line>
          <draw:line draw:style-name="gr301" draw:text-style-name="P28" draw:layer="layout" svg:x1="6.781cm" svg:y1="7.462cm" svg:x2="6.802cm" svg:y2="7.462cm">
            <text:p/>
          </draw:line>
          <draw:line draw:style-name="gr301" draw:text-style-name="P28" draw:layer="layout" svg:x1="6.823cm" svg:y1="7.462cm" svg:x2="6.844cm" svg:y2="7.462cm">
            <text:p/>
          </draw:line>
          <draw:line draw:style-name="gr301" draw:text-style-name="P28" draw:layer="layout" svg:x1="6.865cm" svg:y1="7.462cm" svg:x2="6.886cm" svg:y2="7.462cm">
            <text:p/>
          </draw:line>
          <draw:line draw:style-name="gr301" draw:text-style-name="P28" draw:layer="layout" svg:x1="6.907cm" svg:y1="7.462cm" svg:x2="6.929cm" svg:y2="7.462cm">
            <text:p/>
          </draw:line>
          <draw:line draw:style-name="gr301" draw:text-style-name="P28" draw:layer="layout" svg:x1="6.95cm" svg:y1="7.462cm" svg:x2="6.971cm" svg:y2="7.462cm">
            <text:p/>
          </draw:line>
          <draw:line draw:style-name="gr301" draw:text-style-name="P28" draw:layer="layout" svg:x1="6.992cm" svg:y1="7.462cm" svg:x2="7.013cm" svg:y2="7.462cm">
            <text:p/>
          </draw:line>
          <draw:line draw:style-name="gr301" draw:text-style-name="P28" draw:layer="layout" svg:x1="7.034cm" svg:y1="7.462cm" svg:x2="7.055cm" svg:y2="7.462cm">
            <text:p/>
          </draw:line>
          <draw:line draw:style-name="gr301" draw:text-style-name="P28" draw:layer="layout" svg:x1="7.076cm" svg:y1="7.462cm" svg:x2="7.098cm" svg:y2="7.462cm">
            <text:p/>
          </draw:line>
          <draw:line draw:style-name="gr301" draw:text-style-name="P28" draw:layer="layout" svg:x1="7.119cm" svg:y1="7.462cm" svg:x2="7.14cm" svg:y2="7.462cm">
            <text:p/>
          </draw:line>
          <draw:line draw:style-name="gr301" draw:text-style-name="P28" draw:layer="layout" svg:x1="7.161cm" svg:y1="7.462cm" svg:x2="7.182cm" svg:y2="7.462cm">
            <text:p/>
          </draw:line>
          <draw:line draw:style-name="gr301" draw:text-style-name="P28" draw:layer="layout" svg:x1="7.203cm" svg:y1="7.462cm" svg:x2="7.224cm" svg:y2="7.462cm">
            <text:p/>
          </draw:line>
          <draw:line draw:style-name="gr301" draw:text-style-name="P28" draw:layer="layout" svg:x1="7.245cm" svg:y1="7.462cm" svg:x2="7.267cm" svg:y2="7.462cm">
            <text:p/>
          </draw:line>
          <draw:line draw:style-name="gr301" draw:text-style-name="P28" draw:layer="layout" svg:x1="7.288cm" svg:y1="7.462cm" svg:x2="7.309cm" svg:y2="7.462cm">
            <text:p/>
          </draw:line>
          <draw:line draw:style-name="gr301" draw:text-style-name="P28" draw:layer="layout" svg:x1="7.33cm" svg:y1="7.462cm" svg:x2="7.351cm" svg:y2="7.462cm">
            <text:p/>
          </draw:line>
          <draw:line draw:style-name="gr301" draw:text-style-name="P28" draw:layer="layout" svg:x1="7.372cm" svg:y1="7.462cm" svg:x2="7.393cm" svg:y2="7.462cm">
            <text:p/>
          </draw:line>
          <draw:line draw:style-name="gr301" draw:text-style-name="P28" draw:layer="layout" svg:x1="7.415cm" svg:y1="7.462cm" svg:x2="7.436cm" svg:y2="7.462cm">
            <text:p/>
          </draw:line>
          <draw:line draw:style-name="gr301" draw:text-style-name="P28" draw:layer="layout" svg:x1="7.457cm" svg:y1="7.462cm" svg:x2="7.478cm" svg:y2="7.462cm">
            <text:p/>
          </draw:line>
          <draw:line draw:style-name="gr301" draw:text-style-name="P28" draw:layer="layout" svg:x1="7.499cm" svg:y1="7.462cm" svg:x2="7.52cm" svg:y2="7.462cm">
            <text:p/>
          </draw:line>
          <draw:line draw:style-name="gr301" draw:text-style-name="P28" draw:layer="layout" svg:x1="7.541cm" svg:y1="7.462cm" svg:x2="7.562cm" svg:y2="7.462cm">
            <text:p/>
          </draw:line>
          <draw:line draw:style-name="gr301" draw:text-style-name="P28" draw:layer="layout" svg:x1="7.584cm" svg:y1="7.462cm" svg:x2="7.605cm" svg:y2="7.462cm">
            <text:p/>
          </draw:line>
          <draw:line draw:style-name="gr301" draw:text-style-name="P28" draw:layer="layout" svg:x1="7.626cm" svg:y1="7.462cm" svg:x2="7.647cm" svg:y2="7.462cm">
            <text:p/>
          </draw:line>
          <draw:line draw:style-name="gr301" draw:text-style-name="P28" draw:layer="layout" svg:x1="7.668cm" svg:y1="7.462cm" svg:x2="7.689cm" svg:y2="7.462cm">
            <text:p/>
          </draw:line>
          <draw:line draw:style-name="gr301" draw:text-style-name="P28" draw:layer="layout" svg:x1="7.71cm" svg:y1="7.462cm" svg:x2="7.732cm" svg:y2="7.462cm">
            <text:p/>
          </draw:line>
          <draw:line draw:style-name="gr301" draw:text-style-name="P28" draw:layer="layout" svg:x1="7.753cm" svg:y1="7.462cm" svg:x2="7.774cm" svg:y2="7.462cm">
            <text:p/>
          </draw:line>
          <draw:line draw:style-name="gr301" draw:text-style-name="P28" draw:layer="layout" svg:x1="7.795cm" svg:y1="7.462cm" svg:x2="7.816cm" svg:y2="7.462cm">
            <text:p/>
          </draw:line>
          <draw:line draw:style-name="gr301" draw:text-style-name="P28" draw:layer="layout" svg:x1="7.837cm" svg:y1="7.462cm" svg:x2="7.858cm" svg:y2="7.462cm">
            <text:p/>
          </draw:line>
          <draw:line draw:style-name="gr301" draw:text-style-name="P28" draw:layer="layout" svg:x1="7.879cm" svg:y1="7.462cm" svg:x2="7.901cm" svg:y2="7.462cm">
            <text:p/>
          </draw:line>
          <draw:line draw:style-name="gr301" draw:text-style-name="P28" draw:layer="layout" svg:x1="7.922cm" svg:y1="7.462cm" svg:x2="7.943cm" svg:y2="7.462cm">
            <text:p/>
          </draw:line>
          <draw:line draw:style-name="gr301" draw:text-style-name="P28" draw:layer="layout" svg:x1="7.964cm" svg:y1="7.462cm" svg:x2="7.985cm" svg:y2="7.462cm">
            <text:p/>
          </draw:line>
          <draw:line draw:style-name="gr301" draw:text-style-name="P28" draw:layer="layout" svg:x1="8.006cm" svg:y1="7.462cm" svg:x2="8.027cm" svg:y2="7.462cm">
            <text:p/>
          </draw:line>
          <draw:line draw:style-name="gr301" draw:text-style-name="P28" draw:layer="layout" svg:x1="8.048cm" svg:y1="7.462cm" svg:x2="8.07cm" svg:y2="7.462cm">
            <text:p/>
          </draw:line>
          <draw:line draw:style-name="gr301" draw:text-style-name="P28" draw:layer="layout" svg:x1="8.091cm" svg:y1="7.462cm" svg:x2="8.112cm" svg:y2="7.462cm">
            <text:p/>
          </draw:line>
          <draw:line draw:style-name="gr301" draw:text-style-name="P28" draw:layer="layout" svg:x1="8.133cm" svg:y1="7.462cm" svg:x2="8.154cm" svg:y2="7.462cm">
            <text:p/>
          </draw:line>
          <draw:line draw:style-name="gr301" draw:text-style-name="P28" draw:layer="layout" svg:x1="8.175cm" svg:y1="7.462cm" svg:x2="8.196cm" svg:y2="7.462cm">
            <text:p/>
          </draw:line>
          <draw:line draw:style-name="gr301" draw:text-style-name="P28" draw:layer="layout" svg:x1="8.218cm" svg:y1="7.462cm" svg:x2="8.239cm" svg:y2="7.462cm">
            <text:p/>
          </draw:line>
          <draw:line draw:style-name="gr301" draw:text-style-name="P28" draw:layer="layout" svg:x1="8.26cm" svg:y1="7.462cm" svg:x2="8.281cm" svg:y2="7.462cm">
            <text:p/>
          </draw:line>
          <draw:line draw:style-name="gr301" draw:text-style-name="P28" draw:layer="layout" svg:x1="8.302cm" svg:y1="7.462cm" svg:x2="8.323cm" svg:y2="7.462cm">
            <text:p/>
          </draw:line>
          <draw:line draw:style-name="gr301" draw:text-style-name="P28" draw:layer="layout" svg:x1="8.344cm" svg:y1="7.462cm" svg:x2="8.365cm" svg:y2="7.462cm">
            <text:p/>
          </draw:line>
          <draw:line draw:style-name="gr301" draw:text-style-name="P28" draw:layer="layout" svg:x1="8.387cm" svg:y1="7.462cm" svg:x2="8.408cm" svg:y2="7.462cm">
            <text:p/>
          </draw:line>
          <draw:line draw:style-name="gr301" draw:text-style-name="P28" draw:layer="layout" svg:x1="8.429cm" svg:y1="7.462cm" svg:x2="8.45cm" svg:y2="7.462cm">
            <text:p/>
          </draw:line>
          <draw:line draw:style-name="gr301" draw:text-style-name="P28" draw:layer="layout" svg:x1="8.471cm" svg:y1="7.462cm" svg:x2="8.492cm" svg:y2="7.462cm">
            <text:p/>
          </draw:line>
          <draw:line draw:style-name="gr301" draw:text-style-name="P28" draw:layer="layout" svg:x1="8.513cm" svg:y1="7.462cm" svg:x2="8.534cm" svg:y2="7.462cm">
            <text:p/>
          </draw:line>
          <draw:line draw:style-name="gr301" draw:text-style-name="P28" draw:layer="layout" svg:x1="8.556cm" svg:y1="7.462cm" svg:x2="8.577cm" svg:y2="7.462cm">
            <text:p/>
          </draw:line>
          <draw:line draw:style-name="gr301" draw:text-style-name="P28" draw:layer="layout" svg:x1="8.598cm" svg:y1="7.462cm" svg:x2="8.619cm" svg:y2="7.462cm">
            <text:p/>
          </draw:line>
          <draw:line draw:style-name="gr301" draw:text-style-name="P28" draw:layer="layout" svg:x1="8.64cm" svg:y1="7.462cm" svg:x2="8.661cm" svg:y2="7.462cm">
            <text:p/>
          </draw:line>
          <draw:line draw:style-name="gr301" draw:text-style-name="P28" draw:layer="layout" svg:x1="8.682cm" svg:y1="7.462cm" svg:x2="8.704cm" svg:y2="7.462cm">
            <text:p/>
          </draw:line>
          <draw:line draw:style-name="gr301" draw:text-style-name="P28" draw:layer="layout" svg:x1="8.725cm" svg:y1="7.462cm" svg:x2="8.746cm" svg:y2="7.462cm">
            <text:p/>
          </draw:line>
          <draw:line draw:style-name="gr301" draw:text-style-name="P28" draw:layer="layout" svg:x1="8.767cm" svg:y1="7.462cm" svg:x2="8.788cm" svg:y2="7.462cm">
            <text:p/>
          </draw:line>
          <draw:line draw:style-name="gr301" draw:text-style-name="P28" draw:layer="layout" svg:x1="8.809cm" svg:y1="7.462cm" svg:x2="8.83cm" svg:y2="7.462cm">
            <text:p/>
          </draw:line>
          <draw:line draw:style-name="gr301" draw:text-style-name="P28" draw:layer="layout" svg:x1="8.851cm" svg:y1="7.462cm" svg:x2="8.873cm" svg:y2="7.462cm">
            <text:p/>
          </draw:line>
          <draw:line draw:style-name="gr301" draw:text-style-name="P28" draw:layer="layout" svg:x1="8.894cm" svg:y1="7.462cm" svg:x2="8.915cm" svg:y2="7.462cm">
            <text:p/>
          </draw:line>
          <draw:line draw:style-name="gr301" draw:text-style-name="P28" draw:layer="layout" svg:x1="8.936cm" svg:y1="7.462cm" svg:x2="8.957cm" svg:y2="7.462cm">
            <text:p/>
          </draw:line>
          <draw:line draw:style-name="gr301" draw:text-style-name="P28" draw:layer="layout" svg:x1="8.978cm" svg:y1="7.462cm" svg:x2="8.999cm" svg:y2="7.462cm">
            <text:p/>
          </draw:line>
          <draw:line draw:style-name="gr301" draw:text-style-name="P28" draw:layer="layout" svg:x1="9.02cm" svg:y1="7.462cm" svg:x2="9.042cm" svg:y2="7.462cm">
            <text:p/>
          </draw:line>
          <draw:line draw:style-name="gr301" draw:text-style-name="P28" draw:layer="layout" svg:x1="9.063cm" svg:y1="7.462cm" svg:x2="9.084cm" svg:y2="7.462cm">
            <text:p/>
          </draw:line>
          <draw:line draw:style-name="gr301" draw:text-style-name="P28" draw:layer="layout" svg:x1="9.105cm" svg:y1="7.462cm" svg:x2="9.126cm" svg:y2="7.462cm">
            <text:p/>
          </draw:line>
          <draw:line draw:style-name="gr301" draw:text-style-name="P28" draw:layer="layout" svg:x1="9.147cm" svg:y1="7.462cm" svg:x2="9.168cm" svg:y2="7.462cm">
            <text:p/>
          </draw:line>
          <draw:line draw:style-name="gr301" draw:text-style-name="P28" draw:layer="layout" svg:x1="9.19cm" svg:y1="7.462cm" svg:x2="9.211cm" svg:y2="7.462cm">
            <text:p/>
          </draw:line>
          <draw:line draw:style-name="gr301" draw:text-style-name="P28" draw:layer="layout" svg:x1="9.232cm" svg:y1="7.462cm" svg:x2="9.253cm" svg:y2="7.462cm">
            <text:p/>
          </draw:line>
          <draw:line draw:style-name="gr301" draw:text-style-name="P28" draw:layer="layout" svg:x1="9.274cm" svg:y1="7.462cm" svg:x2="9.295cm" svg:y2="7.462cm">
            <text:p/>
          </draw:line>
          <draw:line draw:style-name="gr301" draw:text-style-name="P28" draw:layer="layout" svg:x1="9.316cm" svg:y1="7.462cm" svg:x2="9.337cm" svg:y2="7.462cm">
            <text:p/>
          </draw:line>
          <draw:line draw:style-name="gr301" draw:text-style-name="P28" draw:layer="layout" svg:x1="9.359cm" svg:y1="7.462cm" svg:x2="9.38cm" svg:y2="7.462cm">
            <text:p/>
          </draw:line>
          <draw:line draw:style-name="gr301" draw:text-style-name="P28" draw:layer="layout" svg:x1="9.401cm" svg:y1="7.462cm" svg:x2="9.422cm" svg:y2="7.462cm">
            <text:p/>
          </draw:line>
          <draw:line draw:style-name="gr301" draw:text-style-name="P28" draw:layer="layout" svg:x1="9.443cm" svg:y1="7.462cm" svg:x2="9.464cm" svg:y2="7.462cm">
            <text:p/>
          </draw:line>
          <draw:line draw:style-name="gr301" draw:text-style-name="P28" draw:layer="layout" svg:x1="9.485cm" svg:y1="7.462cm" svg:x2="9.507cm" svg:y2="7.462cm">
            <text:p/>
          </draw:line>
          <draw:line draw:style-name="gr301" draw:text-style-name="P28" draw:layer="layout" svg:x1="9.528cm" svg:y1="7.462cm" svg:x2="9.549cm" svg:y2="7.462cm">
            <text:p/>
          </draw:line>
          <draw:line draw:style-name="gr301" draw:text-style-name="P28" draw:layer="layout" svg:x1="9.57cm" svg:y1="7.462cm" svg:x2="9.591cm" svg:y2="7.462cm">
            <text:p/>
          </draw:line>
          <draw:line draw:style-name="gr301" draw:text-style-name="P28" draw:layer="layout" svg:x1="9.612cm" svg:y1="7.462cm" svg:x2="9.633cm" svg:y2="7.462cm">
            <text:p/>
          </draw:line>
          <draw:line draw:style-name="gr301" draw:text-style-name="P28" draw:layer="layout" svg:x1="9.654cm" svg:y1="7.462cm" svg:x2="9.676cm" svg:y2="7.462cm">
            <text:p/>
          </draw:line>
          <draw:line draw:style-name="gr301" draw:text-style-name="P28" draw:layer="layout" svg:x1="9.697cm" svg:y1="7.462cm" svg:x2="9.718cm" svg:y2="7.462cm">
            <text:p/>
          </draw:line>
          <draw:line draw:style-name="gr301" draw:text-style-name="P28" draw:layer="layout" svg:x1="9.739cm" svg:y1="7.462cm" svg:x2="9.76cm" svg:y2="7.462cm">
            <text:p/>
          </draw:line>
          <draw:line draw:style-name="gr301" draw:text-style-name="P28" draw:layer="layout" svg:x1="9.781cm" svg:y1="7.462cm" svg:x2="9.802cm" svg:y2="7.462cm">
            <text:p/>
          </draw:line>
          <draw:line draw:style-name="gr301" draw:text-style-name="P28" draw:layer="layout" svg:x1="9.823cm" svg:y1="7.462cm" svg:x2="9.845cm" svg:y2="7.462cm">
            <text:p/>
          </draw:line>
          <draw:line draw:style-name="gr301" draw:text-style-name="P28" draw:layer="layout" svg:x1="9.866cm" svg:y1="7.462cm" svg:x2="9.887cm" svg:y2="7.462cm">
            <text:p/>
          </draw:line>
          <draw:line draw:style-name="gr301" draw:text-style-name="P28" draw:layer="layout" svg:x1="9.908cm" svg:y1="7.462cm" svg:x2="9.929cm" svg:y2="7.462cm">
            <text:p/>
          </draw:line>
          <draw:line draw:style-name="gr301" draw:text-style-name="P28" draw:layer="layout" svg:x1="9.95cm" svg:y1="7.462cm" svg:x2="9.971cm" svg:y2="7.462cm">
            <text:p/>
          </draw:line>
          <draw:line draw:style-name="gr301" draw:text-style-name="P28" draw:layer="layout" svg:x1="9.993cm" svg:y1="7.462cm" svg:x2="10.014cm" svg:y2="7.462cm">
            <text:p/>
          </draw:line>
          <draw:line draw:style-name="gr301" draw:text-style-name="P28" draw:layer="layout" svg:x1="10.035cm" svg:y1="7.462cm" svg:x2="10.056cm" svg:y2="7.462cm">
            <text:p/>
          </draw:line>
          <draw:line draw:style-name="gr301" draw:text-style-name="P28" draw:layer="layout" svg:x1="10.077cm" svg:y1="7.462cm" svg:x2="10.098cm" svg:y2="7.462cm">
            <text:p/>
          </draw:line>
          <draw:line draw:style-name="gr301" draw:text-style-name="P28" draw:layer="layout" svg:x1="10.119cm" svg:y1="7.462cm" svg:x2="10.14cm" svg:y2="7.462cm">
            <text:p/>
          </draw:line>
          <draw:line draw:style-name="gr301" draw:text-style-name="P28" draw:layer="layout" svg:x1="10.162cm" svg:y1="7.462cm" svg:x2="10.183cm" svg:y2="7.462cm">
            <text:p/>
          </draw:line>
          <draw:line draw:style-name="gr301" draw:text-style-name="P28" draw:layer="layout" svg:x1="10.204cm" svg:y1="7.462cm" svg:x2="10.225cm" svg:y2="7.462cm">
            <text:p/>
          </draw:line>
          <draw:line draw:style-name="gr301" draw:text-style-name="P28" draw:layer="layout" svg:x1="10.246cm" svg:y1="7.462cm" svg:x2="10.267cm" svg:y2="7.462cm">
            <text:p/>
          </draw:line>
          <draw:line draw:style-name="gr301" draw:text-style-name="P28" draw:layer="layout" svg:x1="10.288cm" svg:y1="7.462cm" svg:x2="10.309cm" svg:y2="7.462cm">
            <text:p/>
          </draw:line>
          <draw:line draw:style-name="gr301" draw:text-style-name="P28" draw:layer="layout" svg:x1="10.331cm" svg:y1="7.462cm" svg:x2="10.352cm" svg:y2="7.462cm">
            <text:p/>
          </draw:line>
          <draw:line draw:style-name="gr301" draw:text-style-name="P28" draw:layer="layout" svg:x1="10.373cm" svg:y1="7.462cm" svg:x2="10.394cm" svg:y2="7.462cm">
            <text:p/>
          </draw:line>
          <draw:line draw:style-name="gr301" draw:text-style-name="P28" draw:layer="layout" svg:x1="10.415cm" svg:y1="7.462cm" svg:x2="10.436cm" svg:y2="7.462cm">
            <text:p/>
          </draw:line>
          <draw:line draw:style-name="gr301" draw:text-style-name="P28" draw:layer="layout" svg:x1="10.457cm" svg:y1="7.462cm" svg:x2="10.479cm" svg:y2="7.462cm">
            <text:p/>
          </draw:line>
          <draw:line draw:style-name="gr301" draw:text-style-name="P28" draw:layer="layout" svg:x1="10.499cm" svg:y1="7.462cm" svg:x2="10.52cm" svg:y2="7.462cm">
            <text:p/>
          </draw:line>
          <draw:line draw:style-name="gr301" draw:text-style-name="P28" draw:layer="layout" svg:x1="10.541cm" svg:y1="7.462cm" svg:x2="10.562cm" svg:y2="7.462cm">
            <text:p/>
          </draw:line>
          <draw:line draw:style-name="gr301" draw:text-style-name="P28" draw:layer="layout" svg:x1="10.583cm" svg:y1="7.462cm" svg:x2="10.604cm" svg:y2="7.462cm">
            <text:p/>
          </draw:line>
          <draw:line draw:style-name="gr301" draw:text-style-name="P28" draw:layer="layout" svg:x1="10.625cm" svg:y1="7.462cm" svg:x2="10.647cm" svg:y2="7.462cm">
            <text:p/>
          </draw:line>
          <draw:line draw:style-name="gr301" draw:text-style-name="P28" draw:layer="layout" svg:x1="10.668cm" svg:y1="7.462cm" svg:x2="10.689cm" svg:y2="7.462cm">
            <text:p/>
          </draw:line>
          <draw:line draw:style-name="gr301" draw:text-style-name="P28" draw:layer="layout" svg:x1="10.71cm" svg:y1="7.462cm" svg:x2="10.731cm" svg:y2="7.462cm">
            <text:p/>
          </draw:line>
          <draw:line draw:style-name="gr301" draw:text-style-name="P28" draw:layer="layout" svg:x1="10.752cm" svg:y1="7.462cm" svg:x2="10.773cm" svg:y2="7.462cm">
            <text:p/>
          </draw:line>
          <draw:line draw:style-name="gr301" draw:text-style-name="P28" draw:layer="layout" svg:x1="10.794cm" svg:y1="7.462cm" svg:x2="10.816cm" svg:y2="7.462cm">
            <text:p/>
          </draw:line>
          <draw:line draw:style-name="gr301" draw:text-style-name="P28" draw:layer="layout" svg:x1="10.837cm" svg:y1="7.462cm" svg:x2="10.858cm" svg:y2="7.462cm">
            <text:p/>
          </draw:line>
          <draw:line draw:style-name="gr301" draw:text-style-name="P28" draw:layer="layout" svg:x1="10.879cm" svg:y1="7.462cm" svg:x2="10.9cm" svg:y2="7.462cm">
            <text:p/>
          </draw:line>
          <draw:line draw:style-name="gr301" draw:text-style-name="P28" draw:layer="layout" svg:x1="10.921cm" svg:y1="7.462cm" svg:x2="10.942cm" svg:y2="7.462cm">
            <text:p/>
          </draw:line>
          <draw:line draw:style-name="gr301" draw:text-style-name="P28" draw:layer="layout" svg:x1="10.964cm" svg:y1="7.462cm" svg:x2="10.985cm" svg:y2="7.462cm">
            <text:p/>
          </draw:line>
          <draw:line draw:style-name="gr301" draw:text-style-name="P28" draw:layer="layout" svg:x1="11.006cm" svg:y1="7.462cm" svg:x2="11.027cm" svg:y2="7.462cm">
            <text:p/>
          </draw:line>
          <draw:line draw:style-name="gr301" draw:text-style-name="P28" draw:layer="layout" svg:x1="11.048cm" svg:y1="7.462cm" svg:x2="11.069cm" svg:y2="7.462cm">
            <text:p/>
          </draw:line>
          <draw:line draw:style-name="gr301" draw:text-style-name="P28" draw:layer="layout" svg:x1="11.09cm" svg:y1="7.462cm" svg:x2="11.111cm" svg:y2="7.462cm">
            <text:p/>
          </draw:line>
          <draw:line draw:style-name="gr301" draw:text-style-name="P28" draw:layer="layout" svg:x1="11.133cm" svg:y1="7.462cm" svg:x2="11.154cm" svg:y2="7.462cm">
            <text:p/>
          </draw:line>
          <draw:line draw:style-name="gr301" draw:text-style-name="P28" draw:layer="layout" svg:x1="11.175cm" svg:y1="7.462cm" svg:x2="11.196cm" svg:y2="7.462cm">
            <text:p/>
          </draw:line>
          <draw:line draw:style-name="gr301" draw:text-style-name="P28" draw:layer="layout" svg:x1="11.217cm" svg:y1="7.462cm" svg:x2="11.238cm" svg:y2="7.462cm">
            <text:p/>
          </draw:line>
          <draw:line draw:style-name="gr301" draw:text-style-name="P28" draw:layer="layout" svg:x1="11.259cm" svg:y1="7.462cm" svg:x2="11.28cm" svg:y2="7.462cm">
            <text:p/>
          </draw:line>
          <draw:line draw:style-name="gr301" draw:text-style-name="P28" draw:layer="layout" svg:x1="11.302cm" svg:y1="7.462cm" svg:x2="11.323cm" svg:y2="7.462cm">
            <text:p/>
          </draw:line>
          <draw:line draw:style-name="gr301" draw:text-style-name="P28" draw:layer="layout" svg:x1="11.344cm" svg:y1="7.462cm" svg:x2="11.365cm" svg:y2="7.462cm">
            <text:p/>
          </draw:line>
          <draw:line draw:style-name="gr301" draw:text-style-name="P28" draw:layer="layout" svg:x1="11.386cm" svg:y1="7.462cm" svg:x2="11.407cm" svg:y2="7.462cm">
            <text:p/>
          </draw:line>
          <draw:line draw:style-name="gr301" draw:text-style-name="P28" draw:layer="layout" svg:x1="11.428cm" svg:y1="7.462cm" svg:x2="11.45cm" svg:y2="7.462cm">
            <text:p/>
          </draw:line>
          <draw:line draw:style-name="gr301" draw:text-style-name="P28" draw:layer="layout" svg:x1="11.471cm" svg:y1="7.462cm" svg:x2="11.492cm" svg:y2="7.462cm">
            <text:p/>
          </draw:line>
          <draw:line draw:style-name="gr301" draw:text-style-name="P28" draw:layer="layout" svg:x1="11.513cm" svg:y1="7.462cm" svg:x2="11.534cm" svg:y2="7.462cm">
            <text:p/>
          </draw:line>
          <draw:line draw:style-name="gr301" draw:text-style-name="P28" draw:layer="layout" svg:x1="11.555cm" svg:y1="7.462cm" svg:x2="11.576cm" svg:y2="7.462cm">
            <text:p/>
          </draw:line>
          <draw:line draw:style-name="gr301" draw:text-style-name="P28" draw:layer="layout" svg:x1="11.597cm" svg:y1="7.462cm" svg:x2="11.619cm" svg:y2="7.462cm">
            <text:p/>
          </draw:line>
          <draw:line draw:style-name="gr301" draw:text-style-name="P28" draw:layer="layout" svg:x1="11.64cm" svg:y1="7.462cm" svg:x2="11.661cm" svg:y2="7.462cm">
            <text:p/>
          </draw:line>
          <draw:line draw:style-name="gr301" draw:text-style-name="P28" draw:layer="layout" svg:x1="11.682cm" svg:y1="7.462cm" svg:x2="11.703cm" svg:y2="7.462cm">
            <text:p/>
          </draw:line>
          <draw:line draw:style-name="gr301" draw:text-style-name="P28" draw:layer="layout" svg:x1="11.724cm" svg:y1="7.462cm" svg:x2="11.745cm" svg:y2="7.462cm">
            <text:p/>
          </draw:line>
          <draw:line draw:style-name="gr301" draw:text-style-name="P28" draw:layer="layout" svg:x1="11.767cm" svg:y1="7.462cm" svg:x2="11.788cm" svg:y2="7.462cm">
            <text:p/>
          </draw:line>
          <draw:line draw:style-name="gr301" draw:text-style-name="P28" draw:layer="layout" svg:x1="11.809cm" svg:y1="7.462cm" svg:x2="11.83cm" svg:y2="7.462cm">
            <text:p/>
          </draw:line>
          <draw:line draw:style-name="gr301" draw:text-style-name="P28" draw:layer="layout" svg:x1="11.851cm" svg:y1="7.462cm" svg:x2="11.872cm" svg:y2="7.462cm">
            <text:p/>
          </draw:line>
          <draw:line draw:style-name="gr301" draw:text-style-name="P28" draw:layer="layout" svg:x1="11.893cm" svg:y1="7.462cm" svg:x2="11.914cm" svg:y2="7.462cm">
            <text:p/>
          </draw:line>
          <draw:line draw:style-name="gr301" draw:text-style-name="P28" draw:layer="layout" svg:x1="11.936cm" svg:y1="7.462cm" svg:x2="11.957cm" svg:y2="7.462cm">
            <text:p/>
          </draw:line>
          <draw:line draw:style-name="gr301" draw:text-style-name="P28" draw:layer="layout" svg:x1="11.978cm" svg:y1="7.462cm" svg:x2="11.999cm" svg:y2="7.462cm">
            <text:p/>
          </draw:line>
          <draw:line draw:style-name="gr301" draw:text-style-name="P28" draw:layer="layout" svg:x1="12.02cm" svg:y1="7.462cm" svg:x2="12.041cm" svg:y2="7.462cm">
            <text:p/>
          </draw:line>
          <draw:line draw:style-name="gr301" draw:text-style-name="P28" draw:layer="layout" svg:x1="12.062cm" svg:y1="7.462cm" svg:x2="12.083cm" svg:y2="7.462cm">
            <text:p/>
          </draw:line>
          <draw:line draw:style-name="gr301" draw:text-style-name="P28" draw:layer="layout" svg:x1="12.105cm" svg:y1="7.462cm" svg:x2="12.126cm" svg:y2="7.462cm">
            <text:p/>
          </draw:line>
          <draw:line draw:style-name="gr301" draw:text-style-name="P28" draw:layer="layout" svg:x1="12.147cm" svg:y1="7.462cm" svg:x2="12.168cm" svg:y2="7.462cm">
            <text:p/>
          </draw:line>
          <draw:line draw:style-name="gr301" draw:text-style-name="P28" draw:layer="layout" svg:x1="12.189cm" svg:y1="7.462cm" svg:x2="12.21cm" svg:y2="7.462cm">
            <text:p/>
          </draw:line>
          <draw:line draw:style-name="gr301" draw:text-style-name="P28" draw:layer="layout" svg:x1="12.231cm" svg:y1="7.462cm" svg:x2="12.253cm" svg:y2="7.462cm">
            <text:p/>
          </draw:line>
          <draw:line draw:style-name="gr301" draw:text-style-name="P28" draw:layer="layout" svg:x1="12.274cm" svg:y1="7.462cm" svg:x2="12.295cm" svg:y2="7.462cm">
            <text:p/>
          </draw:line>
          <draw:line draw:style-name="gr301" draw:text-style-name="P28" draw:layer="layout" svg:x1="12.316cm" svg:y1="7.462cm" svg:x2="12.337cm" svg:y2="7.462cm">
            <text:p/>
          </draw:line>
          <draw:line draw:style-name="gr301" draw:text-style-name="P28" draw:layer="layout" svg:x1="12.358cm" svg:y1="7.462cm" svg:x2="12.379cm" svg:y2="7.462cm">
            <text:p/>
          </draw:line>
          <draw:line draw:style-name="gr301" draw:text-style-name="P28" draw:layer="layout" svg:x1="12.4cm" svg:y1="7.462cm" svg:x2="12.422cm" svg:y2="7.462cm">
            <text:p/>
          </draw:line>
          <draw:line draw:style-name="gr301" draw:text-style-name="P28" draw:layer="layout" svg:x1="12.443cm" svg:y1="7.462cm" svg:x2="12.464cm" svg:y2="7.462cm">
            <text:p/>
          </draw:line>
          <draw:line draw:style-name="gr301" draw:text-style-name="P28" draw:layer="layout" svg:x1="12.485cm" svg:y1="7.462cm" svg:x2="12.506cm" svg:y2="7.462cm">
            <text:p/>
          </draw:line>
          <draw:line draw:style-name="gr301" draw:text-style-name="P28" draw:layer="layout" svg:x1="12.527cm" svg:y1="7.462cm" svg:x2="12.548cm" svg:y2="7.462cm">
            <text:p/>
          </draw:line>
          <draw:line draw:style-name="gr301" draw:text-style-name="P28" draw:layer="layout" svg:x1="12.569cm" svg:y1="7.462cm" svg:x2="12.591cm" svg:y2="7.462cm">
            <text:p/>
          </draw:line>
          <draw:line draw:style-name="gr301" draw:text-style-name="P28" draw:layer="layout" svg:x1="12.612cm" svg:y1="7.462cm" svg:x2="12.633cm" svg:y2="7.462cm">
            <text:p/>
          </draw:line>
          <draw:line draw:style-name="gr301" draw:text-style-name="P28" draw:layer="layout" svg:x1="12.654cm" svg:y1="7.462cm" svg:x2="12.675cm" svg:y2="7.462cm">
            <text:p/>
          </draw:line>
          <draw:line draw:style-name="gr301" draw:text-style-name="P28" draw:layer="layout" svg:x1="12.696cm" svg:y1="7.462cm" svg:x2="12.717cm" svg:y2="7.462cm">
            <text:p/>
          </draw:line>
          <draw:line draw:style-name="gr301" draw:text-style-name="P28" draw:layer="layout" svg:x1="12.739cm" svg:y1="7.462cm" svg:x2="12.76cm" svg:y2="7.462cm">
            <text:p/>
          </draw:line>
          <draw:line draw:style-name="gr301" draw:text-style-name="P28" draw:layer="layout" svg:x1="12.781cm" svg:y1="7.462cm" svg:x2="12.802cm" svg:y2="7.462cm">
            <text:p/>
          </draw:line>
          <draw:line draw:style-name="gr301" draw:text-style-name="P28" draw:layer="layout" svg:x1="12.823cm" svg:y1="7.462cm" svg:x2="12.844cm" svg:y2="7.462cm">
            <text:p/>
          </draw:line>
          <draw:line draw:style-name="gr301" draw:text-style-name="P28" draw:layer="layout" svg:x1="12.865cm" svg:y1="7.462cm" svg:x2="12.886cm" svg:y2="7.462cm">
            <text:p/>
          </draw:line>
          <draw:line draw:style-name="gr301" draw:text-style-name="P28" draw:layer="layout" svg:x1="12.908cm" svg:y1="7.462cm" svg:x2="12.929cm" svg:y2="7.462cm">
            <text:p/>
          </draw:line>
          <draw:line draw:style-name="gr301" draw:text-style-name="P28" draw:layer="layout" svg:x1="12.95cm" svg:y1="7.462cm" svg:x2="12.971cm" svg:y2="7.462cm">
            <text:p/>
          </draw:line>
          <draw:line draw:style-name="gr301" draw:text-style-name="P28" draw:layer="layout" svg:x1="12.992cm" svg:y1="7.462cm" svg:x2="13.013cm" svg:y2="7.462cm">
            <text:p/>
          </draw:line>
          <draw:line draw:style-name="gr301" draw:text-style-name="P28" draw:layer="layout" svg:x1="13.034cm" svg:y1="7.462cm" svg:x2="13.055cm" svg:y2="7.462cm">
            <text:p/>
          </draw:line>
          <draw:line draw:style-name="gr301" draw:text-style-name="P28" draw:layer="layout" svg:x1="13.077cm" svg:y1="7.462cm" svg:x2="13.098cm" svg:y2="7.462cm">
            <text:p/>
          </draw:line>
          <draw:line draw:style-name="gr301" draw:text-style-name="P28" draw:layer="layout" svg:x1="13.119cm" svg:y1="7.462cm" svg:x2="13.14cm" svg:y2="7.462cm">
            <text:p/>
          </draw:line>
          <draw:line draw:style-name="gr301" draw:text-style-name="P28" draw:layer="layout" svg:x1="13.161cm" svg:y1="7.462cm" svg:x2="13.182cm" svg:y2="7.462cm">
            <text:p/>
          </draw:line>
          <draw:line draw:style-name="gr301" draw:text-style-name="P28" draw:layer="layout" svg:x1="13.203cm" svg:y1="7.462cm" svg:x2="13.225cm" svg:y2="7.462cm">
            <text:p/>
          </draw:line>
          <draw:line draw:style-name="gr301" draw:text-style-name="P28" draw:layer="layout" svg:x1="13.246cm" svg:y1="7.462cm" svg:x2="13.267cm" svg:y2="7.462cm">
            <text:p/>
          </draw:line>
          <draw:line draw:style-name="gr301" draw:text-style-name="P28" draw:layer="layout" svg:x1="13.288cm" svg:y1="7.462cm" svg:x2="13.309cm" svg:y2="7.462cm">
            <text:p/>
          </draw:line>
          <draw:line draw:style-name="gr301" draw:text-style-name="P28" draw:layer="layout" svg:x1="13.33cm" svg:y1="7.462cm" svg:x2="13.351cm" svg:y2="7.462cm">
            <text:p/>
          </draw:line>
          <draw:line draw:style-name="gr301" draw:text-style-name="P28" draw:layer="layout" svg:x1="13.372cm" svg:y1="7.462cm" svg:x2="13.394cm" svg:y2="7.462cm">
            <text:p/>
          </draw:line>
          <draw:line draw:style-name="gr301" draw:text-style-name="P28" draw:layer="layout" svg:x1="13.415cm" svg:y1="7.462cm" svg:x2="13.436cm" svg:y2="7.462cm">
            <text:p/>
          </draw:line>
          <draw:line draw:style-name="gr301" draw:text-style-name="P28" draw:layer="layout" svg:x1="13.457cm" svg:y1="7.462cm" svg:x2="13.478cm" svg:y2="7.462cm">
            <text:p/>
          </draw:line>
          <draw:line draw:style-name="gr301" draw:text-style-name="P28" draw:layer="layout" svg:x1="13.499cm" svg:y1="7.462cm" svg:x2="13.52cm" svg:y2="7.462cm">
            <text:p/>
          </draw:line>
          <draw:line draw:style-name="gr301" draw:text-style-name="P28" draw:layer="layout" svg:x1="13.541cm" svg:y1="7.462cm" svg:x2="13.563cm" svg:y2="7.462cm">
            <text:p/>
          </draw:line>
          <draw:line draw:style-name="gr301" draw:text-style-name="P28" draw:layer="layout" svg:x1="13.584cm" svg:y1="7.462cm" svg:x2="13.605cm" svg:y2="7.462cm">
            <text:p/>
          </draw:line>
          <draw:line draw:style-name="gr301" draw:text-style-name="P28" draw:layer="layout" svg:x1="13.626cm" svg:y1="7.462cm" svg:x2="13.647cm" svg:y2="7.462cm">
            <text:p/>
          </draw:line>
          <draw:line draw:style-name="gr301" draw:text-style-name="P28" draw:layer="layout" svg:x1="13.668cm" svg:y1="7.462cm" svg:x2="13.689cm" svg:y2="7.462cm">
            <text:p/>
          </draw:line>
          <draw:line draw:style-name="gr301" draw:text-style-name="P28" draw:layer="layout" svg:x1="13.711cm" svg:y1="7.462cm" svg:x2="13.732cm" svg:y2="7.462cm">
            <text:p/>
          </draw:line>
          <draw:line draw:style-name="gr301" draw:text-style-name="P28" draw:layer="layout" svg:x1="13.753cm" svg:y1="7.462cm" svg:x2="13.774cm" svg:y2="7.462cm">
            <text:p/>
          </draw:line>
          <draw:line draw:style-name="gr301" draw:text-style-name="P28" draw:layer="layout" svg:x1="13.795cm" svg:y1="7.462cm" svg:x2="13.816cm" svg:y2="7.462cm">
            <text:p/>
          </draw:line>
          <draw:line draw:style-name="gr301" draw:text-style-name="P28" draw:layer="layout" svg:x1="13.837cm" svg:y1="7.462cm" svg:x2="13.858cm" svg:y2="7.462cm">
            <text:p/>
          </draw:line>
          <draw:line draw:style-name="gr301" draw:text-style-name="P28" draw:layer="layout" svg:x1="13.88cm" svg:y1="7.462cm" svg:x2="13.901cm" svg:y2="7.462cm">
            <text:p/>
          </draw:line>
          <draw:line draw:style-name="gr301" draw:text-style-name="P28" draw:layer="layout" svg:x1="13.922cm" svg:y1="7.462cm" svg:x2="13.943cm" svg:y2="7.462cm">
            <text:p/>
          </draw:line>
          <draw:line draw:style-name="gr301" draw:text-style-name="P28" draw:layer="layout" svg:x1="13.964cm" svg:y1="7.462cm" svg:x2="13.985cm" svg:y2="7.462cm">
            <text:p/>
          </draw:line>
          <draw:line draw:style-name="gr301" draw:text-style-name="P28" draw:layer="layout" svg:x1="14.006cm" svg:y1="7.462cm" svg:x2="14.028cm" svg:y2="7.462cm">
            <text:p/>
          </draw:line>
          <draw:line draw:style-name="gr301" draw:text-style-name="P28" draw:layer="layout" svg:x1="14.049cm" svg:y1="7.462cm" svg:x2="14.07cm" svg:y2="7.462cm">
            <text:p/>
          </draw:line>
          <draw:line draw:style-name="gr301" draw:text-style-name="P28" draw:layer="layout" svg:x1="14.091cm" svg:y1="7.462cm" svg:x2="14.091cm" svg:y2="7.441cm">
            <text:p/>
          </draw:line>
          <draw:line draw:style-name="gr301" draw:text-style-name="P28" draw:layer="layout" svg:x1="14.091cm" svg:y1="7.42cm" svg:x2="14.091cm" svg:y2="7.399cm">
            <text:p/>
          </draw:line>
          <draw:line draw:style-name="gr301" draw:text-style-name="P28" draw:layer="layout" svg:x1="14.091cm" svg:y1="7.377cm" svg:x2="14.091cm" svg:y2="7.356cm">
            <text:p/>
          </draw:line>
          <draw:line draw:style-name="gr301" draw:text-style-name="P28" draw:layer="layout" svg:x1="14.091cm" svg:y1="7.335cm" svg:x2="14.091cm" svg:y2="7.314cm">
            <text:p/>
          </draw:line>
          <draw:line draw:style-name="gr301" draw:text-style-name="P28" draw:layer="layout" svg:x1="14.091cm" svg:y1="7.293cm" svg:x2="14.091cm" svg:y2="7.272cm">
            <text:p/>
          </draw:line>
          <draw:line draw:style-name="gr301" draw:text-style-name="P28" draw:layer="layout" svg:x1="14.091cm" svg:y1="7.251cm" svg:x2="14.091cm" svg:y2="7.23cm">
            <text:p/>
          </draw:line>
          <draw:line draw:style-name="gr301" draw:text-style-name="P28" draw:layer="layout" svg:x1="14.091cm" svg:y1="7.208cm" svg:x2="14.091cm" svg:y2="7.187cm">
            <text:p/>
          </draw:line>
          <draw:line draw:style-name="gr301" draw:text-style-name="P28" draw:layer="layout" svg:x1="14.091cm" svg:y1="7.166cm" svg:x2="14.091cm" svg:y2="7.145cm">
            <text:p/>
          </draw:line>
          <draw:line draw:style-name="gr301" draw:text-style-name="P28" draw:layer="layout" svg:x1="14.091cm" svg:y1="7.124cm" svg:x2="14.091cm" svg:y2="7.103cm">
            <text:p/>
          </draw:line>
          <draw:line draw:style-name="gr301" draw:text-style-name="P28" draw:layer="layout" svg:x1="14.091cm" svg:y1="7.082cm" svg:x2="14.091cm" svg:y2="7.06cm">
            <text:p/>
          </draw:line>
          <draw:line draw:style-name="gr301" draw:text-style-name="P28" draw:layer="layout" svg:x1="14.091cm" svg:y1="7.039cm" svg:x2="14.091cm" svg:y2="7.018cm">
            <text:p/>
          </draw:line>
          <draw:line draw:style-name="gr301" draw:text-style-name="P28" draw:layer="layout" svg:x1="14.091cm" svg:y1="6.997cm" svg:x2="14.091cm" svg:y2="6.976cm">
            <text:p/>
          </draw:line>
          <draw:line draw:style-name="gr301" draw:text-style-name="P28" draw:layer="layout" svg:x1="14.091cm" svg:y1="6.955cm" svg:x2="14.091cm" svg:y2="6.934cm">
            <text:p/>
          </draw:line>
          <draw:line draw:style-name="gr301" draw:text-style-name="P28" draw:layer="layout" svg:x1="14.091cm" svg:y1="6.913cm" svg:x2="14.091cm" svg:y2="6.891cm">
            <text:p/>
          </draw:line>
          <draw:line draw:style-name="gr301" draw:text-style-name="P28" draw:layer="layout" svg:x1="14.091cm" svg:y1="6.87cm" svg:x2="14.091cm" svg:y2="6.849cm">
            <text:p/>
          </draw:line>
          <draw:line draw:style-name="gr301" draw:text-style-name="P28" draw:layer="layout" svg:x1="14.091cm" svg:y1="6.828cm" svg:x2="14.091cm" svg:y2="6.807cm">
            <text:p/>
          </draw:line>
          <draw:line draw:style-name="gr301" draw:text-style-name="P28" draw:layer="layout" svg:x1="14.091cm" svg:y1="6.786cm" svg:x2="14.091cm" svg:y2="6.765cm">
            <text:p/>
          </draw:line>
          <draw:line draw:style-name="gr301" draw:text-style-name="P28" draw:layer="layout" svg:x1="14.091cm" svg:y1="6.743cm" svg:x2="14.091cm" svg:y2="6.722cm">
            <text:p/>
          </draw:line>
          <draw:line draw:style-name="gr301" draw:text-style-name="P28" draw:layer="layout" svg:x1="14.091cm" svg:y1="6.701cm" svg:x2="14.091cm" svg:y2="6.68cm">
            <text:p/>
          </draw:line>
          <draw:line draw:style-name="gr301" draw:text-style-name="P28" draw:layer="layout" svg:x1="14.091cm" svg:y1="6.659cm" svg:x2="14.091cm" svg:y2="6.638cm">
            <text:p/>
          </draw:line>
          <draw:line draw:style-name="gr301" draw:text-style-name="P28" draw:layer="layout" svg:x1="14.091cm" svg:y1="6.617cm" svg:x2="14.091cm" svg:y2="6.596cm">
            <text:p/>
          </draw:line>
          <draw:line draw:style-name="gr301" draw:text-style-name="P28" draw:layer="layout" svg:x1="14.091cm" svg:y1="6.574cm" svg:x2="14.091cm" svg:y2="6.553cm">
            <text:p/>
          </draw:line>
          <draw:line draw:style-name="gr301" draw:text-style-name="P28" draw:layer="layout" svg:x1="14.091cm" svg:y1="6.532cm" svg:x2="14.091cm" svg:y2="6.511cm">
            <text:p/>
          </draw:line>
          <draw:line draw:style-name="gr301" draw:text-style-name="P28" draw:layer="layout" svg:x1="14.091cm" svg:y1="6.49cm" svg:x2="14.091cm" svg:y2="6.469cm">
            <text:p/>
          </draw:line>
          <draw:line draw:style-name="gr301" draw:text-style-name="P28" draw:layer="layout" svg:x1="14.091cm" svg:y1="6.448cm" svg:x2="14.091cm" svg:y2="6.426cm">
            <text:p/>
          </draw:line>
          <draw:line draw:style-name="gr301" draw:text-style-name="P28" draw:layer="layout" svg:x1="14.091cm" svg:y1="6.405cm" svg:x2="14.091cm" svg:y2="6.384cm">
            <text:p/>
          </draw:line>
          <draw:line draw:style-name="gr301" draw:text-style-name="P28" draw:layer="layout" svg:x1="14.091cm" svg:y1="6.363cm" svg:x2="14.091cm" svg:y2="6.342cm">
            <text:p/>
          </draw:line>
          <draw:line draw:style-name="gr301" draw:text-style-name="P28" draw:layer="layout" svg:x1="14.091cm" svg:y1="6.321cm" svg:x2="14.091cm" svg:y2="6.3cm">
            <text:p/>
          </draw:line>
          <draw:line draw:style-name="gr301" draw:text-style-name="P28" draw:layer="layout" svg:x1="14.091cm" svg:y1="6.279cm" svg:x2="14.091cm" svg:y2="6.257cm">
            <text:p/>
          </draw:line>
          <draw:line draw:style-name="gr301" draw:text-style-name="P28" draw:layer="layout" svg:x1="14.091cm" svg:y1="6.236cm" svg:x2="14.091cm" svg:y2="6.215cm">
            <text:p/>
          </draw:line>
          <draw:line draw:style-name="gr301" draw:text-style-name="P28" draw:layer="layout" svg:x1="14.091cm" svg:y1="6.194cm" svg:x2="14.091cm" svg:y2="6.173cm">
            <text:p/>
          </draw:line>
          <draw:line draw:style-name="gr301" draw:text-style-name="P28" draw:layer="layout" svg:x1="14.091cm" svg:y1="6.152cm" svg:x2="14.091cm" svg:y2="6.131cm">
            <text:p/>
          </draw:line>
          <draw:line draw:style-name="gr301" draw:text-style-name="P28" draw:layer="layout" svg:x1="14.091cm" svg:y1="6.11cm" svg:x2="14.091cm" svg:y2="6.088cm">
            <text:p/>
          </draw:line>
          <draw:line draw:style-name="gr301" draw:text-style-name="P28" draw:layer="layout" svg:x1="14.091cm" svg:y1="6.067cm" svg:x2="14.091cm" svg:y2="6.046cm">
            <text:p/>
          </draw:line>
          <draw:line draw:style-name="gr301" draw:text-style-name="P28" draw:layer="layout" svg:x1="14.091cm" svg:y1="6.025cm" svg:x2="14.091cm" svg:y2="6.004cm">
            <text:p/>
          </draw:line>
          <draw:line draw:style-name="gr301" draw:text-style-name="P28" draw:layer="layout" svg:x1="14.091cm" svg:y1="5.983cm" svg:x2="14.091cm" svg:y2="5.962cm">
            <text:p/>
          </draw:line>
          <draw:line draw:style-name="gr301" draw:text-style-name="P28" draw:layer="layout" svg:x1="14.091cm" svg:y1="5.94cm" svg:x2="14.091cm" svg:y2="5.919cm">
            <text:p/>
          </draw:line>
          <draw:line draw:style-name="gr301" draw:text-style-name="P28" draw:layer="layout" svg:x1="14.091cm" svg:y1="5.898cm" svg:x2="14.091cm" svg:y2="5.877cm">
            <text:p/>
          </draw:line>
          <draw:line draw:style-name="gr301" draw:text-style-name="P28" draw:layer="layout" svg:x1="14.091cm" svg:y1="5.856cm" svg:x2="14.091cm" svg:y2="5.835cm">
            <text:p/>
          </draw:line>
          <draw:line draw:style-name="gr301" draw:text-style-name="P28" draw:layer="layout" svg:x1="14.091cm" svg:y1="5.814cm" svg:x2="14.091cm" svg:y2="5.793cm">
            <text:p/>
          </draw:line>
          <draw:line draw:style-name="gr301" draw:text-style-name="P28" draw:layer="layout" svg:x1="14.091cm" svg:y1="5.771cm" svg:x2="14.091cm" svg:y2="5.75cm">
            <text:p/>
          </draw:line>
          <draw:line draw:style-name="gr301" draw:text-style-name="P28" draw:layer="layout" svg:x1="14.091cm" svg:y1="5.729cm" svg:x2="14.091cm" svg:y2="5.708cm">
            <text:p/>
          </draw:line>
          <draw:line draw:style-name="gr301" draw:text-style-name="P28" draw:layer="layout" svg:x1="14.091cm" svg:y1="5.687cm" svg:x2="14.091cm" svg:y2="5.666cm">
            <text:p/>
          </draw:line>
          <draw:line draw:style-name="gr301" draw:text-style-name="P28" draw:layer="layout" svg:x1="14.091cm" svg:y1="5.645cm" svg:x2="14.091cm" svg:y2="5.623cm">
            <text:p/>
          </draw:line>
          <draw:line draw:style-name="gr301" draw:text-style-name="P28" draw:layer="layout" svg:x1="14.091cm" svg:y1="5.602cm" svg:x2="14.091cm" svg:y2="5.581cm">
            <text:p/>
          </draw:line>
          <draw:line draw:style-name="gr301" draw:text-style-name="P28" draw:layer="layout" svg:x1="14.091cm" svg:y1="5.56cm" svg:x2="14.091cm" svg:y2="5.539cm">
            <text:p/>
          </draw:line>
          <draw:line draw:style-name="gr301" draw:text-style-name="P28" draw:layer="layout" svg:x1="14.091cm" svg:y1="5.518cm" svg:x2="14.091cm" svg:y2="5.497cm">
            <text:p/>
          </draw:line>
          <draw:line draw:style-name="gr301" draw:text-style-name="P28" draw:layer="layout" svg:x1="14.091cm" svg:y1="5.476cm" svg:x2="14.091cm" svg:y2="5.454cm">
            <text:p/>
          </draw:line>
          <draw:line draw:style-name="gr301" draw:text-style-name="P28" draw:layer="layout" svg:x1="14.091cm" svg:y1="5.433cm" svg:x2="14.091cm" svg:y2="5.412cm">
            <text:p/>
          </draw:line>
          <draw:line draw:style-name="gr301" draw:text-style-name="P28" draw:layer="layout" svg:x1="14.091cm" svg:y1="5.391cm" svg:x2="14.091cm" svg:y2="5.37cm">
            <text:p/>
          </draw:line>
          <draw:line draw:style-name="gr301" draw:text-style-name="P28" draw:layer="layout" svg:x1="14.091cm" svg:y1="5.349cm" svg:x2="14.091cm" svg:y2="5.328cm">
            <text:p/>
          </draw:line>
          <draw:line draw:style-name="gr301" draw:text-style-name="P28" draw:layer="layout" svg:x1="14.091cm" svg:y1="5.307cm" svg:x2="14.091cm" svg:y2="5.285cm">
            <text:p/>
          </draw:line>
          <draw:line draw:style-name="gr301" draw:text-style-name="P28" draw:layer="layout" svg:x1="14.091cm" svg:y1="5.264cm" svg:x2="14.091cm" svg:y2="5.243cm">
            <text:p/>
          </draw:line>
          <draw:line draw:style-name="gr301" draw:text-style-name="P28" draw:layer="layout" svg:x1="14.091cm" svg:y1="5.222cm" svg:x2="14.091cm" svg:y2="5.201cm">
            <text:p/>
          </draw:line>
          <draw:line draw:style-name="gr301" draw:text-style-name="P28" draw:layer="layout" svg:x1="14.091cm" svg:y1="5.18cm" svg:x2="14.091cm" svg:y2="5.159cm">
            <text:p/>
          </draw:line>
          <draw:line draw:style-name="gr301" draw:text-style-name="P28" draw:layer="layout" svg:x1="14.091cm" svg:y1="5.137cm" svg:x2="14.091cm" svg:y2="5.116cm">
            <text:p/>
          </draw:line>
          <draw:line draw:style-name="gr301" draw:text-style-name="P28" draw:layer="layout" svg:x1="14.091cm" svg:y1="5.095cm" svg:x2="14.091cm" svg:y2="5.074cm">
            <text:p/>
          </draw:line>
          <draw:line draw:style-name="gr301" draw:text-style-name="P28" draw:layer="layout" svg:x1="14.091cm" svg:y1="5.053cm" svg:x2="14.091cm" svg:y2="5.032cm">
            <text:p/>
          </draw:line>
          <draw:line draw:style-name="gr301" draw:text-style-name="P28" draw:layer="layout" svg:x1="14.091cm" svg:y1="5.011cm" svg:x2="14.091cm" svg:y2="4.99cm">
            <text:p/>
          </draw:line>
          <draw:line draw:style-name="gr301" draw:text-style-name="P28" draw:layer="layout" svg:x1="14.091cm" svg:y1="4.968cm" svg:x2="14.091cm" svg:y2="4.947cm">
            <text:p/>
          </draw:line>
          <draw:line draw:style-name="gr301" draw:text-style-name="P28" draw:layer="layout" svg:x1="14.091cm" svg:y1="4.926cm" svg:x2="14.091cm" svg:y2="4.905cm">
            <text:p/>
          </draw:line>
          <draw:line draw:style-name="gr301" draw:text-style-name="P28" draw:layer="layout" svg:x1="14.091cm" svg:y1="4.884cm" svg:x2="14.091cm" svg:y2="4.863cm">
            <text:p/>
          </draw:line>
          <draw:line draw:style-name="gr301" draw:text-style-name="P28" draw:layer="layout" svg:x1="14.091cm" svg:y1="4.842cm" svg:x2="14.091cm" svg:y2="4.82cm">
            <text:p/>
          </draw:line>
          <draw:line draw:style-name="gr301" draw:text-style-name="P28" draw:layer="layout" svg:x1="14.091cm" svg:y1="4.799cm" svg:x2="14.091cm" svg:y2="4.778cm">
            <text:p/>
          </draw:line>
          <draw:line draw:style-name="gr301" draw:text-style-name="P28" draw:layer="layout" svg:x1="14.091cm" svg:y1="4.757cm" svg:x2="14.091cm" svg:y2="4.736cm">
            <text:p/>
          </draw:line>
          <draw:line draw:style-name="gr301" draw:text-style-name="P28" draw:layer="layout" svg:x1="14.091cm" svg:y1="4.715cm" svg:x2="14.091cm" svg:y2="4.694cm">
            <text:p/>
          </draw:line>
          <draw:line draw:style-name="gr301" draw:text-style-name="P28" draw:layer="layout" svg:x1="14.091cm" svg:y1="4.674cm" svg:x2="14.091cm" svg:y2="4.652cm">
            <text:p/>
          </draw:line>
          <draw:line draw:style-name="gr301" draw:text-style-name="P28" draw:layer="layout" svg:x1="14.091cm" svg:y1="4.631cm" svg:x2="14.091cm" svg:y2="4.61cm">
            <text:p/>
          </draw:line>
          <draw:line draw:style-name="gr301" draw:text-style-name="P28" draw:layer="layout" svg:x1="14.091cm" svg:y1="4.589cm" svg:x2="14.091cm" svg:y2="4.568cm">
            <text:p/>
          </draw:line>
          <draw:line draw:style-name="gr301" draw:text-style-name="P28" draw:layer="layout" svg:x1="14.091cm" svg:y1="4.547cm" svg:x2="14.091cm" svg:y2="4.526cm">
            <text:p/>
          </draw:line>
          <draw:line draw:style-name="gr301" draw:text-style-name="P28" draw:layer="layout" svg:x1="14.091cm" svg:y1="4.505cm" svg:x2="14.091cm" svg:y2="4.483cm">
            <text:p/>
          </draw:line>
          <draw:line draw:style-name="gr301" draw:text-style-name="P28" draw:layer="layout" svg:x1="14.091cm" svg:y1="4.462cm" svg:x2="14.091cm" svg:y2="4.441cm">
            <text:p/>
          </draw:line>
          <draw:line draw:style-name="gr301" draw:text-style-name="P28" draw:layer="layout" svg:x1="14.091cm" svg:y1="4.42cm" svg:x2="14.091cm" svg:y2="4.399cm">
            <text:p/>
          </draw:line>
          <draw:line draw:style-name="gr301" draw:text-style-name="P28" draw:layer="layout" svg:x1="14.091cm" svg:y1="4.378cm" svg:x2="14.091cm" svg:y2="4.357cm">
            <text:p/>
          </draw:line>
          <draw:line draw:style-name="gr301" draw:text-style-name="P28" draw:layer="layout" svg:x1="14.091cm" svg:y1="4.335cm" svg:x2="14.091cm" svg:y2="4.314cm">
            <text:p/>
          </draw:line>
          <draw:line draw:style-name="gr301" draw:text-style-name="P28" draw:layer="layout" svg:x1="14.091cm" svg:y1="4.293cm" svg:x2="14.091cm" svg:y2="4.272cm">
            <text:p/>
          </draw:line>
          <draw:line draw:style-name="gr301" draw:text-style-name="P28" draw:layer="layout" svg:x1="14.091cm" svg:y1="4.251cm" svg:x2="14.091cm" svg:y2="4.23cm">
            <text:p/>
          </draw:line>
          <draw:line draw:style-name="gr301" draw:text-style-name="P28" draw:layer="layout" svg:x1="14.091cm" svg:y1="4.209cm" svg:x2="14.091cm" svg:y2="4.188cm">
            <text:p/>
          </draw:line>
          <draw:line draw:style-name="gr301" draw:text-style-name="P28" draw:layer="layout" svg:x1="14.091cm" svg:y1="4.166cm" svg:x2="14.091cm" svg:y2="4.145cm">
            <text:p/>
          </draw:line>
          <draw:line draw:style-name="gr301" draw:text-style-name="P28" draw:layer="layout" svg:x1="14.091cm" svg:y1="4.124cm" svg:x2="14.091cm" svg:y2="4.103cm">
            <text:p/>
          </draw:line>
          <draw:line draw:style-name="gr301" draw:text-style-name="P28" draw:layer="layout" svg:x1="14.091cm" svg:y1="4.082cm" svg:x2="14.091cm" svg:y2="4.061cm">
            <text:p/>
          </draw:line>
          <draw:line draw:style-name="gr301" draw:text-style-name="P28" draw:layer="layout" svg:x1="14.091cm" svg:y1="4.04cm" svg:x2="14.091cm" svg:y2="4.018cm">
            <text:p/>
          </draw:line>
          <draw:line draw:style-name="gr301" draw:text-style-name="P28" draw:layer="layout" svg:x1="14.091cm" svg:y1="3.997cm" svg:x2="14.091cm" svg:y2="3.976cm">
            <text:p/>
          </draw:line>
          <draw:line draw:style-name="gr301" draw:text-style-name="P28" draw:layer="layout" svg:x1="14.091cm" svg:y1="3.955cm" svg:x2="14.091cm" svg:y2="3.934cm">
            <text:p/>
          </draw:line>
          <draw:line draw:style-name="gr301" draw:text-style-name="P28" draw:layer="layout" svg:x1="14.091cm" svg:y1="3.913cm" svg:x2="14.091cm" svg:y2="3.892cm">
            <text:p/>
          </draw:line>
          <draw:line draw:style-name="gr301" draw:text-style-name="P28" draw:layer="layout" svg:x1="14.091cm" svg:y1="3.871cm" svg:x2="14.091cm" svg:y2="3.849cm">
            <text:p/>
          </draw:line>
          <draw:line draw:style-name="gr301" draw:text-style-name="P28" draw:layer="layout" svg:x1="14.091cm" svg:y1="3.828cm" svg:x2="14.091cm" svg:y2="3.807cm">
            <text:p/>
          </draw:line>
          <draw:line draw:style-name="gr301" draw:text-style-name="P28" draw:layer="layout" svg:x1="14.091cm" svg:y1="3.786cm" svg:x2="14.091cm" svg:y2="3.765cm">
            <text:p/>
          </draw:line>
          <draw:line draw:style-name="gr301" draw:text-style-name="P28" draw:layer="layout" svg:x1="14.091cm" svg:y1="3.744cm" svg:x2="14.091cm" svg:y2="3.723cm">
            <text:p/>
          </draw:line>
          <draw:line draw:style-name="gr301" draw:text-style-name="P28" draw:layer="layout" svg:x1="14.091cm" svg:y1="3.702cm" svg:x2="14.091cm" svg:y2="3.68cm">
            <text:p/>
          </draw:line>
          <draw:line draw:style-name="gr301" draw:text-style-name="P28" draw:layer="layout" svg:x1="14.091cm" svg:y1="3.659cm" svg:x2="14.091cm" svg:y2="3.638cm">
            <text:p/>
          </draw:line>
          <draw:line draw:style-name="gr301" draw:text-style-name="P28" draw:layer="layout" svg:x1="14.091cm" svg:y1="3.617cm" svg:x2="14.091cm" svg:y2="3.596cm">
            <text:p/>
          </draw:line>
          <draw:line draw:style-name="gr301" draw:text-style-name="P28" draw:layer="layout" svg:x1="14.091cm" svg:y1="3.575cm" svg:x2="14.091cm" svg:y2="3.554cm">
            <text:p/>
          </draw:line>
          <draw:line draw:style-name="gr301" draw:text-style-name="P28" draw:layer="layout" svg:x1="14.091cm" svg:y1="3.532cm" svg:x2="14.091cm" svg:y2="3.511cm">
            <text:p/>
          </draw:line>
          <draw:line draw:style-name="gr301" draw:text-style-name="P28" draw:layer="layout" svg:x1="14.091cm" svg:y1="3.49cm" svg:x2="14.091cm" svg:y2="3.469cm">
            <text:p/>
          </draw:line>
          <draw:line draw:style-name="gr301" draw:text-style-name="P28" draw:layer="layout" svg:x1="14.091cm" svg:y1="3.448cm" svg:x2="14.091cm" svg:y2="3.427cm">
            <text:p/>
          </draw:line>
          <draw:line draw:style-name="gr301" draw:text-style-name="P28" draw:layer="layout" svg:x1="14.091cm" svg:y1="3.406cm" svg:x2="14.091cm" svg:y2="3.385cm">
            <text:p/>
          </draw:line>
          <draw:line draw:style-name="gr301" draw:text-style-name="P28" draw:layer="layout" svg:x1="14.091cm" svg:y1="3.363cm" svg:x2="14.091cm" svg:y2="3.342cm">
            <text:p/>
          </draw:line>
          <draw:line draw:style-name="gr301" draw:text-style-name="P28" draw:layer="layout" svg:x1="14.091cm" svg:y1="3.321cm" svg:x2="14.091cm" svg:y2="3.3cm">
            <text:p/>
          </draw:line>
          <draw:line draw:style-name="gr301" draw:text-style-name="P28" draw:layer="layout" svg:x1="14.091cm" svg:y1="3.279cm" svg:x2="14.091cm" svg:y2="3.258cm">
            <text:p/>
          </draw:line>
          <draw:line draw:style-name="gr301" draw:text-style-name="P28" draw:layer="layout" svg:x1="14.091cm" svg:y1="3.237cm" svg:x2="14.091cm" svg:y2="3.215cm">
            <text:p/>
          </draw:line>
          <draw:line draw:style-name="gr301" draw:text-style-name="P28" draw:layer="layout" svg:x1="14.091cm" svg:y1="3.194cm" svg:x2="14.091cm" svg:y2="3.173cm">
            <text:p/>
          </draw:line>
          <draw:line draw:style-name="gr301" draw:text-style-name="P28" draw:layer="layout" svg:x1="14.091cm" svg:y1="3.152cm" svg:x2="14.091cm" svg:y2="3.131cm">
            <text:p/>
          </draw:line>
          <draw:line draw:style-name="gr301" draw:text-style-name="P28" draw:layer="layout" svg:x1="14.091cm" svg:y1="3.11cm" svg:x2="14.091cm" svg:y2="3.089cm">
            <text:p/>
          </draw:line>
          <draw:line draw:style-name="gr301" draw:text-style-name="P28" draw:layer="layout" svg:x1="14.091cm" svg:y1="3.068cm" svg:x2="14.091cm" svg:y2="3.046cm">
            <text:p/>
          </draw:line>
          <draw:line draw:style-name="gr301" draw:text-style-name="P28" draw:layer="layout" svg:x1="14.091cm" svg:y1="3.025cm" svg:x2="14.091cm" svg:y2="3.004cm">
            <text:p/>
          </draw:line>
          <draw:line draw:style-name="gr301" draw:text-style-name="P28" draw:layer="layout" svg:x1="14.091cm" svg:y1="2.983cm" svg:x2="14.091cm" svg:y2="2.962cm">
            <text:p/>
          </draw:line>
          <draw:line draw:style-name="gr301" draw:text-style-name="P28" draw:layer="layout" svg:x1="14.091cm" svg:y1="2.941cm" svg:x2="14.091cm" svg:y2="2.92cm">
            <text:p/>
          </draw:line>
          <draw:line draw:style-name="gr301" draw:text-style-name="P28" draw:layer="layout" svg:x1="14.091cm" svg:y1="2.898cm" svg:x2="14.091cm" svg:y2="2.877cm">
            <text:p/>
          </draw:line>
          <draw:line draw:style-name="gr301" draw:text-style-name="P28" draw:layer="layout" svg:x1="14.091cm" svg:y1="2.856cm" svg:x2="14.091cm" svg:y2="2.835cm">
            <text:p/>
          </draw:line>
          <draw:line draw:style-name="gr301" draw:text-style-name="P28" draw:layer="layout" svg:x1="14.091cm" svg:y1="2.814cm" svg:x2="14.091cm" svg:y2="2.793cm">
            <text:p/>
          </draw:line>
          <draw:line draw:style-name="gr301" draw:text-style-name="P28" draw:layer="layout" svg:x1="14.091cm" svg:y1="2.772cm" svg:x2="14.091cm" svg:y2="2.751cm">
            <text:p/>
          </draw:line>
          <draw:line draw:style-name="gr301" draw:text-style-name="P28" draw:layer="layout" svg:x1="14.091cm" svg:y1="2.729cm" svg:x2="14.091cm" svg:y2="2.708cm">
            <text:p/>
          </draw:line>
          <draw:line draw:style-name="gr301" draw:text-style-name="P28" draw:layer="layout" svg:x1="14.091cm" svg:y1="2.687cm" svg:x2="14.091cm" svg:y2="2.666cm">
            <text:p/>
          </draw:line>
          <draw:line draw:style-name="gr301" draw:text-style-name="P28" draw:layer="layout" svg:x1="14.091cm" svg:y1="2.645cm" svg:x2="14.091cm" svg:y2="2.624cm">
            <text:p/>
          </draw:line>
          <draw:line draw:style-name="gr301" draw:text-style-name="P28" draw:layer="layout" svg:x1="14.091cm" svg:y1="2.603cm" svg:x2="14.091cm" svg:y2="2.582cm">
            <text:p/>
          </draw:line>
          <draw:line draw:style-name="gr301" draw:text-style-name="P28" draw:layer="layout" svg:x1="14.091cm" svg:y1="2.56cm" svg:x2="14.091cm" svg:y2="2.539cm">
            <text:p/>
          </draw:line>
          <draw:line draw:style-name="gr301" draw:text-style-name="P28" draw:layer="layout" svg:x1="14.091cm" svg:y1="2.518cm" svg:x2="14.091cm" svg:y2="2.497cm">
            <text:p/>
          </draw:line>
          <draw:line draw:style-name="gr301" draw:text-style-name="P28" draw:layer="layout" svg:x1="14.091cm" svg:y1="2.476cm" svg:x2="14.091cm" svg:y2="2.455cm">
            <text:p/>
          </draw:line>
          <draw:line draw:style-name="gr301" draw:text-style-name="P28" draw:layer="layout" svg:x1="14.091cm" svg:y1="2.434cm" svg:x2="14.091cm" svg:y2="2.412cm">
            <text:p/>
          </draw:line>
          <draw:line draw:style-name="gr301" draw:text-style-name="P28" draw:layer="layout" svg:x1="14.091cm" svg:y1="2.391cm" svg:x2="14.091cm" svg:y2="2.37cm">
            <text:p/>
          </draw:line>
          <draw:line draw:style-name="gr301" draw:text-style-name="P28" draw:layer="layout" svg:x1="14.091cm" svg:y1="2.349cm" svg:x2="14.091cm" svg:y2="2.328cm">
            <text:p/>
          </draw:line>
          <draw:line draw:style-name="gr301" draw:text-style-name="P28" draw:layer="layout" svg:x1="14.091cm" svg:y1="2.307cm" svg:x2="14.091cm" svg:y2="2.286cm">
            <text:p/>
          </draw:line>
          <draw:line draw:style-name="gr301" draw:text-style-name="P28" draw:layer="layout" svg:x1="14.091cm" svg:y1="2.265cm" svg:x2="14.091cm" svg:y2="2.243cm">
            <text:p/>
          </draw:line>
          <draw:line draw:style-name="gr301" draw:text-style-name="P28" draw:layer="layout" svg:x1="14.091cm" svg:y1="2.222cm" svg:x2="14.091cm" svg:y2="2.201cm">
            <text:p/>
          </draw:line>
          <draw:line draw:style-name="gr301" draw:text-style-name="P28" draw:layer="layout" svg:x1="14.091cm" svg:y1="2.18cm" svg:x2="14.091cm" svg:y2="2.159cm">
            <text:p/>
          </draw:line>
          <draw:line draw:style-name="gr301" draw:text-style-name="P28" draw:layer="layout" svg:x1="14.091cm" svg:y1="2.138cm" svg:x2="14.091cm" svg:y2="2.117cm">
            <text:p/>
          </draw:line>
          <draw:line draw:style-name="gr301" draw:text-style-name="P28" draw:layer="layout" svg:x1="14.091cm" svg:y1="2.095cm" svg:x2="14.091cm" svg:y2="2.074cm">
            <text:p/>
          </draw:line>
          <draw:line draw:style-name="gr301" draw:text-style-name="P28" draw:layer="layout" svg:x1="14.08cm" svg:y1="2.063cm" svg:x2="14.059cm" svg:y2="2.063cm">
            <text:p/>
          </draw:line>
          <draw:line draw:style-name="gr301" draw:text-style-name="P28" draw:layer="layout" svg:x1="14.038cm" svg:y1="2.063cm" svg:x2="14.017cm" svg:y2="2.063cm">
            <text:p/>
          </draw:line>
          <draw:line draw:style-name="gr301" draw:text-style-name="P28" draw:layer="layout" svg:x1="13.996cm" svg:y1="2.063cm" svg:x2="13.975cm" svg:y2="2.063cm">
            <text:p/>
          </draw:line>
          <draw:line draw:style-name="gr301" draw:text-style-name="P28" draw:layer="layout" svg:x1="13.954cm" svg:y1="2.063cm" svg:x2="13.932cm" svg:y2="2.063cm">
            <text:p/>
          </draw:line>
          <draw:line draw:style-name="gr301" draw:text-style-name="P28" draw:layer="layout" svg:x1="13.911cm" svg:y1="2.063cm" svg:x2="13.89cm" svg:y2="2.063cm">
            <text:p/>
          </draw:line>
          <draw:line draw:style-name="gr301" draw:text-style-name="P28" draw:layer="layout" svg:x1="13.869cm" svg:y1="2.063cm" svg:x2="13.848cm" svg:y2="2.063cm">
            <text:p/>
          </draw:line>
          <draw:line draw:style-name="gr301" draw:text-style-name="P28" draw:layer="layout" svg:x1="13.827cm" svg:y1="2.063cm" svg:x2="13.806cm" svg:y2="2.063cm">
            <text:p/>
          </draw:line>
          <draw:line draw:style-name="gr301" draw:text-style-name="P28" draw:layer="layout" svg:x1="13.784cm" svg:y1="2.063cm" svg:x2="13.763cm" svg:y2="2.063cm">
            <text:p/>
          </draw:line>
          <draw:line draw:style-name="gr301" draw:text-style-name="P28" draw:layer="layout" svg:x1="13.742cm" svg:y1="2.063cm" svg:x2="13.721cm" svg:y2="2.063cm">
            <text:p/>
          </draw:line>
          <draw:line draw:style-name="gr301" draw:text-style-name="P28" draw:layer="layout" svg:x1="13.7cm" svg:y1="2.063cm" svg:x2="13.679cm" svg:y2="2.063cm">
            <text:p/>
          </draw:line>
          <draw:line draw:style-name="gr301" draw:text-style-name="P28" draw:layer="layout" svg:x1="13.658cm" svg:y1="2.063cm" svg:x2="13.637cm" svg:y2="2.063cm">
            <text:p/>
          </draw:line>
          <draw:line draw:style-name="gr301" draw:text-style-name="P28" draw:layer="layout" svg:x1="13.615cm" svg:y1="2.063cm" svg:x2="13.594cm" svg:y2="2.063cm">
            <text:p/>
          </draw:line>
          <draw:line draw:style-name="gr301" draw:text-style-name="P28" draw:layer="layout" svg:x1="13.573cm" svg:y1="2.063cm" svg:x2="13.552cm" svg:y2="2.063cm">
            <text:p/>
          </draw:line>
          <draw:line draw:style-name="gr301" draw:text-style-name="P28" draw:layer="layout" svg:x1="13.531cm" svg:y1="2.063cm" svg:x2="13.51cm" svg:y2="2.063cm">
            <text:p/>
          </draw:line>
          <draw:line draw:style-name="gr301" draw:text-style-name="P28" draw:layer="layout" svg:x1="13.489cm" svg:y1="2.063cm" svg:x2="13.468cm" svg:y2="2.063cm">
            <text:p/>
          </draw:line>
          <draw:line draw:style-name="gr301" draw:text-style-name="P28" draw:layer="layout" svg:x1="13.446cm" svg:y1="2.063cm" svg:x2="13.425cm" svg:y2="2.063cm">
            <text:p/>
          </draw:line>
          <draw:line draw:style-name="gr301" draw:text-style-name="P28" draw:layer="layout" svg:x1="13.404cm" svg:y1="2.063cm" svg:x2="13.383cm" svg:y2="2.063cm">
            <text:p/>
          </draw:line>
          <draw:line draw:style-name="gr301" draw:text-style-name="P28" draw:layer="layout" svg:x1="13.362cm" svg:y1="2.063cm" svg:x2="13.341cm" svg:y2="2.063cm">
            <text:p/>
          </draw:line>
          <draw:line draw:style-name="gr301" draw:text-style-name="P28" draw:layer="layout" svg:x1="13.32cm" svg:y1="2.063cm" svg:x2="13.298cm" svg:y2="2.063cm">
            <text:p/>
          </draw:line>
          <draw:line draw:style-name="gr301" draw:text-style-name="P28" draw:layer="layout" svg:x1="13.277cm" svg:y1="2.063cm" svg:x2="13.256cm" svg:y2="2.063cm">
            <text:p/>
          </draw:line>
          <draw:line draw:style-name="gr301" draw:text-style-name="P28" draw:layer="layout" svg:x1="13.235cm" svg:y1="2.063cm" svg:x2="13.214cm" svg:y2="2.063cm">
            <text:p/>
          </draw:line>
          <draw:line draw:style-name="gr301" draw:text-style-name="P28" draw:layer="layout" svg:x1="13.193cm" svg:y1="2.063cm" svg:x2="13.172cm" svg:y2="2.063cm">
            <text:p/>
          </draw:line>
          <draw:line draw:style-name="gr301" draw:text-style-name="P28" draw:layer="layout" svg:x1="13.151cm" svg:y1="2.063cm" svg:x2="13.129cm" svg:y2="2.063cm">
            <text:p/>
          </draw:line>
          <draw:line draw:style-name="gr301" draw:text-style-name="P28" draw:layer="layout" svg:x1="13.108cm" svg:y1="2.063cm" svg:x2="13.087cm" svg:y2="2.063cm">
            <text:p/>
          </draw:line>
          <draw:line draw:style-name="gr301" draw:text-style-name="P28" draw:layer="layout" svg:x1="13.066cm" svg:y1="2.063cm" svg:x2="13.045cm" svg:y2="2.063cm">
            <text:p/>
          </draw:line>
          <draw:line draw:style-name="gr301" draw:text-style-name="P28" draw:layer="layout" svg:x1="13.024cm" svg:y1="2.063cm" svg:x2="13.003cm" svg:y2="2.063cm">
            <text:p/>
          </draw:line>
          <draw:line draw:style-name="gr301" draw:text-style-name="P28" draw:layer="layout" svg:x1="12.982cm" svg:y1="2.063cm" svg:x2="12.96cm" svg:y2="2.063cm">
            <text:p/>
          </draw:line>
          <draw:line draw:style-name="gr301" draw:text-style-name="P28" draw:layer="layout" svg:x1="12.939cm" svg:y1="2.063cm" svg:x2="12.918cm" svg:y2="2.063cm">
            <text:p/>
          </draw:line>
          <draw:line draw:style-name="gr301" draw:text-style-name="P28" draw:layer="layout" svg:x1="12.897cm" svg:y1="2.063cm" svg:x2="12.876cm" svg:y2="2.063cm">
            <text:p/>
          </draw:line>
          <draw:line draw:style-name="gr301" draw:text-style-name="P28" draw:layer="layout" svg:x1="12.855cm" svg:y1="2.063cm" svg:x2="12.834cm" svg:y2="2.063cm">
            <text:p/>
          </draw:line>
          <draw:line draw:style-name="gr301" draw:text-style-name="P28" draw:layer="layout" svg:x1="12.812cm" svg:y1="2.063cm" svg:x2="12.791cm" svg:y2="2.063cm">
            <text:p/>
          </draw:line>
          <draw:line draw:style-name="gr301" draw:text-style-name="P28" draw:layer="layout" svg:x1="12.77cm" svg:y1="2.063cm" svg:x2="12.749cm" svg:y2="2.063cm">
            <text:p/>
          </draw:line>
          <draw:line draw:style-name="gr301" draw:text-style-name="P28" draw:layer="layout" svg:x1="12.728cm" svg:y1="2.063cm" svg:x2="12.707cm" svg:y2="2.063cm">
            <text:p/>
          </draw:line>
          <draw:line draw:style-name="gr301" draw:text-style-name="P28" draw:layer="layout" svg:x1="12.686cm" svg:y1="2.063cm" svg:x2="12.665cm" svg:y2="2.063cm">
            <text:p/>
          </draw:line>
          <draw:line draw:style-name="gr301" draw:text-style-name="P28" draw:layer="layout" svg:x1="12.643cm" svg:y1="2.063cm" svg:x2="12.622cm" svg:y2="2.063cm">
            <text:p/>
          </draw:line>
          <draw:line draw:style-name="gr301" draw:text-style-name="P28" draw:layer="layout" svg:x1="12.601cm" svg:y1="2.063cm" svg:x2="12.58cm" svg:y2="2.063cm">
            <text:p/>
          </draw:line>
          <draw:line draw:style-name="gr301" draw:text-style-name="P28" draw:layer="layout" svg:x1="12.559cm" svg:y1="2.063cm" svg:x2="12.538cm" svg:y2="2.063cm">
            <text:p/>
          </draw:line>
          <draw:line draw:style-name="gr301" draw:text-style-name="P28" draw:layer="layout" svg:x1="12.517cm" svg:y1="2.063cm" svg:x2="12.495cm" svg:y2="2.063cm">
            <text:p/>
          </draw:line>
          <draw:line draw:style-name="gr301" draw:text-style-name="P28" draw:layer="layout" svg:x1="12.474cm" svg:y1="2.063cm" svg:x2="12.453cm" svg:y2="2.063cm">
            <text:p/>
          </draw:line>
          <draw:line draw:style-name="gr301" draw:text-style-name="P28" draw:layer="layout" svg:x1="12.432cm" svg:y1="2.063cm" svg:x2="12.411cm" svg:y2="2.063cm">
            <text:p/>
          </draw:line>
          <draw:line draw:style-name="gr301" draw:text-style-name="P28" draw:layer="layout" svg:x1="12.39cm" svg:y1="2.063cm" svg:x2="12.369cm" svg:y2="2.063cm">
            <text:p/>
          </draw:line>
          <draw:line draw:style-name="gr301" draw:text-style-name="P28" draw:layer="layout" svg:x1="12.348cm" svg:y1="2.063cm" svg:x2="12.326cm" svg:y2="2.063cm">
            <text:p/>
          </draw:line>
          <draw:line draw:style-name="gr301" draw:text-style-name="P28" draw:layer="layout" svg:x1="12.305cm" svg:y1="2.063cm" svg:x2="12.284cm" svg:y2="2.063cm">
            <text:p/>
          </draw:line>
          <draw:line draw:style-name="gr301" draw:text-style-name="P28" draw:layer="layout" svg:x1="12.263cm" svg:y1="2.063cm" svg:x2="12.242cm" svg:y2="2.063cm">
            <text:p/>
          </draw:line>
          <draw:line draw:style-name="gr301" draw:text-style-name="P28" draw:layer="layout" svg:x1="12.221cm" svg:y1="2.063cm" svg:x2="12.2cm" svg:y2="2.063cm">
            <text:p/>
          </draw:line>
          <draw:line draw:style-name="gr301" draw:text-style-name="P28" draw:layer="layout" svg:x1="12.179cm" svg:y1="2.063cm" svg:x2="12.157cm" svg:y2="2.063cm">
            <text:p/>
          </draw:line>
          <draw:line draw:style-name="gr301" draw:text-style-name="P28" draw:layer="layout" svg:x1="12.136cm" svg:y1="2.063cm" svg:x2="12.115cm" svg:y2="2.063cm">
            <text:p/>
          </draw:line>
          <draw:line draw:style-name="gr301" draw:text-style-name="P28" draw:layer="layout" svg:x1="12.094cm" svg:y1="2.063cm" svg:x2="12.073cm" svg:y2="2.063cm">
            <text:p/>
          </draw:line>
          <draw:line draw:style-name="gr301" draw:text-style-name="P28" draw:layer="layout" svg:x1="12.052cm" svg:y1="2.063cm" svg:x2="12.031cm" svg:y2="2.063cm">
            <text:p/>
          </draw:line>
          <draw:line draw:style-name="gr301" draw:text-style-name="P28" draw:layer="layout" svg:x1="12.009cm" svg:y1="2.063cm" svg:x2="11.988cm" svg:y2="2.063cm">
            <text:p/>
          </draw:line>
          <draw:line draw:style-name="gr301" draw:text-style-name="P28" draw:layer="layout" svg:x1="11.967cm" svg:y1="2.063cm" svg:x2="11.946cm" svg:y2="2.063cm">
            <text:p/>
          </draw:line>
          <draw:line draw:style-name="gr301" draw:text-style-name="P28" draw:layer="layout" svg:x1="11.925cm" svg:y1="2.063cm" svg:x2="11.904cm" svg:y2="2.063cm">
            <text:p/>
          </draw:line>
          <draw:line draw:style-name="gr301" draw:text-style-name="P28" draw:layer="layout" svg:x1="11.883cm" svg:y1="2.063cm" svg:x2="11.862cm" svg:y2="2.063cm">
            <text:p/>
          </draw:line>
          <draw:line draw:style-name="gr301" draw:text-style-name="P28" draw:layer="layout" svg:x1="11.84cm" svg:y1="2.063cm" svg:x2="11.819cm" svg:y2="2.063cm">
            <text:p/>
          </draw:line>
          <draw:line draw:style-name="gr301" draw:text-style-name="P28" draw:layer="layout" svg:x1="11.798cm" svg:y1="2.063cm" svg:x2="11.777cm" svg:y2="2.063cm">
            <text:p/>
          </draw:line>
          <draw:line draw:style-name="gr301" draw:text-style-name="P28" draw:layer="layout" svg:x1="11.756cm" svg:y1="2.063cm" svg:x2="11.735cm" svg:y2="2.063cm">
            <text:p/>
          </draw:line>
          <draw:line draw:style-name="gr301" draw:text-style-name="P28" draw:layer="layout" svg:x1="11.714cm" svg:y1="2.063cm" svg:x2="11.693cm" svg:y2="2.063cm">
            <text:p/>
          </draw:line>
          <draw:line draw:style-name="gr301" draw:text-style-name="P28" draw:layer="layout" svg:x1="11.671cm" svg:y1="2.063cm" svg:x2="11.65cm" svg:y2="2.063cm">
            <text:p/>
          </draw:line>
          <draw:line draw:style-name="gr301" draw:text-style-name="P28" draw:layer="layout" svg:x1="11.629cm" svg:y1="2.063cm" svg:x2="11.608cm" svg:y2="2.063cm">
            <text:p/>
          </draw:line>
          <draw:line draw:style-name="gr301" draw:text-style-name="P28" draw:layer="layout" svg:x1="11.587cm" svg:y1="2.063cm" svg:x2="11.566cm" svg:y2="2.063cm">
            <text:p/>
          </draw:line>
          <draw:line draw:style-name="gr301" draw:text-style-name="P28" draw:layer="layout" svg:x1="11.545cm" svg:y1="2.063cm" svg:x2="11.523cm" svg:y2="2.063cm">
            <text:p/>
          </draw:line>
          <draw:line draw:style-name="gr301" draw:text-style-name="P28" draw:layer="layout" svg:x1="11.502cm" svg:y1="2.063cm" svg:x2="11.481cm" svg:y2="2.063cm">
            <text:p/>
          </draw:line>
          <draw:line draw:style-name="gr301" draw:text-style-name="P28" draw:layer="layout" svg:x1="11.46cm" svg:y1="2.063cm" svg:x2="11.439cm" svg:y2="2.063cm">
            <text:p/>
          </draw:line>
          <draw:line draw:style-name="gr301" draw:text-style-name="P28" draw:layer="layout" svg:x1="11.418cm" svg:y1="2.063cm" svg:x2="11.397cm" svg:y2="2.063cm">
            <text:p/>
          </draw:line>
          <draw:line draw:style-name="gr301" draw:text-style-name="P28" draw:layer="layout" svg:x1="11.376cm" svg:y1="2.063cm" svg:x2="11.354cm" svg:y2="2.063cm">
            <text:p/>
          </draw:line>
          <draw:line draw:style-name="gr301" draw:text-style-name="P28" draw:layer="layout" svg:x1="11.333cm" svg:y1="2.063cm" svg:x2="11.312cm" svg:y2="2.063cm">
            <text:p/>
          </draw:line>
          <draw:line draw:style-name="gr301" draw:text-style-name="P28" draw:layer="layout" svg:x1="11.291cm" svg:y1="2.063cm" svg:x2="11.27cm" svg:y2="2.063cm">
            <text:p/>
          </draw:line>
          <draw:line draw:style-name="gr301" draw:text-style-name="P28" draw:layer="layout" svg:x1="11.249cm" svg:y1="2.063cm" svg:x2="11.228cm" svg:y2="2.063cm">
            <text:p/>
          </draw:line>
          <draw:line draw:style-name="gr301" draw:text-style-name="P28" draw:layer="layout" svg:x1="11.207cm" svg:y1="2.063cm" svg:x2="11.185cm" svg:y2="2.063cm">
            <text:p/>
          </draw:line>
          <draw:line draw:style-name="gr301" draw:text-style-name="P28" draw:layer="layout" svg:x1="11.164cm" svg:y1="2.063cm" svg:x2="11.143cm" svg:y2="2.063cm">
            <text:p/>
          </draw:line>
          <draw:line draw:style-name="gr301" draw:text-style-name="P28" draw:layer="layout" svg:x1="11.122cm" svg:y1="2.063cm" svg:x2="11.101cm" svg:y2="2.063cm">
            <text:p/>
          </draw:line>
          <draw:line draw:style-name="gr301" draw:text-style-name="P28" draw:layer="layout" svg:x1="11.08cm" svg:y1="2.063cm" svg:x2="11.059cm" svg:y2="2.063cm">
            <text:p/>
          </draw:line>
          <draw:line draw:style-name="gr301" draw:text-style-name="P28" draw:layer="layout" svg:x1="11.037cm" svg:y1="2.063cm" svg:x2="11.016cm" svg:y2="2.063cm">
            <text:p/>
          </draw:line>
          <draw:line draw:style-name="gr301" draw:text-style-name="P28" draw:layer="layout" svg:x1="10.995cm" svg:y1="2.063cm" svg:x2="10.974cm" svg:y2="2.063cm">
            <text:p/>
          </draw:line>
          <draw:line draw:style-name="gr301" draw:text-style-name="P28" draw:layer="layout" svg:x1="10.953cm" svg:y1="2.063cm" svg:x2="10.932cm" svg:y2="2.063cm">
            <text:p/>
          </draw:line>
          <draw:line draw:style-name="gr301" draw:text-style-name="P28" draw:layer="layout" svg:x1="10.911cm" svg:y1="2.063cm" svg:x2="10.89cm" svg:y2="2.063cm">
            <text:p/>
          </draw:line>
          <draw:line draw:style-name="gr301" draw:text-style-name="P28" draw:layer="layout" svg:x1="10.868cm" svg:y1="2.063cm" svg:x2="10.847cm" svg:y2="2.063cm">
            <text:p/>
          </draw:line>
          <draw:line draw:style-name="gr301" draw:text-style-name="P28" draw:layer="layout" svg:x1="10.826cm" svg:y1="2.063cm" svg:x2="10.805cm" svg:y2="2.063cm">
            <text:p/>
          </draw:line>
          <draw:line draw:style-name="gr301" draw:text-style-name="P28" draw:layer="layout" svg:x1="10.784cm" svg:y1="2.063cm" svg:x2="10.763cm" svg:y2="2.063cm">
            <text:p/>
          </draw:line>
          <draw:line draw:style-name="gr301" draw:text-style-name="P28" draw:layer="layout" svg:x1="10.742cm" svg:y1="2.063cm" svg:x2="10.721cm" svg:y2="2.063cm">
            <text:p/>
          </draw:line>
          <draw:line draw:style-name="gr301" draw:text-style-name="P28" draw:layer="layout" svg:x1="10.699cm" svg:y1="2.063cm" svg:x2="10.678cm" svg:y2="2.063cm">
            <text:p/>
          </draw:line>
          <draw:line draw:style-name="gr301" draw:text-style-name="P28" draw:layer="layout" svg:x1="10.657cm" svg:y1="2.063cm" svg:x2="10.636cm" svg:y2="2.063cm">
            <text:p/>
          </draw:line>
          <draw:line draw:style-name="gr301" draw:text-style-name="P28" draw:layer="layout" svg:x1="10.615cm" svg:y1="2.063cm" svg:x2="10.594cm" svg:y2="2.063cm">
            <text:p/>
          </draw:line>
          <draw:line draw:style-name="gr301" draw:text-style-name="P28" draw:layer="layout" svg:x1="10.573cm" svg:y1="2.063cm" svg:x2="10.551cm" svg:y2="2.063cm">
            <text:p/>
          </draw:line>
          <draw:line draw:style-name="gr301" draw:text-style-name="P28" draw:layer="layout" svg:x1="10.53cm" svg:y1="2.063cm" svg:x2="10.509cm" svg:y2="2.063cm">
            <text:p/>
          </draw:line>
          <draw:line draw:style-name="gr301" draw:text-style-name="P28" draw:layer="layout" svg:x1="10.489cm" svg:y1="2.063cm" svg:x2="10.468cm" svg:y2="2.063cm">
            <text:p/>
          </draw:line>
          <draw:line draw:style-name="gr301" draw:text-style-name="P28" draw:layer="layout" svg:x1="10.447cm" svg:y1="2.063cm" svg:x2="10.426cm" svg:y2="2.063cm">
            <text:p/>
          </draw:line>
          <draw:line draw:style-name="gr301" draw:text-style-name="P28" draw:layer="layout" svg:x1="10.405cm" svg:y1="2.063cm" svg:x2="10.383cm" svg:y2="2.063cm">
            <text:p/>
          </draw:line>
          <draw:line draw:style-name="gr301" draw:text-style-name="P28" draw:layer="layout" svg:x1="10.362cm" svg:y1="2.063cm" svg:x2="10.341cm" svg:y2="2.063cm">
            <text:p/>
          </draw:line>
          <draw:line draw:style-name="gr301" draw:text-style-name="P28" draw:layer="layout" svg:x1="10.32cm" svg:y1="2.063cm" svg:x2="10.299cm" svg:y2="2.063cm">
            <text:p/>
          </draw:line>
          <draw:line draw:style-name="gr301" draw:text-style-name="P28" draw:layer="layout" svg:x1="10.278cm" svg:y1="2.063cm" svg:x2="10.257cm" svg:y2="2.063cm">
            <text:p/>
          </draw:line>
          <draw:line draw:style-name="gr301" draw:text-style-name="P28" draw:layer="layout" svg:x1="10.235cm" svg:y1="2.063cm" svg:x2="10.214cm" svg:y2="2.063cm">
            <text:p/>
          </draw:line>
          <draw:line draw:style-name="gr301" draw:text-style-name="P28" draw:layer="layout" svg:x1="10.193cm" svg:y1="2.063cm" svg:x2="10.172cm" svg:y2="2.063cm">
            <text:p/>
          </draw:line>
          <draw:line draw:style-name="gr301" draw:text-style-name="P28" draw:layer="layout" svg:x1="10.151cm" svg:y1="2.063cm" svg:x2="10.13cm" svg:y2="2.063cm">
            <text:p/>
          </draw:line>
          <draw:line draw:style-name="gr301" draw:text-style-name="P28" draw:layer="layout" svg:x1="10.109cm" svg:y1="2.063cm" svg:x2="10.088cm" svg:y2="2.063cm">
            <text:p/>
          </draw:line>
          <draw:line draw:style-name="gr301" draw:text-style-name="P28" draw:layer="layout" svg:x1="10.066cm" svg:y1="2.063cm" svg:x2="10.045cm" svg:y2="2.063cm">
            <text:p/>
          </draw:line>
          <draw:line draw:style-name="gr301" draw:text-style-name="P28" draw:layer="layout" svg:x1="10.024cm" svg:y1="2.063cm" svg:x2="10.003cm" svg:y2="2.063cm">
            <text:p/>
          </draw:line>
          <draw:line draw:style-name="gr301" draw:text-style-name="P28" draw:layer="layout" svg:x1="9.982cm" svg:y1="2.063cm" svg:x2="9.961cm" svg:y2="2.063cm">
            <text:p/>
          </draw:line>
          <draw:line draw:style-name="gr301" draw:text-style-name="P28" draw:layer="layout" svg:x1="9.94cm" svg:y1="2.063cm" svg:x2="9.919cm" svg:y2="2.063cm">
            <text:p/>
          </draw:line>
          <draw:line draw:style-name="gr301" draw:text-style-name="P28" draw:layer="layout" svg:x1="9.897cm" svg:y1="2.063cm" svg:x2="9.876cm" svg:y2="2.063cm">
            <text:p/>
          </draw:line>
          <draw:line draw:style-name="gr301" draw:text-style-name="P28" draw:layer="layout" svg:x1="9.855cm" svg:y1="2.063cm" svg:x2="9.834cm" svg:y2="2.063cm">
            <text:p/>
          </draw:line>
          <draw:line draw:style-name="gr301" draw:text-style-name="P28" draw:layer="layout" svg:x1="9.813cm" svg:y1="2.063cm" svg:x2="9.792cm" svg:y2="2.063cm">
            <text:p/>
          </draw:line>
          <draw:line draw:style-name="gr301" draw:text-style-name="P28" draw:layer="layout" svg:x1="9.771cm" svg:y1="2.063cm" svg:x2="9.749cm" svg:y2="2.063cm">
            <text:p/>
          </draw:line>
          <draw:line draw:style-name="gr301" draw:text-style-name="P28" draw:layer="layout" svg:x1="9.728cm" svg:y1="2.063cm" svg:x2="9.707cm" svg:y2="2.063cm">
            <text:p/>
          </draw:line>
          <draw:line draw:style-name="gr301" draw:text-style-name="P28" draw:layer="layout" svg:x1="9.686cm" svg:y1="2.063cm" svg:x2="9.665cm" svg:y2="2.063cm">
            <text:p/>
          </draw:line>
          <draw:line draw:style-name="gr301" draw:text-style-name="P28" draw:layer="layout" svg:x1="9.644cm" svg:y1="2.063cm" svg:x2="9.623cm" svg:y2="2.063cm">
            <text:p/>
          </draw:line>
          <draw:line draw:style-name="gr301" draw:text-style-name="P28" draw:layer="layout" svg:x1="9.602cm" svg:y1="2.063cm" svg:x2="9.58cm" svg:y2="2.063cm">
            <text:p/>
          </draw:line>
          <draw:line draw:style-name="gr301" draw:text-style-name="P28" draw:layer="layout" svg:x1="9.559cm" svg:y1="2.063cm" svg:x2="9.538cm" svg:y2="2.063cm">
            <text:p/>
          </draw:line>
          <draw:line draw:style-name="gr301" draw:text-style-name="P28" draw:layer="layout" svg:x1="9.517cm" svg:y1="2.063cm" svg:x2="9.496cm" svg:y2="2.063cm">
            <text:p/>
          </draw:line>
          <draw:line draw:style-name="gr301" draw:text-style-name="P28" draw:layer="layout" svg:x1="9.475cm" svg:y1="2.063cm" svg:x2="9.454cm" svg:y2="2.063cm">
            <text:p/>
          </draw:line>
          <draw:line draw:style-name="gr301" draw:text-style-name="P28" draw:layer="layout" svg:x1="9.433cm" svg:y1="2.063cm" svg:x2="9.411cm" svg:y2="2.063cm">
            <text:p/>
          </draw:line>
          <draw:line draw:style-name="gr301" draw:text-style-name="P28" draw:layer="layout" svg:x1="9.39cm" svg:y1="2.063cm" svg:x2="9.369cm" svg:y2="2.063cm">
            <text:p/>
          </draw:line>
          <draw:line draw:style-name="gr301" draw:text-style-name="P28" draw:layer="layout" svg:x1="9.348cm" svg:y1="2.063cm" svg:x2="9.327cm" svg:y2="2.063cm">
            <text:p/>
          </draw:line>
          <draw:line draw:style-name="gr301" draw:text-style-name="P28" draw:layer="layout" svg:x1="9.306cm" svg:y1="2.063cm" svg:x2="9.285cm" svg:y2="2.063cm">
            <text:p/>
          </draw:line>
          <draw:line draw:style-name="gr301" draw:text-style-name="P28" draw:layer="layout" svg:x1="9.263cm" svg:y1="2.063cm" svg:x2="9.242cm" svg:y2="2.063cm">
            <text:p/>
          </draw:line>
          <draw:line draw:style-name="gr301" draw:text-style-name="P28" draw:layer="layout" svg:x1="9.221cm" svg:y1="2.063cm" svg:x2="9.2cm" svg:y2="2.063cm">
            <text:p/>
          </draw:line>
          <draw:line draw:style-name="gr301" draw:text-style-name="P28" draw:layer="layout" svg:x1="9.179cm" svg:y1="2.063cm" svg:x2="9.158cm" svg:y2="2.063cm">
            <text:p/>
          </draw:line>
          <draw:line draw:style-name="gr301" draw:text-style-name="P28" draw:layer="layout" svg:x1="9.137cm" svg:y1="2.063cm" svg:x2="9.116cm" svg:y2="2.063cm">
            <text:p/>
          </draw:line>
          <draw:line draw:style-name="gr301" draw:text-style-name="P28" draw:layer="layout" svg:x1="9.094cm" svg:y1="2.063cm" svg:x2="9.073cm" svg:y2="2.063cm">
            <text:p/>
          </draw:line>
          <draw:line draw:style-name="gr301" draw:text-style-name="P28" draw:layer="layout" svg:x1="9.052cm" svg:y1="2.063cm" svg:x2="9.031cm" svg:y2="2.063cm">
            <text:p/>
          </draw:line>
          <draw:line draw:style-name="gr301" draw:text-style-name="P28" draw:layer="layout" svg:x1="9.01cm" svg:y1="2.063cm" svg:x2="8.989cm" svg:y2="2.063cm">
            <text:p/>
          </draw:line>
          <draw:line draw:style-name="gr301" draw:text-style-name="P28" draw:layer="layout" svg:x1="8.968cm" svg:y1="2.063cm" svg:x2="8.947cm" svg:y2="2.063cm">
            <text:p/>
          </draw:line>
          <draw:line draw:style-name="gr301" draw:text-style-name="P28" draw:layer="layout" svg:x1="8.925cm" svg:y1="2.063cm" svg:x2="8.904cm" svg:y2="2.063cm">
            <text:p/>
          </draw:line>
          <draw:line draw:style-name="gr301" draw:text-style-name="P28" draw:layer="layout" svg:x1="8.883cm" svg:y1="2.063cm" svg:x2="8.862cm" svg:y2="2.063cm">
            <text:p/>
          </draw:line>
          <draw:line draw:style-name="gr301" draw:text-style-name="P28" draw:layer="layout" svg:x1="8.841cm" svg:y1="2.063cm" svg:x2="8.82cm" svg:y2="2.063cm">
            <text:p/>
          </draw:line>
          <draw:line draw:style-name="gr301" draw:text-style-name="P28" draw:layer="layout" svg:x1="8.799cm" svg:y1="2.063cm" svg:x2="8.777cm" svg:y2="2.063cm">
            <text:p/>
          </draw:line>
          <draw:line draw:style-name="gr301" draw:text-style-name="P28" draw:layer="layout" svg:x1="8.756cm" svg:y1="2.063cm" svg:x2="8.735cm" svg:y2="2.063cm">
            <text:p/>
          </draw:line>
          <draw:line draw:style-name="gr301" draw:text-style-name="P28" draw:layer="layout" svg:x1="8.714cm" svg:y1="2.063cm" svg:x2="8.693cm" svg:y2="2.063cm">
            <text:p/>
          </draw:line>
          <draw:line draw:style-name="gr301" draw:text-style-name="P28" draw:layer="layout" svg:x1="8.672cm" svg:y1="2.063cm" svg:x2="8.651cm" svg:y2="2.063cm">
            <text:p/>
          </draw:line>
          <draw:line draw:style-name="gr301" draw:text-style-name="P28" draw:layer="layout" svg:x1="8.63cm" svg:y1="2.063cm" svg:x2="8.608cm" svg:y2="2.063cm">
            <text:p/>
          </draw:line>
          <draw:line draw:style-name="gr301" draw:text-style-name="P28" draw:layer="layout" svg:x1="8.587cm" svg:y1="2.063cm" svg:x2="8.566cm" svg:y2="2.063cm">
            <text:p/>
          </draw:line>
          <draw:line draw:style-name="gr301" draw:text-style-name="P28" draw:layer="layout" svg:x1="8.545cm" svg:y1="2.063cm" svg:x2="8.524cm" svg:y2="2.063cm">
            <text:p/>
          </draw:line>
          <draw:line draw:style-name="gr301" draw:text-style-name="P28" draw:layer="layout" svg:x1="8.503cm" svg:y1="2.063cm" svg:x2="8.482cm" svg:y2="2.063cm">
            <text:p/>
          </draw:line>
          <draw:line draw:style-name="gr301" draw:text-style-name="P28" draw:layer="layout" svg:x1="8.461cm" svg:y1="2.063cm" svg:x2="8.439cm" svg:y2="2.063cm">
            <text:p/>
          </draw:line>
          <draw:line draw:style-name="gr301" draw:text-style-name="P28" draw:layer="layout" svg:x1="8.418cm" svg:y1="2.063cm" svg:x2="8.397cm" svg:y2="2.063cm">
            <text:p/>
          </draw:line>
          <draw:line draw:style-name="gr301" draw:text-style-name="P28" draw:layer="layout" svg:x1="8.376cm" svg:y1="2.063cm" svg:x2="8.355cm" svg:y2="2.063cm">
            <text:p/>
          </draw:line>
          <draw:line draw:style-name="gr301" draw:text-style-name="P28" draw:layer="layout" svg:x1="8.334cm" svg:y1="2.063cm" svg:x2="8.313cm" svg:y2="2.063cm">
            <text:p/>
          </draw:line>
          <draw:line draw:style-name="gr301" draw:text-style-name="P28" draw:layer="layout" svg:x1="8.291cm" svg:y1="2.063cm" svg:x2="8.27cm" svg:y2="2.063cm">
            <text:p/>
          </draw:line>
          <draw:line draw:style-name="gr301" draw:text-style-name="P28" draw:layer="layout" svg:x1="8.249cm" svg:y1="2.063cm" svg:x2="8.228cm" svg:y2="2.063cm">
            <text:p/>
          </draw:line>
          <draw:line draw:style-name="gr301" draw:text-style-name="P28" draw:layer="layout" svg:x1="8.207cm" svg:y1="2.063cm" svg:x2="8.186cm" svg:y2="2.063cm">
            <text:p/>
          </draw:line>
          <draw:line draw:style-name="gr301" draw:text-style-name="P28" draw:layer="layout" svg:x1="8.165cm" svg:y1="2.063cm" svg:x2="8.144cm" svg:y2="2.063cm">
            <text:p/>
          </draw:line>
          <draw:line draw:style-name="gr301" draw:text-style-name="P28" draw:layer="layout" svg:x1="8.122cm" svg:y1="2.063cm" svg:x2="8.101cm" svg:y2="2.063cm">
            <text:p/>
          </draw:line>
          <draw:line draw:style-name="gr301" draw:text-style-name="P28" draw:layer="layout" svg:x1="8.08cm" svg:y1="2.063cm" svg:x2="8.059cm" svg:y2="2.063cm">
            <text:p/>
          </draw:line>
          <draw:line draw:style-name="gr301" draw:text-style-name="P28" draw:layer="layout" svg:x1="8.038cm" svg:y1="2.063cm" svg:x2="8.017cm" svg:y2="2.063cm">
            <text:p/>
          </draw:line>
          <draw:line draw:style-name="gr301" draw:text-style-name="P28" draw:layer="layout" svg:x1="7.996cm" svg:y1="2.063cm" svg:x2="7.974cm" svg:y2="2.063cm">
            <text:p/>
          </draw:line>
          <draw:line draw:style-name="gr301" draw:text-style-name="P28" draw:layer="layout" svg:x1="7.953cm" svg:y1="2.063cm" svg:x2="7.932cm" svg:y2="2.063cm">
            <text:p/>
          </draw:line>
          <draw:line draw:style-name="gr301" draw:text-style-name="P28" draw:layer="layout" svg:x1="7.911cm" svg:y1="2.063cm" svg:x2="7.89cm" svg:y2="2.063cm">
            <text:p/>
          </draw:line>
          <draw:line draw:style-name="gr301" draw:text-style-name="P28" draw:layer="layout" svg:x1="7.869cm" svg:y1="2.063cm" svg:x2="7.848cm" svg:y2="2.063cm">
            <text:p/>
          </draw:line>
          <draw:line draw:style-name="gr301" draw:text-style-name="P28" draw:layer="layout" svg:x1="7.827cm" svg:y1="2.063cm" svg:x2="7.805cm" svg:y2="2.063cm">
            <text:p/>
          </draw:line>
          <draw:line draw:style-name="gr301" draw:text-style-name="P28" draw:layer="layout" svg:x1="7.784cm" svg:y1="2.063cm" svg:x2="7.763cm" svg:y2="2.063cm">
            <text:p/>
          </draw:line>
          <draw:line draw:style-name="gr301" draw:text-style-name="P28" draw:layer="layout" svg:x1="7.742cm" svg:y1="2.063cm" svg:x2="7.721cm" svg:y2="2.063cm">
            <text:p/>
          </draw:line>
          <draw:line draw:style-name="gr301" draw:text-style-name="P28" draw:layer="layout" svg:x1="7.7cm" svg:y1="2.063cm" svg:x2="7.679cm" svg:y2="2.063cm">
            <text:p/>
          </draw:line>
          <draw:line draw:style-name="gr301" draw:text-style-name="P28" draw:layer="layout" svg:x1="7.658cm" svg:y1="2.063cm" svg:x2="7.636cm" svg:y2="2.063cm">
            <text:p/>
          </draw:line>
          <draw:line draw:style-name="gr301" draw:text-style-name="P28" draw:layer="layout" svg:x1="7.615cm" svg:y1="2.063cm" svg:x2="7.594cm" svg:y2="2.063cm">
            <text:p/>
          </draw:line>
          <draw:line draw:style-name="gr301" draw:text-style-name="P28" draw:layer="layout" svg:x1="7.573cm" svg:y1="2.063cm" svg:x2="7.552cm" svg:y2="2.063cm">
            <text:p/>
          </draw:line>
          <draw:line draw:style-name="gr301" draw:text-style-name="P28" draw:layer="layout" svg:x1="7.531cm" svg:y1="2.063cm" svg:x2="7.51cm" svg:y2="2.063cm">
            <text:p/>
          </draw:line>
          <draw:line draw:style-name="gr301" draw:text-style-name="P28" draw:layer="layout" svg:x1="7.488cm" svg:y1="2.063cm" svg:x2="7.467cm" svg:y2="2.063cm">
            <text:p/>
          </draw:line>
          <draw:line draw:style-name="gr301" draw:text-style-name="P28" draw:layer="layout" svg:x1="7.446cm" svg:y1="2.063cm" svg:x2="7.425cm" svg:y2="2.063cm">
            <text:p/>
          </draw:line>
          <draw:line draw:style-name="gr301" draw:text-style-name="P28" draw:layer="layout" svg:x1="7.404cm" svg:y1="2.063cm" svg:x2="7.383cm" svg:y2="2.063cm">
            <text:p/>
          </draw:line>
          <draw:line draw:style-name="gr301" draw:text-style-name="P28" draw:layer="layout" svg:x1="7.362cm" svg:y1="2.063cm" svg:x2="7.341cm" svg:y2="2.063cm">
            <text:p/>
          </draw:line>
          <draw:line draw:style-name="gr301" draw:text-style-name="P28" draw:layer="layout" svg:x1="7.319cm" svg:y1="2.063cm" svg:x2="7.298cm" svg:y2="2.063cm">
            <text:p/>
          </draw:line>
          <draw:line draw:style-name="gr301" draw:text-style-name="P28" draw:layer="layout" svg:x1="7.277cm" svg:y1="2.063cm" svg:x2="7.256cm" svg:y2="2.063cm">
            <text:p/>
          </draw:line>
          <draw:line draw:style-name="gr301" draw:text-style-name="P28" draw:layer="layout" svg:x1="7.235cm" svg:y1="2.063cm" svg:x2="7.214cm" svg:y2="2.063cm">
            <text:p/>
          </draw:line>
          <draw:line draw:style-name="gr301" draw:text-style-name="P28" draw:layer="layout" svg:x1="7.193cm" svg:y1="2.063cm" svg:x2="7.172cm" svg:y2="2.063cm">
            <text:p/>
          </draw:line>
          <draw:line draw:style-name="gr301" draw:text-style-name="P28" draw:layer="layout" svg:x1="7.15cm" svg:y1="2.063cm" svg:x2="7.129cm" svg:y2="2.063cm">
            <text:p/>
          </draw:line>
          <draw:line draw:style-name="gr301" draw:text-style-name="P28" draw:layer="layout" svg:x1="7.108cm" svg:y1="2.063cm" svg:x2="7.087cm" svg:y2="2.063cm">
            <text:p/>
          </draw:line>
          <draw:line draw:style-name="gr301" draw:text-style-name="P28" draw:layer="layout" svg:x1="7.066cm" svg:y1="2.063cm" svg:x2="7.045cm" svg:y2="2.063cm">
            <text:p/>
          </draw:line>
          <draw:line draw:style-name="gr301" draw:text-style-name="P28" draw:layer="layout" svg:x1="7.024cm" svg:y1="2.063cm" svg:x2="7.002cm" svg:y2="2.063cm">
            <text:p/>
          </draw:line>
          <draw:line draw:style-name="gr301" draw:text-style-name="P28" draw:layer="layout" svg:x1="6.981cm" svg:y1="2.063cm" svg:x2="6.96cm" svg:y2="2.063cm">
            <text:p/>
          </draw:line>
          <draw:line draw:style-name="gr301" draw:text-style-name="P28" draw:layer="layout" svg:x1="6.939cm" svg:y1="2.063cm" svg:x2="6.918cm" svg:y2="2.063cm">
            <text:p/>
          </draw:line>
          <draw:line draw:style-name="gr301" draw:text-style-name="P28" draw:layer="layout" svg:x1="6.897cm" svg:y1="2.063cm" svg:x2="6.876cm" svg:y2="2.063cm">
            <text:p/>
          </draw:line>
          <draw:line draw:style-name="gr301" draw:text-style-name="P28" draw:layer="layout" svg:x1="6.855cm" svg:y1="2.063cm" svg:x2="6.833cm" svg:y2="2.063cm">
            <text:p/>
          </draw:line>
          <draw:line draw:style-name="gr301" draw:text-style-name="P28" draw:layer="layout" svg:x1="6.812cm" svg:y1="2.063cm" svg:x2="6.791cm" svg:y2="2.063cm">
            <text:p/>
          </draw:line>
          <draw:line draw:style-name="gr301" draw:text-style-name="P28" draw:layer="layout" svg:x1="6.77cm" svg:y1="2.063cm" svg:x2="6.749cm" svg:y2="2.063cm">
            <text:p/>
          </draw:line>
          <draw:line draw:style-name="gr301" draw:text-style-name="P28" draw:layer="layout" svg:x1="6.728cm" svg:y1="2.063cm" svg:x2="6.707cm" svg:y2="2.063cm">
            <text:p/>
          </draw:line>
          <draw:line draw:style-name="gr301" draw:text-style-name="P28" draw:layer="layout" svg:x1="6.686cm" svg:y1="2.063cm" svg:x2="6.664cm" svg:y2="2.063cm">
            <text:p/>
          </draw:line>
          <draw:line draw:style-name="gr301" draw:text-style-name="P28" draw:layer="layout" svg:x1="6.643cm" svg:y1="2.063cm" svg:x2="6.622cm" svg:y2="2.063cm">
            <text:p/>
          </draw:line>
          <draw:line draw:style-name="gr301" draw:text-style-name="P28" draw:layer="layout" svg:x1="6.601cm" svg:y1="2.063cm" svg:x2="6.58cm" svg:y2="2.063cm">
            <text:p/>
          </draw:line>
          <draw:line draw:style-name="gr301" draw:text-style-name="P28" draw:layer="layout" svg:x1="6.559cm" svg:y1="2.063cm" svg:x2="6.538cm" svg:y2="2.063cm">
            <text:p/>
          </draw:line>
          <draw:line draw:style-name="gr301" draw:text-style-name="P28" draw:layer="layout" svg:x1="6.516cm" svg:y1="2.063cm" svg:x2="6.495cm" svg:y2="2.063cm">
            <text:p/>
          </draw:line>
          <draw:line draw:style-name="gr301" draw:text-style-name="P28" draw:layer="layout" svg:x1="6.474cm" svg:y1="2.063cm" svg:x2="6.453cm" svg:y2="2.063cm">
            <text:p/>
          </draw:line>
          <draw:line draw:style-name="gr301" draw:text-style-name="P28" draw:layer="layout" svg:x1="6.432cm" svg:y1="2.063cm" svg:x2="6.411cm" svg:y2="2.063cm">
            <text:p/>
          </draw:line>
          <draw:line draw:style-name="gr301" draw:text-style-name="P28" draw:layer="layout" svg:x1="6.39cm" svg:y1="2.063cm" svg:x2="6.369cm" svg:y2="2.063cm">
            <text:p/>
          </draw:line>
          <draw:line draw:style-name="gr301" draw:text-style-name="P28" draw:layer="layout" svg:x1="6.347cm" svg:y1="2.063cm" svg:x2="6.326cm" svg:y2="2.063cm">
            <text:p/>
          </draw:line>
          <draw:line draw:style-name="gr301" draw:text-style-name="P28" draw:layer="layout" svg:x1="6.305cm" svg:y1="2.063cm" svg:x2="6.284cm" svg:y2="2.063cm">
            <text:p/>
          </draw:line>
          <draw:line draw:style-name="gr301" draw:text-style-name="P28" draw:layer="layout" svg:x1="6.263cm" svg:y1="2.063cm" svg:x2="6.242cm" svg:y2="2.063cm">
            <text:p/>
          </draw:line>
          <draw:line draw:style-name="gr301" draw:text-style-name="P28" draw:layer="layout" svg:x1="6.221cm" svg:y1="2.063cm" svg:x2="6.199cm" svg:y2="2.063cm">
            <text:p/>
          </draw:line>
          <draw:line draw:style-name="gr301" draw:text-style-name="P28" draw:layer="layout" svg:x1="6.178cm" svg:y1="2.063cm" svg:x2="6.157cm" svg:y2="2.063cm">
            <text:p/>
          </draw:line>
          <draw:line draw:style-name="gr301" draw:text-style-name="P28" draw:layer="layout" svg:x1="6.136cm" svg:y1="2.063cm" svg:x2="6.115cm" svg:y2="2.063cm">
            <text:p/>
          </draw:line>
          <draw:line draw:style-name="gr301" draw:text-style-name="P28" draw:layer="layout" svg:x1="6.094cm" svg:y1="2.063cm" svg:x2="6.073cm" svg:y2="2.063cm">
            <text:p/>
          </draw:line>
          <draw:line draw:style-name="gr301" draw:text-style-name="P28" draw:layer="layout" svg:x1="6.052cm" svg:y1="2.063cm" svg:x2="6.03cm" svg:y2="2.063cm">
            <text:p/>
          </draw:line>
          <draw:line draw:style-name="gr301" draw:text-style-name="P28" draw:layer="layout" svg:x1="6.009cm" svg:y1="2.063cm" svg:x2="5.988cm" svg:y2="2.063cm">
            <text:p/>
          </draw:line>
          <draw:line draw:style-name="gr301" draw:text-style-name="P28" draw:layer="layout" svg:x1="5.967cm" svg:y1="2.063cm" svg:x2="5.946cm" svg:y2="2.063cm">
            <text:p/>
          </draw:line>
          <draw:line draw:style-name="gr301" draw:text-style-name="P28" draw:layer="layout" svg:x1="5.925cm" svg:y1="2.063cm" svg:x2="5.904cm" svg:y2="2.063cm">
            <text:p/>
          </draw:line>
          <draw:line draw:style-name="gr301" draw:text-style-name="P28" draw:layer="layout" svg:x1="5.883cm" svg:y1="2.063cm" svg:x2="5.861cm" svg:y2="2.063cm">
            <text:p/>
          </draw:line>
          <draw:line draw:style-name="gr301" draw:text-style-name="P28" draw:layer="layout" svg:x1="5.84cm" svg:y1="2.063cm" svg:x2="5.819cm" svg:y2="2.063cm">
            <text:p/>
          </draw:line>
          <draw:line draw:style-name="gr301" draw:text-style-name="P28" draw:layer="layout" svg:x1="5.798cm" svg:y1="2.063cm" svg:x2="5.777cm" svg:y2="2.063cm">
            <text:p/>
          </draw:line>
          <draw:line draw:style-name="gr301" draw:text-style-name="P28" draw:layer="layout" svg:x1="5.756cm" svg:y1="2.063cm" svg:x2="5.735cm" svg:y2="2.063cm">
            <text:p/>
          </draw:line>
          <draw:line draw:style-name="gr301" draw:text-style-name="P28" draw:layer="layout" svg:x1="5.713cm" svg:y1="2.063cm" svg:x2="5.692cm" svg:y2="2.063cm">
            <text:p/>
          </draw:line>
          <draw:line draw:style-name="gr301" draw:text-style-name="P28" draw:layer="layout" svg:x1="5.671cm" svg:y1="2.063cm" svg:x2="5.65cm" svg:y2="2.063cm">
            <text:p/>
          </draw:line>
          <draw:line draw:style-name="gr301" draw:text-style-name="P28" draw:layer="layout" svg:x1="5.629cm" svg:y1="2.063cm" svg:x2="5.608cm" svg:y2="2.063cm">
            <text:p/>
          </draw:line>
          <draw:line draw:style-name="gr301" draw:text-style-name="P28" draw:layer="layout" svg:x1="5.587cm" svg:y1="2.063cm" svg:x2="5.566cm" svg:y2="2.063cm">
            <text:p/>
          </draw:line>
          <draw:line draw:style-name="gr301" draw:text-style-name="P28" draw:layer="layout" svg:x1="5.544cm" svg:y1="2.063cm" svg:x2="5.523cm" svg:y2="2.063cm">
            <text:p/>
          </draw:line>
          <draw:line draw:style-name="gr301" draw:text-style-name="P28" draw:layer="layout" svg:x1="5.502cm" svg:y1="2.063cm" svg:x2="5.481cm" svg:y2="2.063cm">
            <text:p/>
          </draw:line>
          <draw:line draw:style-name="gr301" draw:text-style-name="P28" draw:layer="layout" svg:x1="5.46cm" svg:y1="2.063cm" svg:x2="5.439cm" svg:y2="2.063cm">
            <text:p/>
          </draw:line>
          <draw:line draw:style-name="gr301" draw:text-style-name="P28" draw:layer="layout" svg:x1="5.418cm" svg:y1="2.063cm" svg:x2="5.397cm" svg:y2="2.063cm">
            <text:p/>
          </draw:line>
          <draw:line draw:style-name="gr301" draw:text-style-name="P28" draw:layer="layout" svg:x1="5.375cm" svg:y1="2.063cm" svg:x2="5.354cm" svg:y2="2.063cm">
            <text:p/>
          </draw:line>
          <draw:line draw:style-name="gr301" draw:text-style-name="P28" draw:layer="layout" svg:x1="5.333cm" svg:y1="2.063cm" svg:x2="5.312cm" svg:y2="2.063cm">
            <text:p/>
          </draw:line>
          <draw:line draw:style-name="gr301" draw:text-style-name="P28" draw:layer="layout" svg:x1="5.291cm" svg:y1="2.063cm" svg:x2="5.27cm" svg:y2="2.063cm">
            <text:p/>
          </draw:line>
          <draw:line draw:style-name="gr301" draw:text-style-name="P28" draw:layer="layout" svg:x1="5.249cm" svg:y1="2.063cm" svg:x2="5.227cm" svg:y2="2.063cm">
            <text:p/>
          </draw:line>
          <draw:line draw:style-name="gr301" draw:text-style-name="P28" draw:layer="layout" svg:x1="5.206cm" svg:y1="2.063cm" svg:x2="5.185cm" svg:y2="2.063cm">
            <text:p/>
          </draw:line>
          <draw:line draw:style-name="gr301" draw:text-style-name="P28" draw:layer="layout" svg:x1="5.164cm" svg:y1="2.063cm" svg:x2="5.143cm" svg:y2="2.063cm">
            <text:p/>
          </draw:line>
          <draw:line draw:style-name="gr301" draw:text-style-name="P28" draw:layer="layout" svg:x1="5.132cm" svg:y1="2.074cm" svg:x2="5.132cm" svg:y2="2.095cm">
            <text:p/>
          </draw:line>
          <draw:line draw:style-name="gr301" draw:text-style-name="P28" draw:layer="layout" svg:x1="5.132cm" svg:y1="2.116cm" svg:x2="5.132cm" svg:y2="2.137cm">
            <text:p/>
          </draw:line>
          <draw:line draw:style-name="gr301" draw:text-style-name="P28" draw:layer="layout" svg:x1="5.132cm" svg:y1="2.159cm" svg:x2="5.132cm" svg:y2="2.18cm">
            <text:p/>
          </draw:line>
          <draw:line draw:style-name="gr301" draw:text-style-name="P28" draw:layer="layout" svg:x1="5.132cm" svg:y1="2.201cm" svg:x2="5.132cm" svg:y2="2.222cm">
            <text:p/>
          </draw:line>
          <draw:line draw:style-name="gr301" draw:text-style-name="P28" draw:layer="layout" svg:x1="5.132cm" svg:y1="2.243cm" svg:x2="5.132cm" svg:y2="2.264cm">
            <text:p/>
          </draw:line>
          <draw:line draw:style-name="gr301" draw:text-style-name="P28" draw:layer="layout" svg:x1="5.132cm" svg:y1="2.285cm" svg:x2="5.132cm" svg:y2="2.307cm">
            <text:p/>
          </draw:line>
          <draw:line draw:style-name="gr301" draw:text-style-name="P28" draw:layer="layout" svg:x1="5.132cm" svg:y1="2.328cm" svg:x2="5.132cm" svg:y2="2.349cm">
            <text:p/>
          </draw:line>
          <draw:line draw:style-name="gr301" draw:text-style-name="P28" draw:layer="layout" svg:x1="5.132cm" svg:y1="2.37cm" svg:x2="5.132cm" svg:y2="2.391cm">
            <text:p/>
          </draw:line>
          <draw:line draw:style-name="gr301" draw:text-style-name="P28" draw:layer="layout" svg:x1="5.132cm" svg:y1="2.412cm" svg:x2="5.132cm" svg:y2="2.433cm">
            <text:p/>
          </draw:line>
          <draw:line draw:style-name="gr301" draw:text-style-name="P28" draw:layer="layout" svg:x1="5.132cm" svg:y1="2.454cm" svg:x2="5.132cm" svg:y2="2.476cm">
            <text:p/>
          </draw:line>
          <draw:line draw:style-name="gr301" draw:text-style-name="P28" draw:layer="layout" svg:x1="5.132cm" svg:y1="2.497cm" svg:x2="5.132cm" svg:y2="2.518cm">
            <text:p/>
          </draw:line>
          <draw:line draw:style-name="gr301" draw:text-style-name="P28" draw:layer="layout" svg:x1="5.132cm" svg:y1="2.539cm" svg:x2="5.132cm" svg:y2="2.56cm">
            <text:p/>
          </draw:line>
          <draw:line draw:style-name="gr301" draw:text-style-name="P28" draw:layer="layout" svg:x1="5.132cm" svg:y1="2.581cm" svg:x2="5.132cm" svg:y2="2.602cm">
            <text:p/>
          </draw:line>
          <draw:line draw:style-name="gr301" draw:text-style-name="P28" draw:layer="layout" svg:x1="5.132cm" svg:y1="2.624cm" svg:x2="5.132cm" svg:y2="2.645cm">
            <text:p/>
          </draw:line>
          <draw:line draw:style-name="gr301" draw:text-style-name="P28" draw:layer="layout" svg:x1="5.132cm" svg:y1="2.666cm" svg:x2="5.132cm" svg:y2="2.687cm">
            <text:p/>
          </draw:line>
          <draw:line draw:style-name="gr301" draw:text-style-name="P28" draw:layer="layout" svg:x1="5.132cm" svg:y1="2.708cm" svg:x2="5.132cm" svg:y2="2.729cm">
            <text:p/>
          </draw:line>
          <draw:line draw:style-name="gr301" draw:text-style-name="P28" draw:layer="layout" svg:x1="5.132cm" svg:y1="2.75cm" svg:x2="5.132cm" svg:y2="2.771cm">
            <text:p/>
          </draw:line>
          <draw:line draw:style-name="gr301" draw:text-style-name="P28" draw:layer="layout" svg:x1="5.132cm" svg:y1="2.793cm" svg:x2="5.132cm" svg:y2="2.814cm">
            <text:p/>
          </draw:line>
          <draw:line draw:style-name="gr301" draw:text-style-name="P28" draw:layer="layout" svg:x1="5.132cm" svg:y1="2.835cm" svg:x2="5.132cm" svg:y2="2.856cm">
            <text:p/>
          </draw:line>
          <draw:line draw:style-name="gr301" draw:text-style-name="P28" draw:layer="layout" svg:x1="5.132cm" svg:y1="2.877cm" svg:x2="5.132cm" svg:y2="2.898cm">
            <text:p/>
          </draw:line>
          <draw:line draw:style-name="gr301" draw:text-style-name="P28" draw:layer="layout" svg:x1="5.132cm" svg:y1="2.919cm" svg:x2="5.132cm" svg:y2="2.94cm">
            <text:p/>
          </draw:line>
          <draw:line draw:style-name="gr301" draw:text-style-name="P28" draw:layer="layout" svg:x1="5.132cm" svg:y1="2.962cm" svg:x2="5.132cm" svg:y2="2.983cm">
            <text:p/>
          </draw:line>
          <draw:line draw:style-name="gr301" draw:text-style-name="P28" draw:layer="layout" svg:x1="5.132cm" svg:y1="3.004cm" svg:x2="5.132cm" svg:y2="3.025cm">
            <text:p/>
          </draw:line>
          <draw:line draw:style-name="gr301" draw:text-style-name="P28" draw:layer="layout" svg:x1="5.132cm" svg:y1="3.046cm" svg:x2="5.132cm" svg:y2="3.067cm">
            <text:p/>
          </draw:line>
          <draw:line draw:style-name="gr301" draw:text-style-name="P28" draw:layer="layout" svg:x1="5.132cm" svg:y1="3.088cm" svg:x2="5.132cm" svg:y2="3.11cm">
            <text:p/>
          </draw:line>
          <draw:line draw:style-name="gr301" draw:text-style-name="P28" draw:layer="layout" svg:x1="5.132cm" svg:y1="3.131cm" svg:x2="5.132cm" svg:y2="3.152cm">
            <text:p/>
          </draw:line>
          <draw:line draw:style-name="gr301" draw:text-style-name="P28" draw:layer="layout" svg:x1="5.132cm" svg:y1="3.173cm" svg:x2="5.132cm" svg:y2="3.194cm">
            <text:p/>
          </draw:line>
          <draw:line draw:style-name="gr301" draw:text-style-name="P28" draw:layer="layout" svg:x1="5.132cm" svg:y1="3.215cm" svg:x2="5.132cm" svg:y2="3.236cm">
            <text:p/>
          </draw:line>
          <draw:line draw:style-name="gr301" draw:text-style-name="P28" draw:layer="layout" svg:x1="5.132cm" svg:y1="3.257cm" svg:x2="5.132cm" svg:y2="3.279cm">
            <text:p/>
          </draw:line>
          <draw:line draw:style-name="gr301" draw:text-style-name="P28" draw:layer="layout" svg:x1="5.132cm" svg:y1="3.3cm" svg:x2="5.132cm" svg:y2="3.321cm">
            <text:p/>
          </draw:line>
          <draw:line draw:style-name="gr301" draw:text-style-name="P28" draw:layer="layout" svg:x1="5.132cm" svg:y1="3.342cm" svg:x2="5.132cm" svg:y2="3.363cm">
            <text:p/>
          </draw:line>
          <draw:line draw:style-name="gr301" draw:text-style-name="P28" draw:layer="layout" svg:x1="5.132cm" svg:y1="3.384cm" svg:x2="5.132cm" svg:y2="3.405cm">
            <text:p/>
          </draw:line>
          <draw:line draw:style-name="gr301" draw:text-style-name="P28" draw:layer="layout" svg:x1="5.132cm" svg:y1="3.427cm" svg:x2="5.132cm" svg:y2="3.448cm">
            <text:p/>
          </draw:line>
          <draw:line draw:style-name="gr301" draw:text-style-name="P28" draw:layer="layout" svg:x1="5.132cm" svg:y1="3.469cm" svg:x2="5.132cm" svg:y2="3.49cm">
            <text:p/>
          </draw:line>
          <draw:line draw:style-name="gr301" draw:text-style-name="P28" draw:layer="layout" svg:x1="5.132cm" svg:y1="3.511cm" svg:x2="5.132cm" svg:y2="3.532cm">
            <text:p/>
          </draw:line>
          <draw:line draw:style-name="gr301" draw:text-style-name="P28" draw:layer="layout" svg:x1="5.132cm" svg:y1="3.553cm" svg:x2="5.132cm" svg:y2="3.574cm">
            <text:p/>
          </draw:line>
          <draw:line draw:style-name="gr301" draw:text-style-name="P28" draw:layer="layout" svg:x1="5.132cm" svg:y1="3.596cm" svg:x2="5.132cm" svg:y2="3.617cm">
            <text:p/>
          </draw:line>
          <draw:line draw:style-name="gr301" draw:text-style-name="P28" draw:layer="layout" svg:x1="5.132cm" svg:y1="3.638cm" svg:x2="5.132cm" svg:y2="3.659cm">
            <text:p/>
          </draw:line>
          <draw:line draw:style-name="gr301" draw:text-style-name="P28" draw:layer="layout" svg:x1="5.132cm" svg:y1="3.68cm" svg:x2="5.132cm" svg:y2="3.701cm">
            <text:p/>
          </draw:line>
          <draw:line draw:style-name="gr301" draw:text-style-name="P28" draw:layer="layout" svg:x1="5.132cm" svg:y1="3.722cm" svg:x2="5.132cm" svg:y2="3.743cm">
            <text:p/>
          </draw:line>
          <draw:line draw:style-name="gr301" draw:text-style-name="P28" draw:layer="layout" svg:x1="5.132cm" svg:y1="3.765cm" svg:x2="5.132cm" svg:y2="3.786cm">
            <text:p/>
          </draw:line>
          <draw:line draw:style-name="gr301" draw:text-style-name="P28" draw:layer="layout" svg:x1="5.132cm" svg:y1="3.807cm" svg:x2="5.132cm" svg:y2="3.828cm">
            <text:p/>
          </draw:line>
          <draw:line draw:style-name="gr301" draw:text-style-name="P28" draw:layer="layout" svg:x1="5.132cm" svg:y1="3.849cm" svg:x2="5.132cm" svg:y2="3.87cm">
            <text:p/>
          </draw:line>
          <draw:line draw:style-name="gr301" draw:text-style-name="P28" draw:layer="layout" svg:x1="5.132cm" svg:y1="3.891cm" svg:x2="5.132cm" svg:y2="3.913cm">
            <text:p/>
          </draw:line>
          <draw:line draw:style-name="gr301" draw:text-style-name="P28" draw:layer="layout" svg:x1="5.132cm" svg:y1="3.934cm" svg:x2="5.132cm" svg:y2="3.955cm">
            <text:p/>
          </draw:line>
          <draw:line draw:style-name="gr301" draw:text-style-name="P28" draw:layer="layout" svg:x1="5.132cm" svg:y1="3.976cm" svg:x2="5.132cm" svg:y2="3.997cm">
            <text:p/>
          </draw:line>
          <draw:line draw:style-name="gr301" draw:text-style-name="P28" draw:layer="layout" svg:x1="5.132cm" svg:y1="4.018cm" svg:x2="5.132cm" svg:y2="4.039cm">
            <text:p/>
          </draw:line>
          <draw:line draw:style-name="gr301" draw:text-style-name="P28" draw:layer="layout" svg:x1="5.132cm" svg:y1="4.06cm" svg:x2="5.132cm" svg:y2="4.082cm">
            <text:p/>
          </draw:line>
          <draw:line draw:style-name="gr301" draw:text-style-name="P28" draw:layer="layout" svg:x1="5.132cm" svg:y1="4.103cm" svg:x2="5.132cm" svg:y2="4.124cm">
            <text:p/>
          </draw:line>
          <draw:line draw:style-name="gr301" draw:text-style-name="P28" draw:layer="layout" svg:x1="5.132cm" svg:y1="4.145cm" svg:x2="5.132cm" svg:y2="4.166cm">
            <text:p/>
          </draw:line>
          <draw:line draw:style-name="gr301" draw:text-style-name="P28" draw:layer="layout" svg:x1="5.132cm" svg:y1="4.187cm" svg:x2="5.132cm" svg:y2="4.208cm">
            <text:p/>
          </draw:line>
          <draw:line draw:style-name="gr301" draw:text-style-name="P28" draw:layer="layout" svg:x1="5.132cm" svg:y1="4.23cm" svg:x2="5.132cm" svg:y2="4.251cm">
            <text:p/>
          </draw:line>
          <draw:line draw:style-name="gr301" draw:text-style-name="P28" draw:layer="layout" svg:x1="5.132cm" svg:y1="4.272cm" svg:x2="5.132cm" svg:y2="4.293cm">
            <text:p/>
          </draw:line>
          <draw:line draw:style-name="gr301" draw:text-style-name="P28" draw:layer="layout" svg:x1="5.132cm" svg:y1="4.314cm" svg:x2="5.132cm" svg:y2="4.335cm">
            <text:p/>
          </draw:line>
          <draw:line draw:style-name="gr301" draw:text-style-name="P28" draw:layer="layout" svg:x1="5.132cm" svg:y1="4.356cm" svg:x2="5.132cm" svg:y2="4.377cm">
            <text:p/>
          </draw:line>
          <draw:line draw:style-name="gr301" draw:text-style-name="P28" draw:layer="layout" svg:x1="5.132cm" svg:y1="4.399cm" svg:x2="5.132cm" svg:y2="4.42cm">
            <text:p/>
          </draw:line>
          <draw:line draw:style-name="gr301" draw:text-style-name="P28" draw:layer="layout" svg:x1="5.132cm" svg:y1="4.441cm" svg:x2="5.132cm" svg:y2="4.462cm">
            <text:p/>
          </draw:line>
          <draw:line draw:style-name="gr301" draw:text-style-name="P28" draw:layer="layout" svg:x1="5.132cm" svg:y1="4.483cm" svg:x2="5.132cm" svg:y2="4.504cm">
            <text:p/>
          </draw:line>
          <draw:line draw:style-name="gr301" draw:text-style-name="P28" draw:layer="layout" svg:x1="5.132cm" svg:y1="4.525cm" svg:x2="5.132cm" svg:y2="4.547cm">
            <text:p/>
          </draw:line>
          <draw:line draw:style-name="gr301" draw:text-style-name="P28" draw:layer="layout" svg:x1="5.132cm" svg:y1="4.568cm" svg:x2="5.132cm" svg:y2="4.589cm">
            <text:p/>
          </draw:line>
          <draw:line draw:style-name="gr301" draw:text-style-name="P28" draw:layer="layout" svg:x1="5.132cm" svg:y1="4.61cm" svg:x2="5.132cm" svg:y2="4.631cm">
            <text:p/>
          </draw:line>
          <draw:line draw:style-name="gr301" draw:text-style-name="P28" draw:layer="layout" svg:x1="5.132cm" svg:y1="4.652cm" svg:x2="5.132cm" svg:y2="4.673cm">
            <text:p/>
          </draw:line>
          <draw:line draw:style-name="gr301" draw:text-style-name="P28" draw:layer="layout" svg:x1="5.132cm" svg:y1="4.693cm" svg:x2="5.132cm" svg:y2="4.715cm">
            <text:p/>
          </draw:line>
          <draw:line draw:style-name="gr301" draw:text-style-name="P28" draw:layer="layout" svg:x1="5.132cm" svg:y1="4.736cm" svg:x2="5.132cm" svg:y2="4.757cm">
            <text:p/>
          </draw:line>
          <draw:line draw:style-name="gr301" draw:text-style-name="P28" draw:layer="layout" svg:x1="5.132cm" svg:y1="4.778cm" svg:x2="5.132cm" svg:y2="4.799cm">
            <text:p/>
          </draw:line>
          <draw:line draw:style-name="gr301" draw:text-style-name="P28" draw:layer="layout" svg:x1="5.132cm" svg:y1="4.82cm" svg:x2="5.132cm" svg:y2="4.841cm">
            <text:p/>
          </draw:line>
          <draw:line draw:style-name="gr301" draw:text-style-name="P28" draw:layer="layout" svg:x1="5.132cm" svg:y1="4.862cm" svg:x2="5.132cm" svg:y2="4.884cm">
            <text:p/>
          </draw:line>
          <draw:line draw:style-name="gr301" draw:text-style-name="P28" draw:layer="layout" svg:x1="5.132cm" svg:y1="4.905cm" svg:x2="5.132cm" svg:y2="4.926cm">
            <text:p/>
          </draw:line>
          <draw:line draw:style-name="gr301" draw:text-style-name="P28" draw:layer="layout" svg:x1="5.132cm" svg:y1="4.947cm" svg:x2="5.132cm" svg:y2="4.968cm">
            <text:p/>
          </draw:line>
          <draw:line draw:style-name="gr301" draw:text-style-name="P28" draw:layer="layout" svg:x1="5.132cm" svg:y1="4.989cm" svg:x2="5.132cm" svg:y2="5.01cm">
            <text:p/>
          </draw:line>
          <draw:line draw:style-name="gr301" draw:text-style-name="P28" draw:layer="layout" svg:x1="5.132cm" svg:y1="5.032cm" svg:x2="5.132cm" svg:y2="5.053cm">
            <text:p/>
          </draw:line>
          <draw:line draw:style-name="gr301" draw:text-style-name="P28" draw:layer="layout" svg:x1="5.132cm" svg:y1="5.074cm" svg:x2="5.132cm" svg:y2="5.095cm">
            <text:p/>
          </draw:line>
          <draw:line draw:style-name="gr301" draw:text-style-name="P28" draw:layer="layout" svg:x1="5.132cm" svg:y1="5.116cm" svg:x2="5.132cm" svg:y2="5.137cm">
            <text:p/>
          </draw:line>
          <draw:line draw:style-name="gr301" draw:text-style-name="P28" draw:layer="layout" svg:x1="5.132cm" svg:y1="5.158cm" svg:x2="5.132cm" svg:y2="5.179cm">
            <text:p/>
          </draw:line>
          <draw:line draw:style-name="gr301" draw:text-style-name="P28" draw:layer="layout" svg:x1="5.132cm" svg:y1="5.201cm" svg:x2="5.132cm" svg:y2="5.222cm">
            <text:p/>
          </draw:line>
          <draw:line draw:style-name="gr301" draw:text-style-name="P28" draw:layer="layout" svg:x1="5.132cm" svg:y1="5.243cm" svg:x2="5.132cm" svg:y2="5.264cm">
            <text:p/>
          </draw:line>
          <draw:line draw:style-name="gr301" draw:text-style-name="P28" draw:layer="layout" svg:x1="5.132cm" svg:y1="5.285cm" svg:x2="5.132cm" svg:y2="5.306cm">
            <text:p/>
          </draw:line>
          <draw:line draw:style-name="gr301" draw:text-style-name="P28" draw:layer="layout" svg:x1="5.132cm" svg:y1="5.327cm" svg:x2="5.132cm" svg:y2="5.349cm">
            <text:p/>
          </draw:line>
          <draw:line draw:style-name="gr301" draw:text-style-name="P28" draw:layer="layout" svg:x1="5.132cm" svg:y1="5.37cm" svg:x2="5.132cm" svg:y2="5.391cm">
            <text:p/>
          </draw:line>
          <draw:line draw:style-name="gr301" draw:text-style-name="P28" draw:layer="layout" svg:x1="5.132cm" svg:y1="5.412cm" svg:x2="5.132cm" svg:y2="5.433cm">
            <text:p/>
          </draw:line>
          <draw:line draw:style-name="gr301" draw:text-style-name="P28" draw:layer="layout" svg:x1="5.132cm" svg:y1="5.454cm" svg:x2="5.132cm" svg:y2="5.475cm">
            <text:p/>
          </draw:line>
          <draw:line draw:style-name="gr301" draw:text-style-name="P28" draw:layer="layout" svg:x1="5.132cm" svg:y1="5.496cm" svg:x2="5.132cm" svg:y2="5.518cm">
            <text:p/>
          </draw:line>
          <draw:line draw:style-name="gr301" draw:text-style-name="P28" draw:layer="layout" svg:x1="5.132cm" svg:y1="5.539cm" svg:x2="5.132cm" svg:y2="5.56cm">
            <text:p/>
          </draw:line>
          <draw:line draw:style-name="gr301" draw:text-style-name="P28" draw:layer="layout" svg:x1="5.132cm" svg:y1="5.581cm" svg:x2="5.132cm" svg:y2="5.602cm">
            <text:p/>
          </draw:line>
          <draw:line draw:style-name="gr301" draw:text-style-name="P28" draw:layer="layout" svg:x1="5.132cm" svg:y1="5.623cm" svg:x2="5.132cm" svg:y2="5.644cm">
            <text:p/>
          </draw:line>
          <draw:line draw:style-name="gr301" draw:text-style-name="P28" draw:layer="layout" svg:x1="5.132cm" svg:y1="5.665cm" svg:x2="5.132cm" svg:y2="5.687cm">
            <text:p/>
          </draw:line>
          <draw:line draw:style-name="gr301" draw:text-style-name="P28" draw:layer="layout" svg:x1="5.132cm" svg:y1="5.708cm" svg:x2="5.132cm" svg:y2="5.729cm">
            <text:p/>
          </draw:line>
          <draw:line draw:style-name="gr301" draw:text-style-name="P28" draw:layer="layout" svg:x1="5.132cm" svg:y1="5.75cm" svg:x2="5.132cm" svg:y2="5.771cm">
            <text:p/>
          </draw:line>
          <draw:line draw:style-name="gr301" draw:text-style-name="P28" draw:layer="layout" svg:x1="5.132cm" svg:y1="5.792cm" svg:x2="5.132cm" svg:y2="5.813cm">
            <text:p/>
          </draw:line>
          <draw:line draw:style-name="gr301" draw:text-style-name="P28" draw:layer="layout" svg:x1="5.132cm" svg:y1="5.835cm" svg:x2="5.132cm" svg:y2="5.856cm">
            <text:p/>
          </draw:line>
          <draw:line draw:style-name="gr301" draw:text-style-name="P28" draw:layer="layout" svg:x1="5.132cm" svg:y1="5.877cm" svg:x2="5.132cm" svg:y2="5.898cm">
            <text:p/>
          </draw:line>
          <draw:line draw:style-name="gr301" draw:text-style-name="P28" draw:layer="layout" svg:x1="5.132cm" svg:y1="5.919cm" svg:x2="5.132cm" svg:y2="5.94cm">
            <text:p/>
          </draw:line>
          <draw:line draw:style-name="gr301" draw:text-style-name="P28" draw:layer="layout" svg:x1="5.132cm" svg:y1="5.961cm" svg:x2="5.132cm" svg:y2="5.982cm">
            <text:p/>
          </draw:line>
          <draw:line draw:style-name="gr301" draw:text-style-name="P28" draw:layer="layout" svg:x1="5.132cm" svg:y1="6.004cm" svg:x2="5.132cm" svg:y2="6.025cm">
            <text:p/>
          </draw:line>
          <draw:line draw:style-name="gr301" draw:text-style-name="P28" draw:layer="layout" svg:x1="5.132cm" svg:y1="6.046cm" svg:x2="5.132cm" svg:y2="6.067cm">
            <text:p/>
          </draw:line>
          <draw:line draw:style-name="gr301" draw:text-style-name="P28" draw:layer="layout" svg:x1="5.132cm" svg:y1="6.088cm" svg:x2="5.132cm" svg:y2="6.109cm">
            <text:p/>
          </draw:line>
          <draw:line draw:style-name="gr301" draw:text-style-name="P28" draw:layer="layout" svg:x1="5.132cm" svg:y1="6.13cm" svg:x2="5.132cm" svg:y2="6.152cm">
            <text:p/>
          </draw:line>
          <draw:line draw:style-name="gr301" draw:text-style-name="P28" draw:layer="layout" svg:x1="5.132cm" svg:y1="6.173cm" svg:x2="5.132cm" svg:y2="6.194cm">
            <text:p/>
          </draw:line>
          <draw:line draw:style-name="gr301" draw:text-style-name="P28" draw:layer="layout" svg:x1="5.132cm" svg:y1="6.215cm" svg:x2="5.132cm" svg:y2="6.236cm">
            <text:p/>
          </draw:line>
          <draw:line draw:style-name="gr301" draw:text-style-name="P28" draw:layer="layout" svg:x1="5.132cm" svg:y1="6.257cm" svg:x2="5.132cm" svg:y2="6.278cm">
            <text:p/>
          </draw:line>
          <draw:line draw:style-name="gr301" draw:text-style-name="P28" draw:layer="layout" svg:x1="5.132cm" svg:y1="6.299cm" svg:x2="5.132cm" svg:y2="6.321cm">
            <text:p/>
          </draw:line>
          <draw:line draw:style-name="gr301" draw:text-style-name="P28" draw:layer="layout" svg:x1="5.132cm" svg:y1="6.342cm" svg:x2="5.132cm" svg:y2="6.363cm">
            <text:p/>
          </draw:line>
          <draw:line draw:style-name="gr301" draw:text-style-name="P28" draw:layer="layout" svg:x1="5.132cm" svg:y1="6.384cm" svg:x2="5.132cm" svg:y2="6.405cm">
            <text:p/>
          </draw:line>
          <draw:line draw:style-name="gr301" draw:text-style-name="P28" draw:layer="layout" svg:x1="5.132cm" svg:y1="6.426cm" svg:x2="5.132cm" svg:y2="6.447cm">
            <text:p/>
          </draw:line>
          <draw:line draw:style-name="gr301" draw:text-style-name="P28" draw:layer="layout" svg:x1="5.132cm" svg:y1="6.468cm" svg:x2="5.132cm" svg:y2="6.49cm">
            <text:p/>
          </draw:line>
          <draw:line draw:style-name="gr301" draw:text-style-name="P28" draw:layer="layout" svg:x1="5.132cm" svg:y1="6.511cm" svg:x2="5.132cm" svg:y2="6.532cm">
            <text:p/>
          </draw:line>
          <draw:line draw:style-name="gr301" draw:text-style-name="P28" draw:layer="layout" svg:x1="5.132cm" svg:y1="6.553cm" svg:x2="5.132cm" svg:y2="6.574cm">
            <text:p/>
          </draw:line>
          <draw:line draw:style-name="gr301" draw:text-style-name="P28" draw:layer="layout" svg:x1="5.132cm" svg:y1="6.595cm" svg:x2="5.132cm" svg:y2="6.616cm">
            <text:p/>
          </draw:line>
          <draw:line draw:style-name="gr301" draw:text-style-name="P28" draw:layer="layout" svg:x1="5.132cm" svg:y1="6.638cm" svg:x2="5.132cm" svg:y2="6.659cm">
            <text:p/>
          </draw:line>
          <draw:line draw:style-name="gr301" draw:text-style-name="P28" draw:layer="layout" svg:x1="5.132cm" svg:y1="6.68cm" svg:x2="5.132cm" svg:y2="6.701cm">
            <text:p/>
          </draw:line>
          <draw:line draw:style-name="gr301" draw:text-style-name="P28" draw:layer="layout" svg:x1="5.132cm" svg:y1="6.722cm" svg:x2="5.132cm" svg:y2="6.743cm">
            <text:p/>
          </draw:line>
          <draw:line draw:style-name="gr301" draw:text-style-name="P28" draw:layer="layout" svg:x1="5.132cm" svg:y1="6.764cm" svg:x2="5.132cm" svg:y2="6.785cm">
            <text:p/>
          </draw:line>
          <draw:line draw:style-name="gr301" draw:text-style-name="P28" draw:layer="layout" svg:x1="5.132cm" svg:y1="6.807cm" svg:x2="5.132cm" svg:y2="6.828cm">
            <text:p/>
          </draw:line>
          <draw:line draw:style-name="gr301" draw:text-style-name="P28" draw:layer="layout" svg:x1="5.132cm" svg:y1="6.849cm" svg:x2="5.132cm" svg:y2="6.87cm">
            <text:p/>
          </draw:line>
          <draw:line draw:style-name="gr301" draw:text-style-name="P28" draw:layer="layout" svg:x1="5.132cm" svg:y1="6.891cm" svg:x2="5.132cm" svg:y2="6.912cm">
            <text:p/>
          </draw:line>
          <draw:line draw:style-name="gr301" draw:text-style-name="P28" draw:layer="layout" svg:x1="5.132cm" svg:y1="6.933cm" svg:x2="5.132cm" svg:y2="6.955cm">
            <text:p/>
          </draw:line>
          <draw:line draw:style-name="gr301" draw:text-style-name="P28" draw:layer="layout" svg:x1="5.132cm" svg:y1="6.976cm" svg:x2="5.132cm" svg:y2="6.997cm">
            <text:p/>
          </draw:line>
          <draw:line draw:style-name="gr301" draw:text-style-name="P28" draw:layer="layout" svg:x1="5.132cm" svg:y1="7.018cm" svg:x2="5.132cm" svg:y2="7.039cm">
            <text:p/>
          </draw:line>
          <draw:line draw:style-name="gr301" draw:text-style-name="P28" draw:layer="layout" svg:x1="5.132cm" svg:y1="7.06cm" svg:x2="5.132cm" svg:y2="7.081cm">
            <text:p/>
          </draw:line>
          <draw:line draw:style-name="gr301" draw:text-style-name="P28" draw:layer="layout" svg:x1="5.132cm" svg:y1="7.102cm" svg:x2="5.132cm" svg:y2="7.124cm">
            <text:p/>
          </draw:line>
          <draw:line draw:style-name="gr301" draw:text-style-name="P28" draw:layer="layout" svg:x1="5.132cm" svg:y1="7.145cm" svg:x2="5.132cm" svg:y2="7.166cm">
            <text:p/>
          </draw:line>
          <draw:line draw:style-name="gr301" draw:text-style-name="P28" draw:layer="layout" svg:x1="5.132cm" svg:y1="7.187cm" svg:x2="5.132cm" svg:y2="7.208cm">
            <text:p/>
          </draw:line>
          <draw:line draw:style-name="gr301" draw:text-style-name="P28" draw:layer="layout" svg:x1="5.132cm" svg:y1="7.229cm" svg:x2="5.132cm" svg:y2="7.25cm">
            <text:p/>
          </draw:line>
          <draw:line draw:style-name="gr301" draw:text-style-name="P28" draw:layer="layout" svg:x1="5.132cm" svg:y1="7.271cm" svg:x2="5.132cm" svg:y2="7.293cm">
            <text:p/>
          </draw:line>
          <draw:line draw:style-name="gr301" draw:text-style-name="P28" draw:layer="layout" svg:x1="5.132cm" svg:y1="7.314cm" svg:x2="5.132cm" svg:y2="7.335cm">
            <text:p/>
          </draw:line>
          <draw:line draw:style-name="gr301" draw:text-style-name="P28" draw:layer="layout" svg:x1="5.132cm" svg:y1="7.356cm" svg:x2="5.132cm" svg:y2="7.377cm">
            <text:p/>
          </draw:line>
          <draw:line draw:style-name="gr301" draw:text-style-name="P28" draw:layer="layout" svg:x1="5.132cm" svg:y1="7.398cm" svg:x2="5.132cm" svg:y2="7.419cm">
            <text:p/>
          </draw:line>
          <draw:line draw:style-name="gr301" draw:text-style-name="P28" draw:layer="layout" svg:x1="5.132cm" svg:y1="7.441cm" svg:x2="5.132cm" svg:y2="7.462cm">
            <text:p/>
          </draw:line>
          <draw:frame draw:style-name="gr302" draw:text-style-name="P36" draw:layer="layout" svg:width="2.017cm" svg:height="0.412cm" svg:x="8.713cm" svg:y="2.158cm">
            <draw:text-box>
              <text:p><text:span text:style-name="T45">Relying Party</text:span></text:p>
            </draw:text-box>
          </draw:frame>
          <draw:polygon draw:style-name="gr303" draw:text-style-name="P28" draw:layer="layout" svg:width="8.247cm" svg:height="1.045cm" svg:x="5.492cm" svg:y="8.857cm" svg:viewBox="0 0 8248 1046" draw:points="4124,1046 0,1046 0,0 8248,0 8248,1046">
            <text:p/>
          </draw:polygon>
          <draw:polygon draw:style-name="gr304" draw:text-style-name="P28" draw:layer="layout" svg:width="8.247cm" svg:height="1.045cm" svg:x="5.492cm" svg:y="8.857cm" svg:viewBox="0 0 8248 1046" draw:points="4124,1046 0,1046 0,0 8248,0 8248,1046">
            <text:p/>
          </draw:polygon>
          <draw:frame draw:style-name="gr305" draw:text-style-name="P37" draw:layer="layout" svg:width="1.772cm" svg:height="0.412cm" svg:x="8.715cm" svg:y="9.175cm">
            <draw:text-box>
              <text:p><text:span text:style-name="T46">FIDO Client</text:span></text:p>
            </draw:text-box>
          </draw:frame>
          <draw:polygon draw:style-name="gr306" draw:text-style-name="P28" draw:layer="layout" svg:width="8.247cm" svg:height="1.045cm" svg:x="5.492cm" svg:y="3.017cm" svg:viewBox="0 0 8248 1046" draw:points="4124,1046 0,1046 0,0 8248,0 8248,1046">
            <text:p/>
          </draw:polygon>
          <draw:polygon draw:style-name="gr307" draw:text-style-name="P28" draw:layer="layout" svg:width="8.247cm" svg:height="1.045cm" svg:x="5.492cm" svg:y="3.017cm" svg:viewBox="0 0 8248 1046" draw:points="4124,1046 0,1046 0,0 8248,0 8248,1046">
            <text:p/>
          </draw:polygon>
          <draw:frame draw:style-name="gr302" draw:text-style-name="P38" draw:layer="layout" svg:width="2.017cm" svg:height="0.412cm" svg:x="6.633cm" svg:y="3.336cm">
            <draw:text-box>
              <text:p><text:span text:style-name="T47">Relying Party</text:span></text:p>
            </draw:text-box>
          </draw:frame>
          <draw:frame draw:style-name="gr308" draw:text-style-name="P38" draw:layer="layout" svg:width="0.095cm" svg:height="0.412cm" svg:x="8.416cm" svg:y="3.336cm">
            <draw:text-box>
              <text:p><text:span text:style-name="T47"><text:s/></text:span></text:p>
            </draw:text-box>
          </draw:frame>
          <draw:frame draw:style-name="gr309" draw:text-style-name="P38" draw:layer="layout" svg:width="3.545cm" svg:height="0.412cm" svg:x="8.493cm" svg:y="3.336cm">
            <draw:text-box>
              <text:p><text:span text:style-name="T47">Web Application Server</text:span></text:p>
            </draw:text-box>
          </draw:frame>
          <draw:polygon draw:style-name="gr310" draw:text-style-name="P28" draw:layer="layout" svg:width="8.247cm" svg:height="1.609cm" svg:x="5.492cm" svg:y="13.251cm" svg:viewBox="0 0 8248 1610" draw:points="4124,1610 0,1610 0,0 8248,0 8248,1610">
            <text:p/>
          </draw:polygon>
          <draw:polygon draw:style-name="gr304" draw:text-style-name="P28" draw:layer="layout" svg:width="8.247cm" svg:height="1.609cm" svg:x="5.492cm" svg:y="13.251cm" svg:viewBox="0 0 8248 1610" draw:points="4124,1610 0,1610 0,0 8248,0 8248,1610">
            <text:p/>
          </draw:polygon>
          <draw:frame draw:style-name="gr311" draw:text-style-name="P37" draw:layer="layout" svg:width="2.902cm" svg:height="0.412cm" svg:x="8.061cm" svg:y="13.851cm">
            <draw:text-box>
              <text:p><text:span text:style-name="T46">FIDO Authenticator</text:span></text:p>
            </draw:text-box>
          </draw:frame>
          <draw:polygon draw:style-name="gr310" draw:text-style-name="P28" draw:layer="layout" svg:width="8.247cm" svg:height="0.689cm" svg:x="5.492cm" svg:y="11.256cm" svg:viewBox="0 0 8248 690" draw:points="4124,690 0,690 0,0 8248,0 8248,690">
            <text:p/>
          </draw:polygon>
          <draw:polygon draw:style-name="gr304" draw:text-style-name="P28" draw:layer="layout" svg:width="8.247cm" svg:height="0.689cm" svg:x="5.492cm" svg:y="11.256cm" svg:viewBox="0 0 8248 690" draw:points="4124,690 0,690 0,0 8248,0 8248,690">
            <text:p/>
          </draw:polygon>
          <draw:frame draw:style-name="gr312" draw:text-style-name="P37" draw:layer="layout" svg:width="0.739cm" svg:height="0.412cm" svg:x="9.243cm" svg:y="11.396cm">
            <draw:text-box>
              <text:p><text:span text:style-name="T46">ASM</text:span></text:p>
            </draw:text-box>
          </draw:frame>
          <draw:polygon draw:style-name="gr313" draw:text-style-name="P28" draw:layer="layout" svg:width="0.799cm" svg:height="1.365cm" svg:x="9.217cm" svg:y="4.063cm" svg:viewBox="0 0 800 1366" draw:points="640,400 640,966 800,966 400,1366 0,966 160,966 160,400 0,400 400,0 800,400">
            <text:p/>
          </draw:polygon>
          <draw:polygon draw:style-name="gr314" draw:text-style-name="P28" draw:layer="layout" svg:width="0.799cm" svg:height="1.365cm" svg:x="9.217cm" svg:y="4.063cm" svg:viewBox="0 0 800 1366" draw:points="640,400 640,966 800,966 400,1366 0,966 160,966 160,400 0,400 400,0 800,400">
            <text:p/>
          </draw:polygon>
          <draw:polygon draw:style-name="gr315" draw:text-style-name="P28" draw:layer="layout" svg:width="2.085cm" svg:height="0.812cm" svg:x="16.179cm" svg:y="3.725cm" svg:viewBox="0 0 2086 813" draw:points="1043,813 0,813 0,0 2086,0 2086,813">
            <text:p/>
          </draw:polygon>
          <draw:polyline draw:style-name="gr316" draw:text-style-name="P28" draw:layer="layout" svg:width="5.974cm" svg:height="0.73cm" svg:x="10.092cm" svg:y="4.132cm" svg:viewBox="0 0 5975 731" draw:points="0,731 5467,0 5975,0">
            <text:p/>
          </draw:polyline>
          <draw:frame draw:style-name="gr317" draw:text-style-name="P39" draw:layer="layout" svg:width="2.449cm" svg:height="0.412cm" svg:x="16.204cm" svg:y="3.734cm">
            <draw:text-box>
              <text:p><text:span text:style-name="T48">TLS with server </text:span></text:p>
            </draw:text-box>
          </draw:frame>
          <draw:frame draw:style-name="gr318" draw:text-style-name="P39" draw:layer="layout" svg:width="2.114cm" svg:height="0.412cm" svg:x="16.204cm" svg:y="4.157cm">
            <draw:text-box>
              <text:p><text:span text:style-name="T48">authentication</text:span></text:p>
            </draw:text-box>
          </draw:frame>
          <draw:polygon draw:style-name="gr319" draw:text-style-name="P28" draw:layer="layout" svg:width="1.799cm" svg:height="1.799cm" svg:x="5.492cm" svg:y="5.462cm" svg:viewBox="0 0 1800 1800" draw:points="900,1800 0,1800 0,0 1800,0 1800,1800">
            <text:p/>
          </draw:polygon>
          <draw:polygon draw:style-name="gr307" draw:text-style-name="P28" draw:layer="layout" svg:width="1.799cm" svg:height="1.799cm" svg:x="5.492cm" svg:y="5.462cm" svg:viewBox="0 0 1800 1800" draw:points="900,1800 0,1800 0,0 1800,0 1800,1800">
            <text:p/>
          </draw:polygon>
          <draw:frame draw:style-name="gr320" draw:text-style-name="P38" draw:layer="layout" svg:width="1.395cm" svg:height="0.412cm" svg:x="5.761cm" svg:y="6.132cm">
            <draw:text-box>
              <text:p><text:span text:style-name="T47">Web App</text:span></text:p>
            </draw:text-box>
          </draw:frame>
          <draw:frame draw:style-name="gr321" draw:text-style-name="P38" draw:layer="layout" svg:width="1.471cm" svg:height="0.412cm" svg:x="7.821cm" svg:y="5.895cm">
            <draw:text-box>
              <text:p><text:span text:style-name="T47">Windows </text:span></text:p>
            </draw:text-box>
          </draw:frame>
          <draw:frame draw:style-name="gr322" draw:text-style-name="P38" draw:layer="layout" svg:width="0.777cm" svg:height="0.412cm" svg:x="8.105cm" svg:y="6.319cm">
            <draw:text-box>
              <text:p><text:span text:style-name="T47">Appl.</text:span></text:p>
            </draw:text-box>
          </draw:frame>
          <draw:polygon draw:style-name="gr306" draw:text-style-name="P28" draw:layer="layout" svg:width="1.799cm" svg:height="1.799cm" svg:x="9.892cm" svg:y="5.462cm" svg:viewBox="0 0 1800 1800" draw:points="900,1800 0,1800 0,0 1800,0 1800,1800">
            <text:p/>
          </draw:polygon>
          <draw:polygon draw:style-name="gr307" draw:text-style-name="P28" draw:layer="layout" svg:width="1.799cm" svg:height="1.799cm" svg:x="9.892cm" svg:y="5.462cm" svg:viewBox="0 0 1800 1800" draw:points="900,1800 0,1800 0,0 1800,0 1800,1800">
            <text:p/>
          </draw:polygon>
          <draw:frame draw:style-name="gr323" draw:text-style-name="P38" draw:layer="layout" svg:width="1.17cm" svg:height="0.412cm" svg:x="10.254cm" svg:y="5.921cm">
            <draw:text-box>
              <text:p><text:span text:style-name="T47">Android</text:span></text:p>
            </draw:text-box>
          </draw:frame>
          <draw:frame draw:style-name="gr324" draw:text-style-name="P38" draw:layer="layout" svg:width="0.603cm" svg:height="0.412cm" svg:x="10.527cm" svg:y="6.344cm">
            <draw:text-box>
              <text:p><text:span text:style-name="T47">App</text:span></text:p>
            </draw:text-box>
          </draw:frame>
          <draw:frame draw:style-name="gr325" draw:text-style-name="P38" draw:layer="layout" svg:width="0.565cm" svg:height="0.412cm" svg:x="12.572cm" svg:y="5.943cm">
            <draw:text-box>
              <text:p><text:span text:style-name="T47">iOS</text:span></text:p>
            </draw:text-box>
          </draw:frame>
          <draw:frame draw:style-name="gr324" draw:text-style-name="P38" draw:layer="layout" svg:width="0.603cm" svg:height="0.412cm" svg:x="12.525cm" svg:y="6.366cm">
            <draw:text-box>
              <text:p><text:span text:style-name="T47">App</text:span></text:p>
            </draw:text-box>
          </draw:frame>
          <draw:polygon draw:style-name="gr313" draw:text-style-name="P28" draw:layer="layout" svg:width="0.799cm" svg:height="1.304cm" svg:x="9.217cm" svg:y="11.946cm" svg:viewBox="0 0 800 1305" draw:points="640,400 640,905 800,905 400,1305 0,905 160,905 160,400 0,400 400,0 800,400">
            <text:p/>
          </draw:polygon>
          <draw:polygon draw:style-name="gr314" draw:text-style-name="P28" draw:layer="layout" svg:width="0.799cm" svg:height="1.304cm" svg:x="9.217cm" svg:y="11.946cm" svg:viewBox="0 0 800 1305" draw:points="640,400 640,905 800,905 400,1305 0,905 160,905 160,400 0,400 400,0 800,400">
            <text:p/>
          </draw:polygon>
          <draw:polyline draw:style-name="gr316" draw:text-style-name="P28" draw:layer="layout" svg:width="4.676cm" svg:height="0.214cm" svg:x="4.615cm" svg:y="12.486cm" svg:viewBox="0 0 4677 215" draw:points="4677,215 508,0 0,0">
            <text:p/>
          </draw:polyline>
          <draw:frame draw:style-name="gr326" draw:text-style-name="P39" draw:layer="layout" svg:width="2.508cm" svg:height="0.412cm" svg:x="2.414cm" svg:y="12.229cm">
            <draw:text-box>
              <text:p><text:span text:style-name="T48">KHAccessToken</text:span></text:p>
            </draw:text-box>
          </draw:frame>
          <draw:polygon draw:style-name="gr327" draw:text-style-name="P28" draw:layer="layout" svg:width="0.799cm" svg:height="1.353cm" svg:x="9.217cm" svg:y="9.902cm" svg:viewBox="0 0 800 1354" draw:points="640,399 640,954 800,954 400,1354 0,954 160,954 160,399 0,399 400,0 800,399">
            <text:p/>
          </draw:polygon>
          <draw:polygon draw:style-name="gr314" draw:text-style-name="P28" draw:layer="layout" svg:width="0.799cm" svg:height="1.353cm" svg:x="9.217cm" svg:y="9.902cm" svg:viewBox="0 0 800 1354" draw:points="640,399 640,954 800,954 400,1354 0,954 160,954 160,399 0,399 400,0 800,399">
            <text:p/>
          </draw:polygon>
          <draw:frame draw:style-name="gr328" draw:text-style-name="P39" draw:layer="layout" svg:width="2.487cm" svg:height="0.412cm" svg:x="2.357cm" svg:y="9.657cm">
            <draw:text-box>
              <text:p><text:span text:style-name="T48">Platform specific</text:span></text:p>
            </draw:text-box>
          </draw:frame>
          <draw:frame draw:style-name="gr329" draw:text-style-name="P39" draw:layer="layout" svg:width="2.432cm" svg:height="0.412cm" svg:x="2.353cm" svg:y="10.081cm">
            <draw:text-box>
              <text:p><text:span text:style-name="T48">determination of</text:span></text:p>
            </draw:text-box>
          </draw:frame>
          <draw:frame draw:style-name="gr330" draw:text-style-name="P41" draw:layer="layout" svg:width="1.547cm" svg:height="0.412cm" svg:x="3.611cm" svg:y="10.504cm">
            <draw:text-box>
              <text:p text:style-name="P40"><text:span text:style-name="T48">CallerID</text:span></text:p>
            </draw:text-box>
          </draw:frame>
          <draw:polyline draw:style-name="gr316" draw:text-style-name="P28" draw:layer="layout" svg:width="4.386cm" svg:height="0.334cm" svg:x="4.905cm" svg:y="10.324cm" svg:viewBox="0 0 4387 335" draw:points="4387,335 508,0 0,0">
            <text:p/>
          </draw:polyline>
          <draw:polygon draw:style-name="gr327" draw:text-style-name="P28" draw:layer="layout" svg:width="0.799cm" svg:height="1.365cm" svg:x="9.217cm" svg:y="7.491cm" svg:viewBox="0 0 800 1366" draw:points="640,400 640,966 800,966 400,1366 0,966 160,966 160,400 0,400 400,0 800,400">
            <text:p/>
          </draw:polygon>
          <draw:polygon draw:style-name="gr314" draw:text-style-name="P28" draw:layer="layout" svg:width="0.799cm" svg:height="1.365cm" svg:x="9.217cm" svg:y="7.491cm" svg:viewBox="0 0 800 1366" draw:points="640,400 640,966 800,966 400,1366 0,966 160,966 160,400 0,400 400,0 800,400">
            <text:p/>
          </draw:polygon>
          <draw:frame draw:style-name="gr328" draw:text-style-name="P39" draw:layer="layout" svg:width="2.487cm" svg:height="0.412cm" svg:x="2.395cm" svg:y="7.29cm">
            <draw:text-box>
              <text:p><text:span text:style-name="T48">Platform specific</text:span></text:p>
            </draw:text-box>
          </draw:frame>
          <draw:frame draw:style-name="gr329" draw:text-style-name="P39" draw:layer="layout" svg:width="2.432cm" svg:height="0.412cm" svg:x="2.352cm" svg:y="7.713cm">
            <draw:text-box>
              <text:p><text:span text:style-name="T48">determination of</text:span></text:p>
            </draw:text-box>
          </draw:frame>
          <draw:frame draw:style-name="gr331" draw:text-style-name="P39" draw:layer="layout" svg:width="1.187cm" svg:height="0.412cm" svg:x="3.659cm" svg:y="8.136cm">
            <draw:text-box>
              <text:p><text:span text:style-name="T48">FacetID</text:span></text:p>
            </draw:text-box>
          </draw:frame>
          <draw:polyline draw:style-name="gr316" draw:text-style-name="P28" draw:layer="layout" svg:width="4.386cm" svg:height="0.334cm" svg:x="4.905cm" svg:y="7.942cm" svg:viewBox="0 0 4387 335" draw:points="4387,335 508,0 0,0">
            <text:p/>
          </draw:polyline>
          <draw:polygon draw:style-name="gr327" draw:text-style-name="P28" draw:layer="layout" svg:width="0.799cm" svg:height="1.304cm" svg:x="9.217cm" svg:y="14.861cm" svg:viewBox="0 0 800 1305" draw:points="640,400 640,905 800,905 400,1305 0,905 160,905 160,400 0,400 400,0 800,400">
            <text:p/>
          </draw:polygon>
          <draw:polygon draw:style-name="gr314" draw:text-style-name="P28" draw:layer="layout" svg:width="0.799cm" svg:height="1.304cm" svg:x="9.217cm" svg:y="14.861cm" svg:viewBox="0 0 800 1305" draw:points="640,400 640,905 800,905 400,1305 0,905 160,905 160,400 0,400 400,0 800,400">
            <text:p/>
          </draw:polygon>
          <draw:frame draw:style-name="gr332" draw:text-style-name="P39" draw:layer="layout" svg:width="3.224cm" svg:height="0.412cm" svg:x="15.148cm" svg:y="15.511cm">
            <draw:text-box>
              <text:p><text:span text:style-name="T48">Authenticator specific</text:span></text:p>
            </draw:text-box>
          </draw:frame>
          <draw:frame draw:style-name="gr328" draw:text-style-name="P39" draw:layer="layout" svg:width="2.487cm" svg:height="0.412cm" svg:x="15.148cm" svg:y="15.934cm">
            <draw:text-box>
              <text:p><text:span text:style-name="T48">User Verification</text:span></text:p>
            </draw:text-box>
          </draw:frame>
          <draw:polyline draw:style-name="gr333" draw:text-style-name="P28" draw:layer="layout" svg:width="5.1cm" svg:height="0.428cm" svg:x="9.907cm" svg:y="15.502cm" svg:viewBox="0 0 5101 429" draw:points="0,0 4702,429 5101,429">
            <text:p/>
          </draw:polyline>
          <draw:path draw:style-name="gr334" draw:text-style-name="P28" draw:layer="layout" svg:width="0.049cm" svg:height="0.002cm" svg:x="14.49cm" svg:y="5.262cm" svg:viewBox="0 0 50 3" svg:d="M0 0c17 0 34 1 50 3">
            <text:p/>
          </draw:path>
          <draw:path draw:style-name="gr334" draw:text-style-name="P28" draw:layer="layout" svg:width="0.046cm" svg:height="0.012cm" svg:x="14.575cm" svg:y="5.271cm" svg:viewBox="0 0 47 13" svg:d="M0 0c16 4 32 8 47 13">
            <text:p/>
          </draw:path>
          <draw:path draw:style-name="gr334" draw:text-style-name="P28" draw:layer="layout" svg:width="0.043cm" svg:height="0.023cm" svg:x="14.655cm" svg:y="5.297cm" svg:viewBox="0 0 44 24" svg:d="M0 0c15 7 30 15 44 24">
            <text:p/>
          </draw:path>
          <draw:path draw:style-name="gr334" draw:text-style-name="P28" draw:layer="layout" svg:width="0.037cm" svg:height="0.031cm" svg:x="14.728cm" svg:y="5.34cm" svg:viewBox="0 0 38 32" svg:d="M0 0c13 10 26 21 38 32">
            <text:p/>
          </draw:path>
          <draw:path draw:style-name="gr334" draw:text-style-name="P28" draw:layer="layout" svg:width="0.03cm" svg:height="0.038cm" svg:x="14.79cm" svg:y="5.397cm" svg:viewBox="0 0 31 39" svg:d="M0 0c11 13 21 26 31 39">
            <text:p/>
          </draw:path>
          <draw:path draw:style-name="gr334" draw:text-style-name="P28" draw:layer="layout" svg:width="0.021cm" svg:height="0.044cm" svg:x="14.839cm" svg:y="5.466cm" svg:viewBox="0 0 22 45" svg:d="M0 0c8 14 16 29 22 45">
            <text:p/>
          </draw:path>
          <draw:path draw:style-name="gr334" draw:text-style-name="P28" draw:layer="layout" svg:width="0.01cm" svg:height="0.047cm" svg:x="14.873cm" svg:y="5.544cm" svg:viewBox="0 0 11 48" svg:d="M0 0c5 15 9 32 11 48">
            <text:p/>
          </draw:path>
          <draw:path draw:style-name="gr334" draw:text-style-name="P28" draw:layer="layout" svg:width="0.001cm" svg:height="0.048cm" svg:x="14.889cm" svg:y="5.627cm" svg:viewBox="0 0 2 49" svg:d="M0 0c1 11 2 23 2 35v14">
            <text:p/>
          </draw:path>
          <draw:line draw:style-name="gr334" draw:text-style-name="P28" draw:layer="layout" svg:x1="14.891cm" svg:y1="5.712cm" svg:x2="14.891cm" svg:y2="5.761cm">
            <text:p/>
          </draw:line>
          <draw:line draw:style-name="gr334" draw:text-style-name="P28" draw:layer="layout" svg:x1="14.891cm" svg:y1="5.796cm" svg:x2="14.891cm" svg:y2="5.846cm">
            <text:p/>
          </draw:line>
          <draw:line draw:style-name="gr334" draw:text-style-name="P28" draw:layer="layout" svg:x1="14.891cm" svg:y1="5.881cm" svg:x2="14.891cm" svg:y2="5.93cm">
            <text:p/>
          </draw:line>
          <draw:line draw:style-name="gr334" draw:text-style-name="P28" draw:layer="layout" svg:x1="14.891cm" svg:y1="5.966cm" svg:x2="14.891cm" svg:y2="6.015cm">
            <text:p/>
          </draw:line>
          <draw:line draw:style-name="gr334" draw:text-style-name="P28" draw:layer="layout" svg:x1="14.891cm" svg:y1="6.05cm" svg:x2="14.891cm" svg:y2="6.1cm">
            <text:p/>
          </draw:line>
          <draw:line draw:style-name="gr334" draw:text-style-name="P28" draw:layer="layout" svg:x1="14.891cm" svg:y1="6.135cm" svg:x2="14.891cm" svg:y2="6.184cm">
            <text:p/>
          </draw:line>
          <draw:line draw:style-name="gr334" draw:text-style-name="P28" draw:layer="layout" svg:x1="14.891cm" svg:y1="6.22cm" svg:x2="14.891cm" svg:y2="6.269cm">
            <text:p/>
          </draw:line>
          <draw:line draw:style-name="gr334" draw:text-style-name="P28" draw:layer="layout" svg:x1="14.891cm" svg:y1="6.304cm" svg:x2="14.891cm" svg:y2="6.354cm">
            <text:p/>
          </draw:line>
          <draw:line draw:style-name="gr334" draw:text-style-name="P28" draw:layer="layout" svg:x1="14.891cm" svg:y1="6.389cm" svg:x2="14.891cm" svg:y2="6.438cm">
            <text:p/>
          </draw:line>
          <draw:line draw:style-name="gr334" draw:text-style-name="P28" draw:layer="layout" svg:x1="14.891cm" svg:y1="6.474cm" svg:x2="14.891cm" svg:y2="6.523cm">
            <text:p/>
          </draw:line>
          <draw:line draw:style-name="gr334" draw:text-style-name="P28" draw:layer="layout" svg:x1="14.891cm" svg:y1="6.558cm" svg:x2="14.891cm" svg:y2="6.608cm">
            <text:p/>
          </draw:line>
          <draw:line draw:style-name="gr334" draw:text-style-name="P28" draw:layer="layout" svg:x1="14.891cm" svg:y1="6.643cm" svg:x2="14.891cm" svg:y2="6.692cm">
            <text:p/>
          </draw:line>
          <draw:line draw:style-name="gr334" draw:text-style-name="P28" draw:layer="layout" svg:x1="14.891cm" svg:y1="6.728cm" svg:x2="14.891cm" svg:y2="6.777cm">
            <text:p/>
          </draw:line>
          <draw:line draw:style-name="gr334" draw:text-style-name="P28" draw:layer="layout" svg:x1="14.891cm" svg:y1="6.812cm" svg:x2="14.891cm" svg:y2="6.862cm">
            <text:p/>
          </draw:line>
          <draw:line draw:style-name="gr334" draw:text-style-name="P28" draw:layer="layout" svg:x1="14.891cm" svg:y1="6.897cm" svg:x2="14.891cm" svg:y2="6.946cm">
            <text:p/>
          </draw:line>
          <draw:line draw:style-name="gr334" draw:text-style-name="P28" draw:layer="layout" svg:x1="14.891cm" svg:y1="6.982cm" svg:x2="14.891cm" svg:y2="7.031cm">
            <text:p/>
          </draw:line>
          <draw:line draw:style-name="gr334" draw:text-style-name="P28" draw:layer="layout" svg:x1="14.891cm" svg:y1="7.066cm" svg:x2="14.891cm" svg:y2="7.116cm">
            <text:p/>
          </draw:line>
          <draw:line draw:style-name="gr334" draw:text-style-name="P28" draw:layer="layout" svg:x1="14.891cm" svg:y1="7.151cm" svg:x2="14.891cm" svg:y2="7.2cm">
            <text:p/>
          </draw:line>
          <draw:line draw:style-name="gr334" draw:text-style-name="P28" draw:layer="layout" svg:x1="14.891cm" svg:y1="7.236cm" svg:x2="14.891cm" svg:y2="7.285cm">
            <text:p/>
          </draw:line>
          <draw:line draw:style-name="gr334" draw:text-style-name="P28" draw:layer="layout" svg:x1="14.891cm" svg:y1="7.32cm" svg:x2="14.891cm" svg:y2="7.37cm">
            <text:p/>
          </draw:line>
          <draw:line draw:style-name="gr334" draw:text-style-name="P28" draw:layer="layout" svg:x1="14.891cm" svg:y1="7.405cm" svg:x2="14.891cm" svg:y2="7.454cm">
            <text:p/>
          </draw:line>
          <draw:line draw:style-name="gr334" draw:text-style-name="P28" draw:layer="layout" svg:x1="14.891cm" svg:y1="7.49cm" svg:x2="14.891cm" svg:y2="7.539cm">
            <text:p/>
          </draw:line>
          <draw:line draw:style-name="gr334" draw:text-style-name="P28" draw:layer="layout" svg:x1="14.891cm" svg:y1="7.574cm" svg:x2="14.891cm" svg:y2="7.624cm">
            <text:p/>
          </draw:line>
          <draw:line draw:style-name="gr334" draw:text-style-name="P28" draw:layer="layout" svg:x1="14.891cm" svg:y1="7.659cm" svg:x2="14.891cm" svg:y2="7.708cm">
            <text:p/>
          </draw:line>
          <draw:line draw:style-name="gr334" draw:text-style-name="P28" draw:layer="layout" svg:x1="14.891cm" svg:y1="7.744cm" svg:x2="14.891cm" svg:y2="7.793cm">
            <text:p/>
          </draw:line>
          <draw:line draw:style-name="gr334" draw:text-style-name="P28" draw:layer="layout" svg:x1="14.891cm" svg:y1="7.828cm" svg:x2="14.891cm" svg:y2="7.878cm">
            <text:p/>
          </draw:line>
          <draw:line draw:style-name="gr334" draw:text-style-name="P28" draw:layer="layout" svg:x1="14.891cm" svg:y1="7.913cm" svg:x2="14.891cm" svg:y2="7.962cm">
            <text:p/>
          </draw:line>
          <draw:line draw:style-name="gr334" draw:text-style-name="P28" draw:layer="layout" svg:x1="14.891cm" svg:y1="7.997cm" svg:x2="14.891cm" svg:y2="8.047cm">
            <text:p/>
          </draw:line>
          <draw:line draw:style-name="gr334" draw:text-style-name="P28" draw:layer="layout" svg:x1="14.891cm" svg:y1="8.082cm" svg:x2="14.891cm" svg:y2="8.132cm">
            <text:p/>
          </draw:line>
          <draw:line draw:style-name="gr334" draw:text-style-name="P28" draw:layer="layout" svg:x1="14.891cm" svg:y1="8.167cm" svg:x2="14.891cm" svg:y2="8.216cm">
            <text:p/>
          </draw:line>
          <draw:line draw:style-name="gr334" draw:text-style-name="P28" draw:layer="layout" svg:x1="14.891cm" svg:y1="8.251cm" svg:x2="14.891cm" svg:y2="8.301cm">
            <text:p/>
          </draw:line>
          <draw:line draw:style-name="gr334" draw:text-style-name="P28" draw:layer="layout" svg:x1="14.891cm" svg:y1="8.336cm" svg:x2="14.891cm" svg:y2="8.386cm">
            <text:p/>
          </draw:line>
          <draw:path draw:style-name="gr334" draw:text-style-name="P28" draw:layer="layout" svg:width="0cm" svg:height="0.048cm" svg:x="14.891cm" svg:y="8.421cm" svg:viewBox="0 0 0 49" svg:d="M0 0v41c0 3 0 6 0 8">
            <text:p/>
          </draw:path>
          <draw:path draw:style-name="gr334" draw:text-style-name="P28" draw:layer="layout" svg:width="0.007cm" svg:height="0.047cm" svg:x="14.893cm" svg:y="8.506cm" svg:viewBox="0 0 8 48" svg:d="M0 0c2 16 5 32 8 48">
            <text:p/>
          </draw:path>
          <draw:path draw:style-name="gr334" draw:text-style-name="P28" draw:layer="layout" svg:width="0.017cm" svg:height="0.045cm" svg:x="14.911cm" svg:y="8.588cm" svg:viewBox="0 0 18 46" svg:d="M0 0c5 16 11 31 18 46">
            <text:p/>
          </draw:path>
          <draw:path draw:style-name="gr334" draw:text-style-name="P28" draw:layer="layout" svg:width="0.027cm" svg:height="0.04cm" svg:x="14.946cm" svg:y="8.665cm" svg:viewBox="0 0 28 41" svg:d="M0 0c8 14 18 28 28 41">
            <text:p/>
          </draw:path>
          <draw:path draw:style-name="gr334" draw:text-style-name="P28" draw:layer="layout" svg:width="0.035cm" svg:height="0.033cm" svg:x="14.996cm" svg:y="8.733cm" svg:viewBox="0 0 36 34" svg:d="M0 0c12 12 23 24 36 34">
            <text:p/>
          </draw:path>
          <draw:path draw:style-name="gr334" draw:text-style-name="P28" draw:layer="layout" svg:width="0.041cm" svg:height="0.025cm" svg:x="15.06cm" svg:y="8.789cm" svg:viewBox="0 0 42 26" svg:d="M0 0c13 9 27 18 42 26">
            <text:p/>
          </draw:path>
          <draw:path draw:style-name="gr334" draw:text-style-name="P28" draw:layer="layout" svg:width="0.045cm" svg:height="0.016cm" svg:x="15.134cm" svg:y="8.83cm" svg:viewBox="0 0 46 17" svg:d="M0 0c15 7 30 12 46 17">
            <text:p/>
          </draw:path>
          <draw:path draw:style-name="gr334" draw:text-style-name="P28" draw:layer="layout" svg:width="0.048cm" svg:height="0.005cm" svg:x="15.214cm" svg:y="8.855cm" svg:viewBox="0 0 49 6" svg:d="M0 0c16 3 33 5 49 6">
            <text:p/>
          </draw:path>
          <draw:path draw:style-name="gr334" draw:text-style-name="P28" draw:layer="layout" svg:width="0.048cm" svg:height="0.003cm" svg:x="15.233cm" svg:y="8.862cm" svg:viewBox="0 0 49 4" svg:d="M49 0c-17 1-33 2-49 4">
            <text:p/>
          </draw:path>
          <draw:path draw:style-name="gr334" draw:text-style-name="P28" draw:layer="layout" svg:width="0.046cm" svg:height="0.013cm" svg:x="15.151cm" svg:y="8.873cm" svg:viewBox="0 0 47 14" svg:d="M47 0c-16 4-32 8-47 14">
            <text:p/>
          </draw:path>
          <draw:path draw:style-name="gr334" draw:text-style-name="P28" draw:layer="layout" svg:width="0.042cm" svg:height="0.023cm" svg:x="15.075cm" svg:y="8.901cm" svg:viewBox="0 0 43 24" svg:d="M43 0c-15 7-29 15-43 24">
            <text:p/>
          </draw:path>
          <draw:path draw:style-name="gr334" draw:text-style-name="P28" draw:layer="layout" svg:width="0.036cm" svg:height="0.032cm" svg:x="15.009cm" svg:y="8.945cm" svg:viewBox="0 0 37 33" svg:d="M37 0c-13 10-25 21-37 33">
            <text:p/>
          </draw:path>
          <draw:path draw:style-name="gr334" draw:text-style-name="P28" draw:layer="layout" svg:width="0.028cm" svg:height="0.038cm" svg:x="14.956cm" svg:y="9.004cm" svg:viewBox="0 0 29 39" svg:d="M29 0c-10 12-20 25-29 39">
            <text:p/>
          </draw:path>
          <draw:path draw:style-name="gr334" draw:text-style-name="P28" draw:layer="layout" svg:width="0.02cm" svg:height="0.044cm" svg:x="14.917cm" svg:y="9.074cm" svg:viewBox="0 0 21 45" svg:d="M21 0c-8 14-15 29-21 45">
            <text:p/>
          </draw:path>
          <draw:path draw:style-name="gr334" draw:text-style-name="P28" draw:layer="layout" svg:width="0.01cm" svg:height="0.047cm" svg:x="14.895cm" svg:y="9.152cm" svg:viewBox="0 0 11 48" svg:d="M11 0c-4 16-8 32-11 48">
            <text:p/>
          </draw:path>
          <draw:path draw:style-name="gr334" draw:text-style-name="P28" draw:layer="layout" svg:width="0cm" svg:height="0.049cm" svg:x="14.891cm" svg:y="9.235cm" svg:viewBox="0 0 1 50" svg:d="M1 0c-1 9-1 18-1 27v23">
            <text:p/>
          </draw:path>
          <draw:line draw:style-name="gr334" draw:text-style-name="P28" draw:layer="layout" svg:x1="14.891cm" svg:y1="9.32cm" svg:x2="14.891cm" svg:y2="9.369cm">
            <text:p/>
          </draw:line>
          <draw:line draw:style-name="gr334" draw:text-style-name="P28" draw:layer="layout" svg:x1="14.891cm" svg:y1="9.405cm" svg:x2="14.891cm" svg:y2="9.454cm">
            <text:p/>
          </draw:line>
          <draw:line draw:style-name="gr334" draw:text-style-name="P28" draw:layer="layout" svg:x1="14.891cm" svg:y1="9.489cm" svg:x2="14.891cm" svg:y2="9.539cm">
            <text:p/>
          </draw:line>
          <draw:line draw:style-name="gr334" draw:text-style-name="P28" draw:layer="layout" svg:x1="14.891cm" svg:y1="9.574cm" svg:x2="14.891cm" svg:y2="9.623cm">
            <text:p/>
          </draw:line>
          <draw:line draw:style-name="gr334" draw:text-style-name="P28" draw:layer="layout" svg:x1="14.891cm" svg:y1="9.659cm" svg:x2="14.891cm" svg:y2="9.708cm">
            <text:p/>
          </draw:line>
          <draw:line draw:style-name="gr334" draw:text-style-name="P28" draw:layer="layout" svg:x1="14.891cm" svg:y1="9.743cm" svg:x2="14.891cm" svg:y2="9.793cm">
            <text:p/>
          </draw:line>
          <draw:line draw:style-name="gr334" draw:text-style-name="P28" draw:layer="layout" svg:x1="14.891cm" svg:y1="9.828cm" svg:x2="14.891cm" svg:y2="9.877cm">
            <text:p/>
          </draw:line>
          <draw:line draw:style-name="gr334" draw:text-style-name="P28" draw:layer="layout" svg:x1="14.891cm" svg:y1="9.912cm" svg:x2="14.891cm" svg:y2="9.961cm">
            <text:p/>
          </draw:line>
          <draw:line draw:style-name="gr334" draw:text-style-name="P28" draw:layer="layout" svg:x1="14.891cm" svg:y1="9.996cm" svg:x2="14.891cm" svg:y2="10.046cm">
            <text:p/>
          </draw:line>
          <draw:line draw:style-name="gr334" draw:text-style-name="P28" draw:layer="layout" svg:x1="14.891cm" svg:y1="10.081cm" svg:x2="14.891cm" svg:y2="10.13cm">
            <text:p/>
          </draw:line>
          <draw:line draw:style-name="gr334" draw:text-style-name="P28" draw:layer="layout" svg:x1="14.891cm" svg:y1="10.166cm" svg:x2="14.891cm" svg:y2="10.215cm">
            <text:p/>
          </draw:line>
          <draw:line draw:style-name="gr334" draw:text-style-name="P28" draw:layer="layout" svg:x1="14.891cm" svg:y1="10.25cm" svg:x2="14.891cm" svg:y2="10.3cm">
            <text:p/>
          </draw:line>
          <draw:line draw:style-name="gr334" draw:text-style-name="P28" draw:layer="layout" svg:x1="14.891cm" svg:y1="10.335cm" svg:x2="14.891cm" svg:y2="10.384cm">
            <text:p/>
          </draw:line>
          <draw:line draw:style-name="gr334" draw:text-style-name="P28" draw:layer="layout" svg:x1="14.891cm" svg:y1="10.42cm" svg:x2="14.891cm" svg:y2="10.469cm">
            <text:p/>
          </draw:line>
          <draw:line draw:style-name="gr334" draw:text-style-name="P28" draw:layer="layout" svg:x1="14.891cm" svg:y1="10.504cm" svg:x2="14.891cm" svg:y2="10.554cm">
            <text:p/>
          </draw:line>
          <draw:line draw:style-name="gr334" draw:text-style-name="P28" draw:layer="layout" svg:x1="14.891cm" svg:y1="10.589cm" svg:x2="14.891cm" svg:y2="10.638cm">
            <text:p/>
          </draw:line>
          <draw:line draw:style-name="gr334" draw:text-style-name="P28" draw:layer="layout" svg:x1="14.891cm" svg:y1="10.674cm" svg:x2="14.891cm" svg:y2="10.723cm">
            <text:p/>
          </draw:line>
          <draw:line draw:style-name="gr334" draw:text-style-name="P28" draw:layer="layout" svg:x1="14.891cm" svg:y1="10.758cm" svg:x2="14.891cm" svg:y2="10.808cm">
            <text:p/>
          </draw:line>
          <draw:line draw:style-name="gr334" draw:text-style-name="P28" draw:layer="layout" svg:x1="14.891cm" svg:y1="10.843cm" svg:x2="14.891cm" svg:y2="10.892cm">
            <text:p/>
          </draw:line>
          <draw:line draw:style-name="gr334" draw:text-style-name="P28" draw:layer="layout" svg:x1="14.891cm" svg:y1="10.928cm" svg:x2="14.891cm" svg:y2="10.977cm">
            <text:p/>
          </draw:line>
          <draw:line draw:style-name="gr334" draw:text-style-name="P28" draw:layer="layout" svg:x1="14.891cm" svg:y1="11.012cm" svg:x2="14.891cm" svg:y2="11.062cm">
            <text:p/>
          </draw:line>
          <draw:line draw:style-name="gr334" draw:text-style-name="P28" draw:layer="layout" svg:x1="14.891cm" svg:y1="11.097cm" svg:x2="14.891cm" svg:y2="11.146cm">
            <text:p/>
          </draw:line>
          <draw:line draw:style-name="gr334" draw:text-style-name="P28" draw:layer="layout" svg:x1="14.891cm" svg:y1="11.182cm" svg:x2="14.891cm" svg:y2="11.231cm">
            <text:p/>
          </draw:line>
          <draw:line draw:style-name="gr334" draw:text-style-name="P28" draw:layer="layout" svg:x1="14.891cm" svg:y1="11.266cm" svg:x2="14.891cm" svg:y2="11.316cm">
            <text:p/>
          </draw:line>
          <draw:line draw:style-name="gr334" draw:text-style-name="P28" draw:layer="layout" svg:x1="14.891cm" svg:y1="11.351cm" svg:x2="14.891cm" svg:y2="11.4cm">
            <text:p/>
          </draw:line>
          <draw:line draw:style-name="gr334" draw:text-style-name="P28" draw:layer="layout" svg:x1="14.891cm" svg:y1="11.436cm" svg:x2="14.891cm" svg:y2="11.485cm">
            <text:p/>
          </draw:line>
          <draw:line draw:style-name="gr334" draw:text-style-name="P28" draw:layer="layout" svg:x1="14.891cm" svg:y1="11.52cm" svg:x2="14.891cm" svg:y2="11.57cm">
            <text:p/>
          </draw:line>
          <draw:line draw:style-name="gr334" draw:text-style-name="P28" draw:layer="layout" svg:x1="14.891cm" svg:y1="11.605cm" svg:x2="14.891cm" svg:y2="11.654cm">
            <text:p/>
          </draw:line>
          <draw:line draw:style-name="gr334" draw:text-style-name="P28" draw:layer="layout" svg:x1="14.891cm" svg:y1="11.69cm" svg:x2="14.891cm" svg:y2="11.739cm">
            <text:p/>
          </draw:line>
          <draw:line draw:style-name="gr334" draw:text-style-name="P28" draw:layer="layout" svg:x1="14.891cm" svg:y1="11.774cm" svg:x2="14.891cm" svg:y2="11.824cm">
            <text:p/>
          </draw:line>
          <draw:line draw:style-name="gr334" draw:text-style-name="P28" draw:layer="layout" svg:x1="14.891cm" svg:y1="11.859cm" svg:x2="14.891cm" svg:y2="11.908cm">
            <text:p/>
          </draw:line>
          <draw:line draw:style-name="gr334" draw:text-style-name="P28" draw:layer="layout" svg:x1="14.891cm" svg:y1="11.944cm" svg:x2="14.891cm" svg:y2="11.993cm">
            <text:p/>
          </draw:line>
          <draw:line draw:style-name="gr334" draw:text-style-name="P28" draw:layer="layout" svg:x1="14.891cm" svg:y1="12.028cm" svg:x2="14.891cm" svg:y2="12.078cm">
            <text:p/>
          </draw:line>
          <draw:line draw:style-name="gr334" draw:text-style-name="P28" draw:layer="layout" svg:x1="14.891cm" svg:y1="12.113cm" svg:x2="14.891cm" svg:y2="12.162cm">
            <text:p/>
          </draw:line>
          <draw:line draw:style-name="gr334" draw:text-style-name="P28" draw:layer="layout" svg:x1="14.891cm" svg:y1="12.198cm" svg:x2="14.891cm" svg:y2="12.247cm">
            <text:p/>
          </draw:line>
          <draw:line draw:style-name="gr334" draw:text-style-name="P28" draw:layer="layout" svg:x1="14.891cm" svg:y1="12.282cm" svg:x2="14.891cm" svg:y2="12.332cm">
            <text:p/>
          </draw:line>
          <draw:line draw:style-name="gr334" draw:text-style-name="P28" draw:layer="layout" svg:x1="14.891cm" svg:y1="12.367cm" svg:x2="14.891cm" svg:y2="12.416cm">
            <text:p/>
          </draw:line>
          <draw:line draw:style-name="gr334" draw:text-style-name="P28" draw:layer="layout" svg:x1="14.891cm" svg:y1="12.452cm" svg:x2="14.891cm" svg:y2="12.501cm">
            <text:p/>
          </draw:line>
          <draw:line draw:style-name="gr334" draw:text-style-name="P28" draw:layer="layout" svg:x1="14.891cm" svg:y1="12.536cm" svg:x2="14.891cm" svg:y2="12.586cm">
            <text:p/>
          </draw:line>
          <draw:line draw:style-name="gr334" draw:text-style-name="P28" draw:layer="layout" svg:x1="14.891cm" svg:y1="12.621cm" svg:x2="14.891cm" svg:y2="12.67cm">
            <text:p/>
          </draw:line>
          <draw:line draw:style-name="gr334" draw:text-style-name="P28" draw:layer="layout" svg:x1="14.891cm" svg:y1="12.706cm" svg:x2="14.891cm" svg:y2="12.755cm">
            <text:p/>
          </draw:line>
          <draw:line draw:style-name="gr334" draw:text-style-name="P28" draw:layer="layout" svg:x1="14.891cm" svg:y1="12.79cm" svg:x2="14.891cm" svg:y2="12.84cm">
            <text:p/>
          </draw:line>
          <draw:line draw:style-name="gr334" draw:text-style-name="P28" draw:layer="layout" svg:x1="14.891cm" svg:y1="12.875cm" svg:x2="14.891cm" svg:y2="12.924cm">
            <text:p/>
          </draw:line>
          <draw:line draw:style-name="gr334" draw:text-style-name="P28" draw:layer="layout" svg:x1="14.891cm" svg:y1="12.96cm" svg:x2="14.891cm" svg:y2="13.009cm">
            <text:p/>
          </draw:line>
          <draw:line draw:style-name="gr334" draw:text-style-name="P28" draw:layer="layout" svg:x1="14.891cm" svg:y1="13.044cm" svg:x2="14.891cm" svg:y2="13.094cm">
            <text:p/>
          </draw:line>
          <draw:line draw:style-name="gr334" draw:text-style-name="P28" draw:layer="layout" svg:x1="14.891cm" svg:y1="13.129cm" svg:x2="14.891cm" svg:y2="13.178cm">
            <text:p/>
          </draw:line>
          <draw:line draw:style-name="gr334" draw:text-style-name="P28" draw:layer="layout" svg:x1="14.891cm" svg:y1="13.214cm" svg:x2="14.891cm" svg:y2="13.263cm">
            <text:p/>
          </draw:line>
          <draw:line draw:style-name="gr334" draw:text-style-name="P28" draw:layer="layout" svg:x1="14.891cm" svg:y1="13.298cm" svg:x2="14.891cm" svg:y2="13.348cm">
            <text:p/>
          </draw:line>
          <draw:line draw:style-name="gr334" draw:text-style-name="P28" draw:layer="layout" svg:x1="14.891cm" svg:y1="13.383cm" svg:x2="14.891cm" svg:y2="13.432cm">
            <text:p/>
          </draw:line>
          <draw:line draw:style-name="gr334" draw:text-style-name="P28" draw:layer="layout" svg:x1="14.891cm" svg:y1="13.468cm" svg:x2="14.891cm" svg:y2="13.517cm">
            <text:p/>
          </draw:line>
          <draw:line draw:style-name="gr334" draw:text-style-name="P28" draw:layer="layout" svg:x1="14.891cm" svg:y1="13.552cm" svg:x2="14.891cm" svg:y2="13.602cm">
            <text:p/>
          </draw:line>
          <draw:line draw:style-name="gr334" draw:text-style-name="P28" draw:layer="layout" svg:x1="14.891cm" svg:y1="13.637cm" svg:x2="14.891cm" svg:y2="13.686cm">
            <text:p/>
          </draw:line>
          <draw:line draw:style-name="gr334" draw:text-style-name="P28" draw:layer="layout" svg:x1="14.891cm" svg:y1="13.722cm" svg:x2="14.891cm" svg:y2="13.771cm">
            <text:p/>
          </draw:line>
          <draw:line draw:style-name="gr334" draw:text-style-name="P28" draw:layer="layout" svg:x1="14.891cm" svg:y1="13.806cm" svg:x2="14.891cm" svg:y2="13.856cm">
            <text:p/>
          </draw:line>
          <draw:line draw:style-name="gr334" draw:text-style-name="P28" draw:layer="layout" svg:x1="14.891cm" svg:y1="13.891cm" svg:x2="14.891cm" svg:y2="13.94cm">
            <text:p/>
          </draw:line>
          <draw:line draw:style-name="gr334" draw:text-style-name="P28" draw:layer="layout" svg:x1="14.891cm" svg:y1="13.976cm" svg:x2="14.891cm" svg:y2="14.025cm">
            <text:p/>
          </draw:line>
          <draw:line draw:style-name="gr334" draw:text-style-name="P28" draw:layer="layout" svg:x1="14.891cm" svg:y1="14.06cm" svg:x2="14.891cm" svg:y2="14.11cm">
            <text:p/>
          </draw:line>
          <draw:line draw:style-name="gr334" draw:text-style-name="P28" draw:layer="layout" svg:x1="14.891cm" svg:y1="14.145cm" svg:x2="14.891cm" svg:y2="14.194cm">
            <text:p/>
          </draw:line>
          <draw:line draw:style-name="gr334" draw:text-style-name="P28" draw:layer="layout" svg:x1="14.891cm" svg:y1="14.23cm" svg:x2="14.891cm" svg:y2="14.279cm">
            <text:p/>
          </draw:line>
          <draw:line draw:style-name="gr334" draw:text-style-name="P28" draw:layer="layout" svg:x1="14.891cm" svg:y1="14.314cm" svg:x2="14.891cm" svg:y2="14.364cm">
            <text:p/>
          </draw:line>
          <draw:line draw:style-name="gr334" draw:text-style-name="P28" draw:layer="layout" svg:x1="14.891cm" svg:y1="14.399cm" svg:x2="14.891cm" svg:y2="14.448cm">
            <text:p/>
          </draw:line>
          <draw:path draw:style-name="gr334" draw:text-style-name="P28" draw:layer="layout" svg:width="0.005cm" svg:height="0.048cm" svg:x="14.884cm" svg:y="14.484cm" svg:viewBox="0 0 6 49" svg:d="M6 0c-1 16-3 33-6 49">
            <text:p/>
          </draw:path>
          <draw:path draw:style-name="gr334" draw:text-style-name="P28" draw:layer="layout" svg:width="0.015cm" svg:height="0.046cm" svg:x="14.86cm" svg:y="14.567cm" svg:viewBox="0 0 16 47" svg:d="M16 0c-4 16-9 32-16 47">
            <text:p/>
          </draw:path>
          <draw:path draw:style-name="gr334" draw:text-style-name="P28" draw:layer="layout" svg:width="0.024cm" svg:height="0.041cm" svg:x="14.82cm" svg:y="14.646cm" svg:viewBox="0 0 25 42" svg:d="M25 0c-7 14-16 29-25 42">
            <text:p/>
          </draw:path>
          <draw:path draw:style-name="gr334" draw:text-style-name="P28" draw:layer="layout" svg:width="0.033cm" svg:height="0.035cm" svg:x="14.765cm" svg:y="14.716cm" svg:viewBox="0 0 34 36" svg:d="M34 0c-11 13-22 25-34 36">
            <text:p/>
          </draw:path>
          <draw:path draw:style-name="gr334" draw:text-style-name="P28" draw:layer="layout" svg:width="0.04cm" svg:height="0.027cm" svg:x="14.697cm" svg:y="14.775cm" svg:viewBox="0 0 41 28" svg:d="M41 0c-13 10-26 20-41 28">
            <text:p/>
          </draw:path>
          <draw:path draw:style-name="gr334" draw:text-style-name="P28" draw:layer="layout" svg:width="0.044cm" svg:height="0.018cm" svg:x="14.621cm" svg:y="14.82cm" svg:viewBox="0 0 45 19" svg:d="M45 0c-14 7-29 14-45 19">
            <text:p/>
          </draw:path>
          <draw:path draw:style-name="gr334" draw:text-style-name="P28" draw:layer="layout" svg:width="0.047cm" svg:height="0.008cm" svg:x="14.539cm" svg:y="14.849cm" svg:viewBox="0 0 48 9" svg:d="M48 0c-16 4-32 7-48 9">
            <text:p/>
          </draw:path>
          <draw:path draw:style-name="gr334" draw:text-style-name="P28" draw:layer="layout" svg:width="0.012cm" svg:height="0cm" svg:x="14.49cm" svg:y="14.861cm" svg:viewBox="0 0 13 0" svg:d="M13 0c-4 0-8 0-12 0h-1">
            <text:p/>
          </draw:path>
          <draw:path draw:style-name="gr334" draw:text-style-name="P28" draw:layer="layout" svg:width="0.8cm" svg:height="7.198cm" svg:x="14.49cm" svg:y="5.262cm" svg:viewBox="0 0 801 7199" svg:d="M0 0c221 0 401 179 401 400v2799c0 221 179 400 400 400-221 0-400 179-400 400v2800c0 221-179 400-400 400h-1">
            <text:p/>
          </draw:path>
          <draw:frame draw:style-name="gr335" draw:text-style-name="P39" draw:layer="layout" svg:width="2.754cm" svg:height="0.412cm" svg:x="15.529cm" svg:y="8.605cm">
            <draw:text-box>
              <text:p><text:span text:style-name="T48">FIDO User Device</text:span></text:p>
            </draw:text-box>
          </draw:frame>
          <draw:frame draw:style-name="gr305" draw:text-style-name="P37" draw:layer="layout" svg:width="1.772cm" svg:height="0.412cm" svg:x="8.715cm" svg:y="9.175cm">
            <draw:text-box>
              <text:p><text:span text:style-name="T46">FIDO Client</text:span></text:p>
            </draw:text-box>
          </draw:frame>
          <draw:polygon draw:style-name="gr336" draw:text-style-name="P28" draw:layer="layout" svg:width="1.799cm" svg:height="1.799cm" svg:x="11.941cm" svg:y="5.462cm" svg:viewBox="0 0 1800 1800" draw:points="900,1800 0,1800 0,0 1800,0 1800,1800">
            <text:p/>
          </draw:polygon>
          <draw:polygon draw:style-name="gr307" draw:text-style-name="P28" draw:layer="layout" svg:width="1.799cm" svg:height="1.799cm" svg:x="11.941cm" svg:y="5.462cm" svg:viewBox="0 0 1800 1800" draw:points="900,1800 0,1800 0,0 1800,0 1800,1800">
            <text:p/>
          </draw:polygon>
          <draw:frame draw:style-name="gr325" draw:text-style-name="P38" draw:layer="layout" svg:width="0.565cm" svg:height="0.412cm" svg:x="12.572cm" svg:y="5.943cm">
            <draw:text-box>
              <text:p><text:span text:style-name="T47">iOS</text:span></text:p>
            </draw:text-box>
          </draw:frame>
          <draw:frame draw:style-name="gr324" draw:text-style-name="P38" draw:layer="layout" svg:width="0.603cm" svg:height="0.412cm" svg:x="12.525cm" svg:y="6.366cm">
            <draw:text-box>
              <text:p><text:span text:style-name="T47">App</text:span></text:p>
            </draw:text-box>
          </draw:frame>
          <draw:polygon draw:style-name="gr306" draw:text-style-name="P28" draw:layer="layout" svg:width="1.799cm" svg:height="1.799cm" svg:x="7.592cm" svg:y="5.462cm" svg:viewBox="0 0 1800 1800" draw:points="900,1800 0,1800 0,0 1800,0 1800,1800">
            <text:p/>
          </draw:polygon>
          <draw:polygon draw:style-name="gr307" draw:text-style-name="P28" draw:layer="layout" svg:width="1.799cm" svg:height="1.799cm" svg:x="7.592cm" svg:y="5.462cm" svg:viewBox="0 0 1800 1800" draw:points="900,1800 0,1800 0,0 1800,0 1800,1800">
            <text:p/>
          </draw:polygon>
          <draw:frame draw:style-name="gr321" draw:text-style-name="P38" draw:layer="layout" svg:width="1.471cm" svg:height="0.412cm" svg:x="7.821cm" svg:y="5.895cm">
            <draw:text-box>
              <text:p><text:span text:style-name="T47">Windows </text:span></text:p>
            </draw:text-box>
          </draw:frame>
          <draw:frame draw:style-name="gr322" draw:text-style-name="P38" draw:layer="layout" svg:width="0.777cm" svg:height="0.412cm" svg:x="8.105cm" svg:y="6.319cm">
            <draw:text-box>
              <text:p><text:span text:style-name="T47">Appl.</text:span></text:p>
            </draw:text-box>
          </draw:frame>
          <draw:polygon draw:style-name="gr337" draw:text-style-name="P28" draw:layer="layout" svg:width="1.549cm" svg:height="1.424cm" svg:x="8.814cm" svg:y="16.212cm" svg:viewBox="0 0 1550 1425" draw:points="775,1425 0,1425 0,0 1550,0 1550,142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2010000001500000015C7791F66.png" xlink:type="simple" xlink:show="embed" xlink:actuate="onLoad"/>
    <draw:fill-image draw:name="Bitmape_20_3" draw:display-name="Bitmape 3" xlink:href="Pictures/1000020100000070000000675C013C74.png" xlink:type="simple" xlink:show="embed" xlink:actuate="onLoad"/>
    <draw:marker draw:name="Arrow" svg:viewBox="0 0 20 30" svg:d="M10 0l-10 30h20z"/>
    <draw:marker draw:name="a106" svg:viewBox="0 0 20 30" svg:d="M10 0l-10 30h20z"/>
    <draw:marker draw:name="a109" svg:viewBox="0 0 20 30" svg:d="M10 0l-10 30h20z"/>
    <draw:marker draw:name="a111" svg:viewBox="0 0 20 30" svg:d="M10 0l-10 30h20z"/>
    <draw:marker draw:name="a123" svg:viewBox="0 0 20 30" svg:d="M10 0l-10 30h20z"/>
    <draw:marker draw:name="a126" svg:viewBox="0 0 20 30" svg:d="M10 0l-10 30h20z"/>
    <draw:marker draw:name="a136" svg:viewBox="0 0 20 30" svg:d="M10 0l-10 30h20z"/>
    <draw:marker draw:name="a139" svg:viewBox="0 0 20 30" svg:d="M10 0l-10 30h20z"/>
    <draw:marker draw:name="a151" svg:viewBox="0 0 20 30" svg:d="M10 0l-10 30h20z"/>
    <draw:marker draw:name="a153" svg:viewBox="0 0 20 30" svg:d="M10 0l-10 30h20z"/>
    <draw:marker draw:name="a159" svg:viewBox="0 0 20 30" svg:d="M10 0l-10 30h20z"/>
    <draw:marker draw:name="a168" svg:viewBox="0 0 20 30" svg:d="M10 0l-10 30h20z"/>
    <draw:marker draw:name="a179" svg:viewBox="0 0 20 30" svg:d="M10 0l-10 30h20z"/>
    <draw:marker draw:name="a181" svg:viewBox="0 0 20 30" svg:d="M10 0l-10 30h20z"/>
    <draw:marker draw:name="a186" svg:viewBox="0 0 20 30" svg:d="M10 0l-10 30h20z"/>
    <draw:marker draw:name="a196" svg:viewBox="0 0 20 30" svg:d="M10 0l-10 30h20z"/>
    <draw:marker draw:name="a20" svg:viewBox="0 0 20 30" svg:d="M10 0l-10 30h20z"/>
    <draw:marker draw:name="a206" svg:viewBox="0 0 20 30" svg:d="M10 0l-10 30h20z"/>
    <draw:marker draw:name="a208" svg:viewBox="0 0 20 30" svg:d="M10 0l-10 30h20z"/>
    <draw:marker draw:name="a210" svg:viewBox="0 0 20 30" svg:d="M10 0l-10 30h20z"/>
    <draw:marker draw:name="a25" svg:viewBox="0 0 20 30" svg:d="M10 0l-10 30h20z"/>
    <draw:marker draw:name="a26" svg:viewBox="0 0 20 30" svg:d="M10 0l-10 30h20z"/>
    <draw:marker draw:name="a28" svg:viewBox="0 0 20 30" svg:d="M10 0l-10 30h20z"/>
    <draw:marker draw:name="a29" svg:viewBox="0 0 20 30" svg:d="M10 0l-10 30h20z"/>
    <draw:marker draw:name="a32" svg:viewBox="0 0 20 30" svg:d="M10 0l-10 30h20z"/>
    <draw:marker draw:name="a33" svg:viewBox="0 0 20 30" svg:d="M10 0l-10 30h20z"/>
    <draw:marker draw:name="a35" svg:viewBox="0 0 20 30" svg:d="M10 0l-10 30h20z"/>
    <draw:marker draw:name="a36" svg:viewBox="0 0 20 30" svg:d="M10 0l-10 30h20z"/>
    <draw:marker draw:name="a48" svg:viewBox="0 0 20 30" svg:d="M10 0l-10 30h20z"/>
    <draw:marker draw:name="a51" svg:viewBox="0 0 20 30" svg:d="M10 0l-10 30h20z"/>
    <draw:marker draw:name="a54" svg:viewBox="0 0 20 30" svg:d="M10 0l-10 30h20z"/>
    <draw:marker draw:name="a66" svg:viewBox="0 0 20 30" svg:d="M10 0l-10 30h20z"/>
    <draw:marker draw:name="a68" svg:viewBox="0 0 20 30" svg:d="M10 0l-10 30h20z"/>
    <draw:marker draw:name="a77" svg:viewBox="0 0 20 30" svg:d="M10 0l-10 30h20z"/>
    <draw:marker draw:name="a80" svg:viewBox="0 0 20 30" svg:d="M10 0l-10 30h20z"/>
    <draw:marker draw:name="a82" svg:viewBox="0 0 20 30" svg:d="M10 0l-10 30h20z"/>
    <draw:marker draw:name="a94" svg:viewBox="0 0 20 30" svg:d="M10 0l-10 30h20z"/>
    <draw:marker draw:name="a97" svg:viewBox="0 0 20 30" svg:d="M10 0l-10 30h20z"/>
    <draw:stroke-dash draw:name="Dash" draw:style="rect" draw:dots1="1" draw:dots1-length="0.079cm" draw:distance="0.079cm"/>
    <draw:stroke-dash draw:name="Dash_20_2" draw:display-name="Dash 2" draw:style="rect" draw:dots1="1" draw:dots1-length="0.02cm" draw:dots2="1" draw:dots2-length="0.02cm" draw:distance="0.02cm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100%" draw:dots2="1" draw:dots2-length="100%" draw:distance="200%"/>
    <draw:stroke-dash draw:name="Dash_5f_3" draw:display-name="Dash_3" draw:style="rect" draw:dots1="1" draw:dots1-length="100%" draw:dots2="1" draw:dots2-length="100%" draw:distance="200%"/>
    <draw:stroke-dash draw:name="Dash_5f_4" draw:display-name="Dash_4" draw:style="rect" draw:dots1="1" draw:dots1-length="100%" draw:dots2="1" draw:dots2-length="100%" draw:distance="200%"/>
    <draw:stroke-dash draw:name="Dash_5f_5" draw:display-name="Dash_5" draw:style="rect" draw:dots1="1" draw:dots1-length="100%" draw:dots2="1" draw:dots2-length="100%" draw:distance="200%"/>
    <draw:stroke-dash draw:name="Dash_5f_6" draw:display-name="Dash_6" draw:style="rect" draw:dots1="1" draw:dots1-length="100%" draw:dots2="1" draw:dots2-length="100%" draw:distance="200%"/>
    <draw:stroke-dash draw:name="SysDash" draw:style="rect" draw:dots1="1" draw:dots1-length="0.053cm" draw:distance="0.053cm"/>
    <draw:stroke-dash draw:name="SysDot" draw:style="rect" draw:dots1="1" draw:dots1-length="0.026cm" draw:distance="0.026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do_20_Figure_20_Box" style:display-name="Fido Figure Box" style:family="graphic" style:parent-style-name="standard">
      <style:graphic-properties draw:stroke="solid" draw:stroke-dash="Dash_20_2" svg:stroke-width="0.035cm" svg:stroke-color="#000000" svg:stroke-opacity="100%" draw:fill="solid" draw:fill-color="#ffffff" draw:fill-gradient-name="Gradient_20_7" draw:fill-hatch-name="Hatch_20_1" draw:fill-image-name="Bitmape_20_1" draw:opacity="100%" draw:fill-image-width="0cm" draw:fill-image-height="0cm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fo:margin-top="0cm" fo:margin-bottom="0cm" fo:text-align="center" style:writing-mode="lr-tb" style:font-independent-line-spacing="true">
        <style:tab-stops/>
      </style:paragraph-properties>
      <style:text-properties fo:font-family="Calibri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8T15:01:51.230000000</meta:creation-date>
    <dc:date>2014-09-04T14:58:58</dc:date>
    <meta:editing-duration>P1DT8H14M6S</meta:editing-duration>
    <meta:editing-cycles>26</meta:editing-cycles>
    <meta:generator>OpenOffice/4.1.0$Unix OpenOffice.org_project/410m18$Build-9764</meta:generator>
    <dc:creator>S M</dc:creator>
    <meta:document-statistic meta:object-count="1987"/>
  </office:meta>
</office:document-meta>
</file>